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20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21">
      <style:table-cell-properties fo:background-color="#99cc66"/>
    </style:style>
    <style:style style:name="ce17" style:family="table-cell" style:parent-style-name="Default" style:data-style-name="N121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21">
      <style:table-cell-properties fo:background-color="transparent"/>
    </style:style>
    <style:style style:name="ce23" style:family="table-cell" style:parent-style-name="Default" style:data-style-name="N121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21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21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.72</text:p>
          </table:table-cell>
          <table:table-cell/>
          <table:table-cell table:style-name="ce9" table:formula="of:=[.H5]*[.$B$4]" office:value-type="float" office:value="769.665581092398" calcext:value-type="float">
            <text:p>769.67</text:p>
          </table:table-cell>
          <table:table-cell table:style-name="ce9" table:formula="of:=SQRT([.I5]^2*[.$B$4]^2 + [.$C$4]^2*[.H5]^2)" office:value-type="float" office:value="32.0857675777624" calcext:value-type="float">
            <text:p>32.09</text:p>
          </table:table-cell>
          <table:table-cell table:style-name="ce9" table:formula="of:=[.J5]*[.$B$5]" office:value-type="float" office:value="829.568786127168" calcext:value-type="float">
            <text:p>829.57</text:p>
          </table:table-cell>
          <table:table-cell table:style-name="ce9" table:formula="of:=SQRT([.K5]^2*[.$B$5]^2+[.$C$5]^2*[.J5]^2)" office:value-type="float" office:value="27.3969585329653" calcext:value-type="float">
            <text:p>27.40</text:p>
          </table:table-cell>
          <table:table-cell table:style-name="ce10" table:formula="of:=2*[.O5]*[.Q5]*[.$B$3]/[.G5]" office:value-type="float" office:value="0.0106415090305114" calcext:value-type="float">
            <text:p>0.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.0006</text:p>
          </table:table-cell>
          <table:table-cell table:style-name="ce9" table:formula="of:=[.L5]-[.S5]" office:value-type="float" office:value="313.989358490969" calcext:value-type="float">
            <text:p>313.99</text:p>
          </table:table-cell>
          <table:table-cell table:style-name="ce9"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.66</text:p>
          </table:table-cell>
          <table:table-cell table:style-name="ce12" table:formula="of:=[.P5]/[.G5]" office:value-type="float" office:value="1.06952558592541" calcext:value-type="float">
            <text:p>1.07</text:p>
          </table:table-cell>
          <table:table-cell table:style-name="ce12" table:formula="of:=[.Q5]/[.G5]" office:value-type="float" office:value="27.6522928709056" calcext:value-type="float">
            <text:p>27.65</text:p>
          </table:table-cell>
          <table:table-cell table:style-name="ce12" table:formula="of:=[.R5]/[.G5]" office:value-type="float" office:value="0.913231951098844" calcext:value-type="float">
            <text:p>0.91</text:p>
          </table:table-cell>
          <table:table-cell table:style-name="ce13" table:formula="of:=[.S5]/[.G5]" office:value-type="float" office:value="0.000354716967683712" calcext:value-type="float">
            <text:p>3.55E-04</text:p>
          </table:table-cell>
          <table:table-cell table:style-name="ce13" table:formula="of:=[.T5]/[.G5]" office:value-type="float" office:value="0.0000188653750877358" calcext:value-type="float">
            <text:p>1.89E-05</text:p>
          </table:table-cell>
          <table:table-cell table:style-name="ce12" table:formula="of:=[.U5]/[.G5]" office:value-type="float" office:value="10.466311949699" calcext:value-type="float">
            <text:p>10.47</text:p>
          </table:table-cell>
          <table:table-cell table:style-name="ce12" table:formula="of:=[.V5]/[.G5]" office:value-type="float" office:value="0.590668171856916" calcext:value-type="float">
            <text:p>0.59</text:p>
          </table:table-cell>
          <table:table-cell table:style-name="ce16" table:formula="of:=SUMPRODUCT([.F5:.F31];[.AE5:.AE31])/SUM([.AE5:.AE31])" office:value-type="float" office:value="-0.0819878311173668" calcext:value-type="float">
            <text:p>-0.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.007</text:p>
          </table:table-cell>
          <table:table-cell table:style-name="ce27" table:formula="of:=([.F5]-[.$AG$5])^3" office:value-type="float" office:value="0.00055112256572582" calcext:value-type="float">
            <text:p>0.001</text:p>
          </table:table-cell>
          <table:table-cell table:style-name="ce27" table:formula="of:=([.F5]-[.$AG$5])^4" office:value-type="float" office:value="0.0000451853438436984" calcext:value-type="float">
            <text:p>0.000</text:p>
          </table:table-cell>
          <table:table-cell table:style-name="ce27" table:formula="of:=SUM([.AE5:.AE31])" office:value-type="float" office:value="119.015748334503" calcext:value-type="float">
            <text:p>119.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.85</text:p>
          </table:table-cell>
          <table:table-cell/>
          <table:table-cell table:style-name="ce9" table:formula="of:=[.H6]*[.$B$4]" office:value-type="float" office:value="735.488601470178" calcext:value-type="float">
            <text:p>735.49</text:p>
          </table:table-cell>
          <table:table-cell table:style-name="ce9" table:formula="of:=SQRT([.I6]^2*[.$B$4]^2 + [.$C$4]^2*[.H6]^2)" office:value-type="float" office:value="31.0229088946397" calcext:value-type="float">
            <text:p>31.02</text:p>
          </table:table-cell>
          <table:table-cell table:style-name="ce9" table:formula="of:=[.J6]*[.$B$5]" office:value-type="float" office:value="805.277952105698" calcext:value-type="float">
            <text:p>805.28</text:p>
          </table:table-cell>
          <table:table-cell table:style-name="ce9" table:formula="of:=SQRT([.K6]^2*[.$B$5]^2+[.$C$5]^2*[.J6]^2)" office:value-type="float" office:value="26.9190789806012" calcext:value-type="float">
            <text:p>26.92</text:p>
          </table:table-cell>
          <table:table-cell table:style-name="ce10" table:formula="of:=2*[.O6]*[.Q6]*[.$B$3]/[.G6]" office:value-type="float" office:value="0.00987121257981647" calcext:value-type="float">
            <text:p>0.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.0005</text:p>
          </table:table-cell>
          <table:table-cell table:style-name="ce9" table:formula="of:=[.L6]-[.S6]" office:value-type="float" office:value="283.99012878742" calcext:value-type="float">
            <text:p>283.99</text:p>
          </table:table-cell>
          <table:table-cell table:style-name="ce9"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.52</text:p>
          </table:table-cell>
          <table:table-cell table:style-name="ce12" table:formula="of:=[.P6]/[.G6]" office:value-type="float" office:value="1.03409696315466" calcext:value-type="float">
            <text:p>1.03</text:p>
          </table:table-cell>
          <table:table-cell table:style-name="ce12" table:formula="of:=[.Q6]/[.G6]" office:value-type="float" office:value="26.8425984035233" calcext:value-type="float">
            <text:p>26.84</text:p>
          </table:table-cell>
          <table:table-cell table:style-name="ce12" table:formula="of:=[.R6]/[.G6]" office:value-type="float" office:value="0.897302632686706" calcext:value-type="float">
            <text:p>0.90</text:p>
          </table:table-cell>
          <table:table-cell table:style-name="ce13" table:formula="of:=[.S6]/[.G6]" office:value-type="float" office:value="0.000329040419327216" calcext:value-type="float">
            <text:p>3.29E-04</text:p>
          </table:table-cell>
          <table:table-cell table:style-name="ce13" table:formula="of:=[.T6]/[.G6]" office:value-type="float" office:value="0.0000177089911457558" calcext:value-type="float">
            <text:p>1.77E-05</text:p>
          </table:table-cell>
          <table:table-cell table:style-name="ce12" table:formula="of:=[.U6]/[.G6]" office:value-type="float" office:value="9.46633762624734" calcext:value-type="float">
            <text:p>9.47</text:p>
          </table:table-cell>
          <table:table-cell table:style-name="ce12" table:formula="of:=[.V6]/[.G6]" office:value-type="float" office:value="0.561743318490896" calcext:value-type="float">
            <text:p>0.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.171</text:p>
          </table:table-cell>
          <table:table-cell table:style-name="ce27" table:formula="of:=([.F6]-[.$AG$5])^3" office:value-type="float" office:value="1.26668062927182" calcext:value-type="float">
            <text:p>1.267</text:p>
          </table:table-cell>
          <table:table-cell table:style-name="ce27" table:formula="of:=([.F6]-[.$AG$5])^4" office:value-type="float" office:value="1.37053302678419" calcext:value-type="float">
            <text:p>1.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.67</text:p>
          </table:table-cell>
          <table:table-cell/>
          <table:table-cell table:style-name="ce9" table:formula="of:=[.H7]*[.$B$4]" office:value-type="float" office:value="734.121522285289" calcext:value-type="float">
            <text:p>734.12</text:p>
          </table:table-cell>
          <table:table-cell table:style-name="ce9" table:formula="of:=SQRT([.I7]^2*[.$B$4]^2 + [.$C$4]^2*[.H7]^2)" office:value-type="float" office:value="30.9803025231567" calcext:value-type="float">
            <text:p>30.98</text:p>
          </table:table-cell>
          <table:table-cell table:style-name="ce9" table:formula="of:=[.J7]*[.$B$5]" office:value-type="float" office:value="856.803963666391" calcext:value-type="float">
            <text:p>856.80</text:p>
          </table:table-cell>
          <table:table-cell table:style-name="ce9" table:formula="of:=SQRT([.K7]^2*[.$B$5]^2+[.$C$5]^2*[.J7]^2)" office:value-type="float" office:value="27.9281489899861" calcext:value-type="float">
            <text:p>27.93</text:p>
          </table:table-cell>
          <table:table-cell table:style-name="ce10" table:formula="of:=2*[.O7]*[.Q7]*[.$B$3]/[.G7]" office:value-type="float" office:value="0.010483303835114" calcext:value-type="float">
            <text:p>0.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.0006</text:p>
          </table:table-cell>
          <table:table-cell table:style-name="ce9" table:formula="of:=[.L7]-[.S7]" office:value-type="float" office:value="277.989516696165" calcext:value-type="float">
            <text:p>277.99</text:p>
          </table:table-cell>
          <table:table-cell table:style-name="ce9"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.47</text:p>
          </table:table-cell>
          <table:table-cell table:style-name="ce12" table:formula="of:=[.P7]/[.G7]" office:value-type="float" office:value="1.03267675077189" calcext:value-type="float">
            <text:p>1.03</text:p>
          </table:table-cell>
          <table:table-cell table:style-name="ce12" table:formula="of:=[.Q7]/[.G7]" office:value-type="float" office:value="28.560132122213" calcext:value-type="float">
            <text:p>28.56</text:p>
          </table:table-cell>
          <table:table-cell table:style-name="ce12" table:formula="of:=[.R7]/[.G7]" office:value-type="float" office:value="0.930938299666203" calcext:value-type="float">
            <text:p>0.93</text:p>
          </table:table-cell>
          <table:table-cell table:style-name="ce13" table:formula="of:=[.S7]/[.G7]" office:value-type="float" office:value="0.000349443461170467" calcext:value-type="float">
            <text:p>3.49E-04</text:p>
          </table:table-cell>
          <table:table-cell table:style-name="ce13" table:formula="of:=[.T7]/[.G7]" office:value-type="float" office:value="0.000018633446384243" calcext:value-type="float">
            <text:p>1.86E-05</text:p>
          </table:table-cell>
          <table:table-cell table:style-name="ce12" table:formula="of:=[.U7]/[.G7]" office:value-type="float" office:value="9.2663172232055" calcext:value-type="float">
            <text:p>9.27</text:p>
          </table:table-cell>
          <table:table-cell table:style-name="ce12" table:formula="of:=[.V7]/[.G7]" office:value-type="float" office:value="0.555777733663462" calcext:value-type="float">
            <text:p>0.56</text:p>
          </table:table-cell>
          <table:table-cell table:style-name="ce17" table:formula="of:=[.AG11]/SQRT([.AM5])" office:value-type="float" office:value="0.418277089558017" calcext:value-type="float">
            <text:p>0.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.335</text:p>
          </table:table-cell>
          <table:table-cell table:style-name="ce27" table:formula="of:=([.F7]-[.$AG$5])^3" office:value-type="float" office:value="9.02473712268211" calcext:value-type="float">
            <text:p>9.025</text:p>
          </table:table-cell>
          <table:table-cell table:style-name="ce27" table:formula="of:=([.F7]-[.$AG$5])^4" office:value-type="float" office:value="18.7893928684573" calcext:value-type="float">
            <text:p>18.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.56</text:p>
          </table:table-cell>
          <table:table-cell/>
          <table:table-cell table:style-name="ce9" table:formula="of:=[.H8]*[.$B$4]" office:value-type="float" office:value="743.691076579511" calcext:value-type="float">
            <text:p>743.69</text:p>
          </table:table-cell>
          <table:table-cell table:style-name="ce9" table:formula="of:=SQRT([.I8]^2*[.$B$4]^2 + [.$C$4]^2*[.H8]^2)" office:value-type="float" office:value="31.278394626894" calcext:value-type="float">
            <text:p>31.28</text:p>
          </table:table-cell>
          <table:table-cell table:style-name="ce9" table:formula="of:=[.J8]*[.$B$5]" office:value-type="float" office:value="796.444921552436" calcext:value-type="float">
            <text:p>796.44</text:p>
          </table:table-cell>
          <table:table-cell table:style-name="ce9" table:formula="of:=SQRT([.K8]^2*[.$B$5]^2+[.$C$5]^2*[.J8]^2)" office:value-type="float" office:value="26.7442999825381" calcext:value-type="float">
            <text:p>26.74</text:p>
          </table:table-cell>
          <table:table-cell table:style-name="ce10" table:formula="of:=2*[.O8]*[.Q8]*[.$B$3]/[.G8]" office:value-type="float" office:value="0.00987181635242692" calcext:value-type="float">
            <text:p>0.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.0005</text:p>
          </table:table-cell>
          <table:table-cell table:style-name="ce9" table:formula="of:=[.L8]-[.S8]" office:value-type="float" office:value="211.990128183648" calcext:value-type="float">
            <text:p>211.99</text:p>
          </table:table-cell>
          <table:table-cell table:style-name="ce9"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.79</text:p>
          </table:table-cell>
          <table:table-cell table:style-name="ce12" table:formula="of:=[.P8]/[.G8]" office:value-type="float" office:value="1.0426131542298" calcext:value-type="float">
            <text:p>1.04</text:p>
          </table:table-cell>
          <table:table-cell table:style-name="ce12" table:formula="of:=[.Q8]/[.G8]" office:value-type="float" office:value="26.5481640517479" calcext:value-type="float">
            <text:p>26.55</text:p>
          </table:table-cell>
          <table:table-cell table:style-name="ce12" table:formula="of:=[.R8]/[.G8]" office:value-type="float" office:value="0.891476666084602" calcext:value-type="float">
            <text:p>0.89</text:p>
          </table:table-cell>
          <table:table-cell table:style-name="ce13" table:formula="of:=[.S8]/[.G8]" office:value-type="float" office:value="0.000329060545080897" calcext:value-type="float">
            <text:p>3.29E-04</text:p>
          </table:table-cell>
          <table:table-cell table:style-name="ce13" table:formula="of:=[.T8]/[.G8]" office:value-type="float" office:value="0.0000177097296392859" calcext:value-type="float">
            <text:p>1.77E-05</text:p>
          </table:table-cell>
          <table:table-cell table:style-name="ce12" table:formula="of:=[.U8]/[.G8]" office:value-type="float" office:value="7.06633760612159" calcext:value-type="float">
            <text:p>7.07</text:p>
          </table:table-cell>
          <table:table-cell table:style-name="ce12" table:formula="of:=[.V8]/[.G8]" office:value-type="float" office:value="0.485340659608475" calcext:value-type="float">
            <text:p>0.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.499</text:p>
          </table:table-cell>
          <table:table-cell table:style-name="ce27" table:formula="of:=([.F8]-[.$AG$5])^3" office:value-type="float" office:value="29.2747206027966" calcext:value-type="float">
            <text:p>29.275</text:p>
          </table:table-cell>
          <table:table-cell table:style-name="ce27" table:formula="of:=([.F8]-[.$AG$5])^4" office:value-type="float" office:value="90.22433265718" calcext:value-type="float">
            <text:p>90.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.25</text:p>
          </table:table-cell>
          <table:table-cell/>
          <table:table-cell table:style-name="ce9" table:formula="of:=[.H9]*[.$B$4]" office:value-type="float" office:value="738.222759839955" calcext:value-type="float">
            <text:p>738.22</text:p>
          </table:table-cell>
          <table:table-cell table:style-name="ce9" table:formula="of:=SQRT([.I9]^2*[.$B$4]^2 + [.$C$4]^2*[.H9]^2)" office:value-type="float" office:value="31.1080997330663" calcext:value-type="float">
            <text:p>31.11</text:p>
          </table:table-cell>
          <table:table-cell table:style-name="ce9" table:formula="of:=[.J9]*[.$B$5]" office:value-type="float" office:value="826.624442609414" calcext:value-type="float">
            <text:p>826.62</text:p>
          </table:table-cell>
          <table:table-cell table:style-name="ce9" table:formula="of:=SQRT([.K9]^2*[.$B$5]^2+[.$C$5]^2*[.J9]^2)" office:value-type="float" office:value="27.3392448535044" calcext:value-type="float">
            <text:p>27.34</text:p>
          </table:table-cell>
          <table:table-cell table:style-name="ce10" table:formula="of:=2*[.O9]*[.Q9]*[.$B$3]/[.G9]" office:value-type="float" office:value="0.0101705496229048" calcext:value-type="float">
            <text:p>0.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.0005</text:p>
          </table:table-cell>
          <table:table-cell table:style-name="ce9" table:formula="of:=[.L9]-[.S9]" office:value-type="float" office:value="202.989829450377" calcext:value-type="float">
            <text:p>202.99</text:p>
          </table:table-cell>
          <table:table-cell table:style-name="ce9"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.61</text:p>
          </table:table-cell>
          <table:table-cell table:style-name="ce12" table:formula="of:=[.P9]/[.G9]" office:value-type="float" office:value="1.03693665776888" calcext:value-type="float">
            <text:p>1.04</text:p>
          </table:table-cell>
          <table:table-cell table:style-name="ce12" table:formula="of:=[.Q9]/[.G9]" office:value-type="float" office:value="27.5541480869805" calcext:value-type="float">
            <text:p>27.55</text:p>
          </table:table-cell>
          <table:table-cell table:style-name="ce12" table:formula="of:=[.R9]/[.G9]" office:value-type="float" office:value="0.91130816178348" calcext:value-type="float">
            <text:p>0.91</text:p>
          </table:table-cell>
          <table:table-cell table:style-name="ce13" table:formula="of:=[.S9]/[.G9]" office:value-type="float" office:value="0.000339018320763492" calcext:value-type="float">
            <text:p>3.39E-04</text:p>
          </table:table-cell>
          <table:table-cell table:style-name="ce13" table:formula="of:=[.T9]/[.G9]" office:value-type="float" office:value="0.0000181606174012984" calcext:value-type="float">
            <text:p>1.82E-05</text:p>
          </table:table-cell>
          <table:table-cell table:style-name="ce12" table:formula="of:=[.U9]/[.G9]" office:value-type="float" office:value="6.7663276483459" calcext:value-type="float">
            <text:p>6.77</text:p>
          </table:table-cell>
          <table:table-cell table:style-name="ce12" table:formula="of:=[.V9]/[.G9]" office:value-type="float" office:value="0.474926895306387" calcext:value-type="float">
            <text:p>0.47</text:p>
          </table:table-cell>
          <table:table-cell table:style-name="ce16" table:formula="of:=SUMPRODUCT([.AJ5:.AJ31];[.AE5:.AE31])/SUM([.AE5:.AE31])" office:value-type="float" office:value="20.8224863755051" calcext:value-type="float">
            <text:p>20.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.663</text:p>
          </table:table-cell>
          <table:table-cell table:style-name="ce27" table:formula="of:=([.F9]-[.$AG$5])^3" office:value-type="float" office:value="68.0166310696153" calcext:value-type="float">
            <text:p>68.017</text:p>
          </table:table-cell>
          <table:table-cell table:style-name="ce27" table:formula="of:=([.F9]-[.$AG$5])^4" office:value-type="float" office:value="277.643060339769" calcext:value-type="float">
            <text:p>277.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.96</text:p>
          </table:table-cell>
          <table:table-cell/>
          <table:table-cell table:style-name="ce9" table:formula="of:=[.H10]*[.$B$4]" office:value-type="float" office:value="745.741695356844" calcext:value-type="float">
            <text:p>745.74</text:p>
          </table:table-cell>
          <table:table-cell table:style-name="ce9" table:formula="of:=SQRT([.I10]^2*[.$B$4]^2 + [.$C$4]^2*[.H10]^2)" office:value-type="float" office:value="31.3422256843346" calcext:value-type="float">
            <text:p>31.34</text:p>
          </table:table-cell>
          <table:table-cell table:style-name="ce9" table:formula="of:=[.J10]*[.$B$5]" office:value-type="float" office:value="830.304872006606" calcext:value-type="float">
            <text:p>830.30</text:p>
          </table:table-cell>
          <table:table-cell table:style-name="ce9" table:formula="of:=SQRT([.K10]^2*[.$B$5]^2+[.$C$5]^2*[.J10]^2)" office:value-type="float" office:value="27.4113780161974" calcext:value-type="float">
            <text:p>27.41</text:p>
          </table:table-cell>
          <table:table-cell table:style-name="ce10" table:formula="of:=2*[.O10]*[.Q10]*[.$B$3]/[.G10]" office:value-type="float" office:value="0.0103198827152209" calcext:value-type="float">
            <text:p>0.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.0006</text:p>
          </table:table-cell>
          <table:table-cell table:style-name="ce9" table:formula="of:=[.L10]-[.S10]" office:value-type="float" office:value="167.989680117285" calcext:value-type="float">
            <text:p>167.99</text:p>
          </table:table-cell>
          <table:table-cell table:style-name="ce9"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.86</text:p>
          </table:table-cell>
          <table:table-cell table:style-name="ce12" table:formula="of:=[.P10]/[.G10]" office:value-type="float" office:value="1.04474085614449" calcext:value-type="float">
            <text:p>1.04</text:p>
          </table:table-cell>
          <table:table-cell table:style-name="ce12" table:formula="of:=[.Q10]/[.G10]" office:value-type="float" office:value="27.6768290668869" calcext:value-type="float">
            <text:p>27.68</text:p>
          </table:table-cell>
          <table:table-cell table:style-name="ce12" table:formula="of:=[.R10]/[.G10]" office:value-type="float" office:value="0.913712600539914" calcext:value-type="float">
            <text:p>0.91</text:p>
          </table:table-cell>
          <table:table-cell table:style-name="ce13" table:formula="of:=[.S10]/[.G10]" office:value-type="float" office:value="0.000343996090507363" calcext:value-type="float">
            <text:p>3.44E-04</text:p>
          </table:table-cell>
          <table:table-cell table:style-name="ce13" table:formula="of:=[.T10]/[.G10]" office:value-type="float" office:value="0.0000183845697441308" calcext:value-type="float">
            <text:p>1.84E-05</text:p>
          </table:table-cell>
          <table:table-cell table:style-name="ce12" table:formula="of:=[.U10]/[.G10]" office:value-type="float" office:value="5.59965600390949" calcext:value-type="float">
            <text:p>5.60</text:p>
          </table:table-cell>
          <table:table-cell table:style-name="ce12" table:formula="of:=[.V10]/[.G10]" office:value-type="float" office:value="0.432049380285007" calcext:value-type="float">
            <text:p>0.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.827</text:p>
          </table:table-cell>
          <table:table-cell table:style-name="ce27" table:formula="of:=([.F10]-[.$AG$5])^3" office:value-type="float" office:value="131.250468523138" calcext:value-type="float">
            <text:p>131.250</text:p>
          </table:table-cell>
          <table:table-cell table:style-name="ce27" table:formula="of:=([.F10]-[.$AG$5])^4" office:value-type="float" office:value="667.013283863041" calcext:value-type="float">
            <text:p>667.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.45</text:p>
          </table:table-cell>
          <table:table-cell/>
          <table:table-cell table:style-name="ce9" table:formula="of:=[.H11]*[.$B$4]" office:value-type="float" office:value="762.830185167954" calcext:value-type="float">
            <text:p>762.83</text:p>
          </table:table-cell>
          <table:table-cell table:style-name="ce9" table:formula="of:=SQRT([.I11]^2*[.$B$4]^2 + [.$C$4]^2*[.H11]^2)" office:value-type="float" office:value="31.873539863639" calcext:value-type="float">
            <text:p>31.87</text:p>
          </table:table-cell>
          <table:table-cell table:style-name="ce9" table:formula="of:=[.J11]*[.$B$5]" office:value-type="float" office:value="816.319240297275" calcext:value-type="float">
            <text:p>816.32</text:p>
          </table:table-cell>
          <table:table-cell table:style-name="ce9" table:formula="of:=SQRT([.K11]^2*[.$B$5]^2+[.$C$5]^2*[.J11]^2)" office:value-type="float" office:value="27.136792015345" calcext:value-type="float">
            <text:p>27.14</text:p>
          </table:table-cell>
          <table:table-cell table:style-name="ce10" table:formula="of:=2*[.O11]*[.Q11]*[.$B$3]/[.G11]" office:value-type="float" office:value="0.0103785492872022" calcext:value-type="float">
            <text:p>0.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.0006</text:p>
          </table:table-cell>
          <table:table-cell table:style-name="ce9" table:formula="of:=[.L11]-[.S11]" office:value-type="float" office:value="154.989621450713" calcext:value-type="float">
            <text:p>154.99</text:p>
          </table:table-cell>
          <table:table-cell table:style-name="ce9"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.43</text:p>
          </table:table-cell>
          <table:table-cell table:style-name="ce12" table:formula="of:=[.P11]/[.G11]" office:value-type="float" office:value="1.06245132878797" calcext:value-type="float">
            <text:p>1.06</text:p>
          </table:table-cell>
          <table:table-cell table:style-name="ce12" table:formula="of:=[.Q11]/[.G11]" office:value-type="float" office:value="27.2106413432425" calcext:value-type="float">
            <text:p>27.21</text:p>
          </table:table-cell>
          <table:table-cell table:style-name="ce12" table:formula="of:=[.R11]/[.G11]" office:value-type="float" office:value="0.904559733844834" calcext:value-type="float">
            <text:p>0.90</text:p>
          </table:table-cell>
          <table:table-cell table:style-name="ce13" table:formula="of:=[.S11]/[.G11]" office:value-type="float" office:value="0.000345951642906741" calcext:value-type="float">
            <text:p>3.46E-04</text:p>
          </table:table-cell>
          <table:table-cell table:style-name="ce13" table:formula="of:=[.T11]/[.G11]" office:value-type="float" office:value="0.0000184717765513843" calcext:value-type="float">
            <text:p>1.85E-05</text:p>
          </table:table-cell>
          <table:table-cell table:style-name="ce12" table:formula="of:=[.U11]/[.G11]" office:value-type="float" office:value="5.16632071502376" calcext:value-type="float">
            <text:p>5.17</text:p>
          </table:table-cell>
          <table:table-cell table:style-name="ce12" table:formula="of:=[.V11]/[.G11]" office:value-type="float" office:value="0.414996653677387" calcext:value-type="float">
            <text:p>0.41</text:p>
          </table:table-cell>
          <table:table-cell table:style-name="ce16" table:formula="of:=SQRT([.AG9])" office:value-type="float" office:value="4.56316626647607" calcext:value-type="float">
            <text:p>4.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.991</text:p>
          </table:table-cell>
          <table:table-cell table:style-name="ce27" table:formula="of:=([.F11]-[.$AG$5])^3" office:value-type="float" office:value="224.976232963365" calcext:value-type="float">
            <text:p>224.976</text:p>
          </table:table-cell>
          <table:table-cell table:style-name="ce27" table:formula="of:=([.F11]-[.$AG$5])^4" office:value-type="float" office:value="1368.30271117381" calcext:value-type="float">
            <text:p>1368.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.68</text:p>
          </table:table-cell>
          <table:table-cell/>
          <table:table-cell table:style-name="ce9" table:formula="of:=[.H12]*[.$B$4]" office:value-type="float" office:value="774.450358239509" calcext:value-type="float">
            <text:p>774.45</text:p>
          </table:table-cell>
          <table:table-cell table:style-name="ce9" table:formula="of:=SQRT([.I12]^2*[.$B$4]^2 + [.$C$4]^2*[.H12]^2)" office:value-type="float" office:value="32.2342284744275" calcext:value-type="float">
            <text:p>32.23</text:p>
          </table:table-cell>
          <table:table-cell table:style-name="ce9" table:formula="of:=[.J12]*[.$B$5]" office:value-type="float" office:value="828.096614368291" calcext:value-type="float">
            <text:p>828.10</text:p>
          </table:table-cell>
          <table:table-cell table:style-name="ce9" table:formula="of:=SQRT([.K12]^2*[.$B$5]^2+[.$C$5]^2*[.J12]^2)" office:value-type="float" office:value="27.3681088538466" calcext:value-type="float">
            <text:p>27.37</text:p>
          </table:table-cell>
          <table:table-cell table:style-name="ce10" table:formula="of:=2*[.O12]*[.Q12]*[.$B$3]/[.G12]" office:value-type="float" office:value="0.0106886619942408" calcext:value-type="float">
            <text:p>0.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.0006</text:p>
          </table:table-cell>
          <table:table-cell table:style-name="ce9" table:formula="of:=[.L12]-[.S12]" office:value-type="float" office:value="113.989311338006" calcext:value-type="float">
            <text:p>113.99</text:p>
          </table:table-cell>
          <table:table-cell table:style-name="ce9"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.82</text:p>
          </table:table-cell>
          <table:table-cell table:style-name="ce12" table:formula="of:=[.P12]/[.G12]" office:value-type="float" office:value="1.07447428248092" calcext:value-type="float">
            <text:p>1.07</text:p>
          </table:table-cell>
          <table:table-cell table:style-name="ce12" table:formula="of:=[.Q12]/[.G12]" office:value-type="float" office:value="27.603220478943" calcext:value-type="float">
            <text:p>27.60</text:p>
          </table:table-cell>
          <table:table-cell table:style-name="ce12" table:formula="of:=[.R12]/[.G12]" office:value-type="float" office:value="0.912270295128219" calcext:value-type="float">
            <text:p>0.91</text:p>
          </table:table-cell>
          <table:table-cell table:style-name="ce13" table:formula="of:=[.S12]/[.G12]" office:value-type="float" office:value="0.000356288733141359" calcext:value-type="float">
            <text:p>3.56E-04</text:p>
          </table:table-cell>
          <table:table-cell table:style-name="ce13" table:formula="of:=[.T12]/[.G12]" office:value-type="float" office:value="0.0000189358687099952" calcext:value-type="float">
            <text:p>1.89E-05</text:p>
          </table:table-cell>
          <table:table-cell table:style-name="ce12" table:formula="of:=[.U12]/[.G12]" office:value-type="float" office:value="3.79964371126686" calcext:value-type="float">
            <text:p>3.80</text:p>
          </table:table-cell>
          <table:table-cell table:style-name="ce12" table:formula="of:=[.V12]/[.G12]" office:value-type="float" office:value="0.355902608904787" calcext:value-type="float">
            <text:p>0.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.155</text:p>
          </table:table-cell>
          <table:table-cell table:style-name="ce27" table:formula="of:=([.F12]-[.$AG$5])^3" office:value-type="float" office:value="355.193924390297" calcext:value-type="float">
            <text:p>355.194</text:p>
          </table:table-cell>
          <table:table-cell table:style-name="ce27" table:formula="of:=([.F12]-[.$AG$5])^4" office:value-type="float" office:value="2515.4790502189" calcext:value-type="float">
            <text:p>2515.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.66</text:p>
          </table:table-cell>
          <table:table-cell/>
          <table:table-cell table:style-name="ce9" table:formula="of:=[.H13]*[.$B$4]" office:value-type="float" office:value="766.93142272262" calcext:value-type="float">
            <text:p>766.93</text:p>
          </table:table-cell>
          <table:table-cell table:style-name="ce9" table:formula="of:=SQRT([.I13]^2*[.$B$4]^2 + [.$C$4]^2*[.H13]^2)" office:value-type="float" office:value="32.0008965031985" calcext:value-type="float">
            <text:p>32.00</text:p>
          </table:table-cell>
          <table:table-cell table:style-name="ce9" table:formula="of:=[.J13]*[.$B$5]" office:value-type="float" office:value="828.832700247729" calcext:value-type="float">
            <text:p>828.83</text:p>
          </table:table-cell>
          <table:table-cell table:style-name="ce9" table:formula="of:=SQRT([.K13]^2*[.$B$5]^2+[.$C$5]^2*[.J13]^2)" office:value-type="float" office:value="27.3825354807293" calcext:value-type="float">
            <text:p>27.38</text:p>
          </table:table-cell>
          <table:table-cell table:style-name="ce10" table:formula="of:=2*[.O13]*[.Q13]*[.$B$3]/[.G13]" office:value-type="float" office:value="0.010594297366667" calcext:value-type="float">
            <text:p>0.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.0006</text:p>
          </table:table-cell>
          <table:table-cell table:style-name="ce9" table:formula="of:=[.L13]-[.S13]" office:value-type="float" office:value="74.9894057026333" calcext:value-type="float">
            <text:p>74.99</text:p>
          </table:table-cell>
          <table:table-cell table:style-name="ce9"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.56</text:p>
          </table:table-cell>
          <table:table-cell table:style-name="ce12" table:formula="of:=[.P13]/[.G13]" office:value-type="float" office:value="1.06669655010662" calcext:value-type="float">
            <text:p>1.07</text:p>
          </table:table-cell>
          <table:table-cell table:style-name="ce12" table:formula="of:=[.Q13]/[.G13]" office:value-type="float" office:value="27.6277566749243" calcext:value-type="float">
            <text:p>27.63</text:p>
          </table:table-cell>
          <table:table-cell table:style-name="ce12" table:formula="of:=[.R13]/[.G13]" office:value-type="float" office:value="0.912751182690975" calcext:value-type="float">
            <text:p>0.91</text:p>
          </table:table-cell>
          <table:table-cell table:style-name="ce13" table:formula="of:=[.S13]/[.G13]" office:value-type="float" office:value="0.000353143245555568" calcext:value-type="float">
            <text:p>3.53E-04</text:p>
          </table:table-cell>
          <table:table-cell table:style-name="ce13" table:formula="of:=[.T13]/[.G13]" office:value-type="float" office:value="0.0000187948009476478" calcext:value-type="float">
            <text:p>1.88E-05</text:p>
          </table:table-cell>
          <table:table-cell table:style-name="ce12" table:formula="of:=[.U13]/[.G13]" office:value-type="float" office:value="2.49964685675444" calcext:value-type="float">
            <text:p>2.50</text:p>
          </table:table-cell>
          <table:table-cell table:style-name="ce12" table:formula="of:=[.V13]/[.G13]" office:value-type="float" office:value="0.28867513520665" calcext:value-type="float">
            <text:p>0.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.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.319</text:p>
          </table:table-cell>
          <table:table-cell table:style-name="ce27" table:formula="of:=([.F13]-[.$AG$5])^3" office:value-type="float" office:value="527.903542803932" calcext:value-type="float">
            <text:p>527.904</text:p>
          </table:table-cell>
          <table:table-cell table:style-name="ce27" table:formula="of:=([.F13]-[.$AG$5])^4" office:value-type="float" office:value="4266.51000894513" calcext:value-type="float">
            <text:p>4266.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.00</text:p>
          </table:table-cell>
          <table:table-cell/>
          <table:table-cell table:style-name="ce9" table:formula="of:=[.H14]*[.$B$4]" office:value-type="float" office:value="734.805061877733" calcext:value-type="float">
            <text:p>734.81</text:p>
          </table:table-cell>
          <table:table-cell table:style-name="ce9" table:formula="of:=SQRT([.I14]^2*[.$B$4]^2 + [.$C$4]^2*[.H14]^2)" office:value-type="float" office:value="31.0016066247228" calcext:value-type="float">
            <text:p>31.00</text:p>
          </table:table-cell>
          <table:table-cell table:style-name="ce9" table:formula="of:=[.J14]*[.$B$5]" office:value-type="float" office:value="842.81833195706" calcext:value-type="float">
            <text:p>842.82</text:p>
          </table:table-cell>
          <table:table-cell table:style-name="ce9" table:formula="of:=SQRT([.K14]^2*[.$B$5]^2+[.$C$5]^2*[.J14]^2)" office:value-type="float" office:value="27.655968577626" calcext:value-type="float">
            <text:p>27.66</text:p>
          </table:table-cell>
          <table:table-cell table:style-name="ce10" table:formula="of:=2*[.O14]*[.Q14]*[.$B$3]/[.G14]" office:value-type="float" office:value="0.0103217862760899" calcext:value-type="float">
            <text:p>0.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.0006</text:p>
          </table:table-cell>
          <table:table-cell table:style-name="ce9" table:formula="of:=[.L14]-[.S14]" office:value-type="float" office:value="48.9896782137239" calcext:value-type="float">
            <text:p>48.99</text:p>
          </table:table-cell>
          <table:table-cell table:style-name="ce9"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.49</text:p>
          </table:table-cell>
          <table:table-cell table:style-name="ce12" table:formula="of:=[.P14]/[.G14]" office:value-type="float" office:value="1.03338688749076" calcext:value-type="float">
            <text:p>1.03</text:p>
          </table:table-cell>
          <table:table-cell table:style-name="ce12" table:formula="of:=[.Q14]/[.G14]" office:value-type="float" office:value="28.0939443985687" calcext:value-type="float">
            <text:p>28.09</text:p>
          </table:table-cell>
          <table:table-cell table:style-name="ce12" table:formula="of:=[.R14]/[.G14]" office:value-type="float" office:value="0.921865619254199" calcext:value-type="float">
            <text:p>0.92</text:p>
          </table:table-cell>
          <table:table-cell table:style-name="ce13" table:formula="of:=[.S14]/[.G14]" office:value-type="float" office:value="0.000344059542536331" calcext:value-type="float">
            <text:p>3.44E-04</text:p>
          </table:table-cell>
          <table:table-cell table:style-name="ce13" table:formula="of:=[.T14]/[.G14]" office:value-type="float" office:value="0.0000183895055432553" calcext:value-type="float">
            <text:p>1.84E-05</text:p>
          </table:table-cell>
          <table:table-cell table:style-name="ce12" table:formula="of:=[.U14]/[.G14]" office:value-type="float" office:value="1.6329892737908" calcext:value-type="float">
            <text:p>1.63</text:p>
          </table:table-cell>
          <table:table-cell table:style-name="ce12" table:formula="of:=[.V14]/[.G14]" office:value-type="float" office:value="0.233333334057992" calcext:value-type="float">
            <text:p>0.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.483</text:p>
          </table:table-cell>
          <table:table-cell table:style-name="ce27" table:formula="of:=([.F14]-[.$AG$5])^3" office:value-type="float" office:value="749.105088204272" calcext:value-type="float">
            <text:p>749.105</text:p>
          </table:table-cell>
          <table:table-cell table:style-name="ce27" table:formula="of:=([.F14]-[.$AG$5])^4" office:value-type="float" office:value="6803.3632952993" calcext:value-type="float">
            <text:p>6803.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.24</text:p>
          </table:table-cell>
          <table:table-cell/>
          <table:table-cell table:style-name="ce9" table:formula="of:=[.H15]*[.$B$4]" office:value-type="float" office:value="748.475853726621" calcext:value-type="float">
            <text:p>748.48</text:p>
          </table:table-cell>
          <table:table-cell table:style-name="ce9" table:formula="of:=SQRT([.I15]^2*[.$B$4]^2 + [.$C$4]^2*[.H15]^2)" office:value-type="float" office:value="31.4273089615301" calcext:value-type="float">
            <text:p>31.43</text:p>
          </table:table-cell>
          <table:table-cell table:style-name="ce9" table:formula="of:=[.J15]*[.$B$5]" office:value-type="float" office:value="789.084062758051" calcext:value-type="float">
            <text:p>789.08</text:p>
          </table:table-cell>
          <table:table-cell table:style-name="ce9" table:formula="of:=SQRT([.K15]^2*[.$B$5]^2+[.$C$5]^2*[.J15]^2)" office:value-type="float" office:value="26.598229221149" calcext:value-type="float">
            <text:p>26.60</text:p>
          </table:table-cell>
          <table:table-cell table:style-name="ce10" table:formula="of:=2*[.O15]*[.Q15]*[.$B$3]/[.G15]" office:value-type="float" office:value="0.00984350612558172" calcext:value-type="float">
            <text:p>0.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.0005</text:p>
          </table:table-cell>
          <table:table-cell table:style-name="ce9" table:formula="of:=[.L15]-[.S15]" office:value-type="float" office:value="38.9901564938744" calcext:value-type="float">
            <text:p>38.99</text:p>
          </table:table-cell>
          <table:table-cell table:style-name="ce9"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.95</text:p>
          </table:table-cell>
          <table:table-cell table:style-name="ce12" table:formula="of:=[.P15]/[.G15]" office:value-type="float" office:value="1.04757696538434" calcext:value-type="float">
            <text:p>1.05</text:p>
          </table:table-cell>
          <table:table-cell table:style-name="ce12" table:formula="of:=[.Q15]/[.G15]" office:value-type="float" office:value="26.302802091935" calcext:value-type="float">
            <text:p>26.30</text:p>
          </table:table-cell>
          <table:table-cell table:style-name="ce12" table:formula="of:=[.R15]/[.G15]" office:value-type="float" office:value="0.886607640704965" calcext:value-type="float">
            <text:p>0.89</text:p>
          </table:table-cell>
          <table:table-cell table:style-name="ce13" table:formula="of:=[.S15]/[.G15]" office:value-type="float" office:value="0.000328116870852724" calcext:value-type="float">
            <text:p>3.28E-04</text:p>
          </table:table-cell>
          <table:table-cell table:style-name="ce13" table:formula="of:=[.T15]/[.G15]" office:value-type="float" office:value="0.0000176673100030052" calcext:value-type="float">
            <text:p>1.77E-05</text:p>
          </table:table-cell>
          <table:table-cell table:style-name="ce12" table:formula="of:=[.U15]/[.G15]" office:value-type="float" office:value="1.29967188312915" calcext:value-type="float">
            <text:p>1.30</text:p>
          </table:table-cell>
          <table:table-cell table:style-name="ce12" table:formula="of:=[.V15]/[.G15]" office:value-type="float" office:value="0.208166600696334" calcext:value-type="float">
            <text:p>0.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.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.646</text:p>
          </table:table-cell>
          <table:table-cell table:style-name="ce27" table:formula="of:=([.F15]-[.$AG$5])^3" office:value-type="float" office:value="1024.79856059132" calcext:value-type="float">
            <text:p>1024.799</text:p>
          </table:table-cell>
          <table:table-cell table:style-name="ce27" table:formula="of:=([.F15]-[.$AG$5])^4" office:value-type="float" office:value="10332.0066172282" calcext:value-type="float">
            <text:p>10332.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.29</text:p>
          </table:table-cell>
          <table:table-cell/>
          <table:table-cell table:style-name="ce9" table:formula="of:=[.H16]*[.$B$4]" office:value-type="float" office:value="5024.69954405881" calcext:value-type="float">
            <text:p>5024.70</text:p>
          </table:table-cell>
          <table:table-cell table:style-name="ce9" table:formula="of:=SQRT([.I16]^2*[.$B$4]^2 + [.$C$4]^2*[.H16]^2)" office:value-type="float" office:value="157.764383535923" calcext:value-type="float">
            <text:p>157.76</text:p>
          </table:table-cell>
          <table:table-cell table:style-name="ce9" table:formula="of:=[.J16]*[.$B$5]" office:value-type="float" office:value="5385.94037985136" calcext:value-type="float">
            <text:p>5385.94</text:p>
          </table:table-cell>
          <table:table-cell table:style-name="ce9" table:formula="of:=SQRT([.K16]^2*[.$B$5]^2+[.$C$5]^2*[.J16]^2)" office:value-type="float" office:value="99.3181120684096" calcext:value-type="float">
            <text:p>99.32</text:p>
          </table:table-cell>
          <table:table-cell table:style-name="ce10" table:formula="of:=2*[.O16]*[.Q16]*[.$B$3]/[.G16]" office:value-type="float" office:value="0.0676568304274177" calcext:value-type="float">
            <text:p>0.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.0025</text:p>
          </table:table-cell>
          <table:table-cell table:style-name="ce9" table:formula="of:=[.L16]-[.S16]" office:value-type="float" office:value="27.9323431695726" calcext:value-type="float">
            <text:p>27.93</text:p>
          </table:table-cell>
          <table:table-cell table:style-name="ce9"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.12</text:p>
          </table:table-cell>
          <table:table-cell table:style-name="ce12" table:formula="of:=[.P16]/[.G16]" office:value-type="float" office:value="0.788821917679613" calcext:value-type="float">
            <text:p>0.79</text:p>
          </table:table-cell>
          <table:table-cell table:style-name="ce12" table:formula="of:=[.Q16]/[.G16]" office:value-type="float" office:value="26.9297018992568" calcext:value-type="float">
            <text:p>26.93</text:p>
          </table:table-cell>
          <table:table-cell table:style-name="ce12" table:formula="of:=[.R16]/[.G16]" office:value-type="float" office:value="0.496590560342048" calcext:value-type="float">
            <text:p>0.50</text:p>
          </table:table-cell>
          <table:table-cell table:style-name="ce13" table:formula="of:=[.S16]/[.G16]" office:value-type="float" office:value="0.000338284152137088" calcext:value-type="float">
            <text:p>3.38E-04</text:p>
          </table:table-cell>
          <table:table-cell table:style-name="ce13" table:formula="of:=[.T16]/[.G16]" office:value-type="float" office:value="0.000012317739556371" calcext:value-type="float">
            <text:p>1.23E-05</text:p>
          </table:table-cell>
          <table:table-cell table:style-name="ce12" table:formula="of:=[.U16]/[.G16]" office:value-type="float" office:value="0.139661715847863" calcext:value-type="float">
            <text:p>0.14</text:p>
          </table:table-cell>
          <table:table-cell table:style-name="ce12" table:formula="of:=[.V16]/[.G16]" office:value-type="float" office:value="0.026457515978011" calcext:value-type="float">
            <text:p>0.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.974</text:p>
          </table:table-cell>
          <table:table-cell table:style-name="ce27" table:formula="of:=([.F16]-[.$AG$5])^3" office:value-type="float" office:value="1763.66128632552" calcext:value-type="float">
            <text:p>1763.661</text:p>
          </table:table-cell>
          <table:table-cell table:style-name="ce27" table:formula="of:=([.F16]-[.$AG$5])^4" office:value-type="float" office:value="21308.5341995977" calcext:value-type="float">
            <text:p>21308.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.74</text:p>
          </table:table-cell>
          <table:table-cell/>
          <table:table-cell table:style-name="ce9" table:formula="of:=[.H17]*[.$B$4]" office:value-type="float" office:value="4974.11761421792" calcext:value-type="float">
            <text:p>4974.12</text:p>
          </table:table-cell>
          <table:table-cell table:style-name="ce9" table:formula="of:=SQRT([.I17]^2*[.$B$4]^2 + [.$C$4]^2*[.H17]^2)" office:value-type="float" office:value="156.285762269138" calcext:value-type="float">
            <text:p>156.29</text:p>
          </table:table-cell>
          <table:table-cell table:style-name="ce9" table:formula="of:=[.J17]*[.$B$5]" office:value-type="float" office:value="5399.92601156069" calcext:value-type="float">
            <text:p>5399.93</text:p>
          </table:table-cell>
          <table:table-cell table:style-name="ce9" table:formula="of:=SQRT([.K17]^2*[.$B$5]^2+[.$C$5]^2*[.J17]^2)" office:value-type="float" office:value="99.5241706553188" calcext:value-type="float">
            <text:p>99.52</text:p>
          </table:table-cell>
          <table:table-cell table:style-name="ce10" table:formula="of:=2*[.O17]*[.Q17]*[.$B$3]/[.G17]" office:value-type="float" office:value="0.067149667723944" calcext:value-type="float">
            <text:p>0.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.0024</text:p>
          </table:table-cell>
          <table:table-cell table:style-name="ce9" table:formula="of:=[.L17]-[.S17]" office:value-type="float" office:value="13.9328503322761" calcext:value-type="float">
            <text:p>13.93</text:p>
          </table:table-cell>
          <table:table-cell table:style-name="ce9"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.87</text:p>
          </table:table-cell>
          <table:table-cell table:style-name="ce12" table:formula="of:=[.P17]/[.G17]" office:value-type="float" office:value="0.781428811345689" calcext:value-type="float">
            <text:p>0.78</text:p>
          </table:table-cell>
          <table:table-cell table:style-name="ce12" table:formula="of:=[.Q17]/[.G17]" office:value-type="float" office:value="26.9996300578035" calcext:value-type="float">
            <text:p>27.00</text:p>
          </table:table-cell>
          <table:table-cell table:style-name="ce12" table:formula="of:=[.R17]/[.G17]" office:value-type="float" office:value="0.497620853276594" calcext:value-type="float">
            <text:p>0.50</text:p>
          </table:table-cell>
          <table:table-cell table:style-name="ce13" table:formula="of:=[.S17]/[.G17]" office:value-type="float" office:value="0.00033574833861972" calcext:value-type="float">
            <text:p>3.36E-04</text:p>
          </table:table-cell>
          <table:table-cell table:style-name="ce13" table:formula="of:=[.T17]/[.G17]" office:value-type="float" office:value="0.0000122301494076636" calcext:value-type="float">
            <text:p>1.22E-05</text:p>
          </table:table-cell>
          <table:table-cell table:style-name="ce12" table:formula="of:=[.U17]/[.G17]" office:value-type="float" office:value="0.0696642516613803" calcext:value-type="float">
            <text:p>0.07</text:p>
          </table:table-cell>
          <table:table-cell table:style-name="ce12" table:formula="of:=[.V17]/[.G17]" office:value-type="float" office:value="0.0187082909314709" calcext:value-type="float">
            <text:p>0.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.466</text:p>
          </table:table-cell>
          <table:table-cell table:style-name="ce27" table:formula="of:=([.F17]-[.$AG$5])^3" office:value-type="float" office:value="3430.6448273271" calcext:value-type="float">
            <text:p>3430.645</text:p>
          </table:table-cell>
          <table:table-cell table:style-name="ce27" table:formula="of:=([.F17]-[.$AG$5])^4" office:value-type="float" office:value="51740.943538633" calcext:value-type="float">
            <text:p>51740.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.16</text:p>
          </table:table-cell>
          <table:table-cell/>
          <table:table-cell table:style-name="ce9" table:formula="of:=[.H18]*[.$B$4]" office:value-type="float" office:value="5024.69954405881" calcext:value-type="float">
            <text:p>5024.70</text:p>
          </table:table-cell>
          <table:table-cell table:style-name="ce9" table:formula="of:=SQRT([.I18]^2*[.$B$4]^2 + [.$C$4]^2*[.H18]^2)" office:value-type="float" office:value="157.764383535923" calcext:value-type="float">
            <text:p>157.76</text:p>
          </table:table-cell>
          <table:table-cell table:style-name="ce9" table:formula="of:=[.J18]*[.$B$5]" office:value-type="float" office:value="5385.94037985136" calcext:value-type="float">
            <text:p>5385.94</text:p>
          </table:table-cell>
          <table:table-cell table:style-name="ce9" table:formula="of:=SQRT([.K18]^2*[.$B$5]^2+[.$C$5]^2*[.J18]^2)" office:value-type="float" office:value="99.3181120684096" calcext:value-type="float">
            <text:p>99.32</text:p>
          </table:table-cell>
          <table:table-cell table:style-name="ce10" table:formula="of:=2*[.O18]*[.Q18]*[.$B$3]/[.G18]" office:value-type="float" office:value="0.0676568304274177" calcext:value-type="float">
            <text:p>0.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.0025</text:p>
          </table:table-cell>
          <table:table-cell table:style-name="ce9" table:formula="of:=[.L18]-[.S18]" office:value-type="float" office:value="9.93234316957258" calcext:value-type="float">
            <text:p>9.93</text:p>
          </table:table-cell>
          <table:table-cell table:style-name="ce9"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.12</text:p>
          </table:table-cell>
          <table:table-cell table:style-name="ce12" table:formula="of:=[.P18]/[.G18]" office:value-type="float" office:value="0.788821917679613" calcext:value-type="float">
            <text:p>0.79</text:p>
          </table:table-cell>
          <table:table-cell table:style-name="ce12" table:formula="of:=[.Q18]/[.G18]" office:value-type="float" office:value="26.9297018992568" calcext:value-type="float">
            <text:p>26.93</text:p>
          </table:table-cell>
          <table:table-cell table:style-name="ce12" table:formula="of:=[.R18]/[.G18]" office:value-type="float" office:value="0.496590560342048" calcext:value-type="float">
            <text:p>0.50</text:p>
          </table:table-cell>
          <table:table-cell table:style-name="ce13" table:formula="of:=[.S18]/[.G18]" office:value-type="float" office:value="0.000338284152137088" calcext:value-type="float">
            <text:p>3.38E-04</text:p>
          </table:table-cell>
          <table:table-cell table:style-name="ce13" table:formula="of:=[.T18]/[.G18]" office:value-type="float" office:value="0.000012317739556371" calcext:value-type="float">
            <text:p>1.23E-05</text:p>
          </table:table-cell>
          <table:table-cell table:style-name="ce12" table:formula="of:=[.U18]/[.G18]" office:value-type="float" office:value="0.0496617158478629" calcext:value-type="float">
            <text:p>0.05</text:p>
          </table:table-cell>
          <table:table-cell table:style-name="ce12" table:formula="of:=[.V18]/[.G18]" office:value-type="float" office:value="0.015811393098861" calcext:value-type="float">
            <text:p>0.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.286</text:p>
          </table:table-cell>
          <table:table-cell table:style-name="ce27" table:formula="of:=([.F18]-[.$AG$5])^3" office:value-type="float" office:value="8098.78926873049" calcext:value-type="float">
            <text:p>8098.789</text:p>
          </table:table-cell>
          <table:table-cell table:style-name="ce27" table:formula="of:=([.F18]-[.$AG$5])^4" office:value-type="float" office:value="162639.78754143" calcext:value-type="float">
            <text:p>162639.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.11</text:p>
          </table:table-cell>
          <table:table-cell/>
          <table:table-cell table:style-name="ce9" table:formula="of:=[.H19]*[.$B$4]" office:value-type="float" office:value="749.159393319066" calcext:value-type="float">
            <text:p>749.16</text:p>
          </table:table-cell>
          <table:table-cell table:style-name="ce9" table:formula="of:=SQRT([.I19]^2*[.$B$4]^2 + [.$C$4]^2*[.H19]^2)" office:value-type="float" office:value="31.4485753763292" calcext:value-type="float">
            <text:p>31.45</text:p>
          </table:table-cell>
          <table:table-cell table:style-name="ce9" table:formula="of:=[.J19]*[.$B$5]" office:value-type="float" office:value="809.694467382329" calcext:value-type="float">
            <text:p>809.69</text:p>
          </table:table-cell>
          <table:table-cell table:style-name="ce9" table:formula="of:=SQRT([.K19]^2*[.$B$5]^2+[.$C$5]^2*[.J19]^2)" office:value-type="float" office:value="27.0062646403364" calcext:value-type="float">
            <text:p>27.01</text:p>
          </table:table-cell>
          <table:table-cell table:style-name="ce10" table:formula="of:=2*[.O19]*[.Q19]*[.$B$3]/[.G19]" office:value-type="float" office:value="0.0101098369326325" calcext:value-type="float">
            <text:p>0.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.0005</text:p>
          </table:table-cell>
          <table:table-cell table:style-name="ce9" table:formula="of:=[.L19]-[.S19]" office:value-type="float" office:value="327.989890163067" calcext:value-type="float">
            <text:p>327.99</text:p>
          </table:table-cell>
          <table:table-cell table:style-name="ce9"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.97</text:p>
          </table:table-cell>
          <table:table-cell table:style-name="ce12" table:formula="of:=[.P19]/[.G19]" office:value-type="float" office:value="1.04828584587764" calcext:value-type="float">
            <text:p>1.05</text:p>
          </table:table-cell>
          <table:table-cell table:style-name="ce12" table:formula="of:=[.Q19]/[.G19]" office:value-type="float" office:value="26.989815579411" calcext:value-type="float">
            <text:p>26.99</text:p>
          </table:table-cell>
          <table:table-cell table:style-name="ce12" table:formula="of:=[.R19]/[.G19]" office:value-type="float" office:value="0.900208821344548" calcext:value-type="float">
            <text:p>0.90</text:p>
          </table:table-cell>
          <table:table-cell table:style-name="ce13" table:formula="of:=[.S19]/[.G19]" office:value-type="float" office:value="0.000336994564421083" calcext:value-type="float">
            <text:p>3.37E-04</text:p>
          </table:table-cell>
          <table:table-cell table:style-name="ce13" table:formula="of:=[.T19]/[.G19]" office:value-type="float" office:value="0.0000180682487246707" calcext:value-type="float">
            <text:p>1.81E-05</text:p>
          </table:table-cell>
          <table:table-cell table:style-name="ce12" table:formula="of:=[.U19]/[.G19]" office:value-type="float" office:value="10.9329963387689" calcext:value-type="float">
            <text:p>10.93</text:p>
          </table:table-cell>
          <table:table-cell table:style-name="ce12" table:formula="of:=[.V19]/[.G19]" office:value-type="float" office:value="0.603692342812882" calcext:value-type="float">
            <text:p>0.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.843</text:p>
          </table:table-cell>
          <table:table-cell table:style-name="ce27" table:formula="of:=([.F19]-[.$AG$5])^3" office:value-type="float" office:value="-0.773651397436163" calcext:value-type="float">
            <text:p>-0.774</text:p>
          </table:table-cell>
          <table:table-cell table:style-name="ce27" table:formula="of:=([.F19]-[.$AG$5])^4" office:value-type="float" office:value="0.710221397319453" calcext:value-type="float">
            <text:p>0.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.43</text:p>
          </table:table-cell>
          <table:table-cell/>
          <table:table-cell table:style-name="ce9" table:formula="of:=[.H20]*[.$B$4]" office:value-type="float" office:value="723.184888806179" calcext:value-type="float">
            <text:p>723.18</text:p>
          </table:table-cell>
          <table:table-cell table:style-name="ce9" table:formula="of:=SQRT([.I20]^2*[.$B$4]^2 + [.$C$4]^2*[.H20]^2)" office:value-type="float" office:value="30.6391846750545" calcext:value-type="float">
            <text:p>30.64</text:p>
          </table:table-cell>
          <table:table-cell table:style-name="ce9" table:formula="of:=[.J20]*[.$B$5]" office:value-type="float" office:value="806.750123864575" calcext:value-type="float">
            <text:p>806.75</text:p>
          </table:table-cell>
          <table:table-cell table:style-name="ce9" table:formula="of:=SQRT([.K20]^2*[.$B$5]^2+[.$C$5]^2*[.J20]^2)" office:value-type="float" office:value="26.9481558522835" calcext:value-type="float">
            <text:p>26.95</text:p>
          </table:table-cell>
          <table:table-cell table:style-name="ce10" table:formula="of:=2*[.O20]*[.Q20]*[.$B$3]/[.G20]" office:value-type="float" office:value="0.00972382497702289" calcext:value-type="float">
            <text:p>0.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.0005</text:p>
          </table:table-cell>
          <table:table-cell table:style-name="ce9" table:formula="of:=[.L20]-[.S20]" office:value-type="float" office:value="269.990276175023" calcext:value-type="float">
            <text:p>269.99</text:p>
          </table:table-cell>
          <table:table-cell table:style-name="ce9"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.11</text:p>
          </table:table-cell>
          <table:table-cell table:style-name="ce12" table:formula="of:=[.P20]/[.G20]" office:value-type="float" office:value="1.02130615583515" calcext:value-type="float">
            <text:p>1.02</text:p>
          </table:table-cell>
          <table:table-cell table:style-name="ce12" table:formula="of:=[.Q20]/[.G20]" office:value-type="float" office:value="26.8916707954858" calcext:value-type="float">
            <text:p>26.89</text:p>
          </table:table-cell>
          <table:table-cell table:style-name="ce12" table:formula="of:=[.R20]/[.G20]" office:value-type="float" office:value="0.898271861742783" calcext:value-type="float">
            <text:p>0.90</text:p>
          </table:table-cell>
          <table:table-cell table:style-name="ce13" table:formula="of:=[.S20]/[.G20]" office:value-type="float" office:value="0.000324127499234096" calcext:value-type="float">
            <text:p>3.24E-04</text:p>
          </table:table-cell>
          <table:table-cell table:style-name="ce13" table:formula="of:=[.T20]/[.G20]" office:value-type="float" office:value="0.0000174871145585446" calcext:value-type="float">
            <text:p>1.75E-05</text:p>
          </table:table-cell>
          <table:table-cell table:style-name="ce12" table:formula="of:=[.U20]/[.G20]" office:value-type="float" office:value="8.99967587250077" calcext:value-type="float">
            <text:p>9.00</text:p>
          </table:table-cell>
          <table:table-cell table:style-name="ce12" table:formula="of:=[.V20]/[.G20]" office:value-type="float" office:value="0.547722557784321" calcext:value-type="float">
            <text:p>0.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.679</text:p>
          </table:table-cell>
          <table:table-cell table:style-name="ce27" table:formula="of:=([.F20]-[.$AG$5])^3" office:value-type="float" office:value="-7.05592693073385" calcext:value-type="float">
            <text:p>-7.056</text:p>
          </table:table-cell>
          <table:table-cell table:style-name="ce27" table:formula="of:=([.F20]-[.$AG$5])^4" office:value-type="float" office:value="13.5333537158942" calcext:value-type="float">
            <text:p>13.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.26</text:p>
          </table:table-cell>
          <table:table-cell/>
          <table:table-cell table:style-name="ce9" table:formula="of:=[.H21]*[.$B$4]" office:value-type="float" office:value="764.197264352843" calcext:value-type="float">
            <text:p>764.20</text:p>
          </table:table-cell>
          <table:table-cell table:style-name="ce9" table:formula="of:=SQRT([.I21]^2*[.$B$4]^2 + [.$C$4]^2*[.H21]^2)" office:value-type="float" office:value="31.9159987826728" calcext:value-type="float">
            <text:p>31.92</text:p>
          </table:table-cell>
          <table:table-cell table:style-name="ce9" table:formula="of:=[.J21]*[.$B$5]" office:value-type="float" office:value="813.374896779521" calcext:value-type="float">
            <text:p>813.37</text:p>
          </table:table-cell>
          <table:table-cell table:style-name="ce9" table:formula="of:=SQRT([.K21]^2*[.$B$5]^2+[.$C$5]^2*[.J21]^2)" office:value-type="float" office:value="27.0788168315215" calcext:value-type="float">
            <text:p>27.08</text:p>
          </table:table-cell>
          <table:table-cell table:style-name="ce10" table:formula="of:=2*[.O21]*[.Q21]*[.$B$3]/[.G21]" office:value-type="float" office:value="0.0103596478502031" calcext:value-type="float">
            <text:p>0.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.0006</text:p>
          </table:table-cell>
          <table:table-cell table:style-name="ce9" table:formula="of:=[.L21]-[.S21]" office:value-type="float" office:value="232.98964035215" calcext:value-type="float">
            <text:p>232.99</text:p>
          </table:table-cell>
          <table:table-cell table:style-name="ce9"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.47</text:p>
          </table:table-cell>
          <table:table-cell table:style-name="ce12" table:formula="of:=[.P21]/[.G21]" office:value-type="float" office:value="1.06386662608909" calcext:value-type="float">
            <text:p>1.06</text:p>
          </table:table-cell>
          <table:table-cell table:style-name="ce12" table:formula="of:=[.Q21]/[.G21]" office:value-type="float" office:value="27.1124965593174" calcext:value-type="float">
            <text:p>27.11</text:p>
          </table:table-cell>
          <table:table-cell table:style-name="ce12" table:formula="of:=[.R21]/[.G21]" office:value-type="float" office:value="0.902627227717383" calcext:value-type="float">
            <text:p>0.90</text:p>
          </table:table-cell>
          <table:table-cell table:style-name="ce13" table:formula="of:=[.S21]/[.G21]" office:value-type="float" office:value="0.00034532159500677" calcext:value-type="float">
            <text:p>3.45E-04</text:p>
          </table:table-cell>
          <table:table-cell table:style-name="ce13" table:formula="of:=[.T21]/[.G21]" office:value-type="float" office:value="0.0000184435066165708" calcext:value-type="float">
            <text:p>1.84E-05</text:p>
          </table:table-cell>
          <table:table-cell table:style-name="ce12" table:formula="of:=[.U21]/[.G21]" office:value-type="float" office:value="7.76632134507166" calcext:value-type="float">
            <text:p>7.77</text:p>
          </table:table-cell>
          <table:table-cell table:style-name="ce12" table:formula="of:=[.V21]/[.G21]" office:value-type="float" office:value="0.508811251083397" calcext:value-type="float">
            <text:p>0.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.515</text:p>
          </table:table-cell>
          <table:table-cell table:style-name="ce27" table:formula="of:=([.F21]-[.$AG$5])^3" office:value-type="float" office:value="-24.8462754773273" calcext:value-type="float">
            <text:p>-24.846</text:p>
          </table:table-cell>
          <table:table-cell table:style-name="ce27" table:formula="of:=([.F21]-[.$AG$5])^4" office:value-type="float" office:value="72.5017341942513" calcext:value-type="float">
            <text:p>72.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.07</text:p>
          </table:table-cell>
          <table:table-cell/>
          <table:table-cell table:style-name="ce9" table:formula="of:=[.H22]*[.$B$4]" office:value-type="float" office:value="727.969665953289" calcext:value-type="float">
            <text:p>727.97</text:p>
          </table:table-cell>
          <table:table-cell table:style-name="ce9" table:formula="of:=SQRT([.I22]^2*[.$B$4]^2 + [.$C$4]^2*[.H22]^2)" office:value-type="float" office:value="30.7884825573687" calcext:value-type="float">
            <text:p>30.79</text:p>
          </table:table-cell>
          <table:table-cell table:style-name="ce9" table:formula="of:=[.J22]*[.$B$5]" office:value-type="float" office:value="901.705202312139" calcext:value-type="float">
            <text:p>901.71</text:p>
          </table:table-cell>
          <table:table-cell table:style-name="ce9" table:formula="of:=SQRT([.K22]^2*[.$B$5]^2+[.$C$5]^2*[.J22]^2)" office:value-type="float" office:value="28.7939404352121" calcext:value-type="float">
            <text:p>28.79</text:p>
          </table:table-cell>
          <table:table-cell table:style-name="ce10" table:formula="of:=2*[.O22]*[.Q22]*[.$B$3]/[.G22]" office:value-type="float" office:value="0.0109402339152585" calcext:value-type="float">
            <text:p>0.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.0006</text:p>
          </table:table-cell>
          <table:table-cell table:style-name="ce9" table:formula="of:=[.L22]-[.S22]" office:value-type="float" office:value="226.989059766085" calcext:value-type="float">
            <text:p>226.99</text:p>
          </table:table-cell>
          <table:table-cell table:style-name="ce9"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.27</text:p>
          </table:table-cell>
          <table:table-cell table:style-name="ce12" table:formula="of:=[.P22]/[.G22]" office:value-type="float" office:value="1.02628275191229" calcext:value-type="float">
            <text:p>1.03</text:p>
          </table:table-cell>
          <table:table-cell table:style-name="ce12" table:formula="of:=[.Q22]/[.G22]" office:value-type="float" office:value="30.0568400770713" calcext:value-type="float">
            <text:p>30.06</text:p>
          </table:table-cell>
          <table:table-cell table:style-name="ce12" table:formula="of:=[.R22]/[.G22]" office:value-type="float" office:value="0.959798014507072" calcext:value-type="float">
            <text:p>0.96</text:p>
          </table:table-cell>
          <table:table-cell table:style-name="ce13" table:formula="of:=[.S22]/[.G22]" office:value-type="float" office:value="0.00036467446384195" calcext:value-type="float">
            <text:p>3.65E-04</text:p>
          </table:table-cell>
          <table:table-cell table:style-name="ce13" table:formula="of:=[.T22]/[.G22]" office:value-type="float" office:value="0.0000193258644917423" calcext:value-type="float">
            <text:p>1.93E-05</text:p>
          </table:table-cell>
          <table:table-cell table:style-name="ce12" table:formula="of:=[.U22]/[.G22]" office:value-type="float" office:value="7.56630199220283" calcext:value-type="float">
            <text:p>7.57</text:p>
          </table:table-cell>
          <table:table-cell table:style-name="ce12" table:formula="of:=[.V22]/[.G22]" office:value-type="float" office:value="0.502217306149152" calcext:value-type="float">
            <text:p>0.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.351</text:p>
          </table:table-cell>
          <table:table-cell table:style-name="ce27" table:formula="of:=([.F22]-[.$AG$5])^3" office:value-type="float" office:value="-60.1446970372166" calcext:value-type="float">
            <text:p>-60.145</text:p>
          </table:table-cell>
          <table:table-cell table:style-name="ce27" table:formula="of:=([.F22]-[.$AG$5])^4" office:value-type="float" office:value="235.647654885574" calcext:value-type="float">
            <text:p>235.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.81</text:p>
          </table:table-cell>
          <table:table-cell/>
          <table:table-cell table:style-name="ce9" table:formula="of:=[.H23]*[.$B$4]" office:value-type="float" office:value="734.121522285289" calcext:value-type="float">
            <text:p>734.12</text:p>
          </table:table-cell>
          <table:table-cell table:style-name="ce9" table:formula="of:=SQRT([.I23]^2*[.$B$4]^2 + [.$C$4]^2*[.H23]^2)" office:value-type="float" office:value="30.9803025231567" calcext:value-type="float">
            <text:p>30.98</text:p>
          </table:table-cell>
          <table:table-cell table:style-name="ce9" table:formula="of:=[.J23]*[.$B$5]" office:value-type="float" office:value="811.902725020644" calcext:value-type="float">
            <text:p>811.90</text:p>
          </table:table-cell>
          <table:table-cell table:style-name="ce9" table:formula="of:=SQRT([.K23]^2*[.$B$5]^2+[.$C$5]^2*[.J23]^2)" office:value-type="float" office:value="27.0498070855956" calcext:value-type="float">
            <text:p>27.05</text:p>
          </table:table-cell>
          <table:table-cell table:style-name="ce10" table:formula="of:=2*[.O23]*[.Q23]*[.$B$3]/[.G23]" office:value-type="float" office:value="0.0099339210739955" calcext:value-type="float">
            <text:p>0.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.0005</text:p>
          </table:table-cell>
          <table:table-cell table:style-name="ce9" table:formula="of:=[.L23]-[.S23]" office:value-type="float" office:value="163.990066078926" calcext:value-type="float">
            <text:p>163.99</text:p>
          </table:table-cell>
          <table:table-cell table:style-name="ce9"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.47</text:p>
          </table:table-cell>
          <table:table-cell table:style-name="ce12" table:formula="of:=[.P23]/[.G23]" office:value-type="float" office:value="1.03267675077189" calcext:value-type="float">
            <text:p>1.03</text:p>
          </table:table-cell>
          <table:table-cell table:style-name="ce12" table:formula="of:=[.Q23]/[.G23]" office:value-type="float" office:value="27.0634241673548" calcext:value-type="float">
            <text:p>27.06</text:p>
          </table:table-cell>
          <table:table-cell table:style-name="ce12" table:formula="of:=[.R23]/[.G23]" office:value-type="float" office:value="0.901660236186519" calcext:value-type="float">
            <text:p>0.90</text:p>
          </table:table-cell>
          <table:table-cell table:style-name="ce13" table:formula="of:=[.S23]/[.G23]" office:value-type="float" office:value="0.000331130702466516" calcext:value-type="float">
            <text:p>3.31E-04</text:p>
          </table:table-cell>
          <table:table-cell table:style-name="ce13" table:formula="of:=[.T23]/[.G23]" office:value-type="float" office:value="0.000017803861409128" calcext:value-type="float">
            <text:p>1.78E-05</text:p>
          </table:table-cell>
          <table:table-cell table:style-name="ce12" table:formula="of:=[.U23]/[.G23]" office:value-type="float" office:value="5.4663355359642" calcext:value-type="float">
            <text:p>5.47</text:p>
          </table:table-cell>
          <table:table-cell table:style-name="ce12" table:formula="of:=[.V23]/[.G23]" office:value-type="float" office:value="0.426874949533467" calcext:value-type="float">
            <text:p>0.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.187</text:p>
          </table:table-cell>
          <table:table-cell table:style-name="ce27" table:formula="of:=([.F23]-[.$AG$5])^3" office:value-type="float" office:value="-118.951191610402" calcext:value-type="float">
            <text:p>-118.951</text:p>
          </table:table-cell>
          <table:table-cell table:style-name="ce27" table:formula="of:=([.F23]-[.$AG$5])^4" office:value-type="float" office:value="585.003407843046" calcext:value-type="float">
            <text:p>585.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.04</text:p>
          </table:table-cell>
          <table:table-cell/>
          <table:table-cell table:style-name="ce9" table:formula="of:=[.H24]*[.$B$4]" office:value-type="float" office:value="799.057783567507" calcext:value-type="float">
            <text:p>799.06</text:p>
          </table:table-cell>
          <table:table-cell table:style-name="ce9" table:formula="of:=SQRT([.I24]^2*[.$B$4]^2 + [.$C$4]^2*[.H24]^2)" office:value-type="float" office:value="32.9965039167458" calcext:value-type="float">
            <text:p>33.00</text:p>
          </table:table-cell>
          <table:table-cell table:style-name="ce9" table:formula="of:=[.J24]*[.$B$5]" office:value-type="float" office:value="818.52749793559" calcext:value-type="float">
            <text:p>818.53</text:p>
          </table:table-cell>
          <table:table-cell table:style-name="ce9" table:formula="of:=SQRT([.K24]^2*[.$B$5]^2+[.$C$5]^2*[.J24]^2)" office:value-type="float" office:value="27.1802348197399" calcext:value-type="float">
            <text:p>27.18</text:p>
          </table:table-cell>
          <table:table-cell table:style-name="ce10" table:formula="of:=2*[.O24]*[.Q24]*[.$B$3]/[.G24]" office:value-type="float" office:value="0.0109008461381578" calcext:value-type="float">
            <text:p>0.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.0006</text:p>
          </table:table-cell>
          <table:table-cell table:style-name="ce9" table:formula="of:=[.L24]-[.S24]" office:value-type="float" office:value="144.989099153862" calcext:value-type="float">
            <text:p>144.99</text:p>
          </table:table-cell>
          <table:table-cell table:style-name="ce9"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.64</text:p>
          </table:table-cell>
          <table:table-cell table:style-name="ce12" table:formula="of:=[.P24]/[.G24]" office:value-type="float" office:value="1.09988346389153" calcext:value-type="float">
            <text:p>1.10</text:p>
          </table:table-cell>
          <table:table-cell table:style-name="ce12" table:formula="of:=[.Q24]/[.G24]" office:value-type="float" office:value="27.2842499311863" calcext:value-type="float">
            <text:p>27.28</text:p>
          </table:table-cell>
          <table:table-cell table:style-name="ce12" table:formula="of:=[.R24]/[.G24]" office:value-type="float" office:value="0.906007827324663" calcext:value-type="float">
            <text:p>0.91</text:p>
          </table:table-cell>
          <table:table-cell table:style-name="ce13" table:formula="of:=[.S24]/[.G24]" office:value-type="float" office:value="0.000363361537938595" calcext:value-type="float">
            <text:p>3.63E-04</text:p>
          </table:table-cell>
          <table:table-cell table:style-name="ce13" table:formula="of:=[.T24]/[.G24]" office:value-type="float" office:value="0.0000192542939291013" calcext:value-type="float">
            <text:p>1.93E-05</text:p>
          </table:table-cell>
          <table:table-cell table:style-name="ce12" table:formula="of:=[.U24]/[.G24]" office:value-type="float" office:value="4.83296997179539" calcext:value-type="float">
            <text:p>4.83</text:p>
          </table:table-cell>
          <table:table-cell table:style-name="ce12" table:formula="of:=[.V24]/[.G24]" office:value-type="float" office:value="0.401386486421552" calcext:value-type="float">
            <text:p>0.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.023</text:p>
          </table:table-cell>
          <table:table-cell table:style-name="ce27" table:formula="of:=([.F24]-[.$AG$5])^3" office:value-type="float" office:value="-207.265759196883" calcext:value-type="float">
            <text:p>-207.266</text:p>
          </table:table-cell>
          <table:table-cell table:style-name="ce27" table:formula="of:=([.F24]-[.$AG$5])^4" office:value-type="float" office:value="1226.60128511985" calcext:value-type="float">
            <text:p>1226.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.49</text:p>
          </table:table-cell>
          <table:table-cell/>
          <table:table-cell table:style-name="ce9" table:formula="of:=[.H25]*[.$B$4]" office:value-type="float" office:value="740.273378617289" calcext:value-type="float">
            <text:p>740.27</text:p>
          </table:table-cell>
          <table:table-cell table:style-name="ce9" table:formula="of:=SQRT([.I25]^2*[.$B$4]^2 + [.$C$4]^2*[.H25]^2)" office:value-type="float" office:value="31.1719738132684" calcext:value-type="float">
            <text:p>31.17</text:p>
          </table:table-cell>
          <table:table-cell table:style-name="ce9" table:formula="of:=[.J25]*[.$B$5]" office:value-type="float" office:value="855.331791907515" calcext:value-type="float">
            <text:p>855.33</text:p>
          </table:table-cell>
          <table:table-cell table:style-name="ce9" table:formula="of:=SQRT([.K25]^2*[.$B$5]^2+[.$C$5]^2*[.J25]^2)" office:value-type="float" office:value="27.8995563191466" calcext:value-type="float">
            <text:p>27.90</text:p>
          </table:table-cell>
          <table:table-cell table:style-name="ce10" table:formula="of:=2*[.O25]*[.Q25]*[.$B$3]/[.G25]" office:value-type="float" office:value="0.0105529892572359" calcext:value-type="float">
            <text:p>0.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.0006</text:p>
          </table:table-cell>
          <table:table-cell table:style-name="ce9" table:formula="of:=[.L25]-[.S25]" office:value-type="float" office:value="109.989447010743" calcext:value-type="float">
            <text:p>109.99</text:p>
          </table:table-cell>
          <table:table-cell table:style-name="ce9"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.68</text:p>
          </table:table-cell>
          <table:table-cell table:style-name="ce12" table:formula="of:=[.P25]/[.G25]" office:value-type="float" office:value="1.03906579377561" calcext:value-type="float">
            <text:p>1.04</text:p>
          </table:table-cell>
          <table:table-cell table:style-name="ce12" table:formula="of:=[.Q25]/[.G25]" office:value-type="float" office:value="28.5110597302505" calcext:value-type="float">
            <text:p>28.51</text:p>
          </table:table-cell>
          <table:table-cell table:style-name="ce12" table:formula="of:=[.R25]/[.G25]" office:value-type="float" office:value="0.92998521063822" calcext:value-type="float">
            <text:p>0.93</text:p>
          </table:table-cell>
          <table:table-cell table:style-name="ce13" table:formula="of:=[.S25]/[.G25]" office:value-type="float" office:value="0.000351766308574531" calcext:value-type="float">
            <text:p>3.52E-04</text:p>
          </table:table-cell>
          <table:table-cell table:style-name="ce13" table:formula="of:=[.T25]/[.G25]" office:value-type="float" office:value="0.0000187366518002889" calcext:value-type="float">
            <text:p>1.87E-05</text:p>
          </table:table-cell>
          <table:table-cell table:style-name="ce12" table:formula="of:=[.U25]/[.G25]" office:value-type="float" office:value="3.66631490035809" calcext:value-type="float">
            <text:p>3.67</text:p>
          </table:table-cell>
          <table:table-cell table:style-name="ce12" table:formula="of:=[.V25]/[.G25]" office:value-type="float" office:value="0.349602949892137" calcext:value-type="float">
            <text:p>0.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.859</text:p>
          </table:table-cell>
          <table:table-cell table:style-name="ce27" table:formula="of:=([.F25]-[.$AG$5])^3" office:value-type="float" office:value="-331.088399796659" calcext:value-type="float">
            <text:p>-331.088</text:p>
          </table:table-cell>
          <table:table-cell table:style-name="ce27" table:formula="of:=([.F25]-[.$AG$5])^4" office:value-type="float" office:value="2290.47357876917" calcext:value-type="float">
            <text:p>2290.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.54</text:p>
          </table:table-cell>
          <table:table-cell/>
          <table:table-cell table:style-name="ce9" table:formula="of:=[.H26]*[.$B$4]" office:value-type="float" office:value="726.6025867684" calcext:value-type="float">
            <text:p>726.60</text:p>
          </table:table-cell>
          <table:table-cell table:style-name="ce9" table:formula="of:=SQRT([.I26]^2*[.$B$4]^2 + [.$C$4]^2*[.H26]^2)" office:value-type="float" office:value="30.7458354278973" calcext:value-type="float">
            <text:p>30.75</text:p>
          </table:table-cell>
          <table:table-cell table:style-name="ce9" table:formula="of:=[.J26]*[.$B$5]" office:value-type="float" office:value="816.319240297275" calcext:value-type="float">
            <text:p>816.32</text:p>
          </table:table-cell>
          <table:table-cell table:style-name="ce9" table:formula="of:=SQRT([.K26]^2*[.$B$5]^2+[.$C$5]^2*[.J26]^2)" office:value-type="float" office:value="27.136792015345" calcext:value-type="float">
            <text:p>27.14</text:p>
          </table:table-cell>
          <table:table-cell table:style-name="ce10" table:formula="of:=2*[.O26]*[.Q26]*[.$B$3]/[.G26]" office:value-type="float" office:value="0.00988566119381359" calcext:value-type="float">
            <text:p>0.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.0005</text:p>
          </table:table-cell>
          <table:table-cell table:style-name="ce9" table:formula="of:=[.L26]-[.S26]" office:value-type="float" office:value="90.9901143388062" calcext:value-type="float">
            <text:p>90.99</text:p>
          </table:table-cell>
          <table:table-cell table:style-name="ce9"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.22</text:p>
          </table:table-cell>
          <table:table-cell table:style-name="ce12" table:formula="of:=[.P26]/[.G26]" office:value-type="float" office:value="1.02486118092991" calcext:value-type="float">
            <text:p>1.02</text:p>
          </table:table-cell>
          <table:table-cell table:style-name="ce12" table:formula="of:=[.Q26]/[.G26]" office:value-type="float" office:value="27.2106413432425" calcext:value-type="float">
            <text:p>27.21</text:p>
          </table:table-cell>
          <table:table-cell table:style-name="ce12" table:formula="of:=[.R26]/[.G26]" office:value-type="float" office:value="0.904559733844834" calcext:value-type="float">
            <text:p>0.90</text:p>
          </table:table-cell>
          <table:table-cell table:style-name="ce13" table:formula="of:=[.S26]/[.G26]" office:value-type="float" office:value="0.000329522039793786" calcext:value-type="float">
            <text:p>3.30E-04</text:p>
          </table:table-cell>
          <table:table-cell table:style-name="ce13" table:formula="of:=[.T26]/[.G26]" office:value-type="float" office:value="0.0000177318572021565" calcext:value-type="float">
            <text:p>1.77E-05</text:p>
          </table:table-cell>
          <table:table-cell table:style-name="ce12" table:formula="of:=[.U26]/[.G26]" office:value-type="float" office:value="3.03300381129354" calcext:value-type="float">
            <text:p>3.03</text:p>
          </table:table-cell>
          <table:table-cell table:style-name="ce12" table:formula="of:=[.V26]/[.G26]" office:value-type="float" office:value="0.317979734300049" calcext:value-type="float">
            <text:p>0.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.695</text:p>
          </table:table-cell>
          <table:table-cell table:style-name="ce27" table:formula="of:=([.F26]-[.$AG$5])^3" office:value-type="float" office:value="-496.419113409732" calcext:value-type="float">
            <text:p>-496.419</text:p>
          </table:table-cell>
          <table:table-cell table:style-name="ce27" table:formula="of:=([.F26]-[.$AG$5])^4" office:value-type="float" office:value="3930.65258084418" calcext:value-type="float">
            <text:p>3930.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.07</text:p>
          </table:table-cell>
          <table:table-cell/>
          <table:table-cell table:style-name="ce9" table:formula="of:=[.H27]*[.$B$4]" office:value-type="float" office:value="742.323997394622" calcext:value-type="float">
            <text:p>742.32</text:p>
          </table:table-cell>
          <table:table-cell table:style-name="ce9" table:formula="of:=SQRT([.I27]^2*[.$B$4]^2 + [.$C$4]^2*[.H27]^2)" office:value-type="float" office:value="31.2358316773788" calcext:value-type="float">
            <text:p>31.24</text:p>
          </table:table-cell>
          <table:table-cell table:style-name="ce9" table:formula="of:=[.J27]*[.$B$5]" office:value-type="float" office:value="819.263583815029" calcext:value-type="float">
            <text:p>819.26</text:p>
          </table:table-cell>
          <table:table-cell table:style-name="ce9" table:formula="of:=SQRT([.K27]^2*[.$B$5]^2+[.$C$5]^2*[.J27]^2)" office:value-type="float" office:value="27.1947084366184" calcext:value-type="float">
            <text:p>27.19</text:p>
          </table:table-cell>
          <table:table-cell table:style-name="ce10" table:formula="of:=2*[.O27]*[.Q27]*[.$B$3]/[.G27]" office:value-type="float" office:value="0.0101359836409569" calcext:value-type="float">
            <text:p>0.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.0005</text:p>
          </table:table-cell>
          <table:table-cell table:style-name="ce9" table:formula="of:=[.L27]-[.S27]" office:value-type="float" office:value="49.989864016359" calcext:value-type="float">
            <text:p>49.99</text:p>
          </table:table-cell>
          <table:table-cell table:style-name="ce9"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.74</text:p>
          </table:table-cell>
          <table:table-cell table:style-name="ce12" table:formula="of:=[.P27]/[.G27]" office:value-type="float" office:value="1.04119438924596" calcext:value-type="float">
            <text:p>1.04</text:p>
          </table:table-cell>
          <table:table-cell table:style-name="ce12" table:formula="of:=[.Q27]/[.G27]" office:value-type="float" office:value="27.3087861271676" calcext:value-type="float">
            <text:p>27.31</text:p>
          </table:table-cell>
          <table:table-cell table:style-name="ce12" table:formula="of:=[.R27]/[.G27]" office:value-type="float" office:value="0.906490281220614" calcext:value-type="float">
            <text:p>0.91</text:p>
          </table:table-cell>
          <table:table-cell table:style-name="ce13" table:formula="of:=[.S27]/[.G27]" office:value-type="float" office:value="0.000337866121365231" calcext:value-type="float">
            <text:p>3.38E-04</text:p>
          </table:table-cell>
          <table:table-cell table:style-name="ce13" table:formula="of:=[.T27]/[.G27]" office:value-type="float" office:value="0.000018107992067382" calcext:value-type="float">
            <text:p>1.81E-05</text:p>
          </table:table-cell>
          <table:table-cell table:style-name="ce12" table:formula="of:=[.U27]/[.G27]" office:value-type="float" office:value="1.6663288005453" calcext:value-type="float">
            <text:p>1.67</text:p>
          </table:table-cell>
          <table:table-cell table:style-name="ce12" table:formula="of:=[.V27]/[.G27]" office:value-type="float" office:value="0.235702261091095" calcext:value-type="float">
            <text:p>0.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.531</text:p>
          </table:table-cell>
          <table:table-cell table:style-name="ce27" table:formula="of:=([.F27]-[.$AG$5])^3" office:value-type="float" office:value="-709.2579000361" calcext:value-type="float">
            <text:p>-709.258</text:p>
          </table:table-cell>
          <table:table-cell table:style-name="ce27" table:formula="of:=([.F27]-[.$AG$5])^4" office:value-type="float" office:value="6325.17058339808" calcext:value-type="float">
            <text:p>6325.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.56</text:p>
          </table:table-cell>
          <table:table-cell/>
          <table:table-cell table:style-name="ce9" table:formula="of:=[.H28]*[.$B$4]" office:value-type="float" office:value="763.513724760398" calcext:value-type="float">
            <text:p>763.51</text:p>
          </table:table-cell>
          <table:table-cell table:style-name="ce9" table:formula="of:=SQRT([.I28]^2*[.$B$4]^2 + [.$C$4]^2*[.H28]^2)" office:value-type="float" office:value="31.8947701641762" calcext:value-type="float">
            <text:p>31.89</text:p>
          </table:table-cell>
          <table:table-cell table:style-name="ce9" table:formula="of:=[.J28]*[.$B$5]" office:value-type="float" office:value="794.236663914121" calcext:value-type="float">
            <text:p>794.24</text:p>
          </table:table-cell>
          <table:table-cell table:style-name="ce9" table:formula="of:=SQRT([.K28]^2*[.$B$5]^2+[.$C$5]^2*[.J28]^2)" office:value-type="float" office:value="26.7005193272354" calcext:value-type="float">
            <text:p>26.70</text:p>
          </table:table-cell>
          <table:table-cell table:style-name="ce10" table:formula="of:=2*[.O28]*[.Q28]*[.$B$3]/[.G28]" office:value-type="float" office:value="0.0101068432267724" calcext:value-type="float">
            <text:p>0.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.0005</text:p>
          </table:table-cell>
          <table:table-cell table:style-name="ce9" table:formula="of:=[.L28]-[.S28]" office:value-type="float" office:value="42.9898931567732" calcext:value-type="float">
            <text:p>42.99</text:p>
          </table:table-cell>
          <table:table-cell table:style-name="ce9"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.45</text:p>
          </table:table-cell>
          <table:table-cell table:style-name="ce12" table:formula="of:=[.P28]/[.G28]" office:value-type="float" office:value="1.06315900547254" calcext:value-type="float">
            <text:p>1.06</text:p>
          </table:table-cell>
          <table:table-cell table:style-name="ce12" table:formula="of:=[.Q28]/[.G28]" office:value-type="float" office:value="26.474555463804" calcext:value-type="float">
            <text:p>26.47</text:p>
          </table:table-cell>
          <table:table-cell table:style-name="ce12" table:formula="of:=[.R28]/[.G28]" office:value-type="float" office:value="0.890017310907846" calcext:value-type="float">
            <text:p>0.89</text:p>
          </table:table-cell>
          <table:table-cell table:style-name="ce13" table:formula="of:=[.S28]/[.G28]" office:value-type="float" office:value="0.000336894774225746" calcext:value-type="float">
            <text:p>3.37E-04</text:p>
          </table:table-cell>
          <table:table-cell table:style-name="ce13" table:formula="of:=[.T28]/[.G28]" office:value-type="float" office:value="0.0000180645934034668" calcext:value-type="float">
            <text:p>1.81E-05</text:p>
          </table:table-cell>
          <table:table-cell table:style-name="ce12" table:formula="of:=[.U28]/[.G28]" office:value-type="float" office:value="1.43299643855911" calcext:value-type="float">
            <text:p>1.43</text:p>
          </table:table-cell>
          <table:table-cell table:style-name="ce12" table:formula="of:=[.V28]/[.G28]" office:value-type="float" office:value="0.218581284889872" calcext:value-type="float">
            <text:p>0.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.367</text:p>
          </table:table-cell>
          <table:table-cell table:style-name="ce27" table:formula="of:=([.F28]-[.$AG$5])^3" office:value-type="float" office:value="-975.604759675764" calcext:value-type="float">
            <text:p>-975.605</text:p>
          </table:table-cell>
          <table:table-cell table:style-name="ce27" table:formula="of:=([.F28]-[.$AG$5])^4" office:value-type="float" office:value="9676.05987848405" calcext:value-type="float">
            <text:p>9676.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.28</text:p>
          </table:table-cell>
          <table:table-cell/>
          <table:table-cell table:style-name="ce9" table:formula="of:=[.H29]*[.$B$4]" office:value-type="float" office:value="5028.11724202103" calcext:value-type="float">
            <text:p>5028.12</text:p>
          </table:table-cell>
          <table:table-cell table:style-name="ce9" table:formula="of:=SQRT([.I29]^2*[.$B$4]^2 + [.$C$4]^2*[.H29]^2)" office:value-type="float" office:value="157.864287609104" calcext:value-type="float">
            <text:p>157.86</text:p>
          </table:table-cell>
          <table:table-cell table:style-name="ce9" table:formula="of:=[.J29]*[.$B$5]" office:value-type="float" office:value="5398.45383980182" calcext:value-type="float">
            <text:p>5398.45</text:p>
          </table:table-cell>
          <table:table-cell table:style-name="ce9" table:formula="of:=SQRT([.K29]^2*[.$B$5]^2+[.$C$5]^2*[.J29]^2)" office:value-type="float" office:value="99.5024815463121" calcext:value-type="float">
            <text:p>99.50</text:p>
          </table:table-cell>
          <table:table-cell table:style-name="ce10" table:formula="of:=2*[.O29]*[.Q29]*[.$B$3]/[.G29]" office:value-type="float" office:value="0.0678601470804054" calcext:value-type="float">
            <text:p>0.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.0025</text:p>
          </table:table-cell>
          <table:table-cell table:style-name="ce9" table:formula="of:=[.L29]-[.S29]" office:value-type="float" office:value="52.9321398529196" calcext:value-type="float">
            <text:p>52.93</text:p>
          </table:table-cell>
          <table:table-cell table:style-name="ce9"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.14</text:p>
          </table:table-cell>
          <table:table-cell table:style-name="ce12" table:formula="of:=[.P29]/[.G29]" office:value-type="float" office:value="0.789321438045519" calcext:value-type="float">
            <text:p>0.79</text:p>
          </table:table-cell>
          <table:table-cell table:style-name="ce12" table:formula="of:=[.Q29]/[.G29]" office:value-type="float" office:value="26.9922691990091" calcext:value-type="float">
            <text:p>26.99</text:p>
          </table:table-cell>
          <table:table-cell table:style-name="ce12" table:formula="of:=[.R29]/[.G29]" office:value-type="float" office:value="0.49751240773156" calcext:value-type="float">
            <text:p>0.50</text:p>
          </table:table-cell>
          <table:table-cell table:style-name="ce13" table:formula="of:=[.S29]/[.G29]" office:value-type="float" office:value="0.000339300735402027" calcext:value-type="float">
            <text:p>3.39E-04</text:p>
          </table:table-cell>
          <table:table-cell table:style-name="ce13" table:formula="of:=[.T29]/[.G29]" office:value-type="float" office:value="0.0000123528488595036" calcext:value-type="float">
            <text:p>1.24E-05</text:p>
          </table:table-cell>
          <table:table-cell table:style-name="ce12" table:formula="of:=[.U29]/[.G29]" office:value-type="float" office:value="0.264660699264598" calcext:value-type="float">
            <text:p>0.26</text:p>
          </table:table-cell>
          <table:table-cell table:style-name="ce12" table:formula="of:=[.V29]/[.G29]" office:value-type="float" office:value="0.0364005515424269" calcext:value-type="float">
            <text:p>0.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.039</text:p>
          </table:table-cell>
          <table:table-cell table:style-name="ce27" table:formula="of:=([.F29]-[.$AG$5])^3" office:value-type="float" office:value="-1692.82269799498" calcext:value-type="float">
            <text:p>-1692.823</text:p>
          </table:table-cell>
          <table:table-cell table:style-name="ce27" table:formula="of:=([.F29]-[.$AG$5])^4" office:value-type="float" office:value="20175.0815144649" calcext:value-type="float">
            <text:p>20175.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.00</text:p>
          </table:table-cell>
          <table:table-cell/>
          <table:table-cell table:style-name="ce9" table:formula="of:=[.H30]*[.$B$4]" office:value-type="float" office:value="5077.33209267703" calcext:value-type="float">
            <text:p>5077.33</text:p>
          </table:table-cell>
          <table:table-cell table:style-name="ce9" table:formula="of:=SQRT([.I30]^2*[.$B$4]^2 + [.$C$4]^2*[.H30]^2)" office:value-type="float" office:value="159.302868132507" calcext:value-type="float">
            <text:p>159.30</text:p>
          </table:table-cell>
          <table:table-cell table:style-name="ce9" table:formula="of:=[.J30]*[.$B$5]" office:value-type="float" office:value="5645.04260941371" calcext:value-type="float">
            <text:p>5645.04</text:p>
          </table:table-cell>
          <table:table-cell table:style-name="ce9" table:formula="of:=SQRT([.K30]^2*[.$B$5]^2+[.$C$5]^2*[.J30]^2)" office:value-type="float" office:value="103.131399088443" calcext:value-type="float">
            <text:p>103.13</text:p>
          </table:table-cell>
          <table:table-cell table:style-name="ce10" table:formula="of:=2*[.O30]*[.Q30]*[.$B$3]/[.G30]" office:value-type="float" office:value="0.0716543900132637" calcext:value-type="float">
            <text:p>0.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.0026</text:p>
          </table:table-cell>
          <table:table-cell table:style-name="ce9" table:formula="of:=[.L30]-[.S30]" office:value-type="float" office:value="8.92834560998674" calcext:value-type="float">
            <text:p>8.93</text:p>
          </table:table-cell>
          <table:table-cell table:style-name="ce9"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.39</text:p>
          </table:table-cell>
          <table:table-cell table:style-name="ce12" table:formula="of:=[.P30]/[.G30]" office:value-type="float" office:value="0.796514340662537" calcext:value-type="float">
            <text:p>0.80</text:p>
          </table:table-cell>
          <table:table-cell table:style-name="ce12" table:formula="of:=[.Q30]/[.G30]" office:value-type="float" office:value="28.2252130470685" calcext:value-type="float">
            <text:p>28.23</text:p>
          </table:table-cell>
          <table:table-cell table:style-name="ce12" table:formula="of:=[.R30]/[.G30]" office:value-type="float" office:value="0.515656995442216" calcext:value-type="float">
            <text:p>0.52</text:p>
          </table:table-cell>
          <table:table-cell table:style-name="ce13" table:formula="of:=[.S30]/[.G30]" office:value-type="float" office:value="0.000358271950066319" calcext:value-type="float">
            <text:p>3.58E-04</text:p>
          </table:table-cell>
          <table:table-cell table:style-name="ce13" table:formula="of:=[.T30]/[.G30]" office:value-type="float" office:value="0.0000130076902901843" calcext:value-type="float">
            <text:p>1.30E-05</text:p>
          </table:table-cell>
          <table:table-cell table:style-name="ce12" table:formula="of:=[.U30]/[.G30]" office:value-type="float" office:value="0.0446417280499337" calcext:value-type="float">
            <text:p>0.04</text:p>
          </table:table-cell>
          <table:table-cell table:style-name="ce12" table:formula="of:=[.V30]/[.G30]" office:value-type="float" office:value="0.0150000056399992" calcext:value-type="float">
            <text:p>0.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.547</text:p>
          </table:table-cell>
          <table:table-cell table:style-name="ce27" table:formula="of:=([.F30]-[.$AG$5])^3" office:value-type="float" office:value="-3319.96015307352" calcext:value-type="float">
            <text:p>-3319.960</text:p>
          </table:table-cell>
          <table:table-cell table:style-name="ce27" table:formula="of:=([.F30]-[.$AG$5])^4" office:value-type="float" office:value="49527.2059637562" calcext:value-type="float">
            <text:p>49527.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.32</text:p>
          </table:table-cell>
          <table:table-cell/>
          <table:table-cell table:style-name="ce9" table:formula="of:=[.H31]*[.$B$4]" office:value-type="float" office:value="4991.20610402903" calcext:value-type="float">
            <text:p>4991.21</text:p>
          </table:table-cell>
          <table:table-cell table:style-name="ce9" table:formula="of:=SQRT([.I31]^2*[.$B$4]^2 + [.$C$4]^2*[.H31]^2)" office:value-type="float" office:value="156.785305127921" calcext:value-type="float">
            <text:p>156.79</text:p>
          </table:table-cell>
          <table:table-cell table:style-name="ce9" table:formula="of:=[.J31]*[.$B$5]" office:value-type="float" office:value="5566.28142031379" calcext:value-type="float">
            <text:p>5566.28</text:p>
          </table:table-cell>
          <table:table-cell table:style-name="ce9" table:formula="of:=SQRT([.K31]^2*[.$B$5]^2+[.$C$5]^2*[.J31]^2)" office:value-type="float" office:value="101.973167503079" calcext:value-type="float">
            <text:p>101.97</text:p>
          </table:table-cell>
          <table:table-cell table:style-name="ce10" table:formula="of:=2*[.O31]*[.Q31]*[.$B$3]/[.G31]" office:value-type="float" office:value="0.069456144504534" calcext:value-type="float">
            <text:p>0.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.0025</text:p>
          </table:table-cell>
          <table:table-cell table:style-name="ce9" table:formula="of:=[.L31]-[.S31]" office:value-type="float" office:value="10.9305438554955" calcext:value-type="float">
            <text:p>10.93</text:p>
          </table:table-cell>
          <table:table-cell table:style-name="ce9"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.96</text:p>
          </table:table-cell>
          <table:table-cell table:style-name="ce12" table:formula="of:=[.P31]/[.G31]" office:value-type="float" office:value="0.783926525639603" calcext:value-type="float">
            <text:p>0.78</text:p>
          </table:table-cell>
          <table:table-cell table:style-name="ce12" table:formula="of:=[.Q31]/[.G31]" office:value-type="float" office:value="27.831407101569" calcext:value-type="float">
            <text:p>27.83</text:p>
          </table:table-cell>
          <table:table-cell table:style-name="ce12" table:formula="of:=[.R31]/[.G31]" office:value-type="float" office:value="0.509865837515396" calcext:value-type="float">
            <text:p>0.51</text:p>
          </table:table-cell>
          <table:table-cell table:style-name="ce13" table:formula="of:=[.S31]/[.G31]" office:value-type="float" office:value="0.00034728072252267" calcext:value-type="float">
            <text:p>3.47E-04</text:p>
          </table:table-cell>
          <table:table-cell table:style-name="ce13" table:formula="of:=[.T31]/[.G31]" office:value-type="float" office:value="0.0000126285530816485" calcext:value-type="float">
            <text:p>1.26E-05</text:p>
          </table:table-cell>
          <table:table-cell table:style-name="ce12" table:formula="of:=[.U31]/[.G31]" office:value-type="float" office:value="0.0546527192774773" calcext:value-type="float">
            <text:p>0.05</text:p>
          </table:table-cell>
          <table:table-cell table:style-name="ce12" table:formula="of:=[.V31]/[.G31]" office:value-type="float" office:value="0.0165831287602899" calcext:value-type="float">
            <text:p>0.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.727</text:p>
          </table:table-cell>
          <table:table-cell table:style-name="ce27" table:formula="of:=([.F31]-[.$AG$5])^3" office:value-type="float" office:value="-7902.01737180367" calcext:value-type="float">
            <text:p>-7902.017</text:p>
          </table:table-cell>
          <table:table-cell table:style-name="ce27" table:formula="of:=([.F31]-[.$AG$5])^4" office:value-type="float" office:value="157392.478170308" calcext:value-type="float">
            <text:p>157392.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.66</text:p>
          </table:table-cell>
          <table:table-cell table:style-name="ce9" office:value-type="float" office:value="1.06952558592541" calcext:value-type="float">
            <text:p>1.07</text:p>
          </table:table-cell>
          <table:table-cell table:style-name="ce9" office:value-type="float" office:value="27.6522928709056" calcext:value-type="float">
            <text:p>27.65</text:p>
          </table:table-cell>
          <table:table-cell table:style-name="ce9" office:value-type="float" office:value="0.913231951098844" calcext:value-type="float">
            <text:p>0.91</text:p>
          </table:table-cell>
          <table:table-cell table:style-name="ce14" office:value-type="float" office:value="0.000354716967683712" calcext:value-type="float">
            <text:p>3.55E-04</text:p>
          </table:table-cell>
          <table:table-cell table:style-name="ce14" office:value-type="float" office:value="0.0000188653750877358" calcext:value-type="float">
            <text:p>1.89E-05</text:p>
          </table:table-cell>
          <table:table-cell table:style-name="ce9" office:value-type="float" office:value="10.4659616655556" calcext:value-type="float">
            <text:p>10.47</text:p>
          </table:table-cell>
          <table:table-cell table:style-name="ce9" office:value-type="float" office:value="0.590668172302618" calcext:value-type="float">
            <text:p>0.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.52</text:p>
          </table:table-cell>
          <table:table-cell table:style-name="ce9" office:value-type="float" office:value="1.03409696315466" calcext:value-type="float">
            <text:p>1.03</text:p>
          </table:table-cell>
          <table:table-cell table:style-name="ce9" office:value-type="float" office:value="26.8425984035233" calcext:value-type="float">
            <text:p>26.84</text:p>
          </table:table-cell>
          <table:table-cell table:style-name="ce9" office:value-type="float" office:value="0.897302632686706" calcext:value-type="float">
            <text:p>0.90</text:p>
          </table:table-cell>
          <table:table-cell table:style-name="ce14" office:value-type="float" office:value="0.000329040419327216" calcext:value-type="float">
            <text:p>3.29E-04</text:p>
          </table:table-cell>
          <table:table-cell table:style-name="ce14" office:value-type="float" office:value="0.0000177089911457558" calcext:value-type="float">
            <text:p>1.77E-05</text:p>
          </table:table-cell>
          <table:table-cell table:style-name="ce9" office:value-type="float" office:value="9.46601269777778" calcext:value-type="float">
            <text:p>9.47</text:p>
          </table:table-cell>
          <table:table-cell table:style-name="ce9" office:value-type="float" office:value="0.561743318913497" calcext:value-type="float">
            <text:p>0.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8.560132122213" calcext:value-type="float">
            <text:p>28.56</text:p>
          </table:table-cell>
          <table:table-cell table:style-name="ce9" office:value-type="float" office:value="0.930938299666203" calcext:value-type="float">
            <text:p>0.93</text:p>
          </table:table-cell>
          <table:table-cell table:style-name="ce14" office:value-type="float" office:value="0.000349443461170467" calcext:value-type="float">
            <text:p>3.49E-04</text:p>
          </table:table-cell>
          <table:table-cell table:style-name="ce14" office:value-type="float" office:value="0.000018633446384243" calcext:value-type="float">
            <text:p>1.86E-05</text:p>
          </table:table-cell>
          <table:table-cell table:style-name="ce9" office:value-type="float" office:value="9.26597214666667" calcext:value-type="float">
            <text:p>9.27</text:p>
          </table:table-cell>
          <table:table-cell table:style-name="ce9" office:value-type="float" office:value="0.555777734127959" calcext:value-type="float">
            <text:p>0.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table:style-name="ce9" office:value-type="float" office:value="1.0426131542298" calcext:value-type="float">
            <text:p>1.04</text:p>
          </table:table-cell>
          <table:table-cell table:style-name="ce9" office:value-type="float" office:value="26.5481640517479" calcext:value-type="float">
            <text:p>26.55</text:p>
          </table:table-cell>
          <table:table-cell table:style-name="ce9" office:value-type="float" office:value="0.891476666084602" calcext:value-type="float">
            <text:p>0.89</text:p>
          </table:table-cell>
          <table:table-cell table:style-name="ce14" office:value-type="float" office:value="0.000329060545080897" calcext:value-type="float">
            <text:p>3.29E-04</text:p>
          </table:table-cell>
          <table:table-cell table:style-name="ce14" office:value-type="float" office:value="0.0000177097296392859" calcext:value-type="float">
            <text:p>1.77E-05</text:p>
          </table:table-cell>
          <table:table-cell table:style-name="ce9" office:value-type="float" office:value="7.06601265777778" calcext:value-type="float">
            <text:p>7.07</text:p>
          </table:table-cell>
          <table:table-cell table:style-name="ce9" office:value-type="float" office:value="0.485340660097626" calcext:value-type="float">
            <text:p>0.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.61</text:p>
          </table:table-cell>
          <table:table-cell table:style-name="ce9" office:value-type="float" office:value="1.03693665776888" calcext:value-type="float">
            <text:p>1.04</text:p>
          </table:table-cell>
          <table:table-cell table:style-name="ce9" office:value-type="float" office:value="27.5541480869805" calcext:value-type="float">
            <text:p>27.55</text:p>
          </table:table-cell>
          <table:table-cell table:style-name="ce9" office:value-type="float" office:value="0.91130816178348" calcext:value-type="float">
            <text:p>0.91</text:p>
          </table:table-cell>
          <table:table-cell table:style-name="ce14" office:value-type="float" office:value="0.000339018320763492" calcext:value-type="float">
            <text:p>3.39E-04</text:p>
          </table:table-cell>
          <table:table-cell table:style-name="ce14" office:value-type="float" office:value="0.0000181606174012984" calcext:value-type="float">
            <text:p>1.82E-05</text:p>
          </table:table-cell>
          <table:table-cell table:style-name="ce9" office:value-type="float" office:value="6.76599286666667" calcext:value-type="float">
            <text:p>6.77</text:p>
          </table:table-cell>
          <table:table-cell table:style-name="ce9" office:value-type="float" office:value="0.47492689582736" calcext:value-type="float">
            <text:p>0.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.86</text:p>
          </table:table-cell>
          <table:table-cell table:style-name="ce9" office:value-type="float" office:value="1.04474085614449" calcext:value-type="float">
            <text:p>1.04</text:p>
          </table:table-cell>
          <table:table-cell table:style-name="ce9" office:value-type="float" office:value="27.6768290668869" calcext:value-type="float">
            <text:p>27.68</text:p>
          </table:table-cell>
          <table:table-cell table:style-name="ce9" office:value-type="float" office:value="0.913712600539914" calcext:value-type="float">
            <text:p>0.91</text:p>
          </table:table-cell>
          <table:table-cell table:style-name="ce14" office:value-type="float" office:value="0.000343996090507363" calcext:value-type="float">
            <text:p>3.44E-04</text:p>
          </table:table-cell>
          <table:table-cell table:style-name="ce14" office:value-type="float" office:value="0.0000183845697441308" calcext:value-type="float">
            <text:p>1.84E-05</text:p>
          </table:table-cell>
          <table:table-cell table:style-name="ce9" office:value-type="float" office:value="5.59931630666667" calcext:value-type="float">
            <text:p>5.60</text:p>
          </table:table-cell>
          <table:table-cell table:style-name="ce9" office:value-type="float" office:value="0.432049380869257" calcext:value-type="float">
            <text:p>0.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.43</text:p>
          </table:table-cell>
          <table:table-cell table:style-name="ce9" office:value-type="float" office:value="1.06245132878797" calcext:value-type="float">
            <text:p>1.06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45951642906741" calcext:value-type="float">
            <text:p>3.46E-04</text:p>
          </table:table-cell>
          <table:table-cell table:style-name="ce14" office:value-type="float" office:value="0.0000184717765513843" calcext:value-type="float">
            <text:p>1.85E-05</text:p>
          </table:table-cell>
          <table:table-cell table:style-name="ce9" office:value-type="float" office:value="5.16597908666667" calcext:value-type="float">
            <text:p>5.17</text:p>
          </table:table-cell>
          <table:table-cell table:style-name="ce9" office:value-type="float" office:value="0.414996654290306" calcext:value-type="float">
            <text:p>0.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.82</text:p>
          </table:table-cell>
          <table:table-cell table:style-name="ce9" office:value-type="float" office:value="1.07447428248092" calcext:value-type="float">
            <text:p>1.07</text:p>
          </table:table-cell>
          <table:table-cell table:style-name="ce9" office:value-type="float" office:value="27.603220478943" calcext:value-type="float">
            <text:p>27.60</text:p>
          </table:table-cell>
          <table:table-cell table:style-name="ce9" office:value-type="float" office:value="0.912270295128219" calcext:value-type="float">
            <text:p>0.91</text:p>
          </table:table-cell>
          <table:table-cell table:style-name="ce14" office:value-type="float" office:value="0.00035628873314136" calcext:value-type="float">
            <text:p>3.56E-04</text:p>
          </table:table-cell>
          <table:table-cell table:style-name="ce14" office:value-type="float" office:value="0.0000189358687099952" calcext:value-type="float">
            <text:p>1.89E-05</text:p>
          </table:table-cell>
          <table:table-cell table:style-name="ce9" office:value-type="float" office:value="3.799291875" calcext:value-type="float">
            <text:p>3.80</text:p>
          </table:table-cell>
          <table:table-cell table:style-name="ce9" office:value-type="float" office:value="0.355902609649002" calcext:value-type="float">
            <text:p>0.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.56</text:p>
          </table:table-cell>
          <table:table-cell table:style-name="ce9" office:value-type="float" office:value="1.06669655010662" calcext:value-type="float">
            <text:p>1.07</text:p>
          </table:table-cell>
          <table:table-cell table:style-name="ce9" office:value-type="float" office:value="27.6277566749243" calcext:value-type="float">
            <text:p>27.63</text:p>
          </table:table-cell>
          <table:table-cell table:style-name="ce9" office:value-type="float" office:value="0.912751182690975" calcext:value-type="float">
            <text:p>0.91</text:p>
          </table:table-cell>
          <table:table-cell table:style-name="ce14" office:value-type="float" office:value="0.000353143245555568" calcext:value-type="float">
            <text:p>3.53E-04</text:p>
          </table:table-cell>
          <table:table-cell table:style-name="ce14" office:value-type="float" office:value="0.0000187948009476478" calcext:value-type="float">
            <text:p>1.88E-05</text:p>
          </table:table-cell>
          <table:table-cell table:style-name="ce9" office:value-type="float" office:value="2.49929812666667" calcext:value-type="float">
            <text:p>2.50</text:p>
          </table:table-cell>
          <table:table-cell table:style-name="ce9" office:value-type="float" office:value="0.288675136113062" calcext:value-type="float">
            <text:p>0.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.49</text:p>
          </table:table-cell>
          <table:table-cell table:style-name="ce9" office:value-type="float" office:value="1.03338688749076" calcext:value-type="float">
            <text:p>1.03</text:p>
          </table:table-cell>
          <table:table-cell table:style-name="ce9" office:value-type="float" office:value="28.0939443985687" calcext:value-type="float">
            <text:p>28.09</text:p>
          </table:table-cell>
          <table:table-cell table:style-name="ce9" office:value-type="float" office:value="0.921865619254199" calcext:value-type="float">
            <text:p>0.92</text:p>
          </table:table-cell>
          <table:table-cell table:style-name="ce14" office:value-type="float" office:value="0.000344059542536331" calcext:value-type="float">
            <text:p>3.44E-04</text:p>
          </table:table-cell>
          <table:table-cell table:style-name="ce14" office:value-type="float" office:value="0.0000183895055432552" calcext:value-type="float">
            <text:p>1.84E-05</text:p>
          </table:table-cell>
          <table:table-cell table:style-name="ce9" office:value-type="float" office:value="1.63264951388889" calcext:value-type="float">
            <text:p>1.63</text:p>
          </table:table-cell>
          <table:table-cell table:style-name="ce9" office:value-type="float" office:value="0.23333333514057" calcext:value-type="float">
            <text:p>0.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.95</text:p>
          </table:table-cell>
          <table:table-cell table:style-name="ce9" office:value-type="float" office:value="1.04757696538434" calcext:value-type="float">
            <text:p>1.05</text:p>
          </table:table-cell>
          <table:table-cell table:style-name="ce9" office:value-type="float" office:value="26.302802091935" calcext:value-type="float">
            <text:p>26.30</text:p>
          </table:table-cell>
          <table:table-cell table:style-name="ce9" office:value-type="float" office:value="0.886607640704965" calcext:value-type="float">
            <text:p>0.89</text:p>
          </table:table-cell>
          <table:table-cell table:style-name="ce14" office:value-type="float" office:value="0.000328116870852724" calcext:value-type="float">
            <text:p>3.28E-04</text:p>
          </table:table-cell>
          <table:table-cell table:style-name="ce14" office:value-type="float" office:value="0.0000176673100030052" calcext:value-type="float">
            <text:p>1.77E-05</text:p>
          </table:table-cell>
          <table:table-cell table:style-name="ce9" office:value-type="float" office:value="1.29934786666667" calcext:value-type="float">
            <text:p>1.30</text:p>
          </table:table-cell>
          <table:table-cell table:style-name="ce9" office:value-type="float" office:value="0.208166601832353" calcext:value-type="float">
            <text:p>0.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1393276591625" calcext:value-type="float">
            <text:p>0.14</text:p>
          </table:table-cell>
          <table:table-cell table:style-name="ce9" office:value-type="float" office:value="0.0264575154402996" calcext:value-type="float">
            <text:p>0.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.87</text:p>
          </table:table-cell>
          <table:table-cell table:style-name="ce9" office:value-type="float" office:value="0.781428811345689" calcext:value-type="float">
            <text:p>0.78</text:p>
          </table:table-cell>
          <table:table-cell table:style-name="ce9" office:value-type="float" office:value="26.9996300578035" calcext:value-type="float">
            <text:p>27.00</text:p>
          </table:table-cell>
          <table:table-cell table:style-name="ce9" office:value-type="float" office:value="0.497620853276594" calcext:value-type="float">
            <text:p>0.50</text:p>
          </table:table-cell>
          <table:table-cell table:style-name="ce14" office:value-type="float" office:value="0.000335748338619719" calcext:value-type="float">
            <text:p>3.36E-04</text:p>
          </table:table-cell>
          <table:table-cell table:style-name="ce14" office:value-type="float" office:value="0.0000122301494076636" calcext:value-type="float">
            <text:p>1.22E-05</text:p>
          </table:table-cell>
          <table:table-cell table:style-name="ce9" office:value-type="float" office:value="0.0693326991" calcext:value-type="float">
            <text:p>0.07</text:p>
          </table:table-cell>
          <table:table-cell table:style-name="ce9" office:value-type="float" office:value="0.0187082901915394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0493276591625" calcext:value-type="float">
            <text:p>0.05</text:p>
          </table:table-cell>
          <table:table-cell table:style-name="ce9" office:value-type="float" office:value="0.0158113921990979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.97</text:p>
          </table:table-cell>
          <table:table-cell table:style-name="ce9" office:value-type="float" office:value="1.04828584587764" calcext:value-type="float">
            <text:p>1.05</text:p>
          </table:table-cell>
          <table:table-cell table:style-name="ce9" office:value-type="float" office:value="26.989815579411" calcext:value-type="float">
            <text:p>26.99</text:p>
          </table:table-cell>
          <table:table-cell table:style-name="ce9" office:value-type="float" office:value="0.900208821344548" calcext:value-type="float">
            <text:p>0.90</text:p>
          </table:table-cell>
          <table:table-cell table:style-name="ce14" office:value-type="float" office:value="0.000336994564421083" calcext:value-type="float">
            <text:p>3.37E-04</text:p>
          </table:table-cell>
          <table:table-cell table:style-name="ce14" office:value-type="float" office:value="0.0000180682487246707" calcext:value-type="float">
            <text:p>1.81E-05</text:p>
          </table:table-cell>
          <table:table-cell table:style-name="ce9" office:value-type="float" office:value="10.9326635555556" calcext:value-type="float">
            <text:p>10.93</text:p>
          </table:table-cell>
          <table:table-cell table:style-name="ce9" office:value-type="float" office:value="0.60369234321927" calcext:value-type="float">
            <text:p>0.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.11</text:p>
          </table:table-cell>
          <table:table-cell table:style-name="ce9" office:value-type="float" office:value="1.02130615583515" calcext:value-type="float">
            <text:p>1.02</text:p>
          </table:table-cell>
          <table:table-cell table:style-name="ce9" office:value-type="float" office:value="26.8916707954858" calcext:value-type="float">
            <text:p>26.89</text:p>
          </table:table-cell>
          <table:table-cell table:style-name="ce9" office:value-type="float" office:value="0.898271861742783" calcext:value-type="float">
            <text:p>0.90</text:p>
          </table:table-cell>
          <table:table-cell table:style-name="ce14" office:value-type="float" office:value="0.000324127499234097" calcext:value-type="float">
            <text:p>3.24E-04</text:p>
          </table:table-cell>
          <table:table-cell table:style-name="ce14" office:value-type="float" office:value="0.0000174871145585446" calcext:value-type="float">
            <text:p>1.75E-05</text:p>
          </table:table-cell>
          <table:table-cell table:style-name="ce9" office:value-type="float" office:value="8.99935579555556" calcext:value-type="float">
            <text:p>9.00</text:p>
          </table:table-cell>
          <table:table-cell table:style-name="ce9" office:value-type="float" office:value="0.547722558208896" calcext:value-type="float">
            <text:p>0.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.47</text:p>
          </table:table-cell>
          <table:table-cell table:style-name="ce9" office:value-type="float" office:value="1.06386662608909" calcext:value-type="float">
            <text:p>1.06</text:p>
          </table:table-cell>
          <table:table-cell table:style-name="ce9" office:value-type="float" office:value="27.1124965593174" calcext:value-type="float">
            <text:p>27.11</text:p>
          </table:table-cell>
          <table:table-cell table:style-name="ce9" office:value-type="float" office:value="0.902627227717383" calcext:value-type="float">
            <text:p>0.90</text:p>
          </table:table-cell>
          <table:table-cell table:style-name="ce14" office:value-type="float" office:value="0.00034532159500677" calcext:value-type="float">
            <text:p>3.45E-04</text:p>
          </table:table-cell>
          <table:table-cell table:style-name="ce14" office:value-type="float" office:value="0.0000184435066165709" calcext:value-type="float">
            <text:p>1.84E-05</text:p>
          </table:table-cell>
          <table:table-cell table:style-name="ce9" office:value-type="float" office:value="7.76598033888889" calcext:value-type="float">
            <text:p>7.77</text:p>
          </table:table-cell>
          <table:table-cell table:style-name="ce9" office:value-type="float" office:value="0.508811251582061" calcext:value-type="float">
            <text:p>0.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.27</text:p>
          </table:table-cell>
          <table:table-cell table:style-name="ce9" office:value-type="float" office:value="1.02628275191229" calcext:value-type="float">
            <text:p>1.03</text:p>
          </table:table-cell>
          <table:table-cell table:style-name="ce9" office:value-type="float" office:value="30.0568400770713" calcext:value-type="float">
            <text:p>30.06</text:p>
          </table:table-cell>
          <table:table-cell table:style-name="ce9" office:value-type="float" office:value="0.959798014507072" calcext:value-type="float">
            <text:p>0.96</text:p>
          </table:table-cell>
          <table:table-cell table:style-name="ce14" office:value-type="float" office:value="0.00036467446384195" calcext:value-type="float">
            <text:p>3.65E-04</text:p>
          </table:table-cell>
          <table:table-cell table:style-name="ce14" office:value-type="float" office:value="0.0000193258644917423" calcext:value-type="float">
            <text:p>1.93E-05</text:p>
          </table:table-cell>
          <table:table-cell table:style-name="ce9" office:value-type="float" office:value="7.565941875" calcext:value-type="float">
            <text:p>7.57</text:p>
          </table:table-cell>
          <table:table-cell table:style-name="ce9" office:value-type="float" office:value="0.502217306695337" calcext:value-type="float">
            <text:p>0.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7.0634241673548" calcext:value-type="float">
            <text:p>27.06</text:p>
          </table:table-cell>
          <table:table-cell table:style-name="ce9" office:value-type="float" office:value="0.901660236186519" calcext:value-type="float">
            <text:p>0.90</text:p>
          </table:table-cell>
          <table:table-cell table:style-name="ce14" office:value-type="float" office:value="0.000331130702466516" calcext:value-type="float">
            <text:p>3.31E-04</text:p>
          </table:table-cell>
          <table:table-cell table:style-name="ce14" office:value-type="float" office:value="0.000017803861409128" calcext:value-type="float">
            <text:p>1.78E-05</text:p>
          </table:table-cell>
          <table:table-cell table:style-name="ce9" office:value-type="float" office:value="5.46600854333333" calcext:value-type="float">
            <text:p>5.47</text:p>
          </table:table-cell>
          <table:table-cell table:style-name="ce9" office:value-type="float" office:value="0.426874950094505" calcext:value-type="float">
            <text:p>0.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.64</text:p>
          </table:table-cell>
          <table:table-cell table:style-name="ce9" office:value-type="float" office:value="1.09988346389153" calcext:value-type="float">
            <text:p>1.10</text:p>
          </table:table-cell>
          <table:table-cell table:style-name="ce9" office:value-type="float" office:value="27.2842499311863" calcext:value-type="float">
            <text:p>27.28</text:p>
          </table:table-cell>
          <table:table-cell table:style-name="ce9" office:value-type="float" office:value="0.906007827324663" calcext:value-type="float">
            <text:p>0.91</text:p>
          </table:table-cell>
          <table:table-cell table:style-name="ce14" office:value-type="float" office:value="0.000363361537938594" calcext:value-type="float">
            <text:p>3.63E-04</text:p>
          </table:table-cell>
          <table:table-cell table:style-name="ce14" office:value-type="float" office:value="0.0000192542939291013" calcext:value-type="float">
            <text:p>1.93E-05</text:p>
          </table:table-cell>
          <table:table-cell table:style-name="ce9" office:value-type="float" office:value="4.83261115111111" calcext:value-type="float">
            <text:p>4.83</text:p>
          </table:table-cell>
          <table:table-cell table:style-name="ce9" office:value-type="float" office:value="0.401386487099748" calcext:value-type="float">
            <text:p>0.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.68</text:p>
          </table:table-cell>
          <table:table-cell table:style-name="ce9" office:value-type="float" office:value="1.03906579377561" calcext:value-type="float">
            <text:p>1.04</text:p>
          </table:table-cell>
          <table:table-cell table:style-name="ce9" office:value-type="float" office:value="28.5110597302505" calcext:value-type="float">
            <text:p>28.51</text:p>
          </table:table-cell>
          <table:table-cell table:style-name="ce9" office:value-type="float" office:value="0.92998521063822" calcext:value-type="float">
            <text:p>0.93</text:p>
          </table:table-cell>
          <table:table-cell table:style-name="ce14" office:value-type="float" office:value="0.000351766308574531" calcext:value-type="float">
            <text:p>3.52E-04</text:p>
          </table:table-cell>
          <table:table-cell table:style-name="ce14" office:value-type="float" office:value="0.0000187366518002889" calcext:value-type="float">
            <text:p>1.87E-05</text:p>
          </table:table-cell>
          <table:table-cell table:style-name="ce9" office:value-type="float" office:value="3.66596753" calcext:value-type="float">
            <text:p>3.67</text:p>
          </table:table-cell>
          <table:table-cell table:style-name="ce9" office:value-type="float" office:value="0.349602950637149" calcext:value-type="float">
            <text:p>0.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.22</text:p>
          </table:table-cell>
          <table:table-cell table:style-name="ce9" office:value-type="float" office:value="1.02486118092991" calcext:value-type="float">
            <text:p>1.02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29522039793786" calcext:value-type="float">
            <text:p>3.30E-04</text:p>
          </table:table-cell>
          <table:table-cell table:style-name="ce14" office:value-type="float" office:value="0.0000177318572021565" calcext:value-type="float">
            <text:p>1.77E-05</text:p>
          </table:table-cell>
          <table:table-cell table:style-name="ce9" office:value-type="float" office:value="3.03267840722222" calcext:value-type="float">
            <text:p>3.03</text:p>
          </table:table-cell>
          <table:table-cell table:style-name="ce9" office:value-type="float" office:value="0.317979735048302" calcext:value-type="float">
            <text:p>0.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.74</text:p>
          </table:table-cell>
          <table:table-cell table:style-name="ce9" office:value-type="float" office:value="1.04119438924596" calcext:value-type="float">
            <text:p>1.04</text:p>
          </table:table-cell>
          <table:table-cell table:style-name="ce9" office:value-type="float" office:value="27.3087861271676" calcext:value-type="float">
            <text:p>27.31</text:p>
          </table:table-cell>
          <table:table-cell table:style-name="ce9" office:value-type="float" office:value="0.906490281220614" calcext:value-type="float">
            <text:p>0.91</text:p>
          </table:table-cell>
          <table:table-cell table:style-name="ce14" office:value-type="float" office:value="0.000337866121365231" calcext:value-type="float">
            <text:p>3.38E-04</text:p>
          </table:table-cell>
          <table:table-cell table:style-name="ce14" office:value-type="float" office:value="0.000018107992067382" calcext:value-type="float">
            <text:p>1.81E-05</text:p>
          </table:table-cell>
          <table:table-cell table:style-name="ce9" office:value-type="float" office:value="1.66599515666667" calcext:value-type="float">
            <text:p>1.67</text:p>
          </table:table-cell>
          <table:table-cell table:style-name="ce9" office:value-type="float" office:value="0.235702262135765" calcext:value-type="float">
            <text:p>0.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.45</text:p>
          </table:table-cell>
          <table:table-cell table:style-name="ce9" office:value-type="float" office:value="1.06315900547254" calcext:value-type="float">
            <text:p>1.06</text:p>
          </table:table-cell>
          <table:table-cell table:style-name="ce9" office:value-type="float" office:value="26.474555463804" calcext:value-type="float">
            <text:p>26.47</text:p>
          </table:table-cell>
          <table:table-cell table:style-name="ce9" office:value-type="float" office:value="0.890017310907846" calcext:value-type="float">
            <text:p>0.89</text:p>
          </table:table-cell>
          <table:table-cell table:style-name="ce14" office:value-type="float" office:value="0.000336894774225746" calcext:value-type="float">
            <text:p>3.37E-04</text:p>
          </table:table-cell>
          <table:table-cell table:style-name="ce14" office:value-type="float" office:value="0.0000180645934034668" calcext:value-type="float">
            <text:p>1.81E-05</text:p>
          </table:table-cell>
          <table:table-cell table:style-name="ce9" office:value-type="float" office:value="1.43266375388889" calcext:value-type="float">
            <text:p>1.43</text:p>
          </table:table-cell>
          <table:table-cell table:style-name="ce9" office:value-type="float" office:value="0.218581286012011" calcext:value-type="float">
            <text:p>0.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.14</text:p>
          </table:table-cell>
          <table:table-cell table:style-name="ce9" office:value-type="float" office:value="0.789321438045519" calcext:value-type="float">
            <text:p>0.79</text:p>
          </table:table-cell>
          <table:table-cell table:style-name="ce9" office:value-type="float" office:value="26.9922691990091" calcext:value-type="float">
            <text:p>26.99</text:p>
          </table:table-cell>
          <table:table-cell table:style-name="ce9" office:value-type="float" office:value="0.49751240773156" calcext:value-type="float">
            <text:p>0.50</text:p>
          </table:table-cell>
          <table:table-cell table:style-name="ce14" office:value-type="float" office:value="0.000339300735402027" calcext:value-type="float">
            <text:p>3.39E-04</text:p>
          </table:table-cell>
          <table:table-cell table:style-name="ce14" office:value-type="float" office:value="0.0000123528488595036" calcext:value-type="float">
            <text:p>1.24E-05</text:p>
          </table:table-cell>
          <table:table-cell table:style-name="ce9" office:value-type="float" office:value="0.2643256387" calcext:value-type="float">
            <text:p>0.26</text:p>
          </table:table-cell>
          <table:table-cell table:style-name="ce9" office:value-type="float" office:value="0.0364005511473328" calcext:value-type="float">
            <text:p>0.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.39</text:p>
          </table:table-cell>
          <table:table-cell table:style-name="ce9" office:value-type="float" office:value="0.796514340662537" calcext:value-type="float">
            <text:p>0.80</text:p>
          </table:table-cell>
          <table:table-cell table:style-name="ce9" office:value-type="float" office:value="28.2252130470685" calcext:value-type="float">
            <text:p>28.23</text:p>
          </table:table-cell>
          <table:table-cell table:style-name="ce9" office:value-type="float" office:value="0.515656995442216" calcext:value-type="float">
            <text:p>0.52</text:p>
          </table:table-cell>
          <table:table-cell table:style-name="ce14" office:value-type="float" office:value="0.000358271950066319" calcext:value-type="float">
            <text:p>3.58E-04</text:p>
          </table:table-cell>
          <table:table-cell table:style-name="ce14" office:value-type="float" office:value="0.0000130076902901842" calcext:value-type="float">
            <text:p>1.30E-05</text:p>
          </table:table-cell>
          <table:table-cell table:style-name="ce9" office:value-type="float" office:value="0.04428793335" calcext:value-type="float">
            <text:p>0.04</text:p>
          </table:table-cell>
          <table:table-cell table:style-name="ce9" office:value-type="float" office:value="0.0150000044791953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.96</text:p>
          </table:table-cell>
          <table:table-cell table:style-name="ce9" office:value-type="float" office:value="0.783926525639603" calcext:value-type="float">
            <text:p>0.78</text:p>
          </table:table-cell>
          <table:table-cell table:style-name="ce9" office:value-type="float" office:value="27.831407101569" calcext:value-type="float">
            <text:p>27.83</text:p>
          </table:table-cell>
          <table:table-cell table:style-name="ce9" office:value-type="float" office:value="0.509865837515396" calcext:value-type="float">
            <text:p>0.51</text:p>
          </table:table-cell>
          <table:table-cell table:style-name="ce14" office:value-type="float" office:value="0.00034728072252267" calcext:value-type="float">
            <text:p>3.47E-04</text:p>
          </table:table-cell>
          <table:table-cell table:style-name="ce14" office:value-type="float" office:value="0.0000126285530816486" calcext:value-type="float">
            <text:p>1.26E-05</text:p>
          </table:table-cell>
          <table:table-cell table:style-name="ce9" office:value-type="float" office:value="0.05430977845" calcext:value-type="float">
            <text:p>0.05</text:p>
          </table:table-cell>
          <table:table-cell table:style-name="ce9" office:value-type="float" office:value="0.0165831278184534" calcext:value-type="float">
            <text:p>0.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31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31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31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.3975628479</text:p>
          </table:table-cell>
          <table:table-cell table:style-name="ce31" table:formula="of:=SQRT([.S3]^2/[.L3]^2+([.R3]/[.L3]^2)^2*[.M3]^2)" office:value-type="float" office:value="0.0224261498522911" calcext:value-type="float">
            <text:p>0.0224261499</text:p>
          </table:table-cell>
          <table:table-cell table:style-name="ce31" table:formula="of:=[.R3]/[.J3]" office:value-type="float" office:value="0.414431721782737" calcext:value-type="float">
            <text:p>0.4144317218</text:p>
          </table:table-cell>
          <table:table-cell table:style-name="ce31" table:formula="of:=SQRT([.S3]^2/[.J3]^2+([.R3]/[.J3]^2)^2*[.K3]^2)" office:value-type="float" office:value="0.0255702190934698" calcext:value-type="float">
            <text:p>0.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31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31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31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.3832033629</text:p>
          </table:table-cell>
          <table:table-cell table:style-name="ce31" table:formula="of:=SQRT([.S4]^2/[.L4]^2+([.R4]/[.L4]^2)^2*[.M4]^2)" office:value-type="float" office:value="0.0199758241874314" calcext:value-type="float">
            <text:p>0.0199758242</text:p>
          </table:table-cell>
          <table:table-cell table:style-name="ce31" table:formula="of:=[.R4]/[.J4]" office:value-type="float" office:value="0.414265566494304" calcext:value-type="float">
            <text:p>0.4142655665</text:p>
          </table:table-cell>
          <table:table-cell table:style-name="ce31" table:formula="of:=SQRT([.S4]^2/[.J4]^2+([.R4]/[.J4]^2)^2*[.K4]^2)" office:value-type="float" office:value="0.0240343362292268" calcext:value-type="float">
            <text:p>0.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31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31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31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.4103721923</text:p>
          </table:table-cell>
          <table:table-cell table:style-name="ce31" table:formula="of:=SQRT([.S5]^2/[.L5]^2+([.R5]/[.L5]^2)^2*[.M5]^2)" office:value-type="float" office:value="0.0192237158569349" calcext:value-type="float">
            <text:p>0.0192237159</text:p>
          </table:table-cell>
          <table:table-cell table:style-name="ce31" table:formula="of:=[.R5]/[.J5]" office:value-type="float" office:value="0.429230493874365" calcext:value-type="float">
            <text:p>0.4292304939</text:p>
          </table:table-cell>
          <table:table-cell table:style-name="ce31" table:formula="of:=SQRT([.S5]^2/[.J5]^2+([.R5]/[.J5]^2)^2*[.K5]^2)" office:value-type="float" office:value="0.0228242588233027" calcext:value-type="float">
            <text:p>0.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.10</text:p>
          </table:table-cell>
          <table:table-cell table:style-name="ce9" table:formula="of:=SQRT([.I6]^2*[.$B$4]^2 + [.$C$4]^2*[.H6]^2)" office:value-type="float" office:value="36.5055489142482" calcext:value-type="float">
            <text:p>36.51</text:p>
          </table:table-cell>
          <table:table-cell table:style-name="ce9" table:formula="of:=[.J6]*[.$B$5]" office:value-type="float" office:value="1822.15171554533" calcext:value-type="float">
            <text:p>1822.15</text:p>
          </table:table-cell>
          <table:table-cell table:style-name="ce9" table:formula="of:=SQRT([.K6]^2*[.$B$5]^2+[.$C$5]^2*[.J6]^2)" office:value-type="float" office:value="59.4165007558023" calcext:value-type="float">
            <text:p>59.42</text:p>
          </table:table-cell>
          <table:table-cell table:style-name="ce10" table:formula="of:=2*[.H6]*[.J6]*[.$B$3]/[.G6]" office:value-type="float" office:value="0.03245281" calcext:value-type="float">
            <text:p>0.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9" table:formula="of:=[.L6]-[.S5]" office:value-type="float" office:value="396.96754719" calcext:value-type="float">
            <text:p>396.97</text:p>
          </table:table-cell>
          <table:table-cell table:style-name="ce9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.96</text:p>
          </table:table-cell>
          <table:table-cell table:style-name="ce9" table:formula="of:=[.P5]/[.G6]" office:value-type="float" office:value="0.730110978284965" calcext:value-type="float">
            <text:p>0.73</text:p>
          </table:table-cell>
          <table:table-cell table:style-name="ce9" table:formula="of:=[.Q5]/[.G6]" office:value-type="float" office:value="36.4430343109067" calcext:value-type="float">
            <text:p>36.44</text:p>
          </table:table-cell>
          <table:table-cell table:style-name="ce9" table:formula="of:=[.R5]/[.G6]" office:value-type="float" office:value="1.18833001511605" calcext:value-type="float">
            <text:p>1.19</text:p>
          </table:table-cell>
          <table:table-cell table:style-name="ce9" table:formula="of:=[.U5]/[.G6]" office:value-type="float" office:value="7.9393509438" calcext:value-type="float">
            <text:p>7.94</text:p>
          </table:table-cell>
          <table:table-cell table:style-name="ce9" table:formula="of:=[.V5]/[.G6]" office:value-type="float" office:value="0.398497177520725" calcext:value-type="float">
            <text:p>0.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.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.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.92</text:p>
          </table:table-cell>
          <table:table-cell/>
          <table:table-cell table:style-name="ce9" table:formula="of:=[.H7]*[.$B$4]" office:value-type="float" office:value="1000.48379963465" calcext:value-type="float">
            <text:p>1000.48</text:p>
          </table:table-cell>
          <table:table-cell table:style-name="ce9" table:formula="of:=SQRT([.I7]^2*[.$B$4]^2 + [.$C$4]^2*[.H7]^2)" office:value-type="float" office:value="39.6919470472203" calcext:value-type="float">
            <text:p>39.69</text:p>
          </table:table-cell>
          <table:table-cell table:style-name="ce9" table:formula="of:=[.J7]*[.$B$5]" office:value-type="float" office:value="1674.64769024343" calcext:value-type="float">
            <text:p>1674.65</text:p>
          </table:table-cell>
          <table:table-cell table:style-name="ce9" table:formula="of:=SQRT([.K7]^2*[.$B$5]^2+[.$C$5]^2*[.J7]^2)" office:value-type="float" office:value="55.5101423282225" calcext:value-type="float">
            <text:p>55.51</text:p>
          </table:table-cell>
          <table:table-cell table:style-name="ce10" table:formula="of:=2*[.H7]*[.J7]*[.$B$3]/[.G7]" office:value-type="float" office:value="0.03322592" calcext:value-type="float">
            <text:p>0.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.0011</text:p>
          </table:table-cell>
          <table:table-cell table:style-name="ce9" table:formula="of:=[.L7]-[.S6]" office:value-type="float" office:value="435.96677408" calcext:value-type="float">
            <text:p>435.97</text:p>
          </table:table-cell>
          <table:table-cell table:style-name="ce9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.01</text:p>
          </table:table-cell>
          <table:table-cell table:style-name="ce9" table:formula="of:=[.P6]/[.G7]" office:value-type="float" office:value="0.793838940944406" calcext:value-type="float">
            <text:p>0.79</text:p>
          </table:table-cell>
          <table:table-cell table:style-name="ce9" table:formula="of:=[.Q6]/[.G7]" office:value-type="float" office:value="33.4929538048687" calcext:value-type="float">
            <text:p>33.49</text:p>
          </table:table-cell>
          <table:table-cell table:style-name="ce9" table:formula="of:=[.R6]/[.G7]" office:value-type="float" office:value="1.11020284656445" calcext:value-type="float">
            <text:p>1.11</text:p>
          </table:table-cell>
          <table:table-cell table:style-name="ce9" table:formula="of:=[.U6]/[.G7]" office:value-type="float" office:value="8.7193354816" calcext:value-type="float">
            <text:p>8.72</text:p>
          </table:table-cell>
          <table:table-cell table:style-name="ce9" table:formula="of:=[.V6]/[.G7]" office:value-type="float" office:value="0.417612260951225" calcext:value-type="float">
            <text:p>0.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.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.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.88</text:p>
          </table:table-cell>
          <table:table-cell/>
          <table:table-cell table:style-name="ce9" table:formula="of:=[.H8]*[.$B$4]" office:value-type="float" office:value="1066.44976444573" calcext:value-type="float">
            <text:p>1066.45</text:p>
          </table:table-cell>
          <table:table-cell table:style-name="ce9" table:formula="of:=SQRT([.I8]^2*[.$B$4]^2 + [.$C$4]^2*[.H8]^2)" office:value-type="float" office:value="41.7340923830426" calcext:value-type="float">
            <text:p>41.73</text:p>
          </table:table-cell>
          <table:table-cell table:style-name="ce9" table:formula="of:=[.J8]*[.$B$5]" office:value-type="float" office:value="1466.96789342534" calcext:value-type="float">
            <text:p>1466.97</text:p>
          </table:table-cell>
          <table:table-cell table:style-name="ce9" table:formula="of:=SQRT([.K8]^2*[.$B$5]^2+[.$C$5]^2*[.J8]^2)" office:value-type="float" office:value="49.9800333143046" calcext:value-type="float">
            <text:p>49.98</text:p>
          </table:table-cell>
          <table:table-cell table:style-name="ce10" table:formula="of:=2*[.H8]*[.J8]*[.$B$3]/[.G8]" office:value-type="float" office:value="0.03102448" calcext:value-type="float">
            <text:p>0.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.0010</text:p>
          </table:table-cell>
          <table:table-cell table:style-name="ce9" table:formula="of:=[.L8]-[.S7]" office:value-type="float" office:value="452.96897552" calcext:value-type="float">
            <text:p>452.97</text:p>
          </table:table-cell>
          <table:table-cell table:style-name="ce9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.33</text:p>
          </table:table-cell>
          <table:table-cell table:style-name="ce9" table:formula="of:=[.P7]/[.G8]" office:value-type="float" office:value="0.834681847660851" calcext:value-type="float">
            <text:p>0.83</text:p>
          </table:table-cell>
          <table:table-cell table:style-name="ce9" table:formula="of:=[.Q7]/[.G8]" office:value-type="float" office:value="29.3393578685068" calcext:value-type="float">
            <text:p>29.34</text:p>
          </table:table-cell>
          <table:table-cell table:style-name="ce9" table:formula="of:=[.R7]/[.G8]" office:value-type="float" office:value="0.999600666286092" calcext:value-type="float">
            <text:p>1.00</text:p>
          </table:table-cell>
          <table:table-cell table:style-name="ce9" table:formula="of:=[.U7]/[.G8]" office:value-type="float" office:value="9.0593795104" calcext:value-type="float">
            <text:p>9.06</text:p>
          </table:table-cell>
          <table:table-cell table:style-name="ce9" table:formula="of:=[.V7]/[.G8]" office:value-type="float" office:value="0.425675933593469" calcext:value-type="float">
            <text:p>0.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.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.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.28</text:p>
          </table:table-cell>
          <table:table-cell/>
          <table:table-cell table:style-name="ce9" table:formula="of:=[.H9]*[.$B$4]" office:value-type="float" office:value="1204.56600326892" calcext:value-type="float">
            <text:p>1204.57</text:p>
          </table:table-cell>
          <table:table-cell table:style-name="ce9" table:formula="of:=SQRT([.I9]^2*[.$B$4]^2 + [.$C$4]^2*[.H9]^2)" office:value-type="float" office:value="45.9880020580926" calcext:value-type="float">
            <text:p>45.99</text:p>
          </table:table-cell>
          <table:table-cell table:style-name="ce9" table:formula="of:=[.J9]*[.$B$5]" office:value-type="float" office:value="1306.25455242477" calcext:value-type="float">
            <text:p>1306.25</text:p>
          </table:table-cell>
          <table:table-cell table:style-name="ce9" table:formula="of:=SQRT([.K9]^2*[.$B$5]^2+[.$C$5]^2*[.J9]^2)" office:value-type="float" office:value="45.6691108343951" calcext:value-type="float">
            <text:p>45.67</text:p>
          </table:table-cell>
          <table:table-cell table:style-name="ce10" table:formula="of:=2*[.H9]*[.J9]*[.$B$3]/[.G9]" office:value-type="float" office:value="0.0312034" calcext:value-type="float">
            <text:p>0.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.0010</text:p>
          </table:table-cell>
          <table:table-cell table:style-name="ce9" table:formula="of:=[.L9]-[.S8]" office:value-type="float" office:value="501.9687966" calcext:value-type="float">
            <text:p>501.97</text:p>
          </table:table-cell>
          <table:table-cell table:style-name="ce9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.09</text:p>
          </table:table-cell>
          <table:table-cell table:style-name="ce9" table:formula="of:=[.P8]/[.G9]" office:value-type="float" office:value="0.919760041161852" calcext:value-type="float">
            <text:p>0.92</text:p>
          </table:table-cell>
          <table:table-cell table:style-name="ce9" table:formula="of:=[.Q8]/[.G9]" office:value-type="float" office:value="26.1250910484953" calcext:value-type="float">
            <text:p>26.13</text:p>
          </table:table-cell>
          <table:table-cell table:style-name="ce9" table:formula="of:=[.R8]/[.G9]" office:value-type="float" office:value="0.913382216687903" calcext:value-type="float">
            <text:p>0.91</text:p>
          </table:table-cell>
          <table:table-cell table:style-name="ce9" table:formula="of:=[.U8]/[.G9]" office:value-type="float" office:value="10.039375932" calcext:value-type="float">
            <text:p>10.04</text:p>
          </table:table-cell>
          <table:table-cell table:style-name="ce9" table:formula="of:=[.V8]/[.G9]" office:value-type="float" office:value="0.448107130540194" calcext:value-type="float">
            <text:p>0.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.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.41</text:p>
          </table:table-cell>
          <table:table-cell/>
          <table:table-cell table:style-name="ce9" table:formula="of:=[.H10]*[.$B$4]" office:value-type="float" office:value="1289.08489568311" calcext:value-type="float">
            <text:p>1289.08</text:p>
          </table:table-cell>
          <table:table-cell table:style-name="ce9" table:formula="of:=SQRT([.I10]^2*[.$B$4]^2 + [.$C$4]^2*[.H10]^2)" office:value-type="float" office:value="48.5792325319191" calcext:value-type="float">
            <text:p>48.58</text:p>
          </table:table-cell>
          <table:table-cell table:style-name="ce9" table:formula="of:=[.J10]*[.$B$5]" office:value-type="float" office:value="1193.97536898601" calcext:value-type="float">
            <text:p>1193.98</text:p>
          </table:table-cell>
          <table:table-cell table:style-name="ce9" table:formula="of:=SQRT([.K10]^2*[.$B$5]^2+[.$C$5]^2*[.J10]^2)" office:value-type="float" office:value="42.6361772045811" calcext:value-type="float">
            <text:p>42.64</text:p>
          </table:table-cell>
          <table:table-cell table:style-name="ce10" table:formula="of:=2*[.H10]*[.J10]*[.$B$3]/[.G10]" office:value-type="float" office:value="0.03052252" calcext:value-type="float">
            <text:p>0.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.0010</text:p>
          </table:table-cell>
          <table:table-cell table:style-name="ce9" table:formula="of:=[.L10]-[.S9]" office:value-type="float" office:value="463.96947748" calcext:value-type="float">
            <text:p>463.97</text:p>
          </table:table-cell>
          <table:table-cell table:style-name="ce9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.78</text:p>
          </table:table-cell>
          <table:table-cell table:style-name="ce9" table:formula="of:=[.P9]/[.G10]" office:value-type="float" office:value="0.971584650638382" calcext:value-type="float">
            <text:p>0.97</text:p>
          </table:table-cell>
          <table:table-cell table:style-name="ce9" table:formula="of:=[.Q9]/[.G10]" office:value-type="float" office:value="23.8795073797201" calcext:value-type="float">
            <text:p>23.88</text:p>
          </table:table-cell>
          <table:table-cell table:style-name="ce9" table:formula="of:=[.R9]/[.G10]" office:value-type="float" office:value="0.852723544091621" calcext:value-type="float">
            <text:p>0.85</text:p>
          </table:table-cell>
          <table:table-cell table:style-name="ce9" table:formula="of:=[.U9]/[.G10]" office:value-type="float" office:value="9.2793895496" calcext:value-type="float">
            <text:p>9.28</text:p>
          </table:table-cell>
          <table:table-cell table:style-name="ce9" table:formula="of:=[.V9]/[.G10]" office:value-type="float" office:value="0.430813185067126" calcext:value-type="float">
            <text:p>0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.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.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.54</text:p>
          </table:table-cell>
          <table:table-cell/>
          <table:table-cell table:style-name="ce9" table:formula="of:=[.H11]*[.$B$4]" office:value-type="float" office:value="1484.92135371599" calcext:value-type="float">
            <text:p>1484.92</text:p>
          </table:table-cell>
          <table:table-cell table:style-name="ce9" table:formula="of:=SQRT([.I11]^2*[.$B$4]^2 + [.$C$4]^2*[.H11]^2)" office:value-type="float" office:value="54.5567239249494" calcext:value-type="float">
            <text:p>54.56</text:p>
          </table:table-cell>
          <table:table-cell table:style-name="ce9" table:formula="of:=[.J11]*[.$B$5]" office:value-type="float" office:value="1103.71171171171" calcext:value-type="float">
            <text:p>1103.71</text:p>
          </table:table-cell>
          <table:table-cell table:style-name="ce9" table:formula="of:=SQRT([.K11]^2*[.$B$5]^2+[.$C$5]^2*[.J11]^2)" office:value-type="float" office:value="40.1822115666714" calcext:value-type="float">
            <text:p>40.18</text:p>
          </table:table-cell>
          <table:table-cell table:style-name="ce10" table:formula="of:=2*[.H11]*[.J11]*[.$B$3]/[.G11]" office:value-type="float" office:value="0.03250144" calcext:value-type="float">
            <text:p>0.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.0011</text:p>
          </table:table-cell>
          <table:table-cell table:style-name="ce9" table:formula="of:=[.L11]-[.S10]" office:value-type="float" office:value="473.96749856" calcext:value-type="float">
            <text:p>473.97</text:p>
          </table:table-cell>
          <table:table-cell table:style-name="ce9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.70</text:p>
          </table:table-cell>
          <table:table-cell table:style-name="ce9" table:formula="of:=[.P10]/[.G11]" office:value-type="float" office:value="1.09113447849899" calcext:value-type="float">
            <text:p>1.09</text:p>
          </table:table-cell>
          <table:table-cell table:style-name="ce9" table:formula="of:=[.Q10]/[.G11]" office:value-type="float" office:value="22.0742342342342" calcext:value-type="float">
            <text:p>22.07</text:p>
          </table:table-cell>
          <table:table-cell table:style-name="ce9" table:formula="of:=[.R10]/[.G11]" office:value-type="float" office:value="0.803644231333427" calcext:value-type="float">
            <text:p>0.80</text:p>
          </table:table-cell>
          <table:table-cell table:style-name="ce9" table:formula="of:=[.U10]/[.G11]" office:value-type="float" office:value="9.4793499712" calcext:value-type="float">
            <text:p>9.48</text:p>
          </table:table-cell>
          <table:table-cell table:style-name="ce9" table:formula="of:=[.V10]/[.G11]" office:value-type="float" office:value="0.435430821688671" calcext:value-type="float">
            <text:p>0.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.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.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.77</text:p>
          </table:table-cell>
          <table:table-cell/>
          <table:table-cell table:style-name="ce9" table:formula="of:=[.H12]*[.$B$4]" office:value-type="float" office:value="1665.64061147967" calcext:value-type="float">
            <text:p>1665.64</text:p>
          </table:table-cell>
          <table:table-cell table:style-name="ce9" table:formula="of:=SQRT([.I12]^2*[.$B$4]^2 + [.$C$4]^2*[.H12]^2)" office:value-type="float" office:value="60.0475667721677" calcext:value-type="float">
            <text:p>60.05</text:p>
          </table:table-cell>
          <table:table-cell table:style-name="ce9" table:formula="of:=[.J12]*[.$B$5]" office:value-type="float" office:value="931.256756756757" calcext:value-type="float">
            <text:p>931.26</text:p>
          </table:table-cell>
          <table:table-cell table:style-name="ce9" table:formula="of:=SQRT([.K12]^2*[.$B$5]^2+[.$C$5]^2*[.J12]^2)" office:value-type="float" office:value="35.4435532120684" calcext:value-type="float">
            <text:p>35.44</text:p>
          </table:table-cell>
          <table:table-cell table:style-name="ce10" table:formula="of:=2*[.H12]*[.J12]*[.$B$3]/[.G12]" office:value-type="float" office:value="0.03076056" calcext:value-type="float">
            <text:p>0.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9" table:formula="of:=[.L12]-[.S11]" office:value-type="float" office:value="408.96923944" calcext:value-type="float">
            <text:p>408.97</text:p>
          </table:table-cell>
          <table:table-cell table:style-name="ce9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.31</text:p>
          </table:table-cell>
          <table:table-cell table:style-name="ce9" table:formula="of:=[.P11]/[.G12]" office:value-type="float" office:value="1.20095133544335" calcext:value-type="float">
            <text:p>1.20</text:p>
          </table:table-cell>
          <table:table-cell table:style-name="ce9" table:formula="of:=[.Q11]/[.G12]" office:value-type="float" office:value="18.6251351351351" calcext:value-type="float">
            <text:p>18.63</text:p>
          </table:table-cell>
          <table:table-cell table:style-name="ce9" table:formula="of:=[.R11]/[.G12]" office:value-type="float" office:value="0.708871064241368" calcext:value-type="float">
            <text:p>0.71</text:p>
          </table:table-cell>
          <table:table-cell table:style-name="ce9" table:formula="of:=[.U11]/[.G12]" office:value-type="float" office:value="8.1793847888" calcext:value-type="float">
            <text:p>8.18</text:p>
          </table:table-cell>
          <table:table-cell table:style-name="ce9" table:formula="of:=[.V11]/[.G12]" office:value-type="float" office:value="0.404474968884843" calcext:value-type="float">
            <text:p>0.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.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.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.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.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.28</text:p>
          </table:table-cell>
          <table:table-cell table:style-name="ce9" table:formula="of:=SQRT([.I18]^2*[.$B$4]^2 + [.$C$4]^2*[.H18]^2)" office:value-type="float" office:value="44.6575135380401" calcext:value-type="float">
            <text:p>44.66</text:p>
          </table:table-cell>
          <table:table-cell table:style-name="ce9" table:formula="of:=[.J18]*[.$B$5]" office:value-type="float" office:value="1196.17692160245" calcext:value-type="float">
            <text:p>1196.18</text:p>
          </table:table-cell>
          <table:table-cell table:style-name="ce9" table:formula="of:=SQRT([.K18]^2*[.$B$5]^2+[.$C$5]^2*[.J18]^2)" office:value-type="float" office:value="42.695842700828" calcext:value-type="float">
            <text:p>42.70</text:p>
          </table:table-cell>
          <table:table-cell table:style-name="ce10" table:formula="of:=2*[.H18]*[.J18]*[.$B$3]/[.$F$16]" office:value-type="float" office:value="0.027547" calcext:value-type="float">
            <text:p>0.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.0010</text:p>
          </table:table-cell>
          <table:table-cell table:style-name="ce9" table:formula="of:=[.L18]-[.S18]" office:value-type="float" office:value="-0.027547" calcext:value-type="float">
            <text:p>-0.03</text:p>
          </table:table-cell>
          <table:table-cell table:style-name="ce9"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.23</text:p>
          </table:table-cell>
          <table:table-cell table:style-name="ce9" table:formula="of:=[.P18]/[.$F$16]" office:value-type="float" office:value="0.893150270760802" calcext:value-type="float">
            <text:p>0.89</text:p>
          </table:table-cell>
          <table:table-cell table:style-name="ce9" table:formula="of:=[.Q18]/[.$F$16]" office:value-type="float" office:value="23.9235384320491" calcext:value-type="float">
            <text:p>23.92</text:p>
          </table:table-cell>
          <table:table-cell table:style-name="ce9" table:formula="of:=[.R18]/[.$F$16]" office:value-type="float" office:value="0.853916854016559" calcext:value-type="float">
            <text:p>0.85</text:p>
          </table:table-cell>
          <table:table-cell table:style-name="ce10" table:formula="of:=[.U18]/[.$F$16]" office:value-type="float" office:value="-0.00055094" calcext:value-type="float">
            <text:p>-0.0006</text:p>
          </table:table-cell>
          <table:table-cell table:style-name="ce9" table:formula="of:=[.V18]/[.$F$16]" office:value-type="float" office:value="0.0000191265302655761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.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.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.00</text:p>
          </table:table-cell>
          <table:table-cell/>
          <table:table-cell table:style-name="ce9" table:formula="of:=[.H19]*[.$B$4]" office:value-type="float" office:value="1191.51023940006" calcext:value-type="float">
            <text:p>1191.51</text:p>
          </table:table-cell>
          <table:table-cell table:style-name="ce9" table:formula="of:=SQRT([.I19]^2*[.$B$4]^2 + [.$C$4]^2*[.H19]^2)" office:value-type="float" office:value="45.5869924591524" calcext:value-type="float">
            <text:p>45.59</text:p>
          </table:table-cell>
          <table:table-cell table:style-name="ce9" table:formula="of:=[.J19]*[.$B$5]" office:value-type="float" office:value="1209.38623730113" calcext:value-type="float">
            <text:p>1209.39</text:p>
          </table:table-cell>
          <table:table-cell table:style-name="ce9" table:formula="of:=SQRT([.K19]^2*[.$B$5]^2+[.$C$5]^2*[.J19]^2)" office:value-type="float" office:value="43.0536608312893" calcext:value-type="float">
            <text:p>43.05</text:p>
          </table:table-cell>
          <table:table-cell table:style-name="ce10" table:formula="of:=2*[.H19]*[.J19]*[.$B$3]/[.$F$16]" office:value-type="float" office:value="0.02857632" calcext:value-type="float">
            <text:p>0.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.0010</text:p>
          </table:table-cell>
          <table:table-cell table:style-name="ce9" table:formula="of:=[.L19]-[.S19]" office:value-type="float" office:value="-0.02857632" calcext:value-type="float">
            <text:p>-0.03</text:p>
          </table:table-cell>
          <table:table-cell table:style-name="ce9"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.83</text:p>
          </table:table-cell>
          <table:table-cell table:style-name="ce9" table:formula="of:=[.P19]/[.$F$16]" office:value-type="float" office:value="0.911739849183048" calcext:value-type="float">
            <text:p>0.91</text:p>
          </table:table-cell>
          <table:table-cell table:style-name="ce9" table:formula="of:=[.Q19]/[.$F$16]" office:value-type="float" office:value="24.1877247460226" calcext:value-type="float">
            <text:p>24.19</text:p>
          </table:table-cell>
          <table:table-cell table:style-name="ce9" table:formula="of:=[.R19]/[.$F$16]" office:value-type="float" office:value="0.861073216625786" calcext:value-type="float">
            <text:p>0.86</text:p>
          </table:table-cell>
          <table:table-cell table:style-name="ce10" table:formula="of:=[.U19]/[.$F$16]" office:value-type="float" office:value="-0.0005715264" calcext:value-type="float">
            <text:p>-0.0006</text:p>
          </table:table-cell>
          <table:table-cell table:style-name="ce9" table:formula="of:=[.V19]/[.$F$16]" office:value-type="float" office:value="0.0000196616493957145" calcext:value-type="float">
            <text:p>0.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.00</text:p>
          </table:table-cell>
          <table:table-cell/>
          <table:table-cell table:style-name="ce9" table:formula="of:=[.H20]*[.$B$4]" office:value-type="float" office:value="1177.76733006442" calcext:value-type="float">
            <text:p>1177.77</text:p>
          </table:table-cell>
          <table:table-cell table:style-name="ce9" table:formula="of:=SQRT([.I20]^2*[.$B$4]^2 + [.$C$4]^2*[.H20]^2)" office:value-type="float" office:value="45.1646475226319" calcext:value-type="float">
            <text:p>45.16</text:p>
          </table:table-cell>
          <table:table-cell table:style-name="ce9" table:formula="of:=[.J20]*[.$B$5]" office:value-type="float" office:value="1221.86170212766" calcext:value-type="float">
            <text:p>1221.86</text:p>
          </table:table-cell>
          <table:table-cell table:style-name="ce9" table:formula="of:=SQRT([.K20]^2*[.$B$5]^2+[.$C$5]^2*[.J20]^2)" office:value-type="float" office:value="43.3913297450894" calcext:value-type="float">
            <text:p>43.39</text:p>
          </table:table-cell>
          <table:table-cell table:style-name="ce10" table:formula="of:=2*[.H20]*[.J20]*[.$B$3]/[.$F$16]" office:value-type="float" office:value="0.0285381" calcext:value-type="float">
            <text:p>0.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.0010</text:p>
          </table:table-cell>
          <table:table-cell table:style-name="ce9" table:formula="of:=[.L20]-[.S20]" office:value-type="float" office:value="-0.0285381" calcext:value-type="float">
            <text:p>-0.03</text:p>
          </table:table-cell>
          <table:table-cell table:style-name="ce9"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.56</text:p>
          </table:table-cell>
          <table:table-cell table:style-name="ce9" table:formula="of:=[.P20]/[.$F$16]" office:value-type="float" office:value="0.903292950452638" calcext:value-type="float">
            <text:p>0.90</text:p>
          </table:table-cell>
          <table:table-cell table:style-name="ce9" table:formula="of:=[.Q20]/[.$F$16]" office:value-type="float" office:value="24.4372340425532" calcext:value-type="float">
            <text:p>24.44</text:p>
          </table:table-cell>
          <table:table-cell table:style-name="ce9" table:formula="of:=[.R20]/[.$F$16]" office:value-type="float" office:value="0.867826594901787" calcext:value-type="float">
            <text:p>0.87</text:p>
          </table:table-cell>
          <table:table-cell table:style-name="ce10" table:formula="of:=[.U20]/[.$F$16]" office:value-type="float" office:value="-0.000570762" calcext:value-type="float">
            <text:p>-0.0006</text:p>
          </table:table-cell>
          <table:table-cell table:style-name="ce9" table:formula="of:=[.V20]/[.$F$16]" office:value-type="float" office:value="0.0000196397800293181" calcext:value-type="float">
            <text:p>0.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.00</text:p>
          </table:table-cell>
          <table:table-cell/>
          <table:table-cell table:style-name="ce9" table:formula="of:=[.H21]*[.$B$4]" office:value-type="float" office:value="1254.04047687722" calcext:value-type="float">
            <text:p>1254.04</text:p>
          </table:table-cell>
          <table:table-cell table:style-name="ce9" table:formula="of:=SQRT([.I21]^2*[.$B$4]^2 + [.$C$4]^2*[.H21]^2)" office:value-type="float" office:value="47.5057840624277" calcext:value-type="float">
            <text:p>47.51</text:p>
          </table:table-cell>
          <table:table-cell table:style-name="ce9" table:formula="of:=[.J21]*[.$B$5]" office:value-type="float" office:value="1386.97814836113" calcext:value-type="float">
            <text:p>1386.98</text:p>
          </table:table-cell>
          <table:table-cell table:style-name="ce9" table:formula="of:=SQRT([.K21]^2*[.$B$5]^2+[.$C$5]^2*[.J21]^2)" office:value-type="float" office:value="47.8383946133672" calcext:value-type="float">
            <text:p>47.84</text:p>
          </table:table-cell>
          <table:table-cell table:style-name="ce10" table:formula="of:=2*[.H21]*[.J21]*[.$B$3]/[.$F$16]" office:value-type="float" office:value="0.0344925" calcext:value-type="float">
            <text:p>0.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.0011</text:p>
          </table:table-cell>
          <table:table-cell table:style-name="ce9" table:formula="of:=[.L21]-[.S21]" office:value-type="float" office:value="0.9655075" calcext:value-type="float">
            <text:p>0.97</text:p>
          </table:table-cell>
          <table:table-cell table:style-name="ce9"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.08</text:p>
          </table:table-cell>
          <table:table-cell table:style-name="ce9" table:formula="of:=[.P21]/[.$F$16]" office:value-type="float" office:value="0.950115681248554" calcext:value-type="float">
            <text:p>0.95</text:p>
          </table:table-cell>
          <table:table-cell table:style-name="ce9" table:formula="of:=[.Q21]/[.$F$16]" office:value-type="float" office:value="27.7395629672225" calcext:value-type="float">
            <text:p>27.74</text:p>
          </table:table-cell>
          <table:table-cell table:style-name="ce9" table:formula="of:=[.R21]/[.$F$16]" office:value-type="float" office:value="0.956767892267343" calcext:value-type="float">
            <text:p>0.96</text:p>
          </table:table-cell>
          <table:table-cell table:style-name="ce10" table:formula="of:=[.U21]/[.$F$16]" office:value-type="float" office:value="0.01931015" calcext:value-type="float">
            <text:p>0.0193</text:p>
          </table:table-cell>
          <table:table-cell table:style-name="ce9" table:formula="of:=[.V21]/[.$F$16]" office:value-type="float" office:value="0.0200000128139596" calcext:value-type="float">
            <text:p>0.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.41</text:p>
          </table:table-cell>
          <table:table-cell/>
          <table:table-cell table:style-name="ce9" table:formula="of:=[.H22]*[.$B$4]" office:value-type="float" office:value="1166.08585712912" calcext:value-type="float">
            <text:p>1166.09</text:p>
          </table:table-cell>
          <table:table-cell table:style-name="ce9" table:formula="of:=SQRT([.I22]^2*[.$B$4]^2 + [.$C$4]^2*[.H22]^2)" office:value-type="float" office:value="44.8054643135693" calcext:value-type="float">
            <text:p>44.81</text:p>
          </table:table-cell>
          <table:table-cell table:style-name="ce9" table:formula="of:=[.J22]*[.$B$5]" office:value-type="float" office:value="1245.34493003642" calcext:value-type="float">
            <text:p>1245.34</text:p>
          </table:table-cell>
          <table:table-cell table:style-name="ce9" table:formula="of:=SQRT([.K22]^2*[.$B$5]^2+[.$C$5]^2*[.J22]^2)" office:value-type="float" office:value="44.0262506900697" calcext:value-type="float">
            <text:p>44.03</text:p>
          </table:table-cell>
          <table:table-cell table:style-name="ce10" table:formula="of:=2*[.H22]*[.J22]*[.$B$3]/[.$F$16]" office:value-type="float" office:value="0.02879809" calcext:value-type="float">
            <text:p>0.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.0010</text:p>
          </table:table-cell>
          <table:table-cell table:style-name="ce9" table:formula="of:=[.L22]-[.S22]" office:value-type="float" office:value="1.97120191" calcext:value-type="float">
            <text:p>1.97</text:p>
          </table:table-cell>
          <table:table-cell table:style-name="ce9"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.32</text:p>
          </table:table-cell>
          <table:table-cell table:style-name="ce9" table:formula="of:=[.P22]/[.$F$16]" office:value-type="float" office:value="0.896109286271386" calcext:value-type="float">
            <text:p>0.90</text:p>
          </table:table-cell>
          <table:table-cell table:style-name="ce9" table:formula="of:=[.Q22]/[.$F$16]" office:value-type="float" office:value="24.9068986007284" calcext:value-type="float">
            <text:p>24.91</text:p>
          </table:table-cell>
          <table:table-cell table:style-name="ce9" table:formula="of:=[.R22]/[.$F$16]" office:value-type="float" office:value="0.880525013801394" calcext:value-type="float">
            <text:p>0.88</text:p>
          </table:table-cell>
          <table:table-cell table:style-name="ce10" table:formula="of:=[.U22]/[.$F$16]" office:value-type="float" office:value="0.0394240382" calcext:value-type="float">
            <text:p>0.0394</text:p>
          </table:table-cell>
          <table:table-cell table:style-name="ce9" table:formula="of:=[.V22]/[.$F$16]" office:value-type="float" office:value="0.0282842781587735" calcext:value-type="float">
            <text:p>0.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.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.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.00</text:p>
          </table:table-cell>
          <table:table-cell/>
          <table:table-cell table:style-name="ce9" table:formula="of:=[.H23]*[.$B$4]" office:value-type="float" office:value="1357.11229689453" calcext:value-type="float">
            <text:p>1357.11</text:p>
          </table:table-cell>
          <table:table-cell table:style-name="ce9" table:formula="of:=SQRT([.I23]^2*[.$B$4]^2 + [.$C$4]^2*[.H23]^2)" office:value-type="float" office:value="50.6594458325148" calcext:value-type="float">
            <text:p>50.66</text:p>
          </table:table-cell>
          <table:table-cell table:style-name="ce9" table:formula="of:=[.J23]*[.$B$5]" office:value-type="float" office:value="1449.35547249377" calcext:value-type="float">
            <text:p>1449.36</text:p>
          </table:table-cell>
          <table:table-cell table:style-name="ce9" table:formula="of:=SQRT([.K23]^2*[.$B$5]^2+[.$C$5]^2*[.J23]^2)" office:value-type="float" office:value="49.5091045792952" calcext:value-type="float">
            <text:p>49.51</text:p>
          </table:table-cell>
          <table:table-cell table:style-name="ce10" table:formula="of:=2*[.H23]*[.J23]*[.$B$3]/[.$F$16]" office:value-type="float" office:value="0.03900625" calcext:value-type="float">
            <text:p>0.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.0012</text:p>
          </table:table-cell>
          <table:table-cell table:style-name="ce9" table:formula="of:=[.L23]-[.S23]" office:value-type="float" office:value="3.96099375" calcext:value-type="float">
            <text:p>3.96</text:p>
          </table:table-cell>
          <table:table-cell table:style-name="ce9"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.14</text:p>
          </table:table-cell>
          <table:table-cell table:style-name="ce9" table:formula="of:=[.P23]/[.$F$16]" office:value-type="float" office:value="1.0131889166503" calcext:value-type="float">
            <text:p>1.01</text:p>
          </table:table-cell>
          <table:table-cell table:style-name="ce9" table:formula="of:=[.Q23]/[.$F$16]" office:value-type="float" office:value="28.9871094498754" calcext:value-type="float">
            <text:p>28.99</text:p>
          </table:table-cell>
          <table:table-cell table:style-name="ce9" table:formula="of:=[.R23]/[.$F$16]" office:value-type="float" office:value="0.990182091585903" calcext:value-type="float">
            <text:p>0.99</text:p>
          </table:table-cell>
          <table:table-cell table:style-name="ce10" table:formula="of:=[.U23]/[.$F$16]" office:value-type="float" office:value="0.079219875" calcext:value-type="float">
            <text:p>0.0792</text:p>
          </table:table-cell>
          <table:table-cell table:style-name="ce9" table:formula="of:=[.V23]/[.$F$16]" office:value-type="float" office:value="0.0400000077037336" calcext:value-type="float">
            <text:p>0.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.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.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.57</text:p>
          </table:table-cell>
          <table:table-cell/>
          <table:table-cell table:style-name="ce9" table:formula="of:=[.H24]*[.$B$4]" office:value-type="float" office:value="1165.39871166234" calcext:value-type="float">
            <text:p>1165.40</text:p>
          </table:table-cell>
          <table:table-cell table:style-name="ce9" table:formula="of:=SQRT([.I24]^2*[.$B$4]^2 + [.$C$4]^2*[.H24]^2)" office:value-type="float" office:value="44.7843303544623" calcext:value-type="float">
            <text:p>44.78</text:p>
          </table:table-cell>
          <table:table-cell table:style-name="ce9" table:formula="of:=[.J24]*[.$B$5]" office:value-type="float" office:value="1469.90329691394" calcext:value-type="float">
            <text:p>1469.90</text:p>
          </table:table-cell>
          <table:table-cell table:style-name="ce9" table:formula="of:=SQRT([.K24]^2*[.$B$5]^2+[.$C$5]^2*[.J24]^2)" office:value-type="float" office:value="50.0584886575522" calcext:value-type="float">
            <text:p>50.06</text:p>
          </table:table-cell>
          <table:table-cell table:style-name="ce10" table:formula="of:=2*[.H24]*[.J24]*[.$B$3]/[.$F$16]" office:value-type="float" office:value="0.03397088" calcext:value-type="float">
            <text:p>0.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.0011</text:p>
          </table:table-cell>
          <table:table-cell table:style-name="ce9" table:formula="of:=[.L24]-[.S24]" office:value-type="float" office:value="157.96602912" calcext:value-type="float">
            <text:p>157.97</text:p>
          </table:table-cell>
          <table:table-cell table:style-name="ce9"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.31</text:p>
          </table:table-cell>
          <table:table-cell table:style-name="ce9" table:formula="of:=[.P24]/[.$F$16]" office:value-type="float" office:value="0.895686607089247" calcext:value-type="float">
            <text:p>0.90</text:p>
          </table:table-cell>
          <table:table-cell table:style-name="ce9" table:formula="of:=[.Q24]/[.$F$16]" office:value-type="float" office:value="29.3980659382787" calcext:value-type="float">
            <text:p>29.40</text:p>
          </table:table-cell>
          <table:table-cell table:style-name="ce9" table:formula="of:=[.R24]/[.$F$16]" office:value-type="float" office:value="1.00116977315104" calcext:value-type="float">
            <text:p>1.00</text:p>
          </table:table-cell>
          <table:table-cell table:style-name="ce10" table:formula="of:=[.U24]/[.$F$16]" office:value-type="float" office:value="3.1593205824" calcext:value-type="float">
            <text:p>3.1593</text:p>
          </table:table-cell>
          <table:table-cell table:style-name="ce9" table:formula="of:=[.V24]/[.$F$16]" office:value-type="float" office:value="0.251396102799214" calcext:value-type="float">
            <text:p>0.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.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.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.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.00</text:p>
          </table:table-cell>
          <table:table-cell/>
          <table:table-cell table:style-name="ce9" table:formula="of:=[.H25]*[.$B$4]" office:value-type="float" office:value="1216.24747620421" calcext:value-type="float">
            <text:p>1216.25</text:p>
          </table:table-cell>
          <table:table-cell table:style-name="ce9" table:formula="of:=SQRT([.I25]^2*[.$B$4]^2 + [.$C$4]^2*[.H25]^2)" office:value-type="float" office:value="46.3466245903376" calcext:value-type="float">
            <text:p>46.35</text:p>
          </table:table-cell>
          <table:table-cell table:style-name="ce9" table:formula="of:=[.J25]*[.$B$5]" office:value-type="float" office:value="1117.65487828254" calcext:value-type="float">
            <text:p>1117.65</text:p>
          </table:table-cell>
          <table:table-cell table:style-name="ce9" table:formula="of:=SQRT([.K25]^2*[.$B$5]^2+[.$C$5]^2*[.J25]^2)" office:value-type="float" office:value="40.5623101913972" calcext:value-type="float">
            <text:p>40.56</text:p>
          </table:table-cell>
          <table:table-cell table:style-name="ce10" table:formula="of:=2*[.H25]*[.J25]*[.$B$3]/[.$F$16]" office:value-type="float" office:value="0.0269571" calcext:value-type="float">
            <text:p>0.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.0009</text:p>
          </table:table-cell>
          <table:table-cell table:style-name="ce9" table:formula="of:=[.L25]-[.S25]" office:value-type="float" office:value="0.9730429" calcext:value-type="float">
            <text:p>0.97</text:p>
          </table:table-cell>
          <table:table-cell table:style-name="ce9"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.32</text:p>
          </table:table-cell>
          <table:table-cell table:style-name="ce9" table:formula="of:=[.P25]/[.$F$16]" office:value-type="float" office:value="0.926932491806752" calcext:value-type="float">
            <text:p>0.93</text:p>
          </table:table-cell>
          <table:table-cell table:style-name="ce9" table:formula="of:=[.Q25]/[.$F$16]" office:value-type="float" office:value="22.3530975656508" calcext:value-type="float">
            <text:p>22.35</text:p>
          </table:table-cell>
          <table:table-cell table:style-name="ce9" table:formula="of:=[.R25]/[.$F$16]" office:value-type="float" office:value="0.811246203827943" calcext:value-type="float">
            <text:p>0.81</text:p>
          </table:table-cell>
          <table:table-cell table:style-name="ce10" table:formula="of:=[.U25]/[.$F$16]" office:value-type="float" office:value="0.019460858" calcext:value-type="float">
            <text:p>0.0195</text:p>
          </table:table-cell>
          <table:table-cell table:style-name="ce9" table:formula="of:=[.V25]/[.$F$16]" office:value-type="float" office:value="0.0200000088769711" calcext:value-type="float">
            <text:p>0.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.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.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.00</text:p>
          </table:table-cell>
          <table:table-cell/>
          <table:table-cell table:style-name="ce9" table:formula="of:=[.H26]*[.$B$4]" office:value-type="float" office:value="1205.2531487357" calcext:value-type="float">
            <text:p>1205.25</text:p>
          </table:table-cell>
          <table:table-cell table:style-name="ce9" table:formula="of:=SQRT([.I26]^2*[.$B$4]^2 + [.$C$4]^2*[.H26]^2)" office:value-type="float" office:value="46.0091020480927" calcext:value-type="float">
            <text:p>46.01</text:p>
          </table:table-cell>
          <table:table-cell table:style-name="ce9" table:formula="of:=[.J26]*[.$B$5]" office:value-type="float" office:value="1178.56450067088" calcext:value-type="float">
            <text:p>1178.56</text:p>
          </table:table-cell>
          <table:table-cell table:style-name="ce9" table:formula="of:=SQRT([.K26]^2*[.$B$5]^2+[.$C$5]^2*[.J26]^2)" office:value-type="float" office:value="42.2182809887117" calcext:value-type="float">
            <text:p>42.22</text:p>
          </table:table-cell>
          <table:table-cell table:style-name="ce10" table:formula="of:=2*[.H26]*[.J26]*[.$B$3]/[.$F$16]" office:value-type="float" office:value="0.02816924" calcext:value-type="float">
            <text:p>0.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.0010</text:p>
          </table:table-cell>
          <table:table-cell table:style-name="ce9" table:formula="of:=[.L26]-[.S26]" office:value-type="float" office:value="0.97183076" calcext:value-type="float">
            <text:p>0.97</text:p>
          </table:table-cell>
          <table:table-cell table:style-name="ce9"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.11</text:p>
          </table:table-cell>
          <table:table-cell table:style-name="ce9" table:formula="of:=[.P26]/[.$F$16]" office:value-type="float" office:value="0.920182040961853" calcext:value-type="float">
            <text:p>0.92</text:p>
          </table:table-cell>
          <table:table-cell table:style-name="ce9" table:formula="of:=[.Q26]/[.$F$16]" office:value-type="float" office:value="23.5712900134177" calcext:value-type="float">
            <text:p>23.57</text:p>
          </table:table-cell>
          <table:table-cell table:style-name="ce9" table:formula="of:=[.R26]/[.$F$16]" office:value-type="float" office:value="0.844365619774233" calcext:value-type="float">
            <text:p>0.84</text:p>
          </table:table-cell>
          <table:table-cell table:style-name="ce10" table:formula="of:=[.U26]/[.$F$16]" office:value-type="float" office:value="0.0194366152" calcext:value-type="float">
            <text:p>0.0194</text:p>
          </table:table-cell>
          <table:table-cell table:style-name="ce9" table:formula="of:=[.V26]/[.$F$16]" office:value-type="float" office:value="0.0200000094648624" calcext:value-type="float">
            <text:p>0.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.00</text:p>
          </table:table-cell>
          <table:table-cell/>
          <table:table-cell table:style-name="ce9" table:formula="of:=[.H27]*[.$B$4]" office:value-type="float" office:value="1182.57734833189" calcext:value-type="float">
            <text:p>1182.58</text:p>
          </table:table-cell>
          <table:table-cell table:style-name="ce9" table:formula="of:=SQRT([.I27]^2*[.$B$4]^2 + [.$C$4]^2*[.H27]^2)" office:value-type="float" office:value="45.3124954328367" calcext:value-type="float">
            <text:p>45.31</text:p>
          </table:table-cell>
          <table:table-cell table:style-name="ce9" table:formula="of:=[.J27]*[.$B$5]" office:value-type="float" office:value="1243.87722829212" calcext:value-type="float">
            <text:p>1243.88</text:p>
          </table:table-cell>
          <table:table-cell table:style-name="ce9" table:formula="of:=SQRT([.K27]^2*[.$B$5]^2+[.$C$5]^2*[.J27]^2)" office:value-type="float" office:value="43.9865940164421" calcext:value-type="float">
            <text:p>43.99</text:p>
          </table:table-cell>
          <table:table-cell table:style-name="ce10" table:formula="of:=2*[.H27]*[.J27]*[.$B$3]/[.$F$16]" office:value-type="float" office:value="0.02917095" calcext:value-type="float">
            <text:p>0.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.0010</text:p>
          </table:table-cell>
          <table:table-cell table:style-name="ce9" table:formula="of:=[.L27]-[.S27]" office:value-type="float" office:value="0.97082905" calcext:value-type="float">
            <text:p>0.97</text:p>
          </table:table-cell>
          <table:table-cell table:style-name="ce9"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.65</text:p>
          </table:table-cell>
          <table:table-cell table:style-name="ce9" table:formula="of:=[.P27]/[.$F$16]" office:value-type="float" office:value="0.906249908656735" calcext:value-type="float">
            <text:p>0.91</text:p>
          </table:table-cell>
          <table:table-cell table:style-name="ce9" table:formula="of:=[.Q27]/[.$F$16]" office:value-type="float" office:value="24.8775445658424" calcext:value-type="float">
            <text:p>24.88</text:p>
          </table:table-cell>
          <table:table-cell table:style-name="ce9" table:formula="of:=[.R27]/[.$F$16]" office:value-type="float" office:value="0.879731880328841" calcext:value-type="float">
            <text:p>0.88</text:p>
          </table:table-cell>
          <table:table-cell table:style-name="ce10" table:formula="of:=[.U27]/[.$F$16]" office:value-type="float" office:value="0.019416581" calcext:value-type="float">
            <text:p>0.0194</text:p>
          </table:table-cell>
          <table:table-cell table:style-name="ce9" table:formula="of:=[.V27]/[.$F$16]" office:value-type="float" office:value="0.020000009964794" calcext:value-type="float">
            <text:p>0.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.73</text:p>
          </table:table-cell>
          <table:table-cell/>
          <table:table-cell table:style-name="ce9" table:formula="of:=[.H28]*[.$B$4]" office:value-type="float" office:value="1169.52158446303" calcext:value-type="float">
            <text:p>1169.52</text:p>
          </table:table-cell>
          <table:table-cell table:style-name="ce9" table:formula="of:=SQRT([.I28]^2*[.$B$4]^2 + [.$C$4]^2*[.H28]^2)" office:value-type="float" office:value="44.911124831946" calcext:value-type="float">
            <text:p>44.91</text:p>
          </table:table-cell>
          <table:table-cell table:style-name="ce9" table:formula="of:=[.J28]*[.$B$5]" office:value-type="float" office:value="1346.61635039295" calcext:value-type="float">
            <text:p>1346.62</text:p>
          </table:table-cell>
          <table:table-cell table:style-name="ce9" table:formula="of:=SQRT([.K28]^2*[.$B$5]^2+[.$C$5]^2*[.J28]^2)" office:value-type="float" office:value="46.7548262832865" calcext:value-type="float">
            <text:p>46.75</text:p>
          </table:table-cell>
          <table:table-cell table:style-name="ce10" table:formula="of:=2*[.H28]*[.J28]*[.$B$3]/[.$F$16]" office:value-type="float" office:value="0.0312317" calcext:value-type="float">
            <text:p>0.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.0011</text:p>
          </table:table-cell>
          <table:table-cell table:style-name="ce9" table:formula="of:=[.L28]-[.S28]" office:value-type="float" office:value="2.9687683" calcext:value-type="float">
            <text:p>2.97</text:p>
          </table:table-cell>
          <table:table-cell table:style-name="ce9"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.39</text:p>
          </table:table-cell>
          <table:table-cell table:style-name="ce9" table:formula="of:=[.P28]/[.$F$16]" office:value-type="float" office:value="0.898222496638919" calcext:value-type="float">
            <text:p>0.90</text:p>
          </table:table-cell>
          <table:table-cell table:style-name="ce9" table:formula="of:=[.Q28]/[.$F$16]" office:value-type="float" office:value="26.9323270078589" calcext:value-type="float">
            <text:p>26.93</text:p>
          </table:table-cell>
          <table:table-cell table:style-name="ce9" table:formula="of:=[.R28]/[.$F$16]" office:value-type="float" office:value="0.935096525665729" calcext:value-type="float">
            <text:p>0.94</text:p>
          </table:table-cell>
          <table:table-cell table:style-name="ce10" table:formula="of:=[.U28]/[.$F$16]" office:value-type="float" office:value="0.059375366" calcext:value-type="float">
            <text:p>0.0594</text:p>
          </table:table-cell>
          <table:table-cell table:style-name="ce9" table:formula="of:=[.V28]/[.$F$16]" office:value-type="float" office:value="0.0346410225291646" calcext:value-type="float">
            <text:p>0.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.65</text:p>
          </table:table-cell>
          <table:table-cell/>
          <table:table-cell table:style-name="ce9" table:formula="of:=[.H29]*[.$B$4]" office:value-type="float" office:value="1223.11893087203" calcext:value-type="float">
            <text:p>1223.12</text:p>
          </table:table-cell>
          <table:table-cell table:style-name="ce9" table:formula="of:=SQRT([.I29]^2*[.$B$4]^2 + [.$C$4]^2*[.H29]^2)" office:value-type="float" office:value="46.5575031955413" calcext:value-type="float">
            <text:p>46.56</text:p>
          </table:table-cell>
          <table:table-cell table:style-name="ce9" table:formula="of:=[.J29]*[.$B$5]" office:value-type="float" office:value="1358.35796434733" calcext:value-type="float">
            <text:p>1358.36</text:p>
          </table:table-cell>
          <table:table-cell table:style-name="ce9" table:formula="of:=SQRT([.K29]^2*[.$B$5]^2+[.$C$5]^2*[.J29]^2)" office:value-type="float" office:value="47.0702610294744" calcext:value-type="float">
            <text:p>47.07</text:p>
          </table:table-cell>
          <table:table-cell table:style-name="ce10" table:formula="of:=2*[.H29]*[.J29]*[.$B$3]/[.$F$16]" office:value-type="float" office:value="0.0329478" calcext:value-type="float">
            <text:p>0.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.0011</text:p>
          </table:table-cell>
          <table:table-cell table:style-name="ce9" table:formula="of:=[.L29]-[.S29]" office:value-type="float" office:value="6.9670522" calcext:value-type="float">
            <text:p>6.97</text:p>
          </table:table-cell>
          <table:table-cell table:style-name="ce9"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.46</text:p>
          </table:table-cell>
          <table:table-cell table:style-name="ce9" table:formula="of:=[.P29]/[.$F$16]" office:value-type="float" office:value="0.931150063910825" calcext:value-type="float">
            <text:p>0.93</text:p>
          </table:table-cell>
          <table:table-cell table:style-name="ce9" table:formula="of:=[.Q29]/[.$F$16]" office:value-type="float" office:value="27.1671592869465" calcext:value-type="float">
            <text:p>27.17</text:p>
          </table:table-cell>
          <table:table-cell table:style-name="ce9" table:formula="of:=[.R29]/[.$F$16]" office:value-type="float" office:value="0.941405220589489" calcext:value-type="float">
            <text:p>0.94</text:p>
          </table:table-cell>
          <table:table-cell table:style-name="ce10" table:formula="of:=[.U29]/[.$F$16]" office:value-type="float" office:value="0.139341044" calcext:value-type="float">
            <text:p>0.1393</text:p>
          </table:table-cell>
          <table:table-cell table:style-name="ce9" table:formula="of:=[.V29]/[.$F$16]" office:value-type="float" office:value="0.0529150307430115" calcext:value-type="float">
            <text:p>0.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.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.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.77</text:p>
          </table:table-cell>
          <table:table-cell/>
          <table:table-cell table:style-name="ce9" table:formula="of:=[.H30]*[.$B$4]" office:value-type="float" office:value="1154.40438419383" calcext:value-type="float">
            <text:p>1154.40</text:p>
          </table:table-cell>
          <table:table-cell table:style-name="ce9" table:formula="of:=SQRT([.I30]^2*[.$B$4]^2 + [.$C$4]^2*[.H30]^2)" office:value-type="float" office:value="44.4461020158801" calcext:value-type="float">
            <text:p>44.45</text:p>
          </table:table-cell>
          <table:table-cell table:style-name="ce9" table:formula="of:=[.J30]*[.$B$5]" office:value-type="float" office:value="1407.52597278129" calcext:value-type="float">
            <text:p>1407.53</text:p>
          </table:table-cell>
          <table:table-cell table:style-name="ce9" table:formula="of:=SQRT([.K30]^2*[.$B$5]^2+[.$C$5]^2*[.J30]^2)" office:value-type="float" office:value="48.3892509738324" calcext:value-type="float">
            <text:p>48.39</text:p>
          </table:table-cell>
          <table:table-cell table:style-name="ce10" table:formula="of:=2*[.H30]*[.J30]*[.$B$3]/[.$F$16]" office:value-type="float" office:value="0.0322224" calcext:value-type="float">
            <text:p>0.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.0011</text:p>
          </table:table-cell>
          <table:table-cell table:style-name="ce9" table:formula="of:=[.L30]-[.S30]" office:value-type="float" office:value="115.9677776" calcext:value-type="float">
            <text:p>115.97</text:p>
          </table:table-cell>
          <table:table-cell table:style-name="ce9"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.09</text:p>
          </table:table-cell>
          <table:table-cell table:style-name="ce9" table:formula="of:=[.P30]/[.$F$16]" office:value-type="float" office:value="0.888922040317601" calcext:value-type="float">
            <text:p>0.89</text:p>
          </table:table-cell>
          <table:table-cell table:style-name="ce9" table:formula="of:=[.Q30]/[.$F$16]" office:value-type="float" office:value="28.1505194556258" calcext:value-type="float">
            <text:p>28.15</text:p>
          </table:table-cell>
          <table:table-cell table:style-name="ce9" table:formula="of:=[.R30]/[.$F$16]" office:value-type="float" office:value="0.967785019476648" calcext:value-type="float">
            <text:p>0.97</text:p>
          </table:table-cell>
          <table:table-cell table:style-name="ce10" table:formula="of:=[.U30]/[.$F$16]" office:value-type="float" office:value="2.319355552" calcext:value-type="float">
            <text:p>2.3194</text:p>
          </table:table-cell>
          <table:table-cell table:style-name="ce9" table:formula="of:=[.V30]/[.$F$16]" office:value-type="float" office:value="0.215406593361821" calcext:value-type="float">
            <text:p>0.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.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.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.57</text:p>
          </table:table-cell>
          <table:table-cell/>
          <table:table-cell table:style-name="ce9" table:formula="of:=[.H31]*[.$B$4]" office:value-type="float" office:value="1161.27583886165" calcext:value-type="float">
            <text:p>1161.28</text:p>
          </table:table-cell>
          <table:table-cell table:style-name="ce9" table:formula="of:=SQRT([.I31]^2*[.$B$4]^2 + [.$C$4]^2*[.H31]^2)" office:value-type="float" office:value="44.6575135380401" calcext:value-type="float">
            <text:p>44.66</text:p>
          </table:table-cell>
          <table:table-cell table:style-name="ce9" table:formula="of:=[.J31]*[.$B$5]" office:value-type="float" office:value="1445.68621813303" calcext:value-type="float">
            <text:p>1445.69</text:p>
          </table:table-cell>
          <table:table-cell table:style-name="ce9" table:formula="of:=SQRT([.K31]^2*[.$B$5]^2+[.$C$5]^2*[.J31]^2)" office:value-type="float" office:value="49.4109514325976" calcext:value-type="float">
            <text:p>49.41</text:p>
          </table:table-cell>
          <table:table-cell table:style-name="ce10" table:formula="of:=2*[.H31]*[.J31]*[.$B$3]/[.$F$16]" office:value-type="float" office:value="0.033293" calcext:value-type="float">
            <text:p>0.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.0011</text:p>
          </table:table-cell>
          <table:table-cell table:style-name="ce9" table:formula="of:=[.L31]-[.S31]" office:value-type="float" office:value="422.966707" calcext:value-type="float">
            <text:p>422.97</text:p>
          </table:table-cell>
          <table:table-cell table:style-name="ce9"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.23</text:p>
          </table:table-cell>
          <table:table-cell table:style-name="ce9" table:formula="of:=[.P31]/[.$F$16]" office:value-type="float" office:value="0.893150270760802" calcext:value-type="float">
            <text:p>0.89</text:p>
          </table:table-cell>
          <table:table-cell table:style-name="ce9" table:formula="of:=[.Q31]/[.$F$16]" office:value-type="float" office:value="28.9137243626605" calcext:value-type="float">
            <text:p>28.91</text:p>
          </table:table-cell>
          <table:table-cell table:style-name="ce9" table:formula="of:=[.R31]/[.$F$16]" office:value-type="float" office:value="0.988219028651951" calcext:value-type="float">
            <text:p>0.99</text:p>
          </table:table-cell>
          <table:table-cell table:style-name="ce10" table:formula="of:=[.U31]/[.$F$16]" office:value-type="float" office:value="8.45933414" calcext:value-type="float">
            <text:p>8.4593</text:p>
          </table:table-cell>
          <table:table-cell table:style-name="ce9" table:formula="of:=[.V31]/[.$F$16]" office:value-type="float" office:value="0.411339276616529" calcext:value-type="float">
            <text:p>0.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.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.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.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.00</text:p>
          </table:table-cell>
          <table:table-cell/>
          <table:table-cell table:style-name="ce9" table:formula="of:=[.H32]*[.$B$4]" office:value-type="float" office:value="1156.46582059417" calcext:value-type="float">
            <text:p>1156.47</text:p>
          </table:table-cell>
          <table:table-cell table:style-name="ce9" table:formula="of:=SQRT([.I32]^2*[.$B$4]^2 + [.$C$4]^2*[.H32]^2)" office:value-type="float" office:value="44.5095320968691" calcext:value-type="float">
            <text:p>44.51</text:p>
          </table:table-cell>
          <table:table-cell table:style-name="ce9" table:formula="of:=[.J32]*[.$B$5]" office:value-type="float" office:value="1187.37071113667" calcext:value-type="float">
            <text:p>1187.37</text:p>
          </table:table-cell>
          <table:table-cell table:style-name="ce9" table:formula="of:=SQRT([.K32]^2*[.$B$5]^2+[.$C$5]^2*[.J32]^2)" office:value-type="float" office:value="42.4571300575809" calcext:value-type="float">
            <text:p>42.46</text:p>
          </table:table-cell>
          <table:table-cell table:style-name="ce10" table:formula="of:=2*[.H32]*[.J32]*[.$B$3]/[.$F$16]" office:value-type="float" office:value="0.02723094" calcext:value-type="float">
            <text:p>0.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.0009</text:p>
          </table:table-cell>
          <table:table-cell table:style-name="ce9" table:formula="of:=[.L32]-[.S32]" office:value-type="float" office:value="-0.02723094" calcext:value-type="float">
            <text:p>-0.03</text:p>
          </table:table-cell>
          <table:table-cell table:style-name="ce9"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.13</text:p>
          </table:table-cell>
          <table:table-cell table:style-name="ce9" table:formula="of:=[.P32]/[.$F$16]" office:value-type="float" office:value="0.890190641937383" calcext:value-type="float">
            <text:p>0.89</text:p>
          </table:table-cell>
          <table:table-cell table:style-name="ce9" table:formula="of:=[.Q32]/[.$F$16]" office:value-type="float" office:value="23.7474142227334" calcext:value-type="float">
            <text:p>23.75</text:p>
          </table:table-cell>
          <table:table-cell table:style-name="ce9" table:formula="of:=[.R32]/[.$F$16]" office:value-type="float" office:value="0.849142601151618" calcext:value-type="float">
            <text:p>0.85</text:p>
          </table:table-cell>
          <table:table-cell table:style-name="ce10" table:formula="of:=[.U32]/[.$F$16]" office:value-type="float" office:value="-0.0005446188" calcext:value-type="float">
            <text:p>-0.0005</text:p>
          </table:table-cell>
          <table:table-cell table:style-name="ce9" table:formula="of:=[.V32]/[.$F$16]" office:value-type="float" office:value="0.0000189619970403964" calcext:value-type="float">
            <text:p>0.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.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.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.00</text:p>
          </table:table-cell>
          <table:table-cell/>
          <table:table-cell table:style-name="ce9" table:formula="of:=[.H33]*[.$B$4]" office:value-type="float" office:value="1170.8958753966" calcext:value-type="float">
            <text:p>1170.90</text:p>
          </table:table-cell>
          <table:table-cell table:style-name="ce9" table:formula="of:=SQRT([.I33]^2*[.$B$4]^2 + [.$C$4]^2*[.H33]^2)" office:value-type="float" office:value="44.9533847262374" calcext:value-type="float">
            <text:p>44.95</text:p>
          </table:table-cell>
          <table:table-cell table:style-name="ce9" table:formula="of:=[.J33]*[.$B$5]" office:value-type="float" office:value="1208.65238642898" calcext:value-type="float">
            <text:p>1208.65</text:p>
          </table:table-cell>
          <table:table-cell table:style-name="ce9" table:formula="of:=SQRT([.K33]^2*[.$B$5]^2+[.$C$5]^2*[.J33]^2)" office:value-type="float" office:value="43.0337898371023" calcext:value-type="float">
            <text:p>43.03</text:p>
          </table:table-cell>
          <table:table-cell table:style-name="ce10" table:formula="of:=2*[.H33]*[.J33]*[.$B$3]/[.$F$16]" office:value-type="float" office:value="0.02806488" calcext:value-type="float">
            <text:p>0.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.0010</text:p>
          </table:table-cell>
          <table:table-cell table:style-name="ce9" table:formula="of:=[.L33]-[.S33]" office:value-type="float" office:value="-0.02806488" calcext:value-type="float">
            <text:p>-0.03</text:p>
          </table:table-cell>
          <table:table-cell table:style-name="ce9"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.42</text:p>
          </table:table-cell>
          <table:table-cell table:style-name="ce9" table:formula="of:=[.P33]/[.$F$16]" office:value-type="float" office:value="0.899067694524748" calcext:value-type="float">
            <text:p>0.90</text:p>
          </table:table-cell>
          <table:table-cell table:style-name="ce9" table:formula="of:=[.Q33]/[.$F$16]" office:value-type="float" office:value="24.1730477285796" calcext:value-type="float">
            <text:p>24.17</text:p>
          </table:table-cell>
          <table:table-cell table:style-name="ce9" table:formula="of:=[.R33]/[.$F$16]" office:value-type="float" office:value="0.860675796742046" calcext:value-type="float">
            <text:p>0.86</text:p>
          </table:table-cell>
          <table:table-cell table:style-name="ce10" table:formula="of:=[.U33]/[.$F$16]" office:value-type="float" office:value="-0.0005612976" calcext:value-type="float">
            <text:p>-0.0006</text:p>
          </table:table-cell>
          <table:table-cell table:style-name="ce9" table:formula="of:=[.V33]/[.$F$16]" office:value-type="float" office:value="0.0000193954028450043" calcext:value-type="float">
            <text:p>0.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.41</text:p>
          </table:table-cell>
          <table:table-cell/>
          <table:table-cell table:style-name="ce9" table:formula="of:=[.H34]*[.$B$4]" office:value-type="float" office:value="1199.75598500144" calcext:value-type="float">
            <text:p>1199.76</text:p>
          </table:table-cell>
          <table:table-cell table:style-name="ce9" table:formula="of:=SQRT([.I34]^2*[.$B$4]^2 + [.$C$4]^2*[.H34]^2)" office:value-type="float" office:value="45.8402860380535" calcext:value-type="float">
            <text:p>45.84</text:p>
          </table:table-cell>
          <table:table-cell table:style-name="ce9" table:formula="of:=[.J34]*[.$B$5]" office:value-type="float" office:value="1210.85393904543" calcext:value-type="float">
            <text:p>1210.85</text:p>
          </table:table-cell>
          <table:table-cell table:style-name="ce9" table:formula="of:=SQRT([.K34]^2*[.$B$5]^2+[.$C$5]^2*[.J34]^2)" office:value-type="float" office:value="43.0934000953186" calcext:value-type="float">
            <text:p>43.09</text:p>
          </table:table-cell>
          <table:table-cell table:style-name="ce10" table:formula="of:=2*[.H34]*[.J34]*[.$B$3]/[.$F$16]" office:value-type="float" office:value="0.028809" calcext:value-type="float">
            <text:p>0.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.0010</text:p>
          </table:table-cell>
          <table:table-cell table:style-name="ce9" table:formula="of:=[.L34]-[.S34]" office:value-type="float" office:value="1.971191" calcext:value-type="float">
            <text:p>1.97</text:p>
          </table:table-cell>
          <table:table-cell table:style-name="ce9"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.00</text:p>
          </table:table-cell>
          <table:table-cell table:style-name="ce9" table:formula="of:=[.P34]/[.$F$16]" office:value-type="float" office:value="0.91680572076107" calcext:value-type="float">
            <text:p>0.92</text:p>
          </table:table-cell>
          <table:table-cell table:style-name="ce9" table:formula="of:=[.Q34]/[.$F$16]" office:value-type="float" office:value="24.2170787809086" calcext:value-type="float">
            <text:p>24.22</text:p>
          </table:table-cell>
          <table:table-cell table:style-name="ce9" table:formula="of:=[.R34]/[.$F$16]" office:value-type="float" office:value="0.861868001906372" calcext:value-type="float">
            <text:p>0.86</text:p>
          </table:table-cell>
          <table:table-cell table:style-name="ce10" table:formula="of:=[.U34]/[.$F$16]" office:value-type="float" office:value="0.03942382" calcext:value-type="float">
            <text:p>0.0394</text:p>
          </table:table-cell>
          <table:table-cell table:style-name="ce9" table:formula="of:=[.V34]/[.$F$16]" office:value-type="float" office:value="0.028284278165466" calcext:value-type="float">
            <text:p>0.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.41</text:p>
          </table:table-cell>
          <table:table-cell/>
          <table:table-cell table:style-name="ce9" table:formula="of:=[.H35]*[.$B$4]" office:value-type="float" office:value="1276.02913181425" calcext:value-type="float">
            <text:p>1276.03</text:p>
          </table:table-cell>
          <table:table-cell table:style-name="ce9" table:formula="of:=SQRT([.I35]^2*[.$B$4]^2 + [.$C$4]^2*[.H35]^2)" office:value-type="float" office:value="48.1794727436473" calcext:value-type="float">
            <text:p>48.18</text:p>
          </table:table-cell>
          <table:table-cell table:style-name="ce9" table:formula="of:=[.J35]*[.$B$5]" office:value-type="float" office:value="1353.22100824228" calcext:value-type="float">
            <text:p>1353.22</text:p>
          </table:table-cell>
          <table:table-cell table:style-name="ce9" table:formula="of:=SQRT([.K35]^2*[.$B$5]^2+[.$C$5]^2*[.J35]^2)" office:value-type="float" office:value="46.9322804404637" calcext:value-type="float">
            <text:p>46.93</text:p>
          </table:table-cell>
          <table:table-cell table:style-name="ce10" table:formula="of:=2*[.H35]*[.J35]*[.$B$3]/[.$F$16]" office:value-type="float" office:value="0.03424308" calcext:value-type="float">
            <text:p>0.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.0011</text:p>
          </table:table-cell>
          <table:table-cell table:style-name="ce9" table:formula="of:=[.L35]-[.S35]" office:value-type="float" office:value="1.96575692" calcext:value-type="float">
            <text:p>1.97</text:p>
          </table:table-cell>
          <table:table-cell table:style-name="ce9"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.52</text:p>
          </table:table-cell>
          <table:table-cell table:style-name="ce9" table:formula="of:=[.P35]/[.$F$16]" office:value-type="float" office:value="0.963589454872945" calcext:value-type="float">
            <text:p>0.96</text:p>
          </table:table-cell>
          <table:table-cell table:style-name="ce9" table:formula="of:=[.Q35]/[.$F$16]" office:value-type="float" office:value="27.0644201648457" calcext:value-type="float">
            <text:p>27.06</text:p>
          </table:table-cell>
          <table:table-cell table:style-name="ce9" table:formula="of:=[.R35]/[.$F$16]" office:value-type="float" office:value="0.938645608809275" calcext:value-type="float">
            <text:p>0.94</text:p>
          </table:table-cell>
          <table:table-cell table:style-name="ce10" table:formula="of:=[.U35]/[.$F$16]" office:value-type="float" office:value="0.0393151384" calcext:value-type="float">
            <text:p>0.0393</text:p>
          </table:table-cell>
          <table:table-cell table:style-name="ce9" table:formula="of:=[.V35]/[.$F$16]" office:value-type="float" office:value="0.028284280208882" calcext:value-type="float">
            <text:p>0.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.33</text:p>
          </table:table-cell>
          <table:table-cell/>
          <table:table-cell table:style-name="ce9" table:formula="of:=[.H36]*[.$B$4]" office:value-type="float" office:value="1181.89020286511" calcext:value-type="float">
            <text:p>1181.89</text:p>
          </table:table-cell>
          <table:table-cell table:style-name="ce9" table:formula="of:=SQRT([.I36]^2*[.$B$4]^2 + [.$C$4]^2*[.H36]^2)" office:value-type="float" office:value="45.2913761067547" calcext:value-type="float">
            <text:p>45.29</text:p>
          </table:table-cell>
          <table:table-cell table:style-name="ce9" table:formula="of:=[.J36]*[.$B$5]" office:value-type="float" office:value="1375.9703852789" calcext:value-type="float">
            <text:p>1375.97</text:p>
          </table:table-cell>
          <table:table-cell table:style-name="ce9" table:formula="of:=SQRT([.K36]^2*[.$B$5]^2+[.$C$5]^2*[.J36]^2)" office:value-type="float" office:value="47.5430805273489" calcext:value-type="float">
            <text:p>47.54</text:p>
          </table:table-cell>
          <table:table-cell table:style-name="ce10" table:formula="of:=2*[.H36]*[.J36]*[.$B$3]/[.$F$16]" office:value-type="float" office:value="0.03225" calcext:value-type="float">
            <text:p>0.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.0011</text:p>
          </table:table-cell>
          <table:table-cell table:style-name="ce9" table:formula="of:=[.L36]-[.S36]" office:value-type="float" office:value="86.96775" calcext:value-type="float">
            <text:p>86.97</text:p>
          </table:table-cell>
          <table:table-cell table:style-name="ce9"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.64</text:p>
          </table:table-cell>
          <table:table-cell table:style-name="ce9" table:formula="of:=[.P36]/[.$F$16]" office:value-type="float" office:value="0.905827522135093" calcext:value-type="float">
            <text:p>0.91</text:p>
          </table:table-cell>
          <table:table-cell table:style-name="ce9" table:formula="of:=[.Q36]/[.$F$16]" office:value-type="float" office:value="27.5194077055779" calcext:value-type="float">
            <text:p>27.52</text:p>
          </table:table-cell>
          <table:table-cell table:style-name="ce9" table:formula="of:=[.R36]/[.$F$16]" office:value-type="float" office:value="0.950861610546978" calcext:value-type="float">
            <text:p>0.95</text:p>
          </table:table-cell>
          <table:table-cell table:style-name="ce10" table:formula="of:=[.U36]/[.$F$16]" office:value-type="float" office:value="1.739355" calcext:value-type="float">
            <text:p>1.7394</text:p>
          </table:table-cell>
          <table:table-cell table:style-name="ce9" table:formula="of:=[.V36]/[.$F$16]" office:value-type="float" office:value="0.18654758230477" calcext:value-type="float">
            <text:p>0.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.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.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.87</text:p>
          </table:table-cell>
          <table:table-cell/>
          <table:table-cell table:style-name="ce9" table:formula="of:=[.H37]*[.$B$4]" office:value-type="float" office:value="1170.8958753966" calcext:value-type="float">
            <text:p>1170.90</text:p>
          </table:table-cell>
          <table:table-cell table:style-name="ce9" table:formula="of:=SQRT([.I37]^2*[.$B$4]^2 + [.$C$4]^2*[.H37]^2)" office:value-type="float" office:value="44.9533847262374" calcext:value-type="float">
            <text:p>44.95</text:p>
          </table:table-cell>
          <table:table-cell table:style-name="ce9" table:formula="of:=[.J37]*[.$B$5]" office:value-type="float" office:value="1360.55951696377" calcext:value-type="float">
            <text:p>1360.56</text:p>
          </table:table-cell>
          <table:table-cell table:style-name="ce9" table:formula="of:=SQRT([.K37]^2*[.$B$5]^2+[.$C$5]^2*[.J37]^2)" office:value-type="float" office:value="47.1293851215656" calcext:value-type="float">
            <text:p>47.13</text:p>
          </table:table-cell>
          <table:table-cell table:style-name="ce10" table:formula="of:=2*[.H37]*[.J37]*[.$B$3]/[.$F$16]" office:value-type="float" office:value="0.03159216" calcext:value-type="float">
            <text:p>0.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.0011</text:p>
          </table:table-cell>
          <table:table-cell table:style-name="ce9" table:formula="of:=[.L37]-[.S37]" office:value-type="float" office:value="394.96840784" calcext:value-type="float">
            <text:p>394.97</text:p>
          </table:table-cell>
          <table:table-cell table:style-name="ce9"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.42</text:p>
          </table:table-cell>
          <table:table-cell table:style-name="ce9" table:formula="of:=[.P37]/[.$F$16]" office:value-type="float" office:value="0.899067694524748" calcext:value-type="float">
            <text:p>0.90</text:p>
          </table:table-cell>
          <table:table-cell table:style-name="ce9" table:formula="of:=[.Q37]/[.$F$16]" office:value-type="float" office:value="27.2111903392754" calcext:value-type="float">
            <text:p>27.21</text:p>
          </table:table-cell>
          <table:table-cell table:style-name="ce9" table:formula="of:=[.R37]/[.$F$16]" office:value-type="float" office:value="0.942587702431312" calcext:value-type="float">
            <text:p>0.94</text:p>
          </table:table-cell>
          <table:table-cell table:style-name="ce10" table:formula="of:=[.U37]/[.$F$16]" office:value-type="float" office:value="7.8993681568" calcext:value-type="float">
            <text:p>7.8994</text:p>
          </table:table-cell>
          <table:table-cell table:style-name="ce9" table:formula="of:=[.V37]/[.$F$16]" office:value-type="float" office:value="0.397492138852606" calcext:value-type="float">
            <text:p>0.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.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.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.92</text:p>
          </table:table-cell>
          <table:table-cell/>
          <table:table-cell table:style-name="ce9" table:formula="of:=[.H38]*[.$B$4]" office:value-type="float" office:value="1109.73992885299" calcext:value-type="float">
            <text:p>1109.74</text:p>
          </table:table-cell>
          <table:table-cell table:style-name="ce9" table:formula="of:=SQRT([.I38]^2*[.$B$4]^2 + [.$C$4]^2*[.H38]^2)" office:value-type="float" office:value="43.0703379724941" calcext:value-type="float">
            <text:p>43.07</text:p>
          </table:table-cell>
          <table:table-cell table:style-name="ce9" table:formula="of:=[.J38]*[.$B$5]" office:value-type="float" office:value="1356.15641173088" calcext:value-type="float">
            <text:p>1356.16</text:p>
          </table:table-cell>
          <table:table-cell table:style-name="ce9" table:formula="of:=SQRT([.K38]^2*[.$B$5]^2+[.$C$5]^2*[.J38]^2)" office:value-type="float" office:value="47.0111306802608" calcext:value-type="float">
            <text:p>47.01</text:p>
          </table:table-cell>
          <table:table-cell table:style-name="ce10" table:formula="of:=2*[.H38]*[.J38]*[.$B$3]/[.$F$16]" office:value-type="float" office:value="0.0298452" calcext:value-type="float">
            <text:p>0.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.0010</text:p>
          </table:table-cell>
          <table:table-cell table:style-name="ce9" table:formula="of:=[.L38]-[.S38]" office:value-type="float" office:value="357.9701548" calcext:value-type="float">
            <text:p>357.97</text:p>
          </table:table-cell>
          <table:table-cell table:style-name="ce9"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.19</text:p>
          </table:table-cell>
          <table:table-cell table:style-name="ce9" table:formula="of:=[.P38]/[.$F$16]" office:value-type="float" office:value="0.861406759449881" calcext:value-type="float">
            <text:p>0.86</text:p>
          </table:table-cell>
          <table:table-cell table:style-name="ce9" table:formula="of:=[.Q38]/[.$F$16]" office:value-type="float" office:value="27.1231282346176" calcext:value-type="float">
            <text:p>27.12</text:p>
          </table:table-cell>
          <table:table-cell table:style-name="ce9" table:formula="of:=[.R38]/[.$F$16]" office:value-type="float" office:value="0.940222613605216" calcext:value-type="float">
            <text:p>0.94</text:p>
          </table:table-cell>
          <table:table-cell table:style-name="ce10" table:formula="of:=[.U38]/[.$F$16]" office:value-type="float" office:value="7.159403096" calcext:value-type="float">
            <text:p>7.1594</text:p>
          </table:table-cell>
          <table:table-cell table:style-name="ce9" table:formula="of:=[.V38]/[.$F$16]" office:value-type="float" office:value="0.378417759114732" calcext:value-type="float">
            <text:p>0.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.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.00</text:p>
          </table:table-cell>
          <table:table-cell/>
          <table:table-cell table:style-name="ce9" table:formula="of:=[.H39]*[.$B$4]" office:value-type="float" office:value="1159.90154792808" calcext:value-type="float">
            <text:p>1159.90</text:p>
          </table:table-cell>
          <table:table-cell table:style-name="ce9" table:formula="of:=SQRT([.I39]^2*[.$B$4]^2 + [.$C$4]^2*[.H39]^2)" office:value-type="float" office:value="44.6152362687672" calcext:value-type="float">
            <text:p>44.62</text:p>
          </table:table-cell>
          <table:table-cell table:style-name="ce9" table:formula="of:=[.J39]*[.$B$5]" office:value-type="float" office:value="1207.18468468468" calcext:value-type="float">
            <text:p>1207.18</text:p>
          </table:table-cell>
          <table:table-cell table:style-name="ce9" table:formula="of:=SQRT([.K39]^2*[.$B$5]^2+[.$C$5]^2*[.J39]^2)" office:value-type="float" office:value="42.9940451180878" calcext:value-type="float">
            <text:p>42.99</text:p>
          </table:table-cell>
          <table:table-cell table:style-name="ce10" table:formula="of:=2*[.H39]*[.J39]*[.$B$3]/[.$F$16]" office:value-type="float" office:value="0.0277676" calcext:value-type="float">
            <text:p>0.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.0010</text:p>
          </table:table-cell>
          <table:table-cell table:style-name="ce9" table:formula="of:=[.L39]-[.S39]" office:value-type="float" office:value="0.9722324" calcext:value-type="float">
            <text:p>0.97</text:p>
          </table:table-cell>
          <table:table-cell table:style-name="ce9"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.20</text:p>
          </table:table-cell>
          <table:table-cell table:style-name="ce9" table:formula="of:=[.P39]/[.$F$16]" office:value-type="float" office:value="0.892304725375344" calcext:value-type="float">
            <text:p>0.89</text:p>
          </table:table-cell>
          <table:table-cell table:style-name="ce9" table:formula="of:=[.Q39]/[.$F$16]" office:value-type="float" office:value="24.1436936936937" calcext:value-type="float">
            <text:p>24.14</text:p>
          </table:table-cell>
          <table:table-cell table:style-name="ce9" table:formula="of:=[.R39]/[.$F$16]" office:value-type="float" office:value="0.859880902361756" calcext:value-type="float">
            <text:p>0.86</text:p>
          </table:table-cell>
          <table:table-cell table:style-name="ce10" table:formula="of:=[.U39]/[.$F$16]" office:value-type="float" office:value="0.019444648" calcext:value-type="float">
            <text:p>0.0194</text:p>
          </table:table-cell>
          <table:table-cell table:style-name="ce9" table:formula="of:=[.V39]/[.$F$16]" office:value-type="float" office:value="0.0200000092549389" calcext:value-type="float">
            <text:p>0.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.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.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.41</text:p>
          </table:table-cell>
          <table:table-cell/>
          <table:table-cell table:style-name="ce9" table:formula="of:=[.H40]*[.$B$4]" office:value-type="float" office:value="1164.02442072878" calcext:value-type="float">
            <text:p>1164.02</text:p>
          </table:table-cell>
          <table:table-cell table:style-name="ce9" table:formula="of:=SQRT([.I40]^2*[.$B$4]^2 + [.$C$4]^2*[.H40]^2)" office:value-type="float" office:value="44.7420605738056" calcext:value-type="float">
            <text:p>44.74</text:p>
          </table:table-cell>
          <table:table-cell table:style-name="ce9" table:formula="of:=[.J40]*[.$B$5]" office:value-type="float" office:value="1231.40176346559" calcext:value-type="float">
            <text:p>1231.40</text:p>
          </table:table-cell>
          <table:table-cell table:style-name="ce9" table:formula="of:=SQRT([.K40]^2*[.$B$5]^2+[.$C$5]^2*[.J40]^2)" office:value-type="float" office:value="43.6493737640495" calcext:value-type="float">
            <text:p>43.65</text:p>
          </table:table-cell>
          <table:table-cell table:style-name="ce10" table:formula="of:=2*[.H40]*[.J40]*[.$B$3]/[.$F$16]" office:value-type="float" office:value="0.02842532" calcext:value-type="float">
            <text:p>0.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.0010</text:p>
          </table:table-cell>
          <table:table-cell table:style-name="ce9" table:formula="of:=[.L40]-[.S40]" office:value-type="float" office:value="1.97157468" calcext:value-type="float">
            <text:p>1.97</text:p>
          </table:table-cell>
          <table:table-cell table:style-name="ce9"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.28</text:p>
          </table:table-cell>
          <table:table-cell table:style-name="ce9" table:formula="of:=[.P40]/[.$F$16]" office:value-type="float" office:value="0.894841211476111" calcext:value-type="float">
            <text:p>0.89</text:p>
          </table:table-cell>
          <table:table-cell table:style-name="ce9" table:formula="of:=[.Q40]/[.$F$16]" office:value-type="float" office:value="24.6280352693119" calcext:value-type="float">
            <text:p>24.63</text:p>
          </table:table-cell>
          <table:table-cell table:style-name="ce9" table:formula="of:=[.R40]/[.$F$16]" office:value-type="float" office:value="0.872987475280989" calcext:value-type="float">
            <text:p>0.87</text:p>
          </table:table-cell>
          <table:table-cell table:style-name="ce10" table:formula="of:=[.U40]/[.$F$16]" office:value-type="float" office:value="0.0394314936" calcext:value-type="float">
            <text:p>0.0394</text:p>
          </table:table-cell>
          <table:table-cell table:style-name="ce9" table:formula="of:=[.V40]/[.$F$16]" office:value-type="float" office:value="0.0282842780250922" calcext:value-type="float">
            <text:p>0.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.00</text:p>
          </table:table-cell>
          <table:table-cell/>
          <table:table-cell table:style-name="ce9" table:formula="of:=[.H41]*[.$B$4]" office:value-type="float" office:value="1100.80703778483" calcext:value-type="float">
            <text:p>1100.81</text:p>
          </table:table-cell>
          <table:table-cell table:style-name="ce9" table:formula="of:=SQRT([.I41]^2*[.$B$4]^2 + [.$C$4]^2*[.H41]^2)" office:value-type="float" office:value="42.7948402340966" calcext:value-type="float">
            <text:p>42.79</text:p>
          </table:table-cell>
          <table:table-cell table:style-name="ce9" table:formula="of:=[.J41]*[.$B$5]" office:value-type="float" office:value="1271.02971056163" calcext:value-type="float">
            <text:p>1271.03</text:p>
          </table:table-cell>
          <table:table-cell table:style-name="ce9" table:formula="of:=SQRT([.K41]^2*[.$B$5]^2+[.$C$5]^2*[.J41]^2)" office:value-type="float" office:value="44.7197003809623" calcext:value-type="float">
            <text:p>44.72</text:p>
          </table:table-cell>
          <table:table-cell table:style-name="ce10" table:formula="of:=2*[.H41]*[.J41]*[.$B$3]/[.$F$16]" office:value-type="float" office:value="0.02774664" calcext:value-type="float">
            <text:p>0.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.0010</text:p>
          </table:table-cell>
          <table:table-cell table:style-name="ce9" table:formula="of:=[.L41]-[.S41]" office:value-type="float" office:value="0.97225336" calcext:value-type="float">
            <text:p>0.97</text:p>
          </table:table-cell>
          <table:table-cell table:style-name="ce9"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.02</text:p>
          </table:table-cell>
          <table:table-cell table:style-name="ce9" table:formula="of:=[.P41]/[.$F$16]" office:value-type="float" office:value="0.855896804681933" calcext:value-type="float">
            <text:p>0.86</text:p>
          </table:table-cell>
          <table:table-cell table:style-name="ce9" table:formula="of:=[.Q41]/[.$F$16]" office:value-type="float" office:value="25.4205942112325" calcext:value-type="float">
            <text:p>25.42</text:p>
          </table:table-cell>
          <table:table-cell table:style-name="ce9" table:formula="of:=[.R41]/[.$F$16]" office:value-type="float" office:value="0.894394007619246" calcext:value-type="float">
            <text:p>0.89</text:p>
          </table:table-cell>
          <table:table-cell table:style-name="ce10" table:formula="of:=[.U41]/[.$F$16]" office:value-type="float" office:value="0.0194450672" calcext:value-type="float">
            <text:p>0.0194</text:p>
          </table:table-cell>
          <table:table-cell table:style-name="ce9" table:formula="of:=[.V41]/[.$F$16]" office:value-type="float" office:value="0.0200000092507276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.49</text:p>
          </table:table-cell>
          <table:table-cell/>
          <table:table-cell table:style-name="ce9" table:formula="of:=[.H42]*[.$B$4]" office:value-type="float" office:value="1280.83915008172" calcext:value-type="float">
            <text:p>1280.84</text:p>
          </table:table-cell>
          <table:table-cell table:style-name="ce9" table:formula="of:=SQRT([.I42]^2*[.$B$4]^2 + [.$C$4]^2*[.H42]^2)" office:value-type="float" office:value="48.326773361491" calcext:value-type="float">
            <text:p>48.33</text:p>
          </table:table-cell>
          <table:table-cell table:style-name="ce9" table:formula="of:=[.J42]*[.$B$5]" office:value-type="float" office:value="1319.46386812344" calcext:value-type="float">
            <text:p>1319.46</text:p>
          </table:table-cell>
          <table:table-cell table:style-name="ce9" table:formula="of:=SQRT([.K42]^2*[.$B$5]^2+[.$C$5]^2*[.J42]^2)" office:value-type="float" office:value="46.0246815714354" calcext:value-type="float">
            <text:p>46.02</text:p>
          </table:table-cell>
          <table:table-cell table:style-name="ce10" table:formula="of:=2*[.H42]*[.J42]*[.$B$3]/[.$F$16]" office:value-type="float" office:value="0.03351472" calcext:value-type="float">
            <text:p>0.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.0011</text:p>
          </table:table-cell>
          <table:table-cell table:style-name="ce9" table:formula="of:=[.L42]-[.S42]" office:value-type="float" office:value="71.96648528" calcext:value-type="float">
            <text:p>71.97</text:p>
          </table:table-cell>
          <table:table-cell table:style-name="ce9"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.62</text:p>
          </table:table-cell>
          <table:table-cell table:style-name="ce9" table:formula="of:=[.P42]/[.$F$16]" office:value-type="float" office:value="0.966535467229821" calcext:value-type="float">
            <text:p>0.97</text:p>
          </table:table-cell>
          <table:table-cell table:style-name="ce9" table:formula="of:=[.Q42]/[.$F$16]" office:value-type="float" office:value="26.3892773624689" calcext:value-type="float">
            <text:p>26.39</text:p>
          </table:table-cell>
          <table:table-cell table:style-name="ce9" table:formula="of:=[.R42]/[.$F$16]" office:value-type="float" office:value="0.920493631428708" calcext:value-type="float">
            <text:p>0.92</text:p>
          </table:table-cell>
          <table:table-cell table:style-name="ce10" table:formula="of:=[.U42]/[.$F$16]" office:value-type="float" office:value="1.4393297056" calcext:value-type="float">
            <text:p>1.4393</text:p>
          </table:table-cell>
          <table:table-cell table:style-name="ce9" table:formula="of:=[.V42]/[.$F$16]" office:value-type="float" office:value="0.169705628931169" calcext:value-type="float">
            <text:p>0.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.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.15</text:p>
          </table:table-cell>
          <table:table-cell/>
          <table:table-cell table:style-name="ce9" table:formula="of:=[.H43]*[.$B$4]" office:value-type="float" office:value="1155.77867512739" calcext:value-type="float">
            <text:p>1155.78</text:p>
          </table:table-cell>
          <table:table-cell table:style-name="ce9" table:formula="of:=SQRT([.I43]^2*[.$B$4]^2 + [.$C$4]^2*[.H43]^2)" office:value-type="float" office:value="44.4883893698276" calcext:value-type="float">
            <text:p>44.49</text:p>
          </table:table-cell>
          <table:table-cell table:style-name="ce9" table:formula="of:=[.J43]*[.$B$5]" office:value-type="float" office:value="1338.54399079931" calcext:value-type="float">
            <text:p>1338.54</text:p>
          </table:table-cell>
          <table:table-cell table:style-name="ce9" table:formula="of:=SQRT([.K43]^2*[.$B$5]^2+[.$C$5]^2*[.J43]^2)" office:value-type="float" office:value="46.5378597675361" calcext:value-type="float">
            <text:p>46.54</text:p>
          </table:table-cell>
          <table:table-cell table:style-name="ce10" table:formula="of:=2*[.H43]*[.J43]*[.$B$3]/[.$F$16]" office:value-type="float" office:value="0.03067968" calcext:value-type="float">
            <text:p>0.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.0010</text:p>
          </table:table-cell>
          <table:table-cell table:style-name="ce9" table:formula="of:=[.L43]-[.S43]" office:value-type="float" office:value="293.96932032" calcext:value-type="float">
            <text:p>293.97</text:p>
          </table:table-cell>
          <table:table-cell table:style-name="ce9"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.12</text:p>
          </table:table-cell>
          <table:table-cell table:style-name="ce9" table:formula="of:=[.P43]/[.$F$16]" office:value-type="float" office:value="0.889767787396552" calcext:value-type="float">
            <text:p>0.89</text:p>
          </table:table-cell>
          <table:table-cell table:style-name="ce9" table:formula="of:=[.Q43]/[.$F$16]" office:value-type="float" office:value="26.7708798159862" calcext:value-type="float">
            <text:p>26.77</text:p>
          </table:table-cell>
          <table:table-cell table:style-name="ce9" table:formula="of:=[.R43]/[.$F$16]" office:value-type="float" office:value="0.930757195350722" calcext:value-type="float">
            <text:p>0.93</text:p>
          </table:table-cell>
          <table:table-cell table:style-name="ce10" table:formula="of:=[.U43]/[.$F$16]" office:value-type="float" office:value="5.8793864064" calcext:value-type="float">
            <text:p>5.8794</text:p>
          </table:table-cell>
          <table:table-cell table:style-name="ce9" table:formula="of:=[.V43]/[.$F$16]" office:value-type="float" office:value="0.342928564616965" calcext:value-type="float">
            <text:p>0.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.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.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.20</text:p>
          </table:table-cell>
          <table:table-cell/>
          <table:table-cell table:style-name="ce9" table:formula="of:=[.H44]*[.$B$4]" office:value-type="float" office:value="1148.22007499279" calcext:value-type="float">
            <text:p>1148.22</text:p>
          </table:table-cell>
          <table:table-cell table:style-name="ce9" table:formula="of:=SQRT([.I44]^2*[.$B$4]^2 + [.$C$4]^2*[.H44]^2)" office:value-type="float" office:value="44.2557773956222" calcext:value-type="float">
            <text:p>44.26</text:p>
          </table:table-cell>
          <table:table-cell table:style-name="ce9" table:formula="of:=[.J44]*[.$B$5]" office:value-type="float" office:value="1320.19771899559" calcext:value-type="float">
            <text:p>1320.20</text:p>
          </table:table-cell>
          <table:table-cell table:style-name="ce9" table:formula="of:=SQRT([.K44]^2*[.$B$5]^2+[.$C$5]^2*[.J44]^2)" office:value-type="float" office:value="46.0444283841585" calcext:value-type="float">
            <text:p>46.04</text:p>
          </table:table-cell>
          <table:table-cell table:style-name="ce10" table:formula="of:=2*[.H44]*[.J44]*[.$B$3]/[.$F$16]" office:value-type="float" office:value="0.03006129" calcext:value-type="float">
            <text:p>0.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.0010</text:p>
          </table:table-cell>
          <table:table-cell table:style-name="ce9" table:formula="of:=[.L44]-[.S44]" office:value-type="float" office:value="407.96993871" calcext:value-type="float">
            <text:p>407.97</text:p>
          </table:table-cell>
          <table:table-cell table:style-name="ce9"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.96</text:p>
          </table:table-cell>
          <table:table-cell table:style-name="ce9" table:formula="of:=[.P44]/[.$F$16]" office:value-type="float" office:value="0.885115547912443" calcext:value-type="float">
            <text:p>0.89</text:p>
          </table:table-cell>
          <table:table-cell table:style-name="ce9" table:formula="of:=[.Q44]/[.$F$16]" office:value-type="float" office:value="26.4039543799118" calcext:value-type="float">
            <text:p>26.40</text:p>
          </table:table-cell>
          <table:table-cell table:style-name="ce9" table:formula="of:=[.R44]/[.$F$16]" office:value-type="float" office:value="0.92088856768317" calcext:value-type="float">
            <text:p>0.92</text:p>
          </table:table-cell>
          <table:table-cell table:style-name="ce10" table:formula="of:=[.U44]/[.$F$16]" office:value-type="float" office:value="8.1593987742" calcext:value-type="float">
            <text:p>8.1594</text:p>
          </table:table-cell>
          <table:table-cell table:style-name="ce9" table:formula="of:=[.V44]/[.$F$16]" office:value-type="float" office:value="0.403980198050908" calcext:value-type="float">
            <text:p>0.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.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.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.00</text:p>
          </table:table-cell>
          <table:table-cell/>
          <table:table-cell table:style-name="ce9" table:formula="of:=[.H45]*[.$B$4]" office:value-type="float" office:value="1194.25882126719" calcext:value-type="float">
            <text:p>1194.26</text:p>
          </table:table-cell>
          <table:table-cell table:style-name="ce9" table:formula="of:=SQRT([.I45]^2*[.$B$4]^2 + [.$C$4]^2*[.H45]^2)" office:value-type="float" office:value="45.6714329958796" calcext:value-type="float">
            <text:p>45.67</text:p>
          </table:table-cell>
          <table:table-cell table:style-name="ce9" table:formula="of:=[.J45]*[.$B$5]" office:value-type="float" office:value="1337.07628905501" calcext:value-type="float">
            <text:p>1337.08</text:p>
          </table:table-cell>
          <table:table-cell table:style-name="ce9" table:formula="of:=SQRT([.K45]^2*[.$B$5]^2+[.$C$5]^2*[.J45]^2)" office:value-type="float" office:value="46.4984019938263" calcext:value-type="float">
            <text:p>46.50</text:p>
          </table:table-cell>
          <table:table-cell table:style-name="ce10" table:formula="of:=2*[.H45]*[.J45]*[.$B$3]/[.$F$16]" office:value-type="float" office:value="0.03166636" calcext:value-type="float">
            <text:p>0.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.0011</text:p>
          </table:table-cell>
          <table:table-cell table:style-name="ce9" table:formula="of:=[.L45]-[.S45]" office:value-type="float" office:value="120.96833364" calcext:value-type="float">
            <text:p>120.97</text:p>
          </table:table-cell>
          <table:table-cell table:style-name="ce9"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.89</text:p>
          </table:table-cell>
          <table:table-cell table:style-name="ce9" table:formula="of:=[.P45]/[.$F$16]" office:value-type="float" office:value="0.913428659917591" calcext:value-type="float">
            <text:p>0.91</text:p>
          </table:table-cell>
          <table:table-cell table:style-name="ce9" table:formula="of:=[.Q45]/[.$F$16]" office:value-type="float" office:value="26.7415257811002" calcext:value-type="float">
            <text:p>26.74</text:p>
          </table:table-cell>
          <table:table-cell table:style-name="ce9" table:formula="of:=[.R45]/[.$F$16]" office:value-type="float" office:value="0.929968039876527" calcext:value-type="float">
            <text:p>0.93</text:p>
          </table:table-cell>
          <table:table-cell table:style-name="ce10" table:formula="of:=[.U45]/[.$F$16]" office:value-type="float" office:value="2.4193666728" calcext:value-type="float">
            <text:p>2.4194</text:p>
          </table:table-cell>
          <table:table-cell table:style-name="ce9" table:formula="of:=[.V45]/[.$F$16]" office:value-type="float" office:value="0.220000001024839" calcext:value-type="float">
            <text:p>0.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.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.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.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.00</text:p>
          </table:table-cell>
          <table:table-cell/>
          <table:table-cell table:style-name="ce9" table:formula="of:=[.H46]*[.$B$4]" office:value-type="float" office:value="1176.39303913085" calcext:value-type="float">
            <text:p>1176.39</text:p>
          </table:table-cell>
          <table:table-cell table:style-name="ce9" table:formula="of:=SQRT([.I46]^2*[.$B$4]^2 + [.$C$4]^2*[.H46]^2)" office:value-type="float" office:value="45.1223998304657" calcext:value-type="float">
            <text:p>45.12</text:p>
          </table:table-cell>
          <table:table-cell table:style-name="ce9" table:formula="of:=[.J46]*[.$B$5]" office:value-type="float" office:value="1287.1744297489" calcext:value-type="float">
            <text:p>1287.17</text:p>
          </table:table-cell>
          <table:table-cell table:style-name="ce9" table:formula="of:=SQRT([.K46]^2*[.$B$5]^2+[.$C$5]^2*[.J46]^2)" office:value-type="float" office:value="45.1550716956014" calcext:value-type="float">
            <text:p>45.16</text:p>
          </table:table-cell>
          <table:table-cell table:style-name="ce10" table:formula="of:=2*[.H46]*[.J46]*[.$B$3]/[.$F$16]" office:value-type="float" office:value="0.03002848" calcext:value-type="float">
            <text:p>0.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.0010</text:p>
          </table:table-cell>
          <table:table-cell table:style-name="ce9" table:formula="of:=[.L46]-[.S46]" office:value-type="float" office:value="-0.03002848" calcext:value-type="float">
            <text:p>-0.03</text:p>
          </table:table-cell>
          <table:table-cell table:style-name="ce9"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.53</text:p>
          </table:table-cell>
          <table:table-cell table:style-name="ce9" table:formula="of:=[.P46]/[.$F$16]" office:value-type="float" office:value="0.902447996609314" calcext:value-type="float">
            <text:p>0.90</text:p>
          </table:table-cell>
          <table:table-cell table:style-name="ce9" table:formula="of:=[.Q46]/[.$F$16]" office:value-type="float" office:value="25.743488594978" calcext:value-type="float">
            <text:p>25.74</text:p>
          </table:table-cell>
          <table:table-cell table:style-name="ce9" table:formula="of:=[.R46]/[.$F$16]" office:value-type="float" office:value="0.903101433912028" calcext:value-type="float">
            <text:p>0.90</text:p>
          </table:table-cell>
          <table:table-cell table:style-name="ce10" table:formula="of:=[.U46]/[.$F$16]" office:value-type="float" office:value="-0.0006005696" calcext:value-type="float">
            <text:p>-0.0006</text:p>
          </table:table-cell>
          <table:table-cell table:style-name="ce9" table:formula="of:=[.V46]/[.$F$16]" office:value-type="float" office:value="0.0000204037949097711" calcext:value-type="float">
            <text:p>0.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.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.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.41</text:p>
          </table:table-cell>
          <table:table-cell/>
          <table:table-cell table:style-name="ce9" table:formula="of:=[.H47]*[.$B$4]" office:value-type="float" office:value="1127.60571098933" calcext:value-type="float">
            <text:p>1127.61</text:p>
          </table:table-cell>
          <table:table-cell table:style-name="ce9" table:formula="of:=SQRT([.I47]^2*[.$B$4]^2 + [.$C$4]^2*[.H47]^2)" office:value-type="float" office:value="43.6209819895896" calcext:value-type="float">
            <text:p>43.62</text:p>
          </table:table-cell>
          <table:table-cell table:style-name="ce9" table:formula="of:=[.J47]*[.$B$5]" office:value-type="float" office:value="1263.69120184014" calcext:value-type="float">
            <text:p>1263.69</text:p>
          </table:table-cell>
          <table:table-cell table:style-name="ce9" table:formula="of:=SQRT([.K47]^2*[.$B$5]^2+[.$C$5]^2*[.J47]^2)" office:value-type="float" office:value="44.5216752922964" calcext:value-type="float">
            <text:p>44.52</text:p>
          </table:table-cell>
          <table:table-cell table:style-name="ce10" table:formula="of:=2*[.H47]*[.J47]*[.$B$3]/[.$F$16]" office:value-type="float" office:value="0.02825802" calcext:value-type="float">
            <text:p>0.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.0010</text:p>
          </table:table-cell>
          <table:table-cell table:style-name="ce9" table:formula="of:=[.L47]-[.S47]" office:value-type="float" office:value="1.97174198" calcext:value-type="float">
            <text:p>1.97</text:p>
          </table:table-cell>
          <table:table-cell table:style-name="ce9"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.55</text:p>
          </table:table-cell>
          <table:table-cell table:style-name="ce9" table:formula="of:=[.P47]/[.$F$16]" office:value-type="float" office:value="0.872419639791793" calcext:value-type="float">
            <text:p>0.87</text:p>
          </table:table-cell>
          <table:table-cell table:style-name="ce9" table:formula="of:=[.Q47]/[.$F$16]" office:value-type="float" office:value="25.2738240368028" calcext:value-type="float">
            <text:p>25.27</text:p>
          </table:table-cell>
          <table:table-cell table:style-name="ce9" table:formula="of:=[.R47]/[.$F$16]" office:value-type="float" office:value="0.890433505845929" calcext:value-type="float">
            <text:p>0.89</text:p>
          </table:table-cell>
          <table:table-cell table:style-name="ce10" table:formula="of:=[.U47]/[.$F$16]" office:value-type="float" office:value="0.0394348396" calcext:value-type="float">
            <text:p>0.0394</text:p>
          </table:table-cell>
          <table:table-cell table:style-name="ce9" table:formula="of:=[.V47]/[.$F$16]" office:value-type="float" office:value="0.0282842779672186" calcext:value-type="float">
            <text:p>0.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.32</text:p>
          </table:table-cell>
          <table:table-cell/>
          <table:table-cell table:style-name="ce9" table:formula="of:=[.H48]*[.$B$4]" office:value-type="float" office:value="1212.8117488703" calcext:value-type="float">
            <text:p>1212.81</text:p>
          </table:table-cell>
          <table:table-cell table:style-name="ce9" table:formula="of:=SQRT([.I48]^2*[.$B$4]^2 + [.$C$4]^2*[.H48]^2)" office:value-type="float" office:value="46.2411643403786" calcext:value-type="float">
            <text:p>46.24</text:p>
          </table:table-cell>
          <table:table-cell table:style-name="ce9" table:formula="of:=[.J48]*[.$B$5]" office:value-type="float" office:value="1315.06076289055" calcext:value-type="float">
            <text:p>1315.06</text:p>
          </table:table-cell>
          <table:table-cell table:style-name="ce9" table:formula="of:=SQRT([.K48]^2*[.$B$5]^2+[.$C$5]^2*[.J48]^2)" office:value-type="float" office:value="45.906185043761" calcext:value-type="float">
            <text:p>45.91</text:p>
          </table:table-cell>
          <table:table-cell table:style-name="ce10" table:formula="of:=2*[.H48]*[.J48]*[.$B$3]/[.$F$16]" office:value-type="float" office:value="0.0316288" calcext:value-type="float">
            <text:p>0.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.0011</text:p>
          </table:table-cell>
          <table:table-cell table:style-name="ce9" table:formula="of:=[.L48]-[.S48]" office:value-type="float" office:value="10.9683712" calcext:value-type="float">
            <text:p>10.97</text:p>
          </table:table-cell>
          <table:table-cell table:style-name="ce9"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.26</text:p>
          </table:table-cell>
          <table:table-cell table:style-name="ce9" table:formula="of:=[.P48]/[.$F$16]" office:value-type="float" office:value="0.924823286807573" calcext:value-type="float">
            <text:p>0.92</text:p>
          </table:table-cell>
          <table:table-cell table:style-name="ce9" table:formula="of:=[.Q48]/[.$F$16]" office:value-type="float" office:value="26.301215257811" calcext:value-type="float">
            <text:p>26.30</text:p>
          </table:table-cell>
          <table:table-cell table:style-name="ce9" table:formula="of:=[.R48]/[.$F$16]" office:value-type="float" office:value="0.91812370087522" calcext:value-type="float">
            <text:p>0.92</text:p>
          </table:table-cell>
          <table:table-cell table:style-name="ce10" table:formula="of:=[.U48]/[.$F$16]" office:value-type="float" office:value="0.219367424" calcext:value-type="float">
            <text:p>0.2194</text:p>
          </table:table-cell>
          <table:table-cell table:style-name="ce9" table:formula="of:=[.V48]/[.$F$16]" office:value-type="float" office:value="0.0663324991992203" calcext:value-type="float">
            <text:p>0.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.52</text:p>
          </table:table-cell>
          <table:table-cell/>
          <table:table-cell table:style-name="ce9" table:formula="of:=[.H49]*[.$B$4]" office:value-type="float" office:value="1260.22478607826" calcext:value-type="float">
            <text:p>1260.22</text:p>
          </table:table-cell>
          <table:table-cell table:style-name="ce9" table:formula="of:=SQRT([.I49]^2*[.$B$4]^2 + [.$C$4]^2*[.H49]^2)" office:value-type="float" office:value="47.695311847321" calcext:value-type="float">
            <text:p>47.70</text:p>
          </table:table-cell>
          <table:table-cell table:style-name="ce9" table:formula="of:=[.J49]*[.$B$5]" office:value-type="float" office:value="1337.81013992716" calcext:value-type="float">
            <text:p>1337.81</text:p>
          </table:table-cell>
          <table:table-cell table:style-name="ce9" table:formula="of:=SQRT([.K49]^2*[.$B$5]^2+[.$C$5]^2*[.J49]^2)" office:value-type="float" office:value="46.5181312408239" calcext:value-type="float">
            <text:p>46.52</text:p>
          </table:table-cell>
          <table:table-cell table:style-name="ce10" table:formula="of:=2*[.H49]*[.J49]*[.$B$3]/[.$F$16]" office:value-type="float" office:value="0.03343382" calcext:value-type="float">
            <text:p>0.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.0011</text:p>
          </table:table-cell>
          <table:table-cell table:style-name="ce9" table:formula="of:=[.L49]-[.S49]" office:value-type="float" office:value="272.96656618" calcext:value-type="float">
            <text:p>272.97</text:p>
          </table:table-cell>
          <table:table-cell table:style-name="ce9"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.20</text:p>
          </table:table-cell>
          <table:table-cell table:style-name="ce9" table:formula="of:=[.P49]/[.$F$16]" office:value-type="float" office:value="0.953906236946419" calcext:value-type="float">
            <text:p>0.95</text:p>
          </table:table-cell>
          <table:table-cell table:style-name="ce9" table:formula="of:=[.Q49]/[.$F$16]" office:value-type="float" office:value="26.7562027985432" calcext:value-type="float">
            <text:p>26.76</text:p>
          </table:table-cell>
          <table:table-cell table:style-name="ce9" table:formula="of:=[.R49]/[.$F$16]" office:value-type="float" office:value="0.930362624816478" calcext:value-type="float">
            <text:p>0.93</text:p>
          </table:table-cell>
          <table:table-cell table:style-name="ce10" table:formula="of:=[.U49]/[.$F$16]" office:value-type="float" office:value="5.4593313236" calcext:value-type="float">
            <text:p>5.4593</text:p>
          </table:table-cell>
          <table:table-cell table:style-name="ce9" table:formula="of:=[.V49]/[.$F$16]" office:value-type="float" office:value="0.330454233577163" calcext:value-type="float">
            <text:p>0.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.47</text:p>
          </table:table-cell>
          <table:table-cell/>
          <table:table-cell table:style-name="ce9" table:formula="of:=[.H50]*[.$B$4]" office:value-type="float" office:value="1190.13594846649" calcext:value-type="float">
            <text:p>1190.14</text:p>
          </table:table-cell>
          <table:table-cell table:style-name="ce9" table:formula="of:=SQRT([.I50]^2*[.$B$4]^2 + [.$C$4]^2*[.H50]^2)" office:value-type="float" office:value="45.5447686641427" calcext:value-type="float">
            <text:p>45.54</text:p>
          </table:table-cell>
          <table:table-cell table:style-name="ce9" table:formula="of:=[.J50]*[.$B$5]" office:value-type="float" office:value="1328.27007858923" calcext:value-type="float">
            <text:p>1328.27</text:p>
          </table:table-cell>
          <table:table-cell table:style-name="ce9" table:formula="of:=SQRT([.K50]^2*[.$B$5]^2+[.$C$5]^2*[.J50]^2)" office:value-type="float" office:value="46.2615945121248" calcext:value-type="float">
            <text:p>46.26</text:p>
          </table:table-cell>
          <table:table-cell table:style-name="ce10" table:formula="of:=2*[.H50]*[.J50]*[.$B$3]/[.$F$16]" office:value-type="float" office:value="0.0313492" calcext:value-type="float">
            <text:p>0.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.0011</text:p>
          </table:table-cell>
          <table:table-cell table:style-name="ce9" table:formula="of:=[.L50]-[.S50]" office:value-type="float" office:value="460.9686508" calcext:value-type="float">
            <text:p>460.97</text:p>
          </table:table-cell>
          <table:table-cell table:style-name="ce9"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.80</text:p>
          </table:table-cell>
          <table:table-cell table:style-name="ce9" table:formula="of:=[.P50]/[.$F$16]" office:value-type="float" office:value="0.910895373282854" calcext:value-type="float">
            <text:p>0.91</text:p>
          </table:table-cell>
          <table:table-cell table:style-name="ce9" table:formula="of:=[.Q50]/[.$F$16]" office:value-type="float" office:value="26.5654015717846" calcext:value-type="float">
            <text:p>26.57</text:p>
          </table:table-cell>
          <table:table-cell table:style-name="ce9" table:formula="of:=[.R50]/[.$F$16]" office:value-type="float" office:value="0.925231890242497" calcext:value-type="float">
            <text:p>0.93</text:p>
          </table:table-cell>
          <table:table-cell table:style-name="ce10" table:formula="of:=[.U50]/[.$F$16]" office:value-type="float" office:value="9.219373016" calcext:value-type="float">
            <text:p>9.2194</text:p>
          </table:table-cell>
          <table:table-cell table:style-name="ce9" table:formula="of:=[.V50]/[.$F$16]" office:value-type="float" office:value="0.429418211588837" calcext:value-type="float">
            <text:p>0.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.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.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.49</text:p>
          </table:table-cell>
          <table:table-cell/>
          <table:table-cell table:style-name="ce9" table:formula="of:=[.H51]*[.$B$4]" office:value-type="float" office:value="1155.09152966061" calcext:value-type="float">
            <text:p>1155.09</text:p>
          </table:table-cell>
          <table:table-cell table:style-name="ce9" table:formula="of:=SQRT([.I51]^2*[.$B$4]^2 + [.$C$4]^2*[.H51]^2)" office:value-type="float" office:value="44.467246009799" calcext:value-type="float">
            <text:p>44.47</text:p>
          </table:table-cell>
          <table:table-cell table:style-name="ce9" table:formula="of:=[.J51]*[.$B$5]" office:value-type="float" office:value="1274.69896492237" calcext:value-type="float">
            <text:p>1274.70</text:p>
          </table:table-cell>
          <table:table-cell table:style-name="ce9" table:formula="of:=SQRT([.K51]^2*[.$B$5]^2+[.$C$5]^2*[.J51]^2)" office:value-type="float" office:value="44.8186824552766" calcext:value-type="float">
            <text:p>44.82</text:p>
          </table:table-cell>
          <table:table-cell table:style-name="ce10" table:formula="of:=2*[.H51]*[.J51]*[.$B$3]/[.$F$16]" office:value-type="float" office:value="0.02919897" calcext:value-type="float">
            <text:p>0.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.0010</text:p>
          </table:table-cell>
          <table:table-cell table:style-name="ce9" table:formula="of:=[.L51]-[.S51]" office:value-type="float" office:value="131.97080103" calcext:value-type="float">
            <text:p>131.97</text:p>
          </table:table-cell>
          <table:table-cell table:style-name="ce9"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.10</text:p>
          </table:table-cell>
          <table:table-cell table:style-name="ce9" table:formula="of:=[.P51]/[.$F$16]" office:value-type="float" office:value="0.88934492019598" calcext:value-type="float">
            <text:p>0.89</text:p>
          </table:table-cell>
          <table:table-cell table:style-name="ce9" table:formula="of:=[.Q51]/[.$F$16]" office:value-type="float" office:value="25.4939792984474" calcext:value-type="float">
            <text:p>25.49</text:p>
          </table:table-cell>
          <table:table-cell table:style-name="ce9" table:formula="of:=[.R51]/[.$F$16]" office:value-type="float" office:value="0.896373649105531" calcext:value-type="float">
            <text:p>0.90</text:p>
          </table:table-cell>
          <table:table-cell table:style-name="ce10" table:formula="of:=[.U51]/[.$F$16]" office:value-type="float" office:value="2.6394160206" calcext:value-type="float">
            <text:p>2.6394</text:p>
          </table:table-cell>
          <table:table-cell table:style-name="ce9" table:formula="of:=[.V51]/[.$F$16]" office:value-type="float" office:value="0.229782506730187" calcext:value-type="float">
            <text:p>0.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.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.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.00</text:p>
          </table:table-cell>
          <table:table-cell/>
          <table:table-cell table:style-name="ce9" table:formula="of:=[.H52]*[.$B$4]" office:value-type="float" office:value="1159.90154792808" calcext:value-type="float">
            <text:p>1159.90</text:p>
          </table:table-cell>
          <table:table-cell table:style-name="ce9" table:formula="of:=SQRT([.I52]^2*[.$B$4]^2 + [.$C$4]^2*[.H52]^2)" office:value-type="float" office:value="44.6152362687672" calcext:value-type="float">
            <text:p>44.62</text:p>
          </table:table-cell>
          <table:table-cell table:style-name="ce9" table:formula="of:=[.J52]*[.$B$5]" office:value-type="float" office:value="1341.4793942879" calcext:value-type="float">
            <text:p>1341.48</text:p>
          </table:table-cell>
          <table:table-cell table:style-name="ce9" table:formula="of:=SQRT([.K52]^2*[.$B$5]^2+[.$C$5]^2*[.J52]^2)" office:value-type="float" office:value="46.6167666898209" calcext:value-type="float">
            <text:p>46.62</text:p>
          </table:table-cell>
          <table:table-cell table:style-name="ce10" table:formula="of:=2*[.H52]*[.J52]*[.$B$3]/[.$F$16]" office:value-type="float" office:value="0.03085664" calcext:value-type="float">
            <text:p>0.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.0010</text:p>
          </table:table-cell>
          <table:table-cell table:style-name="ce9" table:formula="of:=[.L52]-[.S52]" office:value-type="float" office:value="0.96914336" calcext:value-type="float">
            <text:p>0.97</text:p>
          </table:table-cell>
          <table:table-cell table:style-name="ce9"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.20</text:p>
          </table:table-cell>
          <table:table-cell table:style-name="ce9" table:formula="of:=[.P52]/[.$F$16]" office:value-type="float" office:value="0.892304725375344" calcext:value-type="float">
            <text:p>0.89</text:p>
          </table:table-cell>
          <table:table-cell table:style-name="ce9" table:formula="of:=[.Q52]/[.$F$16]" office:value-type="float" office:value="26.8295878857581" calcext:value-type="float">
            <text:p>26.83</text:p>
          </table:table-cell>
          <table:table-cell table:style-name="ce9" table:formula="of:=[.R52]/[.$F$16]" office:value-type="float" office:value="0.932335333796419" calcext:value-type="float">
            <text:p>0.93</text:p>
          </table:table-cell>
          <table:table-cell table:style-name="ce10" table:formula="of:=[.U52]/[.$F$16]" office:value-type="float" office:value="0.0193828672" calcext:value-type="float">
            <text:p>0.0194</text:p>
          </table:table-cell>
          <table:table-cell table:style-name="ce9" table:formula="of:=[.V52]/[.$F$16]" office:value-type="float" office:value="0.0200000108491917" calcext:value-type="float">
            <text:p>0.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.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.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.00</text:p>
          </table:table-cell>
          <table:table-cell/>
          <table:table-cell table:style-name="ce9" table:formula="of:=[.H53]*[.$B$4]" office:value-type="float" office:value="1121.42140178829" calcext:value-type="float">
            <text:p>1121.42</text:p>
          </table:table-cell>
          <table:table-cell table:style-name="ce9" table:formula="of:=SQRT([.I53]^2*[.$B$4]^2 + [.$C$4]^2*[.H53]^2)" office:value-type="float" office:value="43.430426700165" calcext:value-type="float">
            <text:p>43.43</text:p>
          </table:table-cell>
          <table:table-cell table:style-name="ce9" table:formula="of:=[.J53]*[.$B$5]" office:value-type="float" office:value="1376.70423615104" calcext:value-type="float">
            <text:p>1376.70</text:p>
          </table:table-cell>
          <table:table-cell table:style-name="ce9" table:formula="of:=SQRT([.K53]^2*[.$B$5]^2+[.$C$5]^2*[.J53]^2)" office:value-type="float" office:value="47.5627728248663" calcext:value-type="float">
            <text:p>47.56</text:p>
          </table:table-cell>
          <table:table-cell table:style-name="ce10" table:formula="of:=2*[.H53]*[.J53]*[.$B$3]/[.$F$16]" office:value-type="float" office:value="0.03061632" calcext:value-type="float">
            <text:p>0.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.0010</text:p>
          </table:table-cell>
          <table:table-cell table:style-name="ce9" table:formula="of:=[.L53]-[.S53]" office:value-type="float" office:value="3.96938368" calcext:value-type="float">
            <text:p>3.97</text:p>
          </table:table-cell>
          <table:table-cell table:style-name="ce9"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.43</text:p>
          </table:table-cell>
          <table:table-cell table:style-name="ce9" table:formula="of:=[.P53]/[.$F$16]" office:value-type="float" office:value="0.868608534003301" calcext:value-type="float">
            <text:p>0.87</text:p>
          </table:table-cell>
          <table:table-cell table:style-name="ce9" table:formula="of:=[.Q53]/[.$F$16]" office:value-type="float" office:value="27.5340847230209" calcext:value-type="float">
            <text:p>27.53</text:p>
          </table:table-cell>
          <table:table-cell table:style-name="ce9" table:formula="of:=[.R53]/[.$F$16]" office:value-type="float" office:value="0.951255456497326" calcext:value-type="float">
            <text:p>0.95</text:p>
          </table:table-cell>
          <table:table-cell table:style-name="ce10" table:formula="of:=[.U53]/[.$F$16]" office:value-type="float" office:value="0.0793876736" calcext:value-type="float">
            <text:p>0.0794</text:p>
          </table:table-cell>
          <table:table-cell table:style-name="ce9" table:formula="of:=[.V53]/[.$F$16]" office:value-type="float" office:value="0.0400000053701022" calcext:value-type="float">
            <text:p>0.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.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.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.65</text:p>
          </table:table-cell>
          <table:table-cell/>
          <table:table-cell table:style-name="ce9" table:formula="of:=[.H54]*[.$B$4]" office:value-type="float" office:value="1153.71723872705" calcext:value-type="float">
            <text:p>1153.72</text:p>
          </table:table-cell>
          <table:table-cell table:style-name="ce9" table:formula="of:=SQRT([.I54]^2*[.$B$4]^2 + [.$C$4]^2*[.H54]^2)" office:value-type="float" office:value="44.4249573871657" calcext:value-type="float">
            <text:p>44.42</text:p>
          </table:table-cell>
          <table:table-cell table:style-name="ce9" table:formula="of:=[.J54]*[.$B$5]" office:value-type="float" office:value="1287.1744297489" calcext:value-type="float">
            <text:p>1287.17</text:p>
          </table:table-cell>
          <table:table-cell table:style-name="ce9" table:formula="of:=SQRT([.K54]^2*[.$B$5]^2+[.$C$5]^2*[.J54]^2)" office:value-type="float" office:value="45.1550716956014" calcext:value-type="float">
            <text:p>45.16</text:p>
          </table:table-cell>
          <table:table-cell table:style-name="ce10" table:formula="of:=2*[.H54]*[.J54]*[.$B$3]/[.$F$16]" office:value-type="float" office:value="0.02944966" calcext:value-type="float">
            <text:p>0.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.0010</text:p>
          </table:table-cell>
          <table:table-cell table:style-name="ce9" table:formula="of:=[.L54]-[.S54]" office:value-type="float" office:value="6.97055034" calcext:value-type="float">
            <text:p>6.97</text:p>
          </table:table-cell>
          <table:table-cell table:style-name="ce9"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.07</text:p>
          </table:table-cell>
          <table:table-cell table:style-name="ce9" table:formula="of:=[.P54]/[.$F$16]" office:value-type="float" office:value="0.888499147743313" calcext:value-type="float">
            <text:p>0.89</text:p>
          </table:table-cell>
          <table:table-cell table:style-name="ce9" table:formula="of:=[.Q54]/[.$F$16]" office:value-type="float" office:value="25.743488594978" calcext:value-type="float">
            <text:p>25.74</text:p>
          </table:table-cell>
          <table:table-cell table:style-name="ce9" table:formula="of:=[.R54]/[.$F$16]" office:value-type="float" office:value="0.903101433912028" calcext:value-type="float">
            <text:p>0.90</text:p>
          </table:table-cell>
          <table:table-cell table:style-name="ce10" table:formula="of:=[.U54]/[.$F$16]" office:value-type="float" office:value="0.1394110068" calcext:value-type="float">
            <text:p>0.1394</text:p>
          </table:table-cell>
          <table:table-cell table:style-name="ce9" table:formula="of:=[.V54]/[.$F$16]" office:value-type="float" office:value="0.0529150300425383" calcext:value-type="float">
            <text:p>0.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.46</text:p>
          </table:table-cell>
          <table:table-cell/>
          <table:table-cell table:style-name="ce9" table:formula="of:=[.H55]*[.$B$4]" office:value-type="float" office:value="1194.94596673397" calcext:value-type="float">
            <text:p>1194.95</text:p>
          </table:table-cell>
          <table:table-cell table:style-name="ce9" table:formula="of:=SQRT([.I55]^2*[.$B$4]^2 + [.$C$4]^2*[.H55]^2)" office:value-type="float" office:value="45.6925416653777" calcext:value-type="float">
            <text:p>45.69</text:p>
          </table:table-cell>
          <table:table-cell table:style-name="ce9" table:formula="of:=[.J55]*[.$B$5]" office:value-type="float" office:value="1302.58529806402" calcext:value-type="float">
            <text:p>1302.59</text:p>
          </table:table-cell>
          <table:table-cell table:style-name="ce9" table:formula="of:=SQRT([.K55]^2*[.$B$5]^2+[.$C$5]^2*[.J55]^2)" office:value-type="float" office:value="45.5702976597829" calcext:value-type="float">
            <text:p>45.57</text:p>
          </table:table-cell>
          <table:table-cell table:style-name="ce10" table:formula="of:=2*[.H55]*[.J55]*[.$B$3]/[.$F$16]" office:value-type="float" office:value="0.03086725" calcext:value-type="float">
            <text:p>0.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.0010</text:p>
          </table:table-cell>
          <table:table-cell table:style-name="ce9" table:formula="of:=[.L55]-[.S55]" office:value-type="float" office:value="208.96913275" calcext:value-type="float">
            <text:p>208.97</text:p>
          </table:table-cell>
          <table:table-cell table:style-name="ce9"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.90</text:p>
          </table:table-cell>
          <table:table-cell table:style-name="ce9" table:formula="of:=[.P55]/[.$F$16]" office:value-type="float" office:value="0.913850833307554" calcext:value-type="float">
            <text:p>0.91</text:p>
          </table:table-cell>
          <table:table-cell table:style-name="ce9" table:formula="of:=[.Q55]/[.$F$16]" office:value-type="float" office:value="26.0517059612804" calcext:value-type="float">
            <text:p>26.05</text:p>
          </table:table-cell>
          <table:table-cell table:style-name="ce9" table:formula="of:=[.R55]/[.$F$16]" office:value-type="float" office:value="0.911405953195659" calcext:value-type="float">
            <text:p>0.91</text:p>
          </table:table-cell>
          <table:table-cell table:style-name="ce10" table:formula="of:=[.U55]/[.$F$16]" office:value-type="float" office:value="4.179382655" calcext:value-type="float">
            <text:p>4.1794</text:p>
          </table:table-cell>
          <table:table-cell table:style-name="ce9" table:formula="of:=[.V55]/[.$F$16]" office:value-type="float" office:value="0.289136646646305" calcext:value-type="float">
            <text:p>0.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.78</text:p>
          </table:table-cell>
          <table:table-cell/>
          <table:table-cell table:style-name="ce9" table:formula="of:=[.H56]*[.$B$4]" office:value-type="float" office:value="1212.12460340352" calcext:value-type="float">
            <text:p>1212.12</text:p>
          </table:table-cell>
          <table:table-cell table:style-name="ce9" table:formula="of:=SQRT([.I56]^2*[.$B$4]^2 + [.$C$4]^2*[.H56]^2)" office:value-type="float" office:value="46.2200706023633" calcext:value-type="float">
            <text:p>46.22</text:p>
          </table:table-cell>
          <table:table-cell table:style-name="ce9" table:formula="of:=[.J56]*[.$B$5]" office:value-type="float" office:value="1316.52846463485" calcext:value-type="float">
            <text:p>1316.53</text:p>
          </table:table-cell>
          <table:table-cell table:style-name="ce9" table:formula="of:=SQRT([.K56]^2*[.$B$5]^2+[.$C$5]^2*[.J56]^2)" office:value-type="float" office:value="45.945686873933" calcext:value-type="float">
            <text:p>45.95</text:p>
          </table:table-cell>
          <table:table-cell table:style-name="ce10" table:formula="of:=2*[.H56]*[.J56]*[.$B$3]/[.$F$16]" office:value-type="float" office:value="0.03164616" calcext:value-type="float">
            <text:p>0.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.0011</text:p>
          </table:table-cell>
          <table:table-cell table:style-name="ce9" table:formula="of:=[.L56]-[.S56]" office:value-type="float" office:value="518.96835384" calcext:value-type="float">
            <text:p>518.97</text:p>
          </table:table-cell>
          <table:table-cell table:style-name="ce9"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.24</text:p>
          </table:table-cell>
          <table:table-cell table:style-name="ce9" table:formula="of:=[.P56]/[.$F$16]" office:value-type="float" office:value="0.924401412047267" calcext:value-type="float">
            <text:p>0.92</text:p>
          </table:table-cell>
          <table:table-cell table:style-name="ce9" table:formula="of:=[.Q56]/[.$F$16]" office:value-type="float" office:value="26.3305692926969" calcext:value-type="float">
            <text:p>26.33</text:p>
          </table:table-cell>
          <table:table-cell table:style-name="ce9" table:formula="of:=[.R56]/[.$F$16]" office:value-type="float" office:value="0.91891373747866" calcext:value-type="float">
            <text:p>0.92</text:p>
          </table:table-cell>
          <table:table-cell table:style-name="ce10" table:formula="of:=[.U56]/[.$F$16]" office:value-type="float" office:value="10.3793670768" calcext:value-type="float">
            <text:p>10.3794</text:p>
          </table:table-cell>
          <table:table-cell table:style-name="ce9" table:formula="of:=[.V56]/[.$F$16]" office:value-type="float" office:value="0.455631430490027" calcext:value-type="float">
            <text:p>0.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.42</text:p>
          </table:table-cell>
          <table:table-cell/>
          <table:table-cell table:style-name="ce9" table:formula="of:=[.H57]*[.$B$4]" office:value-type="float" office:value="1163.33727526199" calcext:value-type="float">
            <text:p>1163.34</text:p>
          </table:table-cell>
          <table:table-cell table:style-name="ce9" table:formula="of:=SQRT([.I57]^2*[.$B$4]^2 + [.$C$4]^2*[.H57]^2)" office:value-type="float" office:value="44.7209247504954" calcext:value-type="float">
            <text:p>44.72</text:p>
          </table:table-cell>
          <table:table-cell table:style-name="ce9" table:formula="of:=[.J57]*[.$B$5]" office:value-type="float" office:value="1294.51293847039" calcext:value-type="float">
            <text:p>1294.51</text:p>
          </table:table-cell>
          <table:table-cell table:style-name="ce9" table:formula="of:=SQRT([.K57]^2*[.$B$5]^2+[.$C$5]^2*[.J57]^2)" office:value-type="float" office:value="45.3528410759544" calcext:value-type="float">
            <text:p>45.35</text:p>
          </table:table-cell>
          <table:table-cell table:style-name="ce10" table:formula="of:=2*[.H57]*[.J57]*[.$B$3]/[.$F$16]" office:value-type="float" office:value="0.02986452" calcext:value-type="float">
            <text:p>0.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.0010</text:p>
          </table:table-cell>
          <table:table-cell table:style-name="ce9" table:formula="of:=[.L57]-[.S57]" office:value-type="float" office:value="207.97013548" calcext:value-type="float">
            <text:p>207.97</text:p>
          </table:table-cell>
          <table:table-cell table:style-name="ce9"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.27</text:p>
          </table:table-cell>
          <table:table-cell table:style-name="ce9" table:formula="of:=[.P57]/[.$F$16]" office:value-type="float" office:value="0.894418495009908" calcext:value-type="float">
            <text:p>0.89</text:p>
          </table:table-cell>
          <table:table-cell table:style-name="ce9" table:formula="of:=[.Q57]/[.$F$16]" office:value-type="float" office:value="25.8902587694077" calcext:value-type="float">
            <text:p>25.89</text:p>
          </table:table-cell>
          <table:table-cell table:style-name="ce9" table:formula="of:=[.R57]/[.$F$16]" office:value-type="float" office:value="0.907056821519089" calcext:value-type="float">
            <text:p>0.91</text:p>
          </table:table-cell>
          <table:table-cell table:style-name="ce10" table:formula="of:=[.U57]/[.$F$16]" office:value-type="float" office:value="4.1594027096" calcext:value-type="float">
            <text:p>4.1594</text:p>
          </table:table-cell>
          <table:table-cell table:style-name="ce9" table:formula="of:=[.V57]/[.$F$16]" office:value-type="float" office:value="0.288444102752971" calcext:value-type="float">
            <text:p>0.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.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.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.24</text:p>
          </table:table-cell>
          <table:table-cell/>
          <table:table-cell table:style-name="ce9" table:formula="of:=[.H58]*[.$B$4]" office:value-type="float" office:value="1177.76733006442" calcext:value-type="float">
            <text:p>1177.77</text:p>
          </table:table-cell>
          <table:table-cell table:style-name="ce9" table:formula="of:=SQRT([.I58]^2*[.$B$4]^2 + [.$C$4]^2*[.H58]^2)" office:value-type="float" office:value="45.1646475226319" calcext:value-type="float">
            <text:p>45.16</text:p>
          </table:table-cell>
          <table:table-cell table:style-name="ce9" table:formula="of:=[.J58]*[.$B$5]" office:value-type="float" office:value="1304.05299980832" calcext:value-type="float">
            <text:p>1304.05</text:p>
          </table:table-cell>
          <table:table-cell table:style-name="ce9" table:formula="of:=SQRT([.K58]^2*[.$B$5]^2+[.$C$5]^2*[.J58]^2)" office:value-type="float" office:value="45.6098252211795" calcext:value-type="float">
            <text:p>45.61</text:p>
          </table:table-cell>
          <table:table-cell table:style-name="ce10" table:formula="of:=2*[.H58]*[.J58]*[.$B$3]/[.$F$16]" office:value-type="float" office:value="0.03045778" calcext:value-type="float">
            <text:p>0.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.0010</text:p>
          </table:table-cell>
          <table:table-cell table:style-name="ce9" table:formula="of:=[.L58]-[.S58]" office:value-type="float" office:value="4.96954222" calcext:value-type="float">
            <text:p>4.97</text:p>
          </table:table-cell>
          <table:table-cell table:style-name="ce9"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.56</text:p>
          </table:table-cell>
          <table:table-cell table:style-name="ce9" table:formula="of:=[.P58]/[.$F$16]" office:value-type="float" office:value="0.903292950452638" calcext:value-type="float">
            <text:p>0.90</text:p>
          </table:table-cell>
          <table:table-cell table:style-name="ce9" table:formula="of:=[.Q58]/[.$F$16]" office:value-type="float" office:value="26.0810599961664" calcext:value-type="float">
            <text:p>26.08</text:p>
          </table:table-cell>
          <table:table-cell table:style-name="ce9" table:formula="of:=[.R58]/[.$F$16]" office:value-type="float" office:value="0.91219650442359" calcext:value-type="float">
            <text:p>0.91</text:p>
          </table:table-cell>
          <table:table-cell table:style-name="ce10" table:formula="of:=[.U58]/[.$F$16]" office:value-type="float" office:value="0.0993908444" calcext:value-type="float">
            <text:p>0.0994</text:p>
          </table:table-cell>
          <table:table-cell table:style-name="ce9" table:formula="of:=[.V58]/[.$F$16]" office:value-type="float" office:value="0.0447213643051332" calcext:value-type="float">
            <text:p>0.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.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.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.00</text:p>
          </table:table-cell>
          <table:table-cell/>
          <table:table-cell table:style-name="ce9" table:formula="of:=[.H59]*[.$B$4]" office:value-type="float" office:value="1120.04711085473" calcext:value-type="float">
            <text:p>1120.05</text:p>
          </table:table-cell>
          <table:table-cell table:style-name="ce9" table:formula="of:=SQRT([.I59]^2*[.$B$4]^2 + [.$C$4]^2*[.H59]^2)" office:value-type="float" office:value="43.3880736215204" calcext:value-type="float">
            <text:p>43.39</text:p>
          </table:table-cell>
          <table:table-cell table:style-name="ce9" table:formula="of:=[.J59]*[.$B$5]" office:value-type="float" office:value="1220.39400038336" calcext:value-type="float">
            <text:p>1220.39</text:p>
          </table:table-cell>
          <table:table-cell table:style-name="ce9" table:formula="of:=SQRT([.K59]^2*[.$B$5]^2+[.$C$5]^2*[.J59]^2)" office:value-type="float" office:value="43.3516174195221" calcext:value-type="float">
            <text:p>43.35</text:p>
          </table:table-cell>
          <table:table-cell table:style-name="ce10" table:formula="of:=2*[.H59]*[.J59]*[.$B$3]/[.$F$16]" office:value-type="float" office:value="0.0271069" calcext:value-type="float">
            <text:p>0.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.0009</text:p>
          </table:table-cell>
          <table:table-cell table:style-name="ce9" table:formula="of:=[.L59]-[.S59]" office:value-type="float" office:value="-0.0271069" calcext:value-type="float">
            <text:p>-0.03</text:p>
          </table:table-cell>
          <table:table-cell table:style-name="ce9"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.40</text:p>
          </table:table-cell>
          <table:table-cell table:style-name="ce9" table:formula="of:=[.P59]/[.$F$16]" office:value-type="float" office:value="0.867761472430408" calcext:value-type="float">
            <text:p>0.87</text:p>
          </table:table-cell>
          <table:table-cell table:style-name="ce9" table:formula="of:=[.Q59]/[.$F$16]" office:value-type="float" office:value="24.4078800076672" calcext:value-type="float">
            <text:p>24.41</text:p>
          </table:table-cell>
          <table:table-cell table:style-name="ce9" table:formula="of:=[.R59]/[.$F$16]" office:value-type="float" office:value="0.867032348390442" calcext:value-type="float">
            <text:p>0.87</text:p>
          </table:table-cell>
          <table:table-cell table:style-name="ce10" table:formula="of:=[.U59]/[.$F$16]" office:value-type="float" office:value="-0.000542138" calcext:value-type="float">
            <text:p>-0.0005</text:p>
          </table:table-cell>
          <table:table-cell table:style-name="ce9" table:formula="of:=[.V59]/[.$F$16]" office:value-type="float" office:value="0.0000188958219403126" calcext:value-type="float">
            <text:p>0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.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.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.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.73</text:p>
          </table:table-cell>
          <table:table-cell/>
          <table:table-cell table:style-name="ce9" table:formula="of:=[.H60]*[.$B$4]" office:value-type="float" office:value="1113.86280165369" calcext:value-type="float">
            <text:p>1113.86</text:p>
          </table:table-cell>
          <table:table-cell table:style-name="ce9" table:formula="of:=SQRT([.I60]^2*[.$B$4]^2 + [.$C$4]^2*[.H60]^2)" office:value-type="float" office:value="43.1974508740595" calcext:value-type="float">
            <text:p>43.20</text:p>
          </table:table-cell>
          <table:table-cell table:style-name="ce9" table:formula="of:=[.J60]*[.$B$5]" office:value-type="float" office:value="1257.82039486295" calcext:value-type="float">
            <text:p>1257.82</text:p>
          </table:table-cell>
          <table:table-cell table:style-name="ce9" table:formula="of:=SQRT([.K60]^2*[.$B$5]^2+[.$C$5]^2*[.J60]^2)" office:value-type="float" office:value="44.3631961182902" calcext:value-type="float">
            <text:p>44.36</text:p>
          </table:table-cell>
          <table:table-cell table:style-name="ce10" table:formula="of:=2*[.H60]*[.J60]*[.$B$3]/[.$F$16]" office:value-type="float" office:value="0.02778394" calcext:value-type="float">
            <text:p>0.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.0010</text:p>
          </table:table-cell>
          <table:table-cell table:style-name="ce9" table:formula="of:=[.L60]-[.S60]" office:value-type="float" office:value="2.97221606" calcext:value-type="float">
            <text:p>2.97</text:p>
          </table:table-cell>
          <table:table-cell table:style-name="ce9"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.28</text:p>
          </table:table-cell>
          <table:table-cell table:style-name="ce9" table:formula="of:=[.P60]/[.$F$16]" office:value-type="float" office:value="0.863949017481189" calcext:value-type="float">
            <text:p>0.86</text:p>
          </table:table-cell>
          <table:table-cell table:style-name="ce9" table:formula="of:=[.Q60]/[.$F$16]" office:value-type="float" office:value="25.156407897259" calcext:value-type="float">
            <text:p>25.16</text:p>
          </table:table-cell>
          <table:table-cell table:style-name="ce9" table:formula="of:=[.R60]/[.$F$16]" office:value-type="float" office:value="0.887263922365805" calcext:value-type="float">
            <text:p>0.89</text:p>
          </table:table-cell>
          <table:table-cell table:style-name="ce10" table:formula="of:=[.U60]/[.$F$16]" office:value-type="float" office:value="0.0594443212" calcext:value-type="float">
            <text:p>0.0594</text:p>
          </table:table-cell>
          <table:table-cell table:style-name="ce9" table:formula="of:=[.V60]/[.$F$16]" office:value-type="float" office:value="0.0346410215010724" calcext:value-type="float">
            <text:p>0.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.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.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.04</text:p>
          </table:table-cell>
          <table:table-cell/>
          <table:table-cell table:style-name="ce9" table:formula="of:=[.H61]*[.$B$4]" office:value-type="float" office:value="1172.95731179694" calcext:value-type="float">
            <text:p>1172.96</text:p>
          </table:table-cell>
          <table:table-cell table:style-name="ce9" table:formula="of:=SQRT([.I61]^2*[.$B$4]^2 + [.$C$4]^2*[.H61]^2)" office:value-type="float" office:value="45.0167699682307" calcext:value-type="float">
            <text:p>45.02</text:p>
          </table:table-cell>
          <table:table-cell table:style-name="ce9" table:formula="of:=[.J61]*[.$B$5]" office:value-type="float" office:value="1301.85144719187" calcext:value-type="float">
            <text:p>1301.85</text:p>
          </table:table-cell>
          <table:table-cell table:style-name="ce9" table:formula="of:=SQRT([.K61]^2*[.$B$5]^2+[.$C$5]^2*[.J61]^2)" office:value-type="float" office:value="45.550532730326" calcext:value-type="float">
            <text:p>45.55</text:p>
          </table:table-cell>
          <table:table-cell table:style-name="ce10" table:formula="of:=2*[.H61]*[.J61]*[.$B$3]/[.$F$16]" office:value-type="float" office:value="0.03028218" calcext:value-type="float">
            <text:p>0.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.0010</text:p>
          </table:table-cell>
          <table:table-cell table:style-name="ce9" table:formula="of:=[.L61]-[.S61]" office:value-type="float" office:value="169.96971782" calcext:value-type="float">
            <text:p>169.97</text:p>
          </table:table-cell>
          <table:table-cell table:style-name="ce9"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.46</text:p>
          </table:table-cell>
          <table:table-cell table:style-name="ce9" table:formula="of:=[.P61]/[.$F$16]" office:value-type="float" office:value="0.900335399364613" calcext:value-type="float">
            <text:p>0.90</text:p>
          </table:table-cell>
          <table:table-cell table:style-name="ce9" table:formula="of:=[.Q61]/[.$F$16]" office:value-type="float" office:value="26.0370289438375" calcext:value-type="float">
            <text:p>26.04</text:p>
          </table:table-cell>
          <table:table-cell table:style-name="ce9" table:formula="of:=[.R61]/[.$F$16]" office:value-type="float" office:value="0.911010654606521" calcext:value-type="float">
            <text:p>0.91</text:p>
          </table:table-cell>
          <table:table-cell table:style-name="ce10" table:formula="of:=[.U61]/[.$F$16]" office:value-type="float" office:value="3.3993943564" calcext:value-type="float">
            <text:p>3.3994</text:p>
          </table:table-cell>
          <table:table-cell table:style-name="ce9" table:formula="of:=[.V61]/[.$F$16]" office:value-type="float" office:value="0.260768097016581" calcext:value-type="float">
            <text:p>0.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.14</text:p>
          </table:table-cell>
          <table:table-cell/>
          <table:table-cell table:style-name="ce9" table:formula="of:=[.H62]*[.$B$4]" office:value-type="float" office:value="1172.95731179694" calcext:value-type="float">
            <text:p>1172.96</text:p>
          </table:table-cell>
          <table:table-cell table:style-name="ce9" table:formula="of:=SQRT([.I62]^2*[.$B$4]^2 + [.$C$4]^2*[.H62]^2)" office:value-type="float" office:value="45.0167699682307" calcext:value-type="float">
            <text:p>45.02</text:p>
          </table:table-cell>
          <table:table-cell table:style-name="ce9" table:formula="of:=[.J62]*[.$B$5]" office:value-type="float" office:value="1308.45610504121" calcext:value-type="float">
            <text:p>1308.46</text:p>
          </table:table-cell>
          <table:table-cell table:style-name="ce9" table:formula="of:=SQRT([.K62]^2*[.$B$5]^2+[.$C$5]^2*[.J62]^2)" office:value-type="float" office:value="45.7283895967229" calcext:value-type="float">
            <text:p>45.73</text:p>
          </table:table-cell>
          <table:table-cell table:style-name="ce10" table:formula="of:=2*[.H62]*[.J62]*[.$B$3]/[.$F$16]" office:value-type="float" office:value="0.03043581" calcext:value-type="float">
            <text:p>0.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.0010</text:p>
          </table:table-cell>
          <table:table-cell table:style-name="ce9" table:formula="of:=[.L62]-[.S62]" office:value-type="float" office:value="446.96956419" calcext:value-type="float">
            <text:p>446.97</text:p>
          </table:table-cell>
          <table:table-cell table:style-name="ce9"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.46</text:p>
          </table:table-cell>
          <table:table-cell table:style-name="ce9" table:formula="of:=[.P62]/[.$F$16]" office:value-type="float" office:value="0.900335399364613" calcext:value-type="float">
            <text:p>0.90</text:p>
          </table:table-cell>
          <table:table-cell table:style-name="ce9" table:formula="of:=[.Q62]/[.$F$16]" office:value-type="float" office:value="26.1691221008242" calcext:value-type="float">
            <text:p>26.17</text:p>
          </table:table-cell>
          <table:table-cell table:style-name="ce9" table:formula="of:=[.R62]/[.$F$16]" office:value-type="float" office:value="0.914567791934458" calcext:value-type="float">
            <text:p>0.91</text:p>
          </table:table-cell>
          <table:table-cell table:style-name="ce10" table:formula="of:=[.U62]/[.$F$16]" office:value-type="float" office:value="8.9393912838" calcext:value-type="float">
            <text:p>8.9394</text:p>
          </table:table-cell>
          <table:table-cell table:style-name="ce9" table:formula="of:=[.V62]/[.$F$16]" office:value-type="float" office:value="0.422847490739728" calcext:value-type="float">
            <text:p>0.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.73</text:p>
          </table:table-cell>
          <table:table-cell/>
          <table:table-cell table:style-name="ce9" table:formula="of:=[.H63]*[.$B$4]" office:value-type="float" office:value="1249.23045860975" calcext:value-type="float">
            <text:p>1249.23</text:p>
          </table:table-cell>
          <table:table-cell table:style-name="ce9" table:formula="of:=SQRT([.I63]^2*[.$B$4]^2 + [.$C$4]^2*[.H63]^2)" office:value-type="float" office:value="47.3583444757365" calcext:value-type="float">
            <text:p>47.36</text:p>
          </table:table-cell>
          <table:table-cell table:style-name="ce9" table:formula="of:=[.J63]*[.$B$5]" office:value-type="float" office:value="1379.63963963964" calcext:value-type="float">
            <text:p>1379.64</text:p>
          </table:table-cell>
          <table:table-cell table:style-name="ce9" table:formula="of:=SQRT([.K63]^2*[.$B$5]^2+[.$C$5]^2*[.J63]^2)" office:value-type="float" office:value="47.641535284689" calcext:value-type="float">
            <text:p>47.64</text:p>
          </table:table-cell>
          <table:table-cell table:style-name="ce10" table:formula="of:=2*[.H63]*[.J63]*[.$B$3]/[.$F$16]" office:value-type="float" office:value="0.0341784" calcext:value-type="float">
            <text:p>0.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.0011</text:p>
          </table:table-cell>
          <table:table-cell table:style-name="ce9" table:formula="of:=[.L63]-[.S63]" office:value-type="float" office:value="279.9658216" calcext:value-type="float">
            <text:p>279.97</text:p>
          </table:table-cell>
          <table:table-cell table:style-name="ce9"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.98</text:p>
          </table:table-cell>
          <table:table-cell table:style-name="ce9" table:formula="of:=[.P63]/[.$F$16]" office:value-type="float" office:value="0.94716688951473" calcext:value-type="float">
            <text:p>0.95</text:p>
          </table:table-cell>
          <table:table-cell table:style-name="ce9" table:formula="of:=[.Q63]/[.$F$16]" office:value-type="float" office:value="27.5927927927928" calcext:value-type="float">
            <text:p>27.59</text:p>
          </table:table-cell>
          <table:table-cell table:style-name="ce9" table:formula="of:=[.R63]/[.$F$16]" office:value-type="float" office:value="0.952830705693781" calcext:value-type="float">
            <text:p>0.95</text:p>
          </table:table-cell>
          <table:table-cell table:style-name="ce10" table:formula="of:=[.U63]/[.$F$16]" office:value-type="float" office:value="5.599316432" calcext:value-type="float">
            <text:p>5.5993</text:p>
          </table:table-cell>
          <table:table-cell table:style-name="ce9" table:formula="of:=[.V63]/[.$F$16]" office:value-type="float" office:value="0.334664011368965" calcext:value-type="float">
            <text:p>0.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.00</text:p>
          </table:table-cell>
          <table:table-cell/>
          <table:table-cell table:style-name="ce9" table:formula="of:=[.H64]*[.$B$4]" office:value-type="float" office:value="1215.56033073743" calcext:value-type="float">
            <text:p>1215.56</text:p>
          </table:table-cell>
          <table:table-cell table:style-name="ce9" table:formula="of:=SQRT([.I64]^2*[.$B$4]^2 + [.$C$4]^2*[.H64]^2)" office:value-type="float" office:value="46.3255336631329" calcext:value-type="float">
            <text:p>46.33</text:p>
          </table:table-cell>
          <table:table-cell table:style-name="ce9" table:formula="of:=[.J64]*[.$B$5]" office:value-type="float" office:value="1244.61107916427" calcext:value-type="float">
            <text:p>1244.61</text:p>
          </table:table-cell>
          <table:table-cell table:style-name="ce9" table:formula="of:=SQRT([.K64]^2*[.$B$5]^2+[.$C$5]^2*[.J64]^2)" office:value-type="float" office:value="44.0064227786517" calcext:value-type="float">
            <text:p>44.01</text:p>
          </table:table-cell>
          <table:table-cell table:style-name="ce10" table:formula="of:=2*[.H64]*[.J64]*[.$B$3]/[.$F$16]" office:value-type="float" office:value="0.03000224" calcext:value-type="float">
            <text:p>0.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.0010</text:p>
          </table:table-cell>
          <table:table-cell table:style-name="ce9" table:formula="of:=[.L64]-[.S64]" office:value-type="float" office:value="8.96999776" calcext:value-type="float">
            <text:p>8.97</text:p>
          </table:table-cell>
          <table:table-cell table:style-name="ce9"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.31</text:p>
          </table:table-cell>
          <table:table-cell table:style-name="ce9" table:formula="of:=[.P64]/[.$F$16]" office:value-type="float" office:value="0.926510673262659" calcext:value-type="float">
            <text:p>0.93</text:p>
          </table:table-cell>
          <table:table-cell table:style-name="ce9" table:formula="of:=[.Q64]/[.$F$16]" office:value-type="float" office:value="24.8922215832854" calcext:value-type="float">
            <text:p>24.89</text:p>
          </table:table-cell>
          <table:table-cell table:style-name="ce9" table:formula="of:=[.R64]/[.$F$16]" office:value-type="float" office:value="0.880128455573033" calcext:value-type="float">
            <text:p>0.88</text:p>
          </table:table-cell>
          <table:table-cell table:style-name="ce10" table:formula="of:=[.U64]/[.$F$16]" office:value-type="float" office:value="0.1793999552" calcext:value-type="float">
            <text:p>0.1794</text:p>
          </table:table-cell>
          <table:table-cell table:style-name="ce9" table:formula="of:=[.V64]/[.$F$16]" office:value-type="float" office:value="0.0600000034652586" calcext:value-type="float">
            <text:p>0.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.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.00</text:p>
          </table:table-cell>
          <table:table-cell/>
          <table:table-cell table:style-name="ce9" table:formula="of:=[.H65]*[.$B$4]" office:value-type="float" office:value="1190.13594846649" calcext:value-type="float">
            <text:p>1190.14</text:p>
          </table:table-cell>
          <table:table-cell table:style-name="ce9" table:formula="of:=SQRT([.I65]^2*[.$B$4]^2 + [.$C$4]^2*[.H65]^2)" office:value-type="float" office:value="45.5447686641427" calcext:value-type="float">
            <text:p>45.54</text:p>
          </table:table-cell>
          <table:table-cell table:style-name="ce9" table:formula="of:=[.J65]*[.$B$5]" office:value-type="float" office:value="1245.34493003642" calcext:value-type="float">
            <text:p>1245.34</text:p>
          </table:table-cell>
          <table:table-cell table:style-name="ce9" table:formula="of:=SQRT([.K65]^2*[.$B$5]^2+[.$C$5]^2*[.J65]^2)" office:value-type="float" office:value="44.0262506900697" calcext:value-type="float">
            <text:p>44.03</text:p>
          </table:table-cell>
          <table:table-cell table:style-name="ce10" table:formula="of:=2*[.H65]*[.J65]*[.$B$3]/[.$F$16]" office:value-type="float" office:value="0.02939204" calcext:value-type="float">
            <text:p>0.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.0010</text:p>
          </table:table-cell>
          <table:table-cell table:style-name="ce9" table:formula="of:=[.L65]-[.S65]" office:value-type="float" office:value="0.97060796" calcext:value-type="float">
            <text:p>0.97</text:p>
          </table:table-cell>
          <table:table-cell table:style-name="ce9"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.80</text:p>
          </table:table-cell>
          <table:table-cell table:style-name="ce9" table:formula="of:=[.P65]/[.$F$16]" office:value-type="float" office:value="0.910895373282854" calcext:value-type="float">
            <text:p>0.91</text:p>
          </table:table-cell>
          <table:table-cell table:style-name="ce9" table:formula="of:=[.Q65]/[.$F$16]" office:value-type="float" office:value="24.9068986007284" calcext:value-type="float">
            <text:p>24.91</text:p>
          </table:table-cell>
          <table:table-cell table:style-name="ce9" table:formula="of:=[.R65]/[.$F$16]" office:value-type="float" office:value="0.880525013801394" calcext:value-type="float">
            <text:p>0.88</text:p>
          </table:table-cell>
          <table:table-cell table:style-name="ce10" table:formula="of:=[.U65]/[.$F$16]" office:value-type="float" office:value="0.0194121592" calcext:value-type="float">
            <text:p>0.0194</text:p>
          </table:table-cell>
          <table:table-cell table:style-name="ce9" table:formula="of:=[.V65]/[.$F$16]" office:value-type="float" office:value="0.020000010078528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.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.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.41</text:p>
          </table:table-cell>
          <table:table-cell/>
          <table:table-cell table:style-name="ce9" table:formula="of:=[.H66]*[.$B$4]" office:value-type="float" office:value="1135.85145659071" calcext:value-type="float">
            <text:p>1135.85</text:p>
          </table:table-cell>
          <table:table-cell table:style-name="ce9" table:formula="of:=SQRT([.I66]^2*[.$B$4]^2 + [.$C$4]^2*[.H66]^2)" office:value-type="float" office:value="43.874971220174" calcext:value-type="float">
            <text:p>43.87</text:p>
          </table:table-cell>
          <table:table-cell table:style-name="ce9" table:formula="of:=[.J66]*[.$B$5]" office:value-type="float" office:value="1251.94958788576" calcext:value-type="float">
            <text:p>1251.95</text:p>
          </table:table-cell>
          <table:table-cell table:style-name="ce9" table:formula="of:=SQRT([.K66]^2*[.$B$5]^2+[.$C$5]^2*[.J66]^2)" office:value-type="float" office:value="44.2046637960995" calcext:value-type="float">
            <text:p>44.20</text:p>
          </table:table-cell>
          <table:table-cell table:style-name="ce10" table:formula="of:=2*[.H66]*[.J66]*[.$B$3]/[.$F$16]" office:value-type="float" office:value="0.02820018" calcext:value-type="float">
            <text:p>0.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.0010</text:p>
          </table:table-cell>
          <table:table-cell table:style-name="ce9" table:formula="of:=[.L66]-[.S66]" office:value-type="float" office:value="1.97179982" calcext:value-type="float">
            <text:p>1.97</text:p>
          </table:table-cell>
          <table:table-cell table:style-name="ce9"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.72</text:p>
          </table:table-cell>
          <table:table-cell table:style-name="ce9" table:formula="of:=[.P66]/[.$F$16]" office:value-type="float" office:value="0.87749942440348" calcext:value-type="float">
            <text:p>0.88</text:p>
          </table:table-cell>
          <table:table-cell table:style-name="ce9" table:formula="of:=[.Q66]/[.$F$16]" office:value-type="float" office:value="25.0389917577152" calcext:value-type="float">
            <text:p>25.04</text:p>
          </table:table-cell>
          <table:table-cell table:style-name="ce9" table:formula="of:=[.R66]/[.$F$16]" office:value-type="float" office:value="0.884093275921989" calcext:value-type="float">
            <text:p>0.88</text:p>
          </table:table-cell>
          <table:table-cell table:style-name="ce10" table:formula="of:=[.U66]/[.$F$16]" office:value-type="float" office:value="0.0394359964" calcext:value-type="float">
            <text:p>0.0394</text:p>
          </table:table-cell>
          <table:table-cell table:style-name="ce9" table:formula="of:=[.V66]/[.$F$16]" office:value-type="float" office:value="0.028284277945488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.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.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.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.82</text:p>
          </table:table-cell>
          <table:table-cell/>
          <table:table-cell table:style-name="ce9" table:formula="of:=[.H67]*[.$B$4]" office:value-type="float" office:value="1149.59436592635" calcext:value-type="float">
            <text:p>1149.59</text:p>
          </table:table-cell>
          <table:table-cell table:style-name="ce9" table:formula="of:=SQRT([.I67]^2*[.$B$4]^2 + [.$C$4]^2*[.H67]^2)" office:value-type="float" office:value="44.2980762332679" calcext:value-type="float">
            <text:p>44.30</text:p>
          </table:table-cell>
          <table:table-cell table:style-name="ce9" table:formula="of:=[.J67]*[.$B$5]" office:value-type="float" office:value="1337.07628905501" calcext:value-type="float">
            <text:p>1337.08</text:p>
          </table:table-cell>
          <table:table-cell table:style-name="ce9" table:formula="of:=SQRT([.K67]^2*[.$B$5]^2+[.$C$5]^2*[.J67]^2)" office:value-type="float" office:value="46.4984019938263" calcext:value-type="float">
            <text:p>46.50</text:p>
          </table:table-cell>
          <table:table-cell table:style-name="ce10" table:formula="of:=2*[.H67]*[.J67]*[.$B$3]/[.$F$16]" office:value-type="float" office:value="0.03048206" calcext:value-type="float">
            <text:p>0.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.0010</text:p>
          </table:table-cell>
          <table:table-cell table:style-name="ce9" table:formula="of:=[.L67]-[.S67]" office:value-type="float" office:value="116.96951794" calcext:value-type="float">
            <text:p>116.97</text:p>
          </table:table-cell>
          <table:table-cell table:style-name="ce9"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.99</text:p>
          </table:table-cell>
          <table:table-cell table:style-name="ce9" table:formula="of:=[.P67]/[.$F$16]" office:value-type="float" office:value="0.885961524665357" calcext:value-type="float">
            <text:p>0.89</text:p>
          </table:table-cell>
          <table:table-cell table:style-name="ce9" table:formula="of:=[.Q67]/[.$F$16]" office:value-type="float" office:value="26.7415257811002" calcext:value-type="float">
            <text:p>26.74</text:p>
          </table:table-cell>
          <table:table-cell table:style-name="ce9" table:formula="of:=[.R67]/[.$F$16]" office:value-type="float" office:value="0.929968039876527" calcext:value-type="float">
            <text:p>0.93</text:p>
          </table:table-cell>
          <table:table-cell table:style-name="ce10" table:formula="of:=[.U67]/[.$F$16]" office:value-type="float" office:value="2.3393903588" calcext:value-type="float">
            <text:p>2.3394</text:p>
          </table:table-cell>
          <table:table-cell table:style-name="ce9" table:formula="of:=[.V67]/[.$F$16]" office:value-type="float" office:value="0.216333077512754" calcext:value-type="float">
            <text:p>0.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.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.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.37</text:p>
          </table:table-cell>
          <table:table-cell/>
          <table:table-cell table:style-name="ce9" table:formula="of:=[.H68]*[.$B$4]" office:value-type="float" office:value="1191.51023940006" calcext:value-type="float">
            <text:p>1191.51</text:p>
          </table:table-cell>
          <table:table-cell table:style-name="ce9" table:formula="of:=SQRT([.I68]^2*[.$B$4]^2 + [.$C$4]^2*[.H68]^2)" office:value-type="float" office:value="45.5869924591524" calcext:value-type="float">
            <text:p>45.59</text:p>
          </table:table-cell>
          <table:table-cell table:style-name="ce9" table:formula="of:=[.J68]*[.$B$5]" office:value-type="float" office:value="1295.98064021468" calcext:value-type="float">
            <text:p>1295.98</text:p>
          </table:table-cell>
          <table:table-cell table:style-name="ce9" table:formula="of:=SQRT([.K68]^2*[.$B$5]^2+[.$C$5]^2*[.J68]^2)" office:value-type="float" office:value="45.3923855924046" calcext:value-type="float">
            <text:p>45.39</text:p>
          </table:table-cell>
          <table:table-cell table:style-name="ce10" table:formula="of:=2*[.H68]*[.J68]*[.$B$3]/[.$F$16]" office:value-type="float" office:value="0.03062244" calcext:value-type="float">
            <text:p>0.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.0010</text:p>
          </table:table-cell>
          <table:table-cell table:style-name="ce9" table:formula="of:=[.L68]-[.S68]" office:value-type="float" office:value="414.96937756" calcext:value-type="float">
            <text:p>414.97</text:p>
          </table:table-cell>
          <table:table-cell table:style-name="ce9"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.83</text:p>
          </table:table-cell>
          <table:table-cell table:style-name="ce9" table:formula="of:=[.P68]/[.$F$16]" office:value-type="float" office:value="0.911739849183048" calcext:value-type="float">
            <text:p>0.91</text:p>
          </table:table-cell>
          <table:table-cell table:style-name="ce9" table:formula="of:=[.Q68]/[.$F$16]" office:value-type="float" office:value="25.9196128042937" calcext:value-type="float">
            <text:p>25.92</text:p>
          </table:table-cell>
          <table:table-cell table:style-name="ce9" table:formula="of:=[.R68]/[.$F$16]" office:value-type="float" office:value="0.907847711848091" calcext:value-type="float">
            <text:p>0.91</text:p>
          </table:table-cell>
          <table:table-cell table:style-name="ce10" table:formula="of:=[.U68]/[.$F$16]" office:value-type="float" office:value="8.2993875512" calcext:value-type="float">
            <text:p>8.2994</text:p>
          </table:table-cell>
          <table:table-cell table:style-name="ce9" table:formula="of:=[.V68]/[.$F$16]" office:value-type="float" office:value="0.407430976275386" calcext:value-type="float">
            <text:p>0.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.80</text:p>
          </table:table-cell>
          <table:table-cell/>
          <table:table-cell table:style-name="ce9" table:formula="of:=[.H69]*[.$B$4]" office:value-type="float" office:value="1225.86751273916" calcext:value-type="float">
            <text:p>1225.87</text:p>
          </table:table-cell>
          <table:table-cell table:style-name="ce9" table:formula="of:=SQRT([.I69]^2*[.$B$4]^2 + [.$C$4]^2*[.H69]^2)" office:value-type="float" office:value="46.6418391312891" calcext:value-type="float">
            <text:p>46.64</text:p>
          </table:table-cell>
          <table:table-cell table:style-name="ce9" table:formula="of:=[.J69]*[.$B$5]" office:value-type="float" office:value="1265.89275445658" calcext:value-type="float">
            <text:p>1265.89</text:p>
          </table:table-cell>
          <table:table-cell table:style-name="ce9" table:formula="of:=SQRT([.K69]^2*[.$B$5]^2+[.$C$5]^2*[.J69]^2)" office:value-type="float" office:value="44.5810913959736" calcext:value-type="float">
            <text:p>44.58</text:p>
          </table:table-cell>
          <table:table-cell table:style-name="ce10" table:formula="of:=2*[.H69]*[.J69]*[.$B$3]/[.$F$16]" office:value-type="float" office:value="0.030774" calcext:value-type="float">
            <text:p>0.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.0010</text:p>
          </table:table-cell>
          <table:table-cell table:style-name="ce9" table:formula="of:=[.L69]-[.S69]" office:value-type="float" office:value="316.969226" calcext:value-type="float">
            <text:p>316.97</text:p>
          </table:table-cell>
          <table:table-cell table:style-name="ce9"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.52</text:p>
          </table:table-cell>
          <table:table-cell table:style-name="ce9" table:formula="of:=[.P69]/[.$F$16]" office:value-type="float" office:value="0.932836782625782" calcext:value-type="float">
            <text:p>0.93</text:p>
          </table:table-cell>
          <table:table-cell table:style-name="ce9" table:formula="of:=[.Q69]/[.$F$16]" office:value-type="float" office:value="25.3178550891317" calcext:value-type="float">
            <text:p>25.32</text:p>
          </table:table-cell>
          <table:table-cell table:style-name="ce9" table:formula="of:=[.R69]/[.$F$16]" office:value-type="float" office:value="0.891621827919473" calcext:value-type="float">
            <text:p>0.89</text:p>
          </table:table-cell>
          <table:table-cell table:style-name="ce10" table:formula="of:=[.U69]/[.$F$16]" office:value-type="float" office:value="6.33938452" calcext:value-type="float">
            <text:p>6.3394</text:p>
          </table:table-cell>
          <table:table-cell table:style-name="ce9" table:formula="of:=[.V69]/[.$F$16]" office:value-type="float" office:value="0.356089876901807" calcext:value-type="float">
            <text:p>0.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.06</text:p>
          </table:table-cell>
          <table:table-cell/>
          <table:table-cell table:style-name="ce9" table:formula="of:=[.H70]*[.$B$4]" office:value-type="float" office:value="1273.28054994712" calcext:value-type="float">
            <text:p>1273.28</text:p>
          </table:table-cell>
          <table:table-cell table:style-name="ce9" table:formula="of:=SQRT([.I70]^2*[.$B$4]^2 + [.$C$4]^2*[.H70]^2)" office:value-type="float" office:value="48.0952900122538" calcext:value-type="float">
            <text:p>48.10</text:p>
          </table:table-cell>
          <table:table-cell table:style-name="ce9" table:formula="of:=[.J70]*[.$B$5]" office:value-type="float" office:value="1352.48715737014" calcext:value-type="float">
            <text:p>1352.49</text:p>
          </table:table-cell>
          <table:table-cell table:style-name="ce9" table:formula="of:=SQRT([.K70]^2*[.$B$5]^2+[.$C$5]^2*[.J70]^2)" office:value-type="float" office:value="46.9125661292582" calcext:value-type="float">
            <text:p>46.91</text:p>
          </table:table-cell>
          <table:table-cell table:style-name="ce10" table:formula="of:=2*[.H70]*[.J70]*[.$B$3]/[.$F$16]" office:value-type="float" office:value="0.03415079" calcext:value-type="float">
            <text:p>0.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.0011</text:p>
          </table:table-cell>
          <table:table-cell table:style-name="ce9" table:formula="of:=[.L70]-[.S70]" office:value-type="float" office:value="64.96584921" calcext:value-type="float">
            <text:p>64.97</text:p>
          </table:table-cell>
          <table:table-cell table:style-name="ce9"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.47</text:p>
          </table:table-cell>
          <table:table-cell table:style-name="ce9" table:formula="of:=[.P70]/[.$F$16]" office:value-type="float" office:value="0.961905800245075" calcext:value-type="float">
            <text:p>0.96</text:p>
          </table:table-cell>
          <table:table-cell table:style-name="ce9" table:formula="of:=[.Q70]/[.$F$16]" office:value-type="float" office:value="27.0497431474027" calcext:value-type="float">
            <text:p>27.05</text:p>
          </table:table-cell>
          <table:table-cell table:style-name="ce9" table:formula="of:=[.R70]/[.$F$16]" office:value-type="float" office:value="0.938251322585164" calcext:value-type="float">
            <text:p>0.94</text:p>
          </table:table-cell>
          <table:table-cell table:style-name="ce10" table:formula="of:=[.U70]/[.$F$16]" office:value-type="float" office:value="1.2993169842" calcext:value-type="float">
            <text:p>1.2993</text:p>
          </table:table-cell>
          <table:table-cell table:style-name="ce9" table:formula="of:=[.V70]/[.$F$16]" office:value-type="float" office:value="0.161245156531554" calcext:value-type="float">
            <text:p>0.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.73</text:p>
          </table:table-cell>
          <table:table-cell/>
          <table:table-cell table:style-name="ce9" table:formula="of:=[.H71]*[.$B$4]" office:value-type="float" office:value="1166.08585712912" calcext:value-type="float">
            <text:p>1166.09</text:p>
          </table:table-cell>
          <table:table-cell table:style-name="ce9" table:formula="of:=SQRT([.I71]^2*[.$B$4]^2 + [.$C$4]^2*[.H71]^2)" office:value-type="float" office:value="44.8054643135693" calcext:value-type="float">
            <text:p>44.81</text:p>
          </table:table-cell>
          <table:table-cell table:style-name="ce9" table:formula="of:=[.J71]*[.$B$5]" office:value-type="float" office:value="1249.74803526931" calcext:value-type="float">
            <text:p>1249.75</text:p>
          </table:table-cell>
          <table:table-cell table:style-name="ce9" table:formula="of:=SQRT([.K71]^2*[.$B$5]^2+[.$C$5]^2*[.J71]^2)" office:value-type="float" office:value="44.1452003561511" calcext:value-type="float">
            <text:p>44.15</text:p>
          </table:table-cell>
          <table:table-cell table:style-name="ce10" table:formula="of:=2*[.H71]*[.J71]*[.$B$3]/[.$F$16]" office:value-type="float" office:value="0.02889991" calcext:value-type="float">
            <text:p>0.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.0010</text:p>
          </table:table-cell>
          <table:table-cell table:style-name="ce9" table:formula="of:=[.L71]-[.S71]" office:value-type="float" office:value="2.97110009" calcext:value-type="float">
            <text:p>2.97</text:p>
          </table:table-cell>
          <table:table-cell table:style-name="ce9"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.32</text:p>
          </table:table-cell>
          <table:table-cell table:style-name="ce9" table:formula="of:=[.P71]/[.$F$16]" office:value-type="float" office:value="0.896109286271386" calcext:value-type="float">
            <text:p>0.90</text:p>
          </table:table-cell>
          <table:table-cell table:style-name="ce9" table:formula="of:=[.Q71]/[.$F$16]" office:value-type="float" office:value="24.9949607053862" calcext:value-type="float">
            <text:p>24.99</text:p>
          </table:table-cell>
          <table:table-cell table:style-name="ce9" table:formula="of:=[.R71]/[.$F$16]" office:value-type="float" office:value="0.882904007123022" calcext:value-type="float">
            <text:p>0.88</text:p>
          </table:table-cell>
          <table:table-cell table:style-name="ce10" table:formula="of:=[.U71]/[.$F$16]" office:value-type="float" office:value="0.0594220018" calcext:value-type="float">
            <text:p>0.0594</text:p>
          </table:table-cell>
          <table:table-cell table:style-name="ce9" table:formula="of:=[.V71]/[.$F$16]" office:value-type="float" office:value="0.0346410218244032" calcext:value-type="float">
            <text:p>0.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.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.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.00</text:p>
          </table:table-cell>
          <table:table-cell/>
          <table:table-cell table:style-name="ce9" table:formula="of:=[.H72]*[.$B$4]" office:value-type="float" office:value="1194.94596673397" calcext:value-type="float">
            <text:p>1194.95</text:p>
          </table:table-cell>
          <table:table-cell table:style-name="ce9" table:formula="of:=SQRT([.I72]^2*[.$B$4]^2 + [.$C$4]^2*[.H72]^2)" office:value-type="float" office:value="45.6925416653777" calcext:value-type="float">
            <text:p>45.69</text:p>
          </table:table-cell>
          <table:table-cell table:style-name="ce9" table:formula="of:=[.J72]*[.$B$5]" office:value-type="float" office:value="1251.21573701361" calcext:value-type="float">
            <text:p>1251.22</text:p>
          </table:table-cell>
          <table:table-cell table:style-name="ce9" table:formula="of:=SQRT([.K72]^2*[.$B$5]^2+[.$C$5]^2*[.J72]^2)" office:value-type="float" office:value="44.1848434903539" calcext:value-type="float">
            <text:p>44.18</text:p>
          </table:table-cell>
          <table:table-cell table:style-name="ce10" table:formula="of:=2*[.H72]*[.J72]*[.$B$3]/[.$F$16]" office:value-type="float" office:value="0.02964995" calcext:value-type="float">
            <text:p>0.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.0010</text:p>
          </table:table-cell>
          <table:table-cell table:style-name="ce9" table:formula="of:=[.L72]-[.S72]" office:value-type="float" office:value="-0.02964995" calcext:value-type="float">
            <text:p>-0.03</text:p>
          </table:table-cell>
          <table:table-cell table:style-name="ce9"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.90</text:p>
          </table:table-cell>
          <table:table-cell table:style-name="ce9" table:formula="of:=[.P72]/[.$F$16]" office:value-type="float" office:value="0.913850833307554" calcext:value-type="float">
            <text:p>0.91</text:p>
          </table:table-cell>
          <table:table-cell table:style-name="ce9" table:formula="of:=[.Q72]/[.$F$16]" office:value-type="float" office:value="25.0243147402722" calcext:value-type="float">
            <text:p>25.02</text:p>
          </table:table-cell>
          <table:table-cell table:style-name="ce9" table:formula="of:=[.R72]/[.$F$16]" office:value-type="float" office:value="0.883696869807078" calcext:value-type="float">
            <text:p>0.88</text:p>
          </table:table-cell>
          <table:table-cell table:style-name="ce10" table:formula="of:=[.U72]/[.$F$16]" office:value-type="float" office:value="-0.000592999" calcext:value-type="float">
            <text:p>-0.0006</text:p>
          </table:table-cell>
          <table:table-cell table:style-name="ce9" table:formula="of:=[.V72]/[.$F$16]" office:value-type="float" office:value="0.0000202103367413806" calcext:value-type="float">
            <text:p>0.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.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.00</text:p>
          </table:table-cell>
          <table:table-cell/>
          <table:table-cell table:style-name="ce9" table:formula="of:=[.H73]*[.$B$4]" office:value-type="float" office:value="1140.66147485819" calcext:value-type="float">
            <text:p>1140.66</text:p>
          </table:table-cell>
          <table:table-cell table:style-name="ce9" table:formula="of:=SQRT([.I73]^2*[.$B$4]^2 + [.$C$4]^2*[.H73]^2)" office:value-type="float" office:value="44.0230876137498" calcext:value-type="float">
            <text:p>44.02</text:p>
          </table:table-cell>
          <table:table-cell table:style-name="ce9" table:formula="of:=[.J73]*[.$B$5]" office:value-type="float" office:value="1148.47661491279" calcext:value-type="float">
            <text:p>1148.48</text:p>
          </table:table-cell>
          <table:table-cell table:style-name="ce9" table:formula="of:=SQRT([.K73]^2*[.$B$5]^2+[.$C$5]^2*[.J73]^2)" office:value-type="float" office:value="41.4011518086935" calcext:value-type="float">
            <text:p>41.40</text:p>
          </table:table-cell>
          <table:table-cell table:style-name="ce10" table:formula="of:=2*[.H73]*[.J73]*[.$B$3]/[.$F$16]" office:value-type="float" office:value="0.025979" calcext:value-type="float">
            <text:p>0.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.0009</text:p>
          </table:table-cell>
          <table:table-cell table:style-name="ce9" table:formula="of:=[.L73]-[.S73]" office:value-type="float" office:value="0.974021" calcext:value-type="float">
            <text:p>0.97</text:p>
          </table:table-cell>
          <table:table-cell table:style-name="ce9"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.81</text:p>
          </table:table-cell>
          <table:table-cell table:style-name="ce9" table:formula="of:=[.P73]/[.$F$16]" office:value-type="float" office:value="0.880461752274996" calcext:value-type="float">
            <text:p>0.88</text:p>
          </table:table-cell>
          <table:table-cell table:style-name="ce9" table:formula="of:=[.Q73]/[.$F$16]" office:value-type="float" office:value="22.9695322982557" calcext:value-type="float">
            <text:p>22.97</text:p>
          </table:table-cell>
          <table:table-cell table:style-name="ce9" table:formula="of:=[.R73]/[.$F$16]" office:value-type="float" office:value="0.828023036173871" calcext:value-type="float">
            <text:p>0.83</text:p>
          </table:table-cell>
          <table:table-cell table:style-name="ce10" table:formula="of:=[.U73]/[.$F$16]" office:value-type="float" office:value="0.01948042" calcext:value-type="float">
            <text:p>0.0195</text:p>
          </table:table-cell>
          <table:table-cell table:style-name="ce9" table:formula="of:=[.V73]/[.$F$16]" office:value-type="float" office:value="0.0200000083782257" calcext:value-type="float">
            <text:p>0.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.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.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.69</text:p>
          </table:table-cell>
          <table:table-cell/>
          <table:table-cell table:style-name="ce9" table:formula="of:=[.H74]*[.$B$4]" office:value-type="float" office:value="1159.90154792808" calcext:value-type="float">
            <text:p>1159.90</text:p>
          </table:table-cell>
          <table:table-cell table:style-name="ce9" table:formula="of:=SQRT([.I74]^2*[.$B$4]^2 + [.$C$4]^2*[.H74]^2)" office:value-type="float" office:value="44.6152362687672" calcext:value-type="float">
            <text:p>44.62</text:p>
          </table:table-cell>
          <table:table-cell table:style-name="ce9" table:formula="of:=[.J74]*[.$B$5]" office:value-type="float" office:value="1384.77659574468" calcext:value-type="float">
            <text:p>1384.78</text:p>
          </table:table-cell>
          <table:table-cell table:style-name="ce9" table:formula="of:=SQRT([.K74]^2*[.$B$5]^2+[.$C$5]^2*[.J74]^2)" office:value-type="float" office:value="47.7793438060634" calcext:value-type="float">
            <text:p>47.78</text:p>
          </table:table-cell>
          <table:table-cell table:style-name="ce10" table:formula="of:=2*[.H74]*[.J74]*[.$B$3]/[.$F$16]" office:value-type="float" office:value="0.03185256" calcext:value-type="float">
            <text:p>0.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.0011</text:p>
          </table:table-cell>
          <table:table-cell table:style-name="ce9" table:formula="of:=[.L74]-[.S74]" office:value-type="float" office:value="427.96814744" calcext:value-type="float">
            <text:p>427.97</text:p>
          </table:table-cell>
          <table:table-cell table:style-name="ce9"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.20</text:p>
          </table:table-cell>
          <table:table-cell table:style-name="ce9" table:formula="of:=[.P74]/[.$F$16]" office:value-type="float" office:value="0.892304725375344" calcext:value-type="float">
            <text:p>0.89</text:p>
          </table:table-cell>
          <table:table-cell table:style-name="ce9" table:formula="of:=[.Q74]/[.$F$16]" office:value-type="float" office:value="27.6955319148936" calcext:value-type="float">
            <text:p>27.70</text:p>
          </table:table-cell>
          <table:table-cell table:style-name="ce9" table:formula="of:=[.R74]/[.$F$16]" office:value-type="float" office:value="0.955586876121269" calcext:value-type="float">
            <text:p>0.96</text:p>
          </table:table-cell>
          <table:table-cell table:style-name="ce10" table:formula="of:=[.U74]/[.$F$16]" office:value-type="float" office:value="8.5593629488" calcext:value-type="float">
            <text:p>8.5594</text:p>
          </table:table-cell>
          <table:table-cell table:style-name="ce9" table:formula="of:=[.V74]/[.$F$16]" office:value-type="float" office:value="0.413763217861969" calcext:value-type="float">
            <text:p>0.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.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.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.92</text:p>
          </table:table-cell>
          <table:table-cell/>
          <table:table-cell table:style-name="ce9" table:formula="of:=[.H75]*[.$B$4]" office:value-type="float" office:value="1158.52725699452" calcext:value-type="float">
            <text:p>1158.53</text:p>
          </table:table-cell>
          <table:table-cell table:style-name="ce9" table:formula="of:=SQRT([.I75]^2*[.$B$4]^2 + [.$C$4]^2*[.H75]^2)" office:value-type="float" office:value="44.5729564890791" calcext:value-type="float">
            <text:p>44.57</text:p>
          </table:table-cell>
          <table:table-cell table:style-name="ce9" table:formula="of:=[.J75]*[.$B$5]" office:value-type="float" office:value="1324.60082422848" calcext:value-type="float">
            <text:p>1324.60</text:p>
          </table:table-cell>
          <table:table-cell table:style-name="ce9" table:formula="of:=SQRT([.K75]^2*[.$B$5]^2+[.$C$5]^2*[.J75]^2)" office:value-type="float" office:value="46.1628936961976" calcext:value-type="float">
            <text:p>46.16</text:p>
          </table:table-cell>
          <table:table-cell table:style-name="ce10" table:formula="of:=2*[.H75]*[.J75]*[.$B$3]/[.$F$16]" office:value-type="float" office:value="0.0304323" calcext:value-type="float">
            <text:p>0.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.0010</text:p>
          </table:table-cell>
          <table:table-cell table:style-name="ce9" table:formula="of:=[.L75]-[.S75]" office:value-type="float" office:value="396.9695677" calcext:value-type="float">
            <text:p>396.97</text:p>
          </table:table-cell>
          <table:table-cell table:style-name="ce9"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.17</text:p>
          </table:table-cell>
          <table:table-cell table:style-name="ce9" table:formula="of:=[.P75]/[.$F$16]" office:value-type="float" office:value="0.891459129781582" calcext:value-type="float">
            <text:p>0.89</text:p>
          </table:table-cell>
          <table:table-cell table:style-name="ce9" table:formula="of:=[.Q75]/[.$F$16]" office:value-type="float" office:value="26.4920164845697" calcext:value-type="float">
            <text:p>26.49</text:p>
          </table:table-cell>
          <table:table-cell table:style-name="ce9" table:formula="of:=[.R75]/[.$F$16]" office:value-type="float" office:value="0.923257873923951" calcext:value-type="float">
            <text:p>0.92</text:p>
          </table:table-cell>
          <table:table-cell table:style-name="ce10" table:formula="of:=[.U75]/[.$F$16]" office:value-type="float" office:value="7.939391354" calcext:value-type="float">
            <text:p>7.9394</text:p>
          </table:table-cell>
          <table:table-cell table:style-name="ce9" table:formula="of:=[.V75]/[.$F$16]" office:value-type="float" office:value="0.398497177436625" calcext:value-type="float">
            <text:p>0.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.19</text:p>
          </table:table-cell>
          <table:table-cell/>
          <table:table-cell table:style-name="ce9" table:formula="of:=[.H76]*[.$B$4]" office:value-type="float" office:value="1179.14162099798" calcext:value-type="float">
            <text:p>1179.14</text:p>
          </table:table-cell>
          <table:table-cell table:style-name="ce9" table:formula="of:=SQRT([.I76]^2*[.$B$4]^2 + [.$C$4]^2*[.H76]^2)" office:value-type="float" office:value="45.2068927948879" calcext:value-type="float">
            <text:p>45.21</text:p>
          </table:table-cell>
          <table:table-cell table:style-name="ce9" table:formula="of:=[.J76]*[.$B$5]" office:value-type="float" office:value="1300.38374544758" calcext:value-type="float">
            <text:p>1300.38</text:p>
          </table:table-cell>
          <table:table-cell table:style-name="ce9" table:formula="of:=SQRT([.K76]^2*[.$B$5]^2+[.$C$5]^2*[.J76]^2)" office:value-type="float" office:value="45.5110005689061" calcext:value-type="float">
            <text:p>45.51</text:p>
          </table:table-cell>
          <table:table-cell table:style-name="ce10" table:formula="of:=2*[.H76]*[.J76]*[.$B$3]/[.$F$16]" office:value-type="float" office:value="0.03040752" calcext:value-type="float">
            <text:p>0.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.0010</text:p>
          </table:table-cell>
          <table:table-cell table:style-name="ce9" table:formula="of:=[.L76]-[.S76]" office:value-type="float" office:value="66.96959248" calcext:value-type="float">
            <text:p>66.97</text:p>
          </table:table-cell>
          <table:table-cell table:style-name="ce9"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.58</text:p>
          </table:table-cell>
          <table:table-cell table:style-name="ce9" table:formula="of:=[.P76]/[.$F$16]" office:value-type="float" office:value="0.904137855897758" calcext:value-type="float">
            <text:p>0.90</text:p>
          </table:table-cell>
          <table:table-cell table:style-name="ce9" table:formula="of:=[.Q76]/[.$F$16]" office:value-type="float" office:value="26.0076749089515" calcext:value-type="float">
            <text:p>26.01</text:p>
          </table:table-cell>
          <table:table-cell table:style-name="ce9" table:formula="of:=[.R76]/[.$F$16]" office:value-type="float" office:value="0.910220011378122" calcext:value-type="float">
            <text:p>0.91</text:p>
          </table:table-cell>
          <table:table-cell table:style-name="ce10" table:formula="of:=[.U76]/[.$F$16]" office:value-type="float" office:value="1.3393918496" calcext:value-type="float">
            <text:p>1.3394</text:p>
          </table:table-cell>
          <table:table-cell table:style-name="ce9" table:formula="of:=[.V76]/[.$F$16]" office:value-type="float" office:value="0.163707056733196" calcext:value-type="float">
            <text:p>0.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.80</text:p>
          </table:table-cell>
          <table:table-cell/>
          <table:table-cell table:style-name="ce9" table:formula="of:=[.H77]*[.$B$4]" office:value-type="float" office:value="1258.8504951447" calcext:value-type="float">
            <text:p>1258.85</text:p>
          </table:table-cell>
          <table:table-cell table:style-name="ce9" table:formula="of:=SQRT([.I77]^2*[.$B$4]^2 + [.$C$4]^2*[.H77]^2)" office:value-type="float" office:value="47.6531981752094" calcext:value-type="float">
            <text:p>47.65</text:p>
          </table:table-cell>
          <table:table-cell table:style-name="ce9" table:formula="of:=[.J77]*[.$B$5]" office:value-type="float" office:value="1344.4147977765" calcext:value-type="float">
            <text:p>1344.41</text:p>
          </table:table-cell>
          <table:table-cell table:style-name="ce9" table:formula="of:=SQRT([.K77]^2*[.$B$5]^2+[.$C$5]^2*[.J77]^2)" office:value-type="float" office:value="46.6956621605082" calcext:value-type="float">
            <text:p>46.70</text:p>
          </table:table-cell>
          <table:table-cell table:style-name="ce10" table:formula="of:=2*[.H77]*[.J77]*[.$B$3]/[.$F$16]" office:value-type="float" office:value="0.03356224" calcext:value-type="float">
            <text:p>0.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.0011</text:p>
          </table:table-cell>
          <table:table-cell table:style-name="ce9" table:formula="of:=[.L77]-[.S77]" office:value-type="float" office:value="22.96643776" calcext:value-type="float">
            <text:p>22.97</text:p>
          </table:table-cell>
          <table:table-cell table:style-name="ce9"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.18</text:p>
          </table:table-cell>
          <table:table-cell table:style-name="ce9" table:formula="of:=[.P77]/[.$F$16]" office:value-type="float" office:value="0.953063963504188" calcext:value-type="float">
            <text:p>0.95</text:p>
          </table:table-cell>
          <table:table-cell table:style-name="ce9" table:formula="of:=[.Q77]/[.$F$16]" office:value-type="float" office:value="26.88829595553" calcext:value-type="float">
            <text:p>26.89</text:p>
          </table:table-cell>
          <table:table-cell table:style-name="ce9" table:formula="of:=[.R77]/[.$F$16]" office:value-type="float" office:value="0.933913243210164" calcext:value-type="float">
            <text:p>0.93</text:p>
          </table:table-cell>
          <table:table-cell table:style-name="ce10" table:formula="of:=[.U77]/[.$F$16]" office:value-type="float" office:value="0.4593287552" calcext:value-type="float">
            <text:p>0.4593</text:p>
          </table:table-cell>
          <table:table-cell table:style-name="ce9" table:formula="of:=[.V77]/[.$F$16]" office:value-type="float" office:value="0.0959166330303988" calcext:value-type="float">
            <text:p>0.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.73</text:p>
          </table:table-cell>
          <table:table-cell/>
          <table:table-cell table:style-name="ce9" table:formula="of:=[.H78]*[.$B$4]" office:value-type="float" office:value="1265.03480434574" calcext:value-type="float">
            <text:p>1265.03</text:p>
          </table:table-cell>
          <table:table-cell table:style-name="ce9" table:formula="of:=SQRT([.I78]^2*[.$B$4]^2 + [.$C$4]^2*[.H78]^2)" office:value-type="float" office:value="47.8426935538263" calcext:value-type="float">
            <text:p>47.84</text:p>
          </table:table-cell>
          <table:table-cell table:style-name="ce9" table:formula="of:=[.J78]*[.$B$5]" office:value-type="float" office:value="1227.73250910485" calcext:value-type="float">
            <text:p>1227.73</text:p>
          </table:table-cell>
          <table:table-cell table:style-name="ce9" table:formula="of:=SQRT([.K78]^2*[.$B$5]^2+[.$C$5]^2*[.J78]^2)" office:value-type="float" office:value="43.5501436449166" calcext:value-type="float">
            <text:p>43.55</text:p>
          </table:table-cell>
          <table:table-cell table:style-name="ce10" table:formula="of:=2*[.H78]*[.J78]*[.$B$3]/[.$F$16]" office:value-type="float" office:value="0.03079993" calcext:value-type="float">
            <text:p>0.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.0010</text:p>
          </table:table-cell>
          <table:table-cell table:style-name="ce9" table:formula="of:=[.L78]-[.S78]" office:value-type="float" office:value="2.96920007" calcext:value-type="float">
            <text:p>2.97</text:p>
          </table:table-cell>
          <table:table-cell table:style-name="ce9"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.30</text:p>
          </table:table-cell>
          <table:table-cell table:style-name="ce9" table:formula="of:=[.P78]/[.$F$16]" office:value-type="float" office:value="0.956853871076526" calcext:value-type="float">
            <text:p>0.96</text:p>
          </table:table-cell>
          <table:table-cell table:style-name="ce9" table:formula="of:=[.Q78]/[.$F$16]" office:value-type="float" office:value="24.554650182097" calcext:value-type="float">
            <text:p>24.55</text:p>
          </table:table-cell>
          <table:table-cell table:style-name="ce9" table:formula="of:=[.R78]/[.$F$16]" office:value-type="float" office:value="0.871002872898332" calcext:value-type="float">
            <text:p>0.87</text:p>
          </table:table-cell>
          <table:table-cell table:style-name="ce10" table:formula="of:=[.U78]/[.$F$16]" office:value-type="float" office:value="0.0593840014" calcext:value-type="float">
            <text:p>0.0594</text:p>
          </table:table-cell>
          <table:table-cell table:style-name="ce9" table:formula="of:=[.V78]/[.$F$16]" office:value-type="float" office:value="0.034641022400094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.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.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.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.41</text:p>
          </table:table-cell>
          <table:table-cell/>
          <table:table-cell table:style-name="ce9" table:formula="of:=[.H79]*[.$B$4]" office:value-type="float" office:value="1154.40438419383" calcext:value-type="float">
            <text:p>1154.40</text:p>
          </table:table-cell>
          <table:table-cell table:style-name="ce9" table:formula="of:=SQRT([.I79]^2*[.$B$4]^2 + [.$C$4]^2*[.H79]^2)" office:value-type="float" office:value="44.4461020158801" calcext:value-type="float">
            <text:p>44.45</text:p>
          </table:table-cell>
          <table:table-cell table:style-name="ce9" table:formula="of:=[.J79]*[.$B$5]" office:value-type="float" office:value="1196.9107724746" calcext:value-type="float">
            <text:p>1196.91</text:p>
          </table:table-cell>
          <table:table-cell table:style-name="ce9" table:formula="of:=SQRT([.K79]^2*[.$B$5]^2+[.$C$5]^2*[.J79]^2)" office:value-type="float" office:value="42.7157293347027" calcext:value-type="float">
            <text:p>42.72</text:p>
          </table:table-cell>
          <table:table-cell table:style-name="ce10" table:formula="of:=2*[.H79]*[.J79]*[.$B$3]/[.$F$16]" office:value-type="float" office:value="0.0274008" calcext:value-type="float">
            <text:p>0.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.0010</text:p>
          </table:table-cell>
          <table:table-cell table:style-name="ce9" table:formula="of:=[.L79]-[.S79]" office:value-type="float" office:value="1.9725992" calcext:value-type="float">
            <text:p>1.97</text:p>
          </table:table-cell>
          <table:table-cell table:style-name="ce9"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.09</text:p>
          </table:table-cell>
          <table:table-cell table:style-name="ce9" table:formula="of:=[.P79]/[.$F$16]" office:value-type="float" office:value="0.888922040317601" calcext:value-type="float">
            <text:p>0.89</text:p>
          </table:table-cell>
          <table:table-cell table:style-name="ce9" table:formula="of:=[.Q79]/[.$F$16]" office:value-type="float" office:value="23.938215449492" calcext:value-type="float">
            <text:p>23.94</text:p>
          </table:table-cell>
          <table:table-cell table:style-name="ce9" table:formula="of:=[.R79]/[.$F$16]" office:value-type="float" office:value="0.854314586694053" calcext:value-type="float">
            <text:p>0.85</text:p>
          </table:table-cell>
          <table:table-cell table:style-name="ce10" table:formula="of:=[.U79]/[.$F$16]" office:value-type="float" office:value="0.039451984" calcext:value-type="float">
            <text:p>0.0395</text:p>
          </table:table-cell>
          <table:table-cell table:style-name="ce9" table:formula="of:=[.V79]/[.$F$16]" office:value-type="float" office:value="0.0282842776626202" calcext:value-type="float">
            <text:p>0.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.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.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.41</text:p>
          </table:table-cell>
          <table:table-cell/>
          <table:table-cell table:style-name="ce9" table:formula="of:=[.H80]*[.$B$4]" office:value-type="float" office:value="1169.52158446303" calcext:value-type="float">
            <text:p>1169.52</text:p>
          </table:table-cell>
          <table:table-cell table:style-name="ce9" table:formula="of:=SQRT([.I80]^2*[.$B$4]^2 + [.$C$4]^2*[.H80]^2)" office:value-type="float" office:value="44.911124831946" calcext:value-type="float">
            <text:p>44.91</text:p>
          </table:table-cell>
          <table:table-cell table:style-name="ce9" table:formula="of:=[.J80]*[.$B$5]" office:value-type="float" office:value="1158.75052712287" calcext:value-type="float">
            <text:p>1158.75</text:p>
          </table:table-cell>
          <table:table-cell table:style-name="ce9" table:formula="of:=SQRT([.K80]^2*[.$B$5]^2+[.$C$5]^2*[.J80]^2)" office:value-type="float" office:value="41.6803596271827" calcext:value-type="float">
            <text:p>41.68</text:p>
          </table:table-cell>
          <table:table-cell table:style-name="ce10" table:formula="of:=2*[.H80]*[.J80]*[.$B$3]/[.$F$16]" office:value-type="float" office:value="0.02687458" calcext:value-type="float">
            <text:p>0.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.0009</text:p>
          </table:table-cell>
          <table:table-cell table:style-name="ce9" table:formula="of:=[.L80]-[.S80]" office:value-type="float" office:value="1.97312542" calcext:value-type="float">
            <text:p>1.97</text:p>
          </table:table-cell>
          <table:table-cell table:style-name="ce9"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.39</text:p>
          </table:table-cell>
          <table:table-cell table:style-name="ce9" table:formula="of:=[.P80]/[.$F$16]" office:value-type="float" office:value="0.898222496638919" calcext:value-type="float">
            <text:p>0.90</text:p>
          </table:table-cell>
          <table:table-cell table:style-name="ce9" table:formula="of:=[.Q80]/[.$F$16]" office:value-type="float" office:value="23.1750105424573" calcext:value-type="float">
            <text:p>23.18</text:p>
          </table:table-cell>
          <table:table-cell table:style-name="ce9" table:formula="of:=[.R80]/[.$F$16]" office:value-type="float" office:value="0.833607192543654" calcext:value-type="float">
            <text:p>0.83</text:p>
          </table:table-cell>
          <table:table-cell table:style-name="ce10" table:formula="of:=[.U80]/[.$F$16]" office:value-type="float" office:value="0.0394625084" calcext:value-type="float">
            <text:p>0.0395</text:p>
          </table:table-cell>
          <table:table-cell table:style-name="ce9" table:formula="of:=[.V80]/[.$F$16]" office:value-type="float" office:value="0.0282842774824104" calcext:value-type="float">
            <text:p>0.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.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.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.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.27</text:p>
          </table:table-cell>
          <table:table-cell/>
          <table:table-cell table:style-name="ce9" table:formula="of:=[.H81]*[.$B$4]" office:value-type="float" office:value="1170.20872992981" calcext:value-type="float">
            <text:p>1170.21</text:p>
          </table:table-cell>
          <table:table-cell table:style-name="ce9" table:formula="of:=SQRT([.I81]^2*[.$B$4]^2 + [.$C$4]^2*[.H81]^2)" office:value-type="float" office:value="44.9322550862981" calcext:value-type="float">
            <text:p>44.93</text:p>
          </table:table-cell>
          <table:table-cell table:style-name="ce9" table:formula="of:=[.J81]*[.$B$5]" office:value-type="float" office:value="1443.48466551658" calcext:value-type="float">
            <text:p>1443.48</text:p>
          </table:table-cell>
          <table:table-cell table:style-name="ce9" table:formula="of:=SQRT([.K81]^2*[.$B$5]^2+[.$C$5]^2*[.J81]^2)" office:value-type="float" office:value="49.3520523378375" calcext:value-type="float">
            <text:p>49.35</text:p>
          </table:table-cell>
          <table:table-cell table:style-name="ce10" table:formula="of:=2*[.H81]*[.J81]*[.$B$3]/[.$F$16]" office:value-type="float" office:value="0.03349801" calcext:value-type="float">
            <text:p>0.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.0011</text:p>
          </table:table-cell>
          <table:table-cell table:style-name="ce9" table:formula="of:=[.L81]-[.S81]" office:value-type="float" office:value="410.96650199" calcext:value-type="float">
            <text:p>410.97</text:p>
          </table:table-cell>
          <table:table-cell table:style-name="ce9"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.40</text:p>
          </table:table-cell>
          <table:table-cell table:style-name="ce9" table:formula="of:=[.P81]/[.$F$16]" office:value-type="float" office:value="0.898645101725961" calcext:value-type="float">
            <text:p>0.90</text:p>
          </table:table-cell>
          <table:table-cell table:style-name="ce9" table:formula="of:=[.Q81]/[.$F$16]" office:value-type="float" office:value="28.8696933103316" calcext:value-type="float">
            <text:p>28.87</text:p>
          </table:table-cell>
          <table:table-cell table:style-name="ce9" table:formula="of:=[.R81]/[.$F$16]" office:value-type="float" office:value="0.987041046756751" calcext:value-type="float">
            <text:p>0.99</text:p>
          </table:table-cell>
          <table:table-cell table:style-name="ce10" table:formula="of:=[.U81]/[.$F$16]" office:value-type="float" office:value="8.2193300398" calcext:value-type="float">
            <text:p>8.2193</text:p>
          </table:table-cell>
          <table:table-cell table:style-name="ce9" table:formula="of:=[.V81]/[.$F$16]" office:value-type="float" office:value="0.405462699260673" calcext:value-type="float">
            <text:p>0.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.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.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.22</text:p>
          </table:table-cell>
          <table:table-cell/>
          <table:table-cell table:style-name="ce9" table:formula="of:=[.H82]*[.$B$4]" office:value-type="float" office:value="1151.6558023267" calcext:value-type="float">
            <text:p>1151.66</text:p>
          </table:table-cell>
          <table:table-cell table:style-name="ce9" table:formula="of:=SQRT([.I82]^2*[.$B$4]^2 + [.$C$4]^2*[.H82]^2)" office:value-type="float" office:value="44.3615196831724" calcext:value-type="float">
            <text:p>44.36</text:p>
          </table:table-cell>
          <table:table-cell table:style-name="ce9" table:formula="of:=[.J82]*[.$B$5]" office:value-type="float" office:value="1376.70423615104" calcext:value-type="float">
            <text:p>1376.70</text:p>
          </table:table-cell>
          <table:table-cell table:style-name="ce9" table:formula="of:=SQRT([.K82]^2*[.$B$5]^2+[.$C$5]^2*[.J82]^2)" office:value-type="float" office:value="47.5627728248663" calcext:value-type="float">
            <text:p>47.56</text:p>
          </table:table-cell>
          <table:table-cell table:style-name="ce10" table:formula="of:=2*[.H82]*[.J82]*[.$B$3]/[.$F$16]" office:value-type="float" office:value="0.03144176" calcext:value-type="float">
            <text:p>0.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.0011</text:p>
          </table:table-cell>
          <table:table-cell table:style-name="ce9" table:formula="of:=[.L82]-[.S82]" office:value-type="float" office:value="125.96855824" calcext:value-type="float">
            <text:p>125.97</text:p>
          </table:table-cell>
          <table:table-cell table:style-name="ce9"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.03</text:p>
          </table:table-cell>
          <table:table-cell table:style-name="ce9" table:formula="of:=[.P82]/[.$F$16]" office:value-type="float" office:value="0.887230393663448" calcext:value-type="float">
            <text:p>0.89</text:p>
          </table:table-cell>
          <table:table-cell table:style-name="ce9" table:formula="of:=[.Q82]/[.$F$16]" office:value-type="float" office:value="27.5340847230209" calcext:value-type="float">
            <text:p>27.53</text:p>
          </table:table-cell>
          <table:table-cell table:style-name="ce9" table:formula="of:=[.R82]/[.$F$16]" office:value-type="float" office:value="0.951255456497326" calcext:value-type="float">
            <text:p>0.95</text:p>
          </table:table-cell>
          <table:table-cell table:style-name="ce10" table:formula="of:=[.U82]/[.$F$16]" office:value-type="float" office:value="2.5193711648" calcext:value-type="float">
            <text:p>2.5194</text:p>
          </table:table-cell>
          <table:table-cell table:style-name="ce9" table:formula="of:=[.V82]/[.$F$16]" office:value-type="float" office:value="0.224499444201371" calcext:value-type="float">
            <text:p>0.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.24</text:p>
          </table:table-cell>
          <table:table-cell/>
          <table:table-cell table:style-name="ce9" table:formula="of:=[.H83]*[.$B$4]" office:value-type="float" office:value="1147.53292952601" calcext:value-type="float">
            <text:p>1147.53</text:p>
          </table:table-cell>
          <table:table-cell table:style-name="ce9" table:formula="of:=SQRT([.I83]^2*[.$B$4]^2 + [.$C$4]^2*[.H83]^2)" office:value-type="float" office:value="44.2346270127288" calcext:value-type="float">
            <text:p>44.23</text:p>
          </table:table-cell>
          <table:table-cell table:style-name="ce9" table:formula="of:=[.J83]*[.$B$5]" office:value-type="float" office:value="1331.20548207782" calcext:value-type="float">
            <text:p>1331.21</text:p>
          </table:table-cell>
          <table:table-cell table:style-name="ce9" table:formula="of:=SQRT([.K83]^2*[.$B$5]^2+[.$C$5]^2*[.J83]^2)" office:value-type="float" office:value="46.3405419771704" calcext:value-type="float">
            <text:p>46.34</text:p>
          </table:table-cell>
          <table:table-cell table:style-name="ce10" table:formula="of:=2*[.H83]*[.J83]*[.$B$3]/[.$F$16]" office:value-type="float" office:value="0.0302938" calcext:value-type="float">
            <text:p>0.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.0010</text:p>
          </table:table-cell>
          <table:table-cell table:style-name="ce9" table:formula="of:=[.L83]-[.S83]" office:value-type="float" office:value="4.9697062" calcext:value-type="float">
            <text:p>4.97</text:p>
          </table:table-cell>
          <table:table-cell table:style-name="ce9"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.95</text:p>
          </table:table-cell>
          <table:table-cell table:style-name="ce9" table:formula="of:=[.P83]/[.$F$16]" office:value-type="float" office:value="0.884692540254576" calcext:value-type="float">
            <text:p>0.88</text:p>
          </table:table-cell>
          <table:table-cell table:style-name="ce9" table:formula="of:=[.Q83]/[.$F$16]" office:value-type="float" office:value="26.6241096415564" calcext:value-type="float">
            <text:p>26.62</text:p>
          </table:table-cell>
          <table:table-cell table:style-name="ce9" table:formula="of:=[.R83]/[.$F$16]" office:value-type="float" office:value="0.926810839543407" calcext:value-type="float">
            <text:p>0.93</text:p>
          </table:table-cell>
          <table:table-cell table:style-name="ce10" table:formula="of:=[.U83]/[.$F$16]" office:value-type="float" office:value="0.099394124" calcext:value-type="float">
            <text:p>0.0994</text:p>
          </table:table-cell>
          <table:table-cell table:style-name="ce9" table:formula="of:=[.V83]/[.$F$16]" office:value-type="float" office:value="0.0447213642700488" calcext:value-type="float">
            <text:p>0.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.73</text:p>
          </table:table-cell>
          <table:table-cell/>
          <table:table-cell table:style-name="ce9" table:formula="of:=[.H84]*[.$B$4]" office:value-type="float" office:value="1126.91856552255" calcext:value-type="float">
            <text:p>1126.92</text:p>
          </table:table-cell>
          <table:table-cell table:style-name="ce9" table:formula="of:=SQRT([.I84]^2*[.$B$4]^2 + [.$C$4]^2*[.H84]^2)" office:value-type="float" office:value="43.5998118787629" calcext:value-type="float">
            <text:p>43.60</text:p>
          </table:table-cell>
          <table:table-cell table:style-name="ce9" table:formula="of:=[.J84]*[.$B$5]" office:value-type="float" office:value="1210.12008817328" calcext:value-type="float">
            <text:p>1210.12</text:p>
          </table:table-cell>
          <table:table-cell table:style-name="ce9" table:formula="of:=SQRT([.K84]^2*[.$B$5]^2+[.$C$5]^2*[.J84]^2)" office:value-type="float" office:value="43.0735309169425" calcext:value-type="float">
            <text:p>43.07</text:p>
          </table:table-cell>
          <table:table-cell table:style-name="ce10" table:formula="of:=2*[.H84]*[.J84]*[.$B$3]/[.$F$16]" office:value-type="float" office:value="0.0270436" calcext:value-type="float">
            <text:p>0.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.0009</text:p>
          </table:table-cell>
          <table:table-cell table:style-name="ce9" table:formula="of:=[.L84]-[.S84]" office:value-type="float" office:value="2.9729564" calcext:value-type="float">
            <text:p>2.97</text:p>
          </table:table-cell>
          <table:table-cell table:style-name="ce9"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.54</text:p>
          </table:table-cell>
          <table:table-cell table:style-name="ce9" table:formula="of:=[.P84]/[.$F$16]" office:value-type="float" office:value="0.871996237575257" calcext:value-type="float">
            <text:p>0.87</text:p>
          </table:table-cell>
          <table:table-cell table:style-name="ce9" table:formula="of:=[.Q84]/[.$F$16]" office:value-type="float" office:value="24.2024017634656" calcext:value-type="float">
            <text:p>24.20</text:p>
          </table:table-cell>
          <table:table-cell table:style-name="ce9" table:formula="of:=[.R84]/[.$F$16]" office:value-type="float" office:value="0.86147061833885" calcext:value-type="float">
            <text:p>0.86</text:p>
          </table:table-cell>
          <table:table-cell table:style-name="ce10" table:formula="of:=[.U84]/[.$F$16]" office:value-type="float" office:value="0.059459128" calcext:value-type="float">
            <text:p>0.0595</text:p>
          </table:table-cell>
          <table:table-cell table:style-name="ce9" table:formula="of:=[.V84]/[.$F$16]" office:value-type="float" office:value="0.0346410212867" calcext:value-type="float">
            <text:p>0.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.00</text:p>
          </table:table-cell>
          <table:table-cell/>
          <table:table-cell table:style-name="ce9" table:formula="of:=[.H85]*[.$B$4]" office:value-type="float" office:value="1151.6558023267" calcext:value-type="float">
            <text:p>1151.66</text:p>
          </table:table-cell>
          <table:table-cell table:style-name="ce9" table:formula="of:=SQRT([.I85]^2*[.$B$4]^2 + [.$C$4]^2*[.H85]^2)" office:value-type="float" office:value="44.3615196831724" calcext:value-type="float">
            <text:p>44.36</text:p>
          </table:table-cell>
          <table:table-cell table:style-name="ce9" table:formula="of:=[.J85]*[.$B$5]" office:value-type="float" office:value="1249.01418439716" calcext:value-type="float">
            <text:p>1249.01</text:p>
          </table:table-cell>
          <table:table-cell table:style-name="ce9" table:formula="of:=SQRT([.K85]^2*[.$B$5]^2+[.$C$5]^2*[.J85]^2)" office:value-type="float" office:value="44.1253775254275" calcext:value-type="float">
            <text:p>44.13</text:p>
          </table:table-cell>
          <table:table-cell table:style-name="ce10" table:formula="of:=2*[.H85]*[.J85]*[.$B$3]/[.$F$16]" office:value-type="float" office:value="0.02852552" calcext:value-type="float">
            <text:p>0.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.0010</text:p>
          </table:table-cell>
          <table:table-cell table:style-name="ce9" table:formula="of:=[.L85]-[.S85]" office:value-type="float" office:value="-0.02852552" calcext:value-type="float">
            <text:p>-0.03</text:p>
          </table:table-cell>
          <table:table-cell table:style-name="ce9"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.03</text:p>
          </table:table-cell>
          <table:table-cell table:style-name="ce9" table:formula="of:=[.P85]/[.$F$16]" office:value-type="float" office:value="0.887230393663448" calcext:value-type="float">
            <text:p>0.89</text:p>
          </table:table-cell>
          <table:table-cell table:style-name="ce9" table:formula="of:=[.Q85]/[.$F$16]" office:value-type="float" office:value="24.9802836879433" calcext:value-type="float">
            <text:p>24.98</text:p>
          </table:table-cell>
          <table:table-cell table:style-name="ce9" table:formula="of:=[.R85]/[.$F$16]" office:value-type="float" office:value="0.88250755050855" calcext:value-type="float">
            <text:p>0.88</text:p>
          </table:table-cell>
          <table:table-cell table:style-name="ce10" table:formula="of:=[.U85]/[.$F$16]" office:value-type="float" office:value="-0.0005705104" calcext:value-type="float">
            <text:p>-0.0006</text:p>
          </table:table-cell>
          <table:table-cell table:style-name="ce9" table:formula="of:=[.V85]/[.$F$16]" office:value-type="float" office:value="0.0000196325450780076" calcext:value-type="float">
            <text:p>0.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.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.00</text:p>
          </table:table-cell>
          <table:table-cell/>
          <table:table-cell table:style-name="ce9" table:formula="of:=[.H86]*[.$B$4]" office:value-type="float" office:value="1105.6170560523" calcext:value-type="float">
            <text:p>1105.62</text:p>
          </table:table-cell>
          <table:table-cell table:style-name="ce9" table:formula="of:=SQRT([.I86]^2*[.$B$4]^2 + [.$C$4]^2*[.H86]^2)" office:value-type="float" office:value="42.9431999574855" calcext:value-type="float">
            <text:p>42.94</text:p>
          </table:table-cell>
          <table:table-cell table:style-name="ce9" table:formula="of:=[.J86]*[.$B$5]" office:value-type="float" office:value="1257.82039486295" calcext:value-type="float">
            <text:p>1257.82</text:p>
          </table:table-cell>
          <table:table-cell table:style-name="ce9" table:formula="of:=SQRT([.K86]^2*[.$B$5]^2+[.$C$5]^2*[.J86]^2)" office:value-type="float" office:value="44.3631961182902" calcext:value-type="float">
            <text:p>44.36</text:p>
          </table:table-cell>
          <table:table-cell table:style-name="ce10" table:formula="of:=2*[.H86]*[.J86]*[.$B$3]/[.$F$16]" office:value-type="float" office:value="0.02757826" calcext:value-type="float">
            <text:p>0.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.0010</text:p>
          </table:table-cell>
          <table:table-cell table:style-name="ce9" table:formula="of:=[.L86]-[.S86]" office:value-type="float" office:value="-0.02757826" calcext:value-type="float">
            <text:p>-0.03</text:p>
          </table:table-cell>
          <table:table-cell table:style-name="ce9"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.11</text:p>
          </table:table-cell>
          <table:table-cell table:style-name="ce9" table:formula="of:=[.P86]/[.$F$16]" office:value-type="float" office:value="0.85886399914971" calcext:value-type="float">
            <text:p>0.86</text:p>
          </table:table-cell>
          <table:table-cell table:style-name="ce9" table:formula="of:=[.Q86]/[.$F$16]" office:value-type="float" office:value="25.156407897259" calcext:value-type="float">
            <text:p>25.16</text:p>
          </table:table-cell>
          <table:table-cell table:style-name="ce9" table:formula="of:=[.R86]/[.$F$16]" office:value-type="float" office:value="0.887263922365805" calcext:value-type="float">
            <text:p>0.89</text:p>
          </table:table-cell>
          <table:table-cell table:style-name="ce10" table:formula="of:=[.U86]/[.$F$16]" office:value-type="float" office:value="-0.0005515652" calcext:value-type="float">
            <text:p>-0.0006</text:p>
          </table:table-cell>
          <table:table-cell table:style-name="ce9" table:formula="of:=[.V86]/[.$F$16]" office:value-type="float" office:value="0.0000191460239193416" calcext:value-type="float">
            <text:p>0.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.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.41</text:p>
          </table:table-cell>
          <table:table-cell/>
          <table:table-cell table:style-name="ce9" table:formula="of:=[.H87]*[.$B$4]" office:value-type="float" office:value="1121.42140178829" calcext:value-type="float">
            <text:p>1121.42</text:p>
          </table:table-cell>
          <table:table-cell table:style-name="ce9" table:formula="of:=SQRT([.I87]^2*[.$B$4]^2 + [.$C$4]^2*[.H87]^2)" office:value-type="float" office:value="43.430426700165" calcext:value-type="float">
            <text:p>43.43</text:p>
          </table:table-cell>
          <table:table-cell table:style-name="ce9" table:formula="of:=[.J87]*[.$B$5]" office:value-type="float" office:value="1165.35518497221" calcext:value-type="float">
            <text:p>1165.36</text:p>
          </table:table-cell>
          <table:table-cell table:style-name="ce9" table:formula="of:=SQRT([.K87]^2*[.$B$5]^2+[.$C$5]^2*[.J87]^2)" office:value-type="float" office:value="41.8597464785158" calcext:value-type="float">
            <text:p>41.86</text:p>
          </table:table-cell>
          <table:table-cell table:style-name="ce10" table:formula="of:=2*[.H87]*[.J87]*[.$B$3]/[.$F$16]" office:value-type="float" office:value="0.02591616" calcext:value-type="float">
            <text:p>0.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.0009</text:p>
          </table:table-cell>
          <table:table-cell table:style-name="ce9" table:formula="of:=[.L87]-[.S87]" office:value-type="float" office:value="1.97408384" calcext:value-type="float">
            <text:p>1.97</text:p>
          </table:table-cell>
          <table:table-cell table:style-name="ce9"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.43</text:p>
          </table:table-cell>
          <table:table-cell table:style-name="ce9" table:formula="of:=[.P87]/[.$F$16]" office:value-type="float" office:value="0.868608534003301" calcext:value-type="float">
            <text:p>0.87</text:p>
          </table:table-cell>
          <table:table-cell table:style-name="ce9" table:formula="of:=[.Q87]/[.$F$16]" office:value-type="float" office:value="23.3071036994441" calcext:value-type="float">
            <text:p>23.31</text:p>
          </table:table-cell>
          <table:table-cell table:style-name="ce9" table:formula="of:=[.R87]/[.$F$16]" office:value-type="float" office:value="0.837194929570316" calcext:value-type="float">
            <text:p>0.84</text:p>
          </table:table-cell>
          <table:table-cell table:style-name="ce10" table:formula="of:=[.U87]/[.$F$16]" office:value-type="float" office:value="0.0394816768" calcext:value-type="float">
            <text:p>0.0395</text:p>
          </table:table-cell>
          <table:table-cell table:style-name="ce9" table:formula="of:=[.V87]/[.$F$16]" office:value-type="float" office:value="0.0282842771482699" calcext:value-type="float">
            <text:p>0.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.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.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.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.21</text:p>
          </table:table-cell>
          <table:table-cell/>
          <table:table-cell table:style-name="ce9" table:formula="of:=[.H88]*[.$B$4]" office:value-type="float" office:value="1209.37602153639" calcext:value-type="float">
            <text:p>1209.38</text:p>
          </table:table-cell>
          <table:table-cell table:style-name="ce9" table:formula="of:=SQRT([.I88]^2*[.$B$4]^2 + [.$C$4]^2*[.H88]^2)" office:value-type="float" office:value="46.1356899978312" calcext:value-type="float">
            <text:p>46.14</text:p>
          </table:table-cell>
          <table:table-cell table:style-name="ce9" table:formula="of:=[.J88]*[.$B$5]" office:value-type="float" office:value="1422.20299022427" calcext:value-type="float">
            <text:p>1422.20</text:p>
          </table:table-cell>
          <table:table-cell table:style-name="ce9" table:formula="of:=SQRT([.K88]^2*[.$B$5]^2+[.$C$5]^2*[.J88]^2)" office:value-type="float" office:value="48.7824116108374" calcext:value-type="float">
            <text:p>48.78</text:p>
          </table:table-cell>
          <table:table-cell table:style-name="ce10" table:formula="of:=2*[.H88]*[.J88]*[.$B$3]/[.$F$16]" office:value-type="float" office:value="0.0341088" calcext:value-type="float">
            <text:p>0.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.0011</text:p>
          </table:table-cell>
          <table:table-cell table:style-name="ce9" table:formula="of:=[.L88]-[.S88]" office:value-type="float" office:value="148.9658912" calcext:value-type="float">
            <text:p>148.97</text:p>
          </table:table-cell>
          <table:table-cell table:style-name="ce9"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.19</text:p>
          </table:table-cell>
          <table:table-cell table:style-name="ce9" table:formula="of:=[.P88]/[.$F$16]" office:value-type="float" office:value="0.922713799956623" calcext:value-type="float">
            <text:p>0.92</text:p>
          </table:table-cell>
          <table:table-cell table:style-name="ce9" table:formula="of:=[.Q88]/[.$F$16]" office:value-type="float" office:value="28.4440598044853" calcext:value-type="float">
            <text:p>28.44</text:p>
          </table:table-cell>
          <table:table-cell table:style-name="ce9" table:formula="of:=[.R88]/[.$F$16]" office:value-type="float" office:value="0.975648232216749" calcext:value-type="float">
            <text:p>0.98</text:p>
          </table:table-cell>
          <table:table-cell table:style-name="ce10" table:formula="of:=[.U88]/[.$F$16]" office:value-type="float" office:value="2.979317824" calcext:value-type="float">
            <text:p>2.9793</text:p>
          </table:table-cell>
          <table:table-cell table:style-name="ce9" table:formula="of:=[.V88]/[.$F$16]" office:value-type="float" office:value="0.244131113348007" calcext:value-type="float">
            <text:p>0.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.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.41</text:p>
          </table:table-cell>
          <table:table-cell/>
          <table:table-cell table:style-name="ce9" table:formula="of:=[.H89]*[.$B$4]" office:value-type="float" office:value="1155.77867512739" calcext:value-type="float">
            <text:p>1155.78</text:p>
          </table:table-cell>
          <table:table-cell table:style-name="ce9" table:formula="of:=SQRT([.I89]^2*[.$B$4]^2 + [.$C$4]^2*[.H89]^2)" office:value-type="float" office:value="44.4883893698276" calcext:value-type="float">
            <text:p>44.49</text:p>
          </table:table-cell>
          <table:table-cell table:style-name="ce9" table:formula="of:=[.J89]*[.$B$5]" office:value-type="float" office:value="1411.19522714204" calcext:value-type="float">
            <text:p>1411.20</text:p>
          </table:table-cell>
          <table:table-cell table:style-name="ce9" table:formula="of:=SQRT([.K89]^2*[.$B$5]^2+[.$C$5]^2*[.J89]^2)" office:value-type="float" office:value="48.4875648883299" calcext:value-type="float">
            <text:p>48.49</text:p>
          </table:table-cell>
          <table:table-cell table:style-name="ce10" table:formula="of:=2*[.H89]*[.J89]*[.$B$3]/[.$F$16]" office:value-type="float" office:value="0.03234486" calcext:value-type="float">
            <text:p>0.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.0011</text:p>
          </table:table-cell>
          <table:table-cell table:style-name="ce9" table:formula="of:=[.L89]-[.S89]" office:value-type="float" office:value="1.96765514" calcext:value-type="float">
            <text:p>1.97</text:p>
          </table:table-cell>
          <table:table-cell table:style-name="ce9"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.12</text:p>
          </table:table-cell>
          <table:table-cell table:style-name="ce9" table:formula="of:=[.P89]/[.$F$16]" office:value-type="float" office:value="0.889767787396552" calcext:value-type="float">
            <text:p>0.89</text:p>
          </table:table-cell>
          <table:table-cell table:style-name="ce9" table:formula="of:=[.Q89]/[.$F$16]" office:value-type="float" office:value="28.2239045428407" calcext:value-type="float">
            <text:p>28.22</text:p>
          </table:table-cell>
          <table:table-cell table:style-name="ce9" table:formula="of:=[.R89]/[.$F$16]" office:value-type="float" office:value="0.969751297766598" calcext:value-type="float">
            <text:p>0.97</text:p>
          </table:table-cell>
          <table:table-cell table:style-name="ce10" table:formula="of:=[.U89]/[.$F$16]" office:value-type="float" office:value="0.0393531028" calcext:value-type="float">
            <text:p>0.0394</text:p>
          </table:table-cell>
          <table:table-cell table:style-name="ce9" table:formula="of:=[.V89]/[.$F$16]" office:value-type="float" office:value="0.0282842794925535" calcext:value-type="float">
            <text:p>0.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.41</text:p>
          </table:table-cell>
          <table:table-cell/>
          <table:table-cell table:style-name="ce9" table:formula="of:=[.H90]*[.$B$4]" office:value-type="float" office:value="1194.25882126719" calcext:value-type="float">
            <text:p>1194.26</text:p>
          </table:table-cell>
          <table:table-cell table:style-name="ce9" table:formula="of:=SQRT([.I90]^2*[.$B$4]^2 + [.$C$4]^2*[.H90]^2)" office:value-type="float" office:value="45.6714329958796" calcext:value-type="float">
            <text:p>45.67</text:p>
          </table:table-cell>
          <table:table-cell table:style-name="ce9" table:formula="of:=[.J90]*[.$B$5]" office:value-type="float" office:value="1289.37598236534" calcext:value-type="float">
            <text:p>1289.38</text:p>
          </table:table-cell>
          <table:table-cell table:style-name="ce9" table:formula="of:=SQRT([.K90]^2*[.$B$5]^2+[.$C$5]^2*[.J90]^2)" office:value-type="float" office:value="45.2144107316133" calcext:value-type="float">
            <text:p>45.21</text:p>
          </table:table-cell>
          <table:table-cell table:style-name="ce10" table:formula="of:=2*[.H90]*[.J90]*[.$B$3]/[.$F$16]" office:value-type="float" office:value="0.03053666" calcext:value-type="float">
            <text:p>0.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.0010</text:p>
          </table:table-cell>
          <table:table-cell table:style-name="ce9" table:formula="of:=[.L90]-[.S90]" office:value-type="float" office:value="1.96946334" calcext:value-type="float">
            <text:p>1.97</text:p>
          </table:table-cell>
          <table:table-cell table:style-name="ce9"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.89</text:p>
          </table:table-cell>
          <table:table-cell table:style-name="ce9" table:formula="of:=[.P90]/[.$F$16]" office:value-type="float" office:value="0.913428659917591" calcext:value-type="float">
            <text:p>0.91</text:p>
          </table:table-cell>
          <table:table-cell table:style-name="ce9" table:formula="of:=[.Q90]/[.$F$16]" office:value-type="float" office:value="25.7875196473069" calcext:value-type="float">
            <text:p>25.79</text:p>
          </table:table-cell>
          <table:table-cell table:style-name="ce9" table:formula="of:=[.R90]/[.$F$16]" office:value-type="float" office:value="0.904288214632267" calcext:value-type="float">
            <text:p>0.90</text:p>
          </table:table-cell>
          <table:table-cell table:style-name="ce10" table:formula="of:=[.U90]/[.$F$16]" office:value-type="float" office:value="0.0393892668" calcext:value-type="float">
            <text:p>0.0394</text:p>
          </table:table-cell>
          <table:table-cell table:style-name="ce9" table:formula="of:=[.V90]/[.$F$16]" office:value-type="float" office:value="0.0282842787941023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.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.00</text:p>
          </table:table-cell>
          <table:table-cell/>
          <table:table-cell table:style-name="ce9" table:formula="of:=[.H91]*[.$B$4]" office:value-type="float" office:value="1128.98000192289" calcext:value-type="float">
            <text:p>1128.98</text:p>
          </table:table-cell>
          <table:table-cell table:style-name="ce9" table:formula="of:=SQRT([.I91]^2*[.$B$4]^2 + [.$C$4]^2*[.H91]^2)" office:value-type="float" office:value="43.6633201977082" calcext:value-type="float">
            <text:p>43.66</text:p>
          </table:table-cell>
          <table:table-cell table:style-name="ce9" table:formula="of:=[.J91]*[.$B$5]" office:value-type="float" office:value="1213.05549166187" calcext:value-type="float">
            <text:p>1213.06</text:p>
          </table:table-cell>
          <table:table-cell table:style-name="ce9" table:formula="of:=SQRT([.K91]^2*[.$B$5]^2+[.$C$5]^2*[.J91]^2)" office:value-type="float" office:value="43.1530021993164" calcext:value-type="float">
            <text:p>43.15</text:p>
          </table:table-cell>
          <table:table-cell table:style-name="ce10" table:formula="of:=2*[.H91]*[.J91]*[.$B$3]/[.$F$16]" office:value-type="float" office:value="0.02715879" calcext:value-type="float">
            <text:p>0.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.0009</text:p>
          </table:table-cell>
          <table:table-cell table:style-name="ce9" table:formula="of:=[.L91]-[.S91]" office:value-type="float" office:value="0.97284121" calcext:value-type="float">
            <text:p>0.97</text:p>
          </table:table-cell>
          <table:table-cell table:style-name="ce9"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.58</text:p>
          </table:table-cell>
          <table:table-cell table:style-name="ce9" table:formula="of:=[.P91]/[.$F$16]" office:value-type="float" office:value="0.873266403954164" calcext:value-type="float">
            <text:p>0.87</text:p>
          </table:table-cell>
          <table:table-cell table:style-name="ce9" table:formula="of:=[.Q91]/[.$F$16]" office:value-type="float" office:value="24.2611098332375" calcext:value-type="float">
            <text:p>24.26</text:p>
          </table:table-cell>
          <table:table-cell table:style-name="ce9" table:formula="of:=[.R91]/[.$F$16]" office:value-type="float" office:value="0.863060043986328" calcext:value-type="float">
            <text:p>0.86</text:p>
          </table:table-cell>
          <table:table-cell table:style-name="ce10" table:formula="of:=[.U91]/[.$F$16]" office:value-type="float" office:value="0.0194568242" calcext:value-type="float">
            <text:p>0.0195</text:p>
          </table:table-cell>
          <table:table-cell table:style-name="ce9" table:formula="of:=[.V91]/[.$F$16]" office:value-type="float" office:value="0.0200000089515352" calcext:value-type="float">
            <text:p>0.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.00</text:p>
          </table:table-cell>
          <table:table-cell/>
          <table:table-cell table:style-name="ce9" table:formula="of:=[.H92]*[.$B$4]" office:value-type="float" office:value="1101.49418325161" calcext:value-type="float">
            <text:p>1101.49</text:p>
          </table:table-cell>
          <table:table-cell table:style-name="ce9" table:formula="of:=SQRT([.I92]^2*[.$B$4]^2 + [.$C$4]^2*[.H92]^2)" office:value-type="float" office:value="42.8160366053181" calcext:value-type="float">
            <text:p>42.82</text:p>
          </table:table-cell>
          <table:table-cell table:style-name="ce9" table:formula="of:=[.J92]*[.$B$5]" office:value-type="float" office:value="1262.95735096799" calcext:value-type="float">
            <text:p>1262.96</text:p>
          </table:table-cell>
          <table:table-cell table:style-name="ce9" table:formula="of:=SQRT([.K92]^2*[.$B$5]^2+[.$C$5]^2*[.J92]^2)" office:value-type="float" office:value="44.5018682826776" calcext:value-type="float">
            <text:p>44.50</text:p>
          </table:table-cell>
          <table:table-cell table:style-name="ce10" table:formula="of:=2*[.H92]*[.J92]*[.$B$3]/[.$F$16]" office:value-type="float" office:value="0.02758763" calcext:value-type="float">
            <text:p>0.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.0010</text:p>
          </table:table-cell>
          <table:table-cell table:style-name="ce9" table:formula="of:=[.L92]-[.S92]" office:value-type="float" office:value="-0.02758763" calcext:value-type="float">
            <text:p>-0.03</text:p>
          </table:table-cell>
          <table:table-cell table:style-name="ce9"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.03</text:p>
          </table:table-cell>
          <table:table-cell table:style-name="ce9" table:formula="of:=[.P92]/[.$F$16]" office:value-type="float" office:value="0.856320732106363" calcext:value-type="float">
            <text:p>0.86</text:p>
          </table:table-cell>
          <table:table-cell table:style-name="ce9" table:formula="of:=[.Q92]/[.$F$16]" office:value-type="float" office:value="25.2591470193598" calcext:value-type="float">
            <text:p>25.26</text:p>
          </table:table-cell>
          <table:table-cell table:style-name="ce9" table:formula="of:=[.R92]/[.$F$16]" office:value-type="float" office:value="0.890037365653552" calcext:value-type="float">
            <text:p>0.89</text:p>
          </table:table-cell>
          <table:table-cell table:style-name="ce10" table:formula="of:=[.U92]/[.$F$16]" office:value-type="float" office:value="-0.0005517526" calcext:value-type="float">
            <text:p>-0.0006</text:p>
          </table:table-cell>
          <table:table-cell table:style-name="ce9" table:formula="of:=[.V92]/[.$F$16]" office:value-type="float" office:value="0.000019152157280056" calcext:value-type="float">
            <text:p>0.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.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.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.00</text:p>
          </table:table-cell>
          <table:table-cell/>
          <table:table-cell table:style-name="ce9" table:formula="of:=[.H93]*[.$B$4]" office:value-type="float" office:value="1085.00269204884" calcext:value-type="float">
            <text:p>1085.00</text:p>
          </table:table-cell>
          <table:table-cell table:style-name="ce9" table:formula="of:=SQRT([.I93]^2*[.$B$4]^2 + [.$C$4]^2*[.H93]^2)" office:value-type="float" office:value="42.3071252549939" calcext:value-type="float">
            <text:p>42.31</text:p>
          </table:table-cell>
          <table:table-cell table:style-name="ce9" table:formula="of:=[.J93]*[.$B$5]" office:value-type="float" office:value="1272.49741230592" calcext:value-type="float">
            <text:p>1272.50</text:p>
          </table:table-cell>
          <table:table-cell table:style-name="ce9" table:formula="of:=SQRT([.K93]^2*[.$B$5]^2+[.$C$5]^2*[.J93]^2)" office:value-type="float" office:value="44.7592956353504" calcext:value-type="float">
            <text:p>44.76</text:p>
          </table:table-cell>
          <table:table-cell table:style-name="ce10" table:formula="of:=2*[.H93]*[.J93]*[.$B$3]/[.$F$16]" office:value-type="float" office:value="0.02737986" calcext:value-type="float">
            <text:p>0.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.0010</text:p>
          </table:table-cell>
          <table:table-cell table:style-name="ce9" table:formula="of:=[.L93]-[.S93]" office:value-type="float" office:value="-0.02737986" calcext:value-type="float">
            <text:p>-0.03</text:p>
          </table:table-cell>
          <table:table-cell table:style-name="ce9"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.70</text:p>
          </table:table-cell>
          <table:table-cell table:style-name="ce9" table:formula="of:=[.P93]/[.$F$16]" office:value-type="float" office:value="0.846142505099878" calcext:value-type="float">
            <text:p>0.85</text:p>
          </table:table-cell>
          <table:table-cell table:style-name="ce9" table:formula="of:=[.Q93]/[.$F$16]" office:value-type="float" office:value="25.4499482461185" calcext:value-type="float">
            <text:p>25.45</text:p>
          </table:table-cell>
          <table:table-cell table:style-name="ce9" table:formula="of:=[.R93]/[.$F$16]" office:value-type="float" office:value="0.895185912707007" calcext:value-type="float">
            <text:p>0.90</text:p>
          </table:table-cell>
          <table:table-cell table:style-name="ce10" table:formula="of:=[.U93]/[.$F$16]" office:value-type="float" office:value="-0.0005475972" calcext:value-type="float">
            <text:p>-0.0005</text:p>
          </table:table-cell>
          <table:table-cell table:style-name="ce9" table:formula="of:=[.V93]/[.$F$16]" office:value-type="float" office:value="0.0000190483045103757" calcext:value-type="float">
            <text:p>0.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.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.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.00</text:p>
          </table:table-cell>
          <table:table-cell/>
          <table:table-cell table:style-name="ce9" table:formula="of:=[.H94]*[.$B$4]" office:value-type="float" office:value="1212.12460340352" calcext:value-type="float">
            <text:p>1212.12</text:p>
          </table:table-cell>
          <table:table-cell table:style-name="ce9" table:formula="of:=SQRT([.I94]^2*[.$B$4]^2 + [.$C$4]^2*[.H94]^2)" office:value-type="float" office:value="46.2200706023633" calcext:value-type="float">
            <text:p>46.22</text:p>
          </table:table-cell>
          <table:table-cell table:style-name="ce9" table:formula="of:=[.J94]*[.$B$5]" office:value-type="float" office:value="1113.25177304965" calcext:value-type="float">
            <text:p>1113.25</text:p>
          </table:table-cell>
          <table:table-cell table:style-name="ce9" table:formula="of:=SQRT([.K94]^2*[.$B$5]^2+[.$C$5]^2*[.J94]^2)" office:value-type="float" office:value="40.4423219452793" calcext:value-type="float">
            <text:p>40.44</text:p>
          </table:table-cell>
          <table:table-cell table:style-name="ce10" table:formula="of:=2*[.H94]*[.J94]*[.$B$3]/[.$F$16]" office:value-type="float" office:value="0.02675988" calcext:value-type="float">
            <text:p>0.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.0009</text:p>
          </table:table-cell>
          <table:table-cell table:style-name="ce9" table:formula="of:=[.L94]-[.S94]" office:value-type="float" office:value="-0.02675988" calcext:value-type="float">
            <text:p>-0.03</text:p>
          </table:table-cell>
          <table:table-cell table:style-name="ce9"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.24</text:p>
          </table:table-cell>
          <table:table-cell table:style-name="ce9" table:formula="of:=[.P94]/[.$F$16]" office:value-type="float" office:value="0.924401412047267" calcext:value-type="float">
            <text:p>0.92</text:p>
          </table:table-cell>
          <table:table-cell table:style-name="ce9" table:formula="of:=[.Q94]/[.$F$16]" office:value-type="float" office:value="22.2650354609929" calcext:value-type="float">
            <text:p>22.27</text:p>
          </table:table-cell>
          <table:table-cell table:style-name="ce9" table:formula="of:=[.R94]/[.$F$16]" office:value-type="float" office:value="0.808846438905587" calcext:value-type="float">
            <text:p>0.81</text:p>
          </table:table-cell>
          <table:table-cell table:style-name="ce10" table:formula="of:=[.U94]/[.$F$16]" office:value-type="float" office:value="-0.0005351976" calcext:value-type="float">
            <text:p>-0.0005</text:p>
          </table:table-cell>
          <table:table-cell table:style-name="ce9" table:formula="of:=[.V94]/[.$F$16]" office:value-type="float" office:value="0.0000187402418639675" calcext:value-type="float">
            <text:p>0.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.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.83</text:p>
          </table:table-cell>
          <table:table-cell/>
          <table:table-cell table:style-name="ce9" table:formula="of:=[.H95]*[.$B$4]" office:value-type="float" office:value="1145.47149312566" calcext:value-type="float">
            <text:p>1145.47</text:p>
          </table:table-cell>
          <table:table-cell table:style-name="ce9" table:formula="of:=SQRT([.I95]^2*[.$B$4]^2 + [.$C$4]^2*[.H95]^2)" office:value-type="float" office:value="44.1711719966878" calcext:value-type="float">
            <text:p>44.17</text:p>
          </table:table-cell>
          <table:table-cell table:style-name="ce9" table:formula="of:=[.J95]*[.$B$5]" office:value-type="float" office:value="1426.60609545716" calcext:value-type="float">
            <text:p>1426.61</text:p>
          </table:table-cell>
          <table:table-cell table:style-name="ce9" table:formula="of:=SQRT([.K95]^2*[.$B$5]^2+[.$C$5]^2*[.J95]^2)" office:value-type="float" office:value="48.900310808119" calcext:value-type="float">
            <text:p>48.90</text:p>
          </table:table-cell>
          <table:table-cell table:style-name="ce10" table:formula="of:=2*[.H95]*[.J95]*[.$B$3]/[.$F$16]" office:value-type="float" office:value="0.03240648" calcext:value-type="float">
            <text:p>0.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.0011</text:p>
          </table:table-cell>
          <table:table-cell table:style-name="ce9" table:formula="of:=[.L95]-[.S95]" office:value-type="float" office:value="7.96759352" calcext:value-type="float">
            <text:p>7.97</text:p>
          </table:table-cell>
          <table:table-cell table:style-name="ce9"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.91</text:p>
          </table:table-cell>
          <table:table-cell table:style-name="ce9" table:formula="of:=[.P95]/[.$F$16]" office:value-type="float" office:value="0.883423439933755" calcext:value-type="float">
            <text:p>0.88</text:p>
          </table:table-cell>
          <table:table-cell table:style-name="ce9" table:formula="of:=[.Q95]/[.$F$16]" office:value-type="float" office:value="28.5321219091432" calcext:value-type="float">
            <text:p>28.53</text:p>
          </table:table-cell>
          <table:table-cell table:style-name="ce9" table:formula="of:=[.R95]/[.$F$16]" office:value-type="float" office:value="0.97800621616238" calcext:value-type="float">
            <text:p>0.98</text:p>
          </table:table-cell>
          <table:table-cell table:style-name="ce10" table:formula="of:=[.U95]/[.$F$16]" office:value-type="float" office:value="0.1593518704" calcext:value-type="float">
            <text:p>0.1594</text:p>
          </table:table-cell>
          <table:table-cell table:style-name="ce9" table:formula="of:=[.V95]/[.$F$16]" office:value-type="float" office:value="0.0565685466321983" calcext:value-type="float">
            <text:p>0.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.00</text:p>
          </table:table-cell>
          <table:table-cell/>
          <table:table-cell table:style-name="ce9" table:formula="of:=[.H96]*[.$B$4]" office:value-type="float" office:value="1183.95163926546" calcext:value-type="float">
            <text:p>1183.95</text:p>
          </table:table-cell>
          <table:table-cell table:style-name="ce9" table:formula="of:=SQRT([.I96]^2*[.$B$4]^2 + [.$C$4]^2*[.H96]^2)" office:value-type="float" office:value="45.3547322886139" calcext:value-type="float">
            <text:p>45.35</text:p>
          </table:table-cell>
          <table:table-cell table:style-name="ce9" table:formula="of:=[.J96]*[.$B$5]" office:value-type="float" office:value="1097.84090473452" calcext:value-type="float">
            <text:p>1097.84</text:p>
          </table:table-cell>
          <table:table-cell table:style-name="ce9" table:formula="of:=SQRT([.K96]^2*[.$B$5]^2+[.$C$5]^2*[.J96]^2)" office:value-type="float" office:value="40.0220499973014" calcext:value-type="float">
            <text:p>40.02</text:p>
          </table:table-cell>
          <table:table-cell table:style-name="ce10" table:formula="of:=2*[.H96]*[.J96]*[.$B$3]/[.$F$16]" office:value-type="float" office:value="0.02577608" calcext:value-type="float">
            <text:p>0.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.0009</text:p>
          </table:table-cell>
          <table:table-cell table:style-name="ce9" table:formula="of:=[.L96]-[.S96]" office:value-type="float" office:value="-0.02577608" calcext:value-type="float">
            <text:p>-0.03</text:p>
          </table:table-cell>
          <table:table-cell table:style-name="ce9"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.68</text:p>
          </table:table-cell>
          <table:table-cell table:style-name="ce9" table:formula="of:=[.P96]/[.$F$16]" office:value-type="float" office:value="0.907094645772278" calcext:value-type="float">
            <text:p>0.91</text:p>
          </table:table-cell>
          <table:table-cell table:style-name="ce9" table:formula="of:=[.Q96]/[.$F$16]" office:value-type="float" office:value="21.9568180946904" calcext:value-type="float">
            <text:p>21.96</text:p>
          </table:table-cell>
          <table:table-cell table:style-name="ce9" table:formula="of:=[.R96]/[.$F$16]" office:value-type="float" office:value="0.800440999946029" calcext:value-type="float">
            <text:p>0.80</text:p>
          </table:table-cell>
          <table:table-cell table:style-name="ce10" table:formula="of:=[.U96]/[.$F$16]" office:value-type="float" office:value="-0.0005155216" calcext:value-type="float">
            <text:p>-0.0005</text:p>
          </table:table-cell>
          <table:table-cell table:style-name="ce9" table:formula="of:=[.V96]/[.$F$16]" office:value-type="float" office:value="0.0000182179254054901" calcext:value-type="float">
            <text:p>0.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.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.00</text:p>
          </table:table-cell>
          <table:table-cell/>
          <table:table-cell table:style-name="ce9" table:formula="of:=[.H97]*[.$B$4]" office:value-type="float" office:value="1167.46014806269" calcext:value-type="float">
            <text:p>1167.46</text:p>
          </table:table-cell>
          <table:table-cell table:style-name="ce9" table:formula="of:=SQRT([.I97]^2*[.$B$4]^2 + [.$C$4]^2*[.H97]^2)" office:value-type="float" office:value="44.8477303737287" calcext:value-type="float">
            <text:p>44.85</text:p>
          </table:table-cell>
          <table:table-cell table:style-name="ce9" table:formula="of:=[.J97]*[.$B$5]" office:value-type="float" office:value="1080.22848380295" calcext:value-type="float">
            <text:p>1080.23</text:p>
          </table:table-cell>
          <table:table-cell table:style-name="ce9" table:formula="of:=SQRT([.K97]^2*[.$B$5]^2+[.$C$5]^2*[.J97]^2)" office:value-type="float" office:value="39.5411274469304" calcext:value-type="float">
            <text:p>39.54</text:p>
          </table:table-cell>
          <table:table-cell table:style-name="ce10" table:formula="of:=2*[.H97]*[.J97]*[.$B$3]/[.$F$16]" office:value-type="float" office:value="0.02500928" calcext:value-type="float">
            <text:p>0.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.0009</text:p>
          </table:table-cell>
          <table:table-cell table:style-name="ce9" table:formula="of:=[.L97]-[.S97]" office:value-type="float" office:value="0.97499072" calcext:value-type="float">
            <text:p>0.97</text:p>
          </table:table-cell>
          <table:table-cell table:style-name="ce9"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.35</text:p>
          </table:table-cell>
          <table:table-cell table:style-name="ce9" table:formula="of:=[.P97]/[.$F$16]" office:value-type="float" office:value="0.896954607474575" calcext:value-type="float">
            <text:p>0.90</text:p>
          </table:table-cell>
          <table:table-cell table:style-name="ce9" table:formula="of:=[.Q97]/[.$F$16]" office:value-type="float" office:value="21.604569676059" calcext:value-type="float">
            <text:p>21.60</text:p>
          </table:table-cell>
          <table:table-cell table:style-name="ce9" table:formula="of:=[.R97]/[.$F$16]" office:value-type="float" office:value="0.790822548938607" calcext:value-type="float">
            <text:p>0.79</text:p>
          </table:table-cell>
          <table:table-cell table:style-name="ce10" table:formula="of:=[.U97]/[.$F$16]" office:value-type="float" office:value="0.0194998144" calcext:value-type="float">
            <text:p>0.0195</text:p>
          </table:table-cell>
          <table:table-cell table:style-name="ce9" table:formula="of:=[.V97]/[.$F$16]" office:value-type="float" office:value="0.0200000079304411" calcext:value-type="float">
            <text:p>0.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.24</text:p>
          </table:table-cell>
          <table:table-cell/>
          <table:table-cell table:style-name="ce9" table:formula="of:=[.H98]*[.$B$4]" office:value-type="float" office:value="1166.08585712912" calcext:value-type="float">
            <text:p>1166.09</text:p>
          </table:table-cell>
          <table:table-cell table:style-name="ce9" table:formula="of:=SQRT([.I98]^2*[.$B$4]^2 + [.$C$4]^2*[.H98]^2)" office:value-type="float" office:value="44.8054643135693" calcext:value-type="float">
            <text:p>44.81</text:p>
          </table:table-cell>
          <table:table-cell table:style-name="ce9" table:formula="of:=[.J98]*[.$B$5]" office:value-type="float" office:value="1535.21602453517" calcext:value-type="float">
            <text:p>1535.22</text:p>
          </table:table-cell>
          <table:table-cell table:style-name="ce9" table:formula="of:=SQRT([.K98]^2*[.$B$5]^2+[.$C$5]^2*[.J98]^2)" office:value-type="float" office:value="51.8018048617528" calcext:value-type="float">
            <text:p>51.80</text:p>
          </table:table-cell>
          <table:table-cell table:style-name="ce10" table:formula="of:=2*[.H98]*[.J98]*[.$B$3]/[.$F$16]" office:value-type="float" office:value="0.03550124" calcext:value-type="float">
            <text:p>0.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.0012</text:p>
          </table:table-cell>
          <table:table-cell table:style-name="ce9" table:formula="of:=[.L98]-[.S98]" office:value-type="float" office:value="4.96449876" calcext:value-type="float">
            <text:p>4.96</text:p>
          </table:table-cell>
          <table:table-cell table:style-name="ce9"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.32</text:p>
          </table:table-cell>
          <table:table-cell table:style-name="ce9" table:formula="of:=[.P98]/[.$F$16]" office:value-type="float" office:value="0.896109286271386" calcext:value-type="float">
            <text:p>0.90</text:p>
          </table:table-cell>
          <table:table-cell table:style-name="ce9" table:formula="of:=[.Q98]/[.$F$16]" office:value-type="float" office:value="30.7043204907035" calcext:value-type="float">
            <text:p>30.70</text:p>
          </table:table-cell>
          <table:table-cell table:style-name="ce9" table:formula="of:=[.R98]/[.$F$16]" office:value-type="float" office:value="1.03603609723506" calcext:value-type="float">
            <text:p>1.04</text:p>
          </table:table-cell>
          <table:table-cell table:style-name="ce10" table:formula="of:=[.U98]/[.$F$16]" office:value-type="float" office:value="0.0992899752" calcext:value-type="float">
            <text:p>0.0993</text:p>
          </table:table-cell>
          <table:table-cell table:style-name="ce9" table:formula="of:=[.V98]/[.$F$16]" office:value-type="float" office:value="0.0447213655656532" calcext:value-type="float">
            <text:p>0.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.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.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.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.41</text:p>
          </table:table-cell>
          <table:table-cell table:style-name="ce43" table:formula="of:=2*[.D6]*[.F6]*[.C6]/[.$B$4]" office:value-type="float" office:value="0.171761438333333" calcext:value-type="float">
            <text:p>0.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.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.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.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.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.24</text:p>
          </table:table-cell>
          <table:table-cell table:style-name="ce43" table:formula="of:=2*[.D7]*[.F7]*[.C7]/[.$B$4]" office:value-type="float" office:value="0.874761066666667" calcext:value-type="float">
            <text:p>0.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.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.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.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.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.45</text:p>
          </table:table-cell>
          <table:table-cell table:style-name="ce27" table:formula="of:=2*[.D8]*[.F8]*[.C8]/[.$B$4]" office:value-type="float" office:value="4.4595715" calcext:value-type="float">
            <text:p>4.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.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.73</text:p>
          </table:table-cell>
          <table:table-cell table:style-name="ce27" table:formula="of:=2*[.D9]*[.F9]*[.C9]/[.$B$4]" office:value-type="float" office:value="0.0744970666666667" calcext:value-type="float">
            <text:p>0.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.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.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.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style-name="ce68"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formula="of:=SQRT((2*[.$B$5]/[.$G$4])^2*([.L8]^2*[.Q8]^2+[.M8]^2*[.Q8]^2))" office:value-type="float" office:value="0.000809455246420719" calcext:value-type="float">
            <text:p>0.0008094552</text:p>
          </table:table-cell>
          <table:table-cell table:style-name="ce55"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formula="of:=2*[.AA8]*[.AB8]*[.$B$5]/[.$G$4]" office:value-type="float" office:value="0.0142785161344838" calcext:value-type="float">
            <text:p>0.0142785161</text:p>
          </table:table-cell>
          <table:table-cell table:style-name="ce68"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style-name="ce55"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formula="of:=2*[.AP8]*[.AQ8]*[.$B$5]/[.$G$4]" office:value-type="float" office:value="0.0129850186303351" calcext:value-type="float">
            <text:p>0.0129850186</text:p>
          </table:table-cell>
          <table:table-cell table:style-name="ce68"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style-name="ce55"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.1265822785</text:p>
          </table:table-cell>
          <table:table-cell table:formula="of:=[.AZ8]*[.$B$22]" office:value-type="float" office:value="281.777559055118" calcext:value-type="float">
            <text:p>281.7775590551</text:p>
          </table:table-cell>
          <table:table-cell table:formula="of:=2*[.BE8]*[.BF8]*[.$B$5]/[.$G$4]" office:value-type="float" office:value="0.0011275560867886" calcext:value-type="float">
            <text:p>0.0011275561</text:p>
          </table:table-cell>
          <table:table-cell table:style-name="ce68" table:formula="of:=[.BA8]-[.BG8]" office:value-type="float" office:value="-0.0011275560867886" calcext:value-type="float">
            <text:p>-0.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formula="of:=SQRT((2*[.$B$5]/[.$G$4])^2*([.BE8]^2*[.BJ8]^2+[.BF8]^2*[.BJ8]^2))" office:value-type="float" office:value="0.000155450720751172" calcext:value-type="float">
            <text:p>0.0001554507</text:p>
          </table:table-cell>
          <table:table-cell table:style-name="ce55" table:formula="of:=SQRT([.BK8]*[.BK8]+[.BD8]*[.BD8])" office:value-type="float" office:value="0.000155450720751172" calcext:value-type="float">
            <text:p>0.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style-name="ce68"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formula="of:=SQRT((2*[.$B$5]/[.$G$4])^2*([.L9]^2*[.Q9]^2+[.M9]^2*[.Q9]^2))" office:value-type="float" office:value="0.000820170822909667" calcext:value-type="float">
            <text:p>0.0008201708</text:p>
          </table:table-cell>
          <table:table-cell table:style-name="ce55"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formula="of:=2*[.AA9]*[.AB9]*[.$B$5]/[.$G$4]" office:value-type="float" office:value="0.0131714244853124" calcext:value-type="float">
            <text:p>0.0131714245</text:p>
          </table:table-cell>
          <table:table-cell table:style-name="ce68"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style-name="ce55"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style-name="ce68"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formula="of:=2*[.AP9]*[.AQ9]*[.$B$5]/[.$G$4]" office:value-type="float" office:value="0.0135185296500942" calcext:value-type="float">
            <text:p>0.0135185297</text:p>
          </table:table-cell>
          <table:table-cell table:style-name="ce68"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style-name="ce55"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.7721518987</text:p>
          </table:table-cell>
          <table:table-cell table:formula="of:=[.AZ9]*[.$B$22]" office:value-type="float" office:value="297.450393700787" calcext:value-type="float">
            <text:p>297.4503937008</text:p>
          </table:table-cell>
          <table:table-cell table:formula="of:=2*[.BE9]*[.BF9]*[.$B$5]/[.$G$4]" office:value-type="float" office:value="0.00115920936659025" calcext:value-type="float">
            <text:p>0.0011592094</text:p>
          </table:table-cell>
          <table:table-cell table:style-name="ce68" table:formula="of:=[.BA9]-[.BG9]" office:value-type="float" office:value="-0.00115920936659025" calcext:value-type="float">
            <text:p>-0.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formula="of:=SQRT((2*[.$B$5]/[.$G$4])^2*([.BE9]^2*[.BJ9]^2+[.BF9]^2*[.BJ9]^2))" office:value-type="float" office:value="0.000163346225594873" calcext:value-type="float">
            <text:p>0.0001633462</text:p>
          </table:table-cell>
          <table:table-cell table:style-name="ce55" table:formula="of:=SQRT([.BK9]*[.BK9]+[.BD9]*[.BD9])" office:value-type="float" office:value="0.000163346225594873" calcext:value-type="float">
            <text:p>0.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style-name="ce68"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style-name="ce55"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style-name="ce68"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formula="of:=2*[.AA10]*[.AB10]*[.$B$5]/[.$G$4]" office:value-type="float" office:value="0.0142865728115831" calcext:value-type="float">
            <text:p>0.0142865728</text:p>
          </table:table-cell>
          <table:table-cell table:style-name="ce68"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style-name="ce55"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style-name="ce68"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formula="of:=2*[.AP10]*[.AQ10]*[.$B$5]/[.$G$4]" office:value-type="float" office:value="0.0137112485729478" calcext:value-type="float">
            <text:p>0.0137112486</text:p>
          </table:table-cell>
          <table:table-cell table:style-name="ce68"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style-name="ce55"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.0506329114</text:p>
          </table:table-cell>
          <table:table-cell table:formula="of:=[.AZ10]*[.$B$22]" office:value-type="float" office:value="292.44842519685" calcext:value-type="float">
            <text:p>292.4484251969</text:p>
          </table:table-cell>
          <table:table-cell table:formula="of:=2*[.BE10]*[.BF10]*[.$B$5]/[.$G$4]" office:value-type="float" office:value="0.00114804516283764" calcext:value-type="float">
            <text:p>0.0011480452</text:p>
          </table:table-cell>
          <table:table-cell table:style-name="ce68" table:formula="of:=[.BA10]-[.BG10]" office:value-type="float" office:value="0.998851954837162" calcext:value-type="float">
            <text:p>0.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formula="of:=SQRT((2*[.$B$5]/[.$G$4])^2*([.BE10]^2*[.BJ10]^2+[.BF10]^2*[.BJ10]^2))" office:value-type="float" office:value="0.000160681861156973" calcext:value-type="float">
            <text:p>0.0001606819</text:p>
          </table:table-cell>
          <table:table-cell table:style-name="ce55" table:formula="of:=SQRT([.BK10]*[.BK10]+[.BD10]*[.BD10])" office:value-type="float" office:value="1.00000001290933" calcext:value-type="float">
            <text:p>1.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style-name="ce68"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style-name="ce55"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style-name="ce68"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formula="of:=2*[.AA11]*[.AB11]*[.$B$5]/[.$G$4]" office:value-type="float" office:value="0.0136212823453386" calcext:value-type="float">
            <text:p>0.0136212823</text:p>
          </table:table-cell>
          <table:table-cell table:style-name="ce68"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style-name="ce55"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style-name="ce68"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formula="of:=2*[.AP11]*[.AQ11]*[.$B$5]/[.$G$4]" office:value-type="float" office:value="0.0124831464354039" calcext:value-type="float">
            <text:p>0.0124831464</text:p>
          </table:table-cell>
          <table:table-cell table:style-name="ce68"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style-name="ce55"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.9113924051</text:p>
          </table:table-cell>
          <table:table-cell table:formula="of:=[.AZ11]*[.$B$22]" office:value-type="float" office:value="307.787795275591" calcext:value-type="float">
            <text:p>307.7877952756</text:p>
          </table:table-cell>
          <table:table-cell table:formula="of:=2*[.BE11]*[.BF11]*[.$B$5]/[.$G$4]" office:value-type="float" office:value="0.00120387884481212" calcext:value-type="float">
            <text:p>0.0012038788</text:p>
          </table:table-cell>
          <table:table-cell table:style-name="ce68" table:formula="of:=[.BA11]-[.BG11]" office:value-type="float" office:value="3.99879612115519" calcext:value-type="float">
            <text:p>3.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formula="of:=SQRT((2*[.$B$5]/[.$G$4])^2*([.BE11]^2*[.BJ11]^2+[.BF11]^2*[.BJ11]^2))" office:value-type="float" office:value="0.00017058346988032" calcext:value-type="float">
            <text:p>0.0001705835</text:p>
          </table:table-cell>
          <table:table-cell table:style-name="ce55" table:formula="of:=SQRT([.BK11]*[.BK11]+[.BD11]*[.BD11])" office:value-type="float" office:value="2.00000000727468" calcext:value-type="float">
            <text:p>2.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style-name="ce68"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style-name="ce55"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style-name="ce68"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formula="of:=2*[.AA12]*[.AB12]*[.$B$5]/[.$G$4]" office:value-type="float" office:value="0.0140251583575418" calcext:value-type="float">
            <text:p>0.0140251584</text:p>
          </table:table-cell>
          <table:table-cell table:style-name="ce68"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style-name="ce55"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formula="of:=2*[.AP12]*[.AQ12]*[.$B$5]/[.$G$4]" office:value-type="float" office:value="0.0126699063566218" calcext:value-type="float">
            <text:p>0.0126699064</text:p>
          </table:table-cell>
          <table:table-cell table:style-name="ce68"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style-name="ce55"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.1291338583</text:p>
          </table:table-cell>
          <table:table-cell table:formula="of:=2*[.BE12]*[.BF12]*[.$B$5]/[.$G$4]" office:value-type="float" office:value="0.0012304842519685" calcext:value-type="float">
            <text:p>0.0012304843</text:p>
          </table:table-cell>
          <table:table-cell table:style-name="ce68" table:formula="of:=[.BA12]-[.BG12]" office:value-type="float" office:value="8.99876951574803" calcext:value-type="float">
            <text:p>8.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formula="of:=SQRT((2*[.$B$5]/[.$G$4])^2*([.BE12]^2*[.BJ12]^2+[.BF12]^2*[.BJ12]^2))" office:value-type="float" office:value="0.000181124859449429" calcext:value-type="float">
            <text:p>0.0001811249</text:p>
          </table:table-cell>
          <table:table-cell table:style-name="ce55" table:formula="of:=SQRT([.BK12]*[.BK12]+[.BD12]*[.BD12])" office:value-type="float" office:value="3.0000000054677" calcext:value-type="float">
            <text:p>3.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style-name="ce68"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style-name="ce55"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style-name="ce68"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formula="of:=2*[.AA13]*[.AB13]*[.$B$5]/[.$G$4]" office:value-type="float" office:value="0.0141459483895758" calcext:value-type="float">
            <text:p>0.0141459484</text:p>
          </table:table-cell>
          <table:table-cell table:style-name="ce68"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style-name="ce55"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style-name="ce68"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formula="of:=2*[.AP13]*[.AQ13]*[.$B$5]/[.$G$4]" office:value-type="float" office:value="0.0139362610091498" calcext:value-type="float">
            <text:p>0.013936261</text:p>
          </table:table-cell>
          <table:table-cell table:style-name="ce68"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style-name="ce55"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style-name="ce68" table:formula="of:=SQRT([.BA13])" office:value-type="float" office:value="4.79583152331272" calcext:value-type="float">
            <text:p>4.7958315233</text:p>
          </table:table-cell>
          <table:table-cell table:style-name="ce65" table:formula="of:=[.AY13]*[.$B$21]" office:value-type="float" office:value="295.822784810127" calcext:value-type="float">
            <text:p>295.8227848101</text:p>
          </table:table-cell>
          <table:table-cell table:formula="of:=[.AZ13]*[.$B$22]" office:value-type="float" office:value="327.462204724409" calcext:value-type="float">
            <text:p>327.4622047244</text:p>
          </table:table-cell>
          <table:table-cell table:formula="of:=2*[.BE13]*[.BF13]*[.$B$5]/[.$G$4]" office:value-type="float" office:value="0.00121088476652048" calcext:value-type="float">
            <text:p>0.0012108848</text:p>
          </table:table-cell>
          <table:table-cell table:style-name="ce68" table:formula="of:=[.BA13]-[.BG13]" office:value-type="float" office:value="22.9987891152335" calcext:value-type="float">
            <text:p>22.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formula="of:=SQRT((2*[.$B$5]/[.$G$4])^2*([.BE13]^2*[.BJ13]^2+[.BF13]^2*[.BJ13]^2))" office:value-type="float" office:value="0.000179508871387112" calcext:value-type="float">
            <text:p>0.0001795089</text:p>
          </table:table-cell>
          <table:table-cell table:style-name="ce55" table:formula="of:=SQRT([.BK13]*[.BK13]+[.BD13]*[.BD13])" office:value-type="float" office:value="4.79583152667224" calcext:value-type="float">
            <text:p>4.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style-name="ce68"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style-name="ce55"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style-name="ce68"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formula="of:=2*[.AA14]*[.AB14]*[.$B$5]/[.$G$4]" office:value-type="float" office:value="0.0139047958771947" calcext:value-type="float">
            <text:p>0.0139047959</text:p>
          </table:table-cell>
          <table:table-cell table:style-name="ce68"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style-name="ce55"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style-name="ce68"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formula="of:=2*[.AP14]*[.AQ14]*[.$B$5]/[.$G$4]" office:value-type="float" office:value="0.0147865143434284" calcext:value-type="float">
            <text:p>0.0147865143</text:p>
          </table:table-cell>
          <table:table-cell table:style-name="ce68"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style-name="ce55"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style-name="ce68" table:formula="of:=SQRT([.BA14])" office:value-type="float" office:value="5.56776436283002" calcext:value-type="float">
            <text:p>5.5677643628</text:p>
          </table:table-cell>
          <table:table-cell table:style-name="ce65" table:formula="of:=[.AY14]*[.$B$21]" office:value-type="float" office:value="298.101265822785" calcext:value-type="float">
            <text:p>298.1012658228</text:p>
          </table:table-cell>
          <table:table-cell table:formula="of:=[.AZ14]*[.$B$22]" office:value-type="float" office:value="346.136220472441" calcext:value-type="float">
            <text:p>346.1362204724</text:p>
          </table:table-cell>
          <table:table-cell table:formula="of:=2*[.BE14]*[.BF14]*[.$B$5]/[.$G$4]" office:value-type="float" office:value="0.00128979556837437" calcext:value-type="float">
            <text:p>0.0012897956</text:p>
          </table:table-cell>
          <table:table-cell table:style-name="ce68" table:formula="of:=[.BA14]-[.BG14]" office:value-type="float" office:value="30.9987102044316" calcext:value-type="float">
            <text:p>30.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formula="of:=SQRT((2*[.$B$5]/[.$G$4])^2*([.BE14]^2*[.BJ14]^2+[.BF14]^2*[.BJ14]^2))" office:value-type="float" office:value="0.000193637009540644" calcext:value-type="float">
            <text:p>0.000193637</text:p>
          </table:table-cell>
          <table:table-cell table:style-name="ce55" table:formula="of:=SQRT([.BK14]*[.BK14]+[.BD14]*[.BD14])" office:value-type="float" office:value="5.5677643661972" calcext:value-type="float">
            <text:p>5.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style-name="ce68"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style-name="ce55"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style-name="ce68"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formula="of:=2*[.AA15]*[.AB15]*[.$B$5]/[.$G$4]" office:value-type="float" office:value="0.0139509180154151" calcext:value-type="float">
            <text:p>0.013950918</text:p>
          </table:table-cell>
          <table:table-cell table:style-name="ce68"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style-name="ce55"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style-name="ce68"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formula="of:=2*[.AP15]*[.AQ15]*[.$B$5]/[.$G$4]" office:value-type="float" office:value="0.0135972659654281" calcext:value-type="float">
            <text:p>0.013597266</text:p>
          </table:table-cell>
          <table:table-cell table:style-name="ce68"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style-name="ce55"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.7974683544</text:p>
          </table:table-cell>
          <table:table-cell table:formula="of:=[.AZ15]*[.$B$22]" office:value-type="float" office:value="334.79842519685" calcext:value-type="float">
            <text:p>334.7984251969</text:p>
          </table:table-cell>
          <table:table-cell table:formula="of:=2*[.BE15]*[.BF15]*[.$B$5]/[.$G$4]" office:value-type="float" office:value="0.00114583701534935" calcext:value-type="float">
            <text:p>0.001145837</text:p>
          </table:table-cell>
          <table:table-cell table:style-name="ce68" table:formula="of:=[.BA15]-[.BG15]" office:value-type="float" office:value="63.9988541629847" calcext:value-type="float">
            <text:p>63.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formula="of:=SQRT((2*[.$B$5]/[.$G$4])^2*([.BE15]^2*[.BJ15]^2+[.BF15]^2*[.BJ15]^2))" office:value-type="float" office:value="0.00017884234123438" calcext:value-type="float">
            <text:p>0.0001788423</text:p>
          </table:table-cell>
          <table:table-cell table:style-name="ce55" table:formula="of:=SQRT([.BK15]*[.BK15]+[.BD15]*[.BD15])" office:value-type="float" office:value="8.00000000199904" calcext:value-type="float">
            <text:p>8.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style-name="ce68"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style-name="ce55"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style-name="ce68"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formula="of:=2*[.AA16]*[.AB16]*[.$B$5]/[.$G$4]" office:value-type="float" office:value="0.013630962382749" calcext:value-type="float">
            <text:p>0.0136309624</text:p>
          </table:table-cell>
          <table:table-cell table:style-name="ce68"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style-name="ce55"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style-name="ce68"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formula="of:=2*[.AP16]*[.AQ16]*[.$B$5]/[.$G$4]" office:value-type="float" office:value="0.0148244662361326" calcext:value-type="float">
            <text:p>0.0148244662</text:p>
          </table:table-cell>
          <table:table-cell table:style-name="ce68"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style-name="ce55"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style-name="ce68" table:formula="of:=SQRT([.BA16])" office:value-type="float" office:value="10.1488915650922" calcext:value-type="float">
            <text:p>10.1488915651</text:p>
          </table:table-cell>
          <table:table-cell table:style-name="ce65" table:formula="of:=[.AY16]*[.$B$21]" office:value-type="float" office:value="297.341772151899" calcext:value-type="float">
            <text:p>297.3417721519</text:p>
          </table:table-cell>
          <table:table-cell table:formula="of:=[.AZ16]*[.$B$22]" office:value-type="float" office:value="328.129133858268" calcext:value-type="float">
            <text:p>328.1291338583</text:p>
          </table:table-cell>
          <table:table-cell table:formula="of:=2*[.BE16]*[.BF16]*[.$B$5]/[.$G$4]" office:value-type="float" office:value="0.00121958122695106" calcext:value-type="float">
            <text:p>0.0012195812</text:p>
          </table:table-cell>
          <table:table-cell table:style-name="ce68" table:formula="of:=[.BA16]-[.BG16]" office:value-type="float" office:value="102.998780418773" calcext:value-type="float">
            <text:p>102.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formula="of:=SQRT((2*[.$B$5]/[.$G$4])^2*([.BE16]^2*[.BJ16]^2+[.BF16]^2*[.BJ16]^2))" office:value-type="float" office:value="0.00018039590566273" calcext:value-type="float">
            <text:p>0.0001803959</text:p>
          </table:table-cell>
          <table:table-cell table:style-name="ce55" table:formula="of:=SQRT([.BK16]*[.BK16]+[.BD16]*[.BD16])" office:value-type="float" office:value="10.1488915666955" calcext:value-type="float">
            <text:p>10.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style-name="ce68"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style-name="ce55"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style-name="ce68"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formula="of:=2*[.AA17]*[.AB17]*[.$B$5]/[.$G$4]" office:value-type="float" office:value="0.0134753936931868" calcext:value-type="float">
            <text:p>0.0134753937</text:p>
          </table:table-cell>
          <table:table-cell table:style-name="ce68"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style-name="ce55"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style-name="ce68"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formula="of:=2*[.AP17]*[.AQ17]*[.$B$5]/[.$G$4]" office:value-type="float" office:value="0.0143002344240774" calcext:value-type="float">
            <text:p>0.0143002344</text:p>
          </table:table-cell>
          <table:table-cell table:style-name="ce68"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style-name="ce55"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style-name="ce68" table:formula="of:=SQRT([.BA17])" office:value-type="float" office:value="10.8627804912002" calcext:value-type="float">
            <text:p>10.8627804912</text:p>
          </table:table-cell>
          <table:table-cell table:style-name="ce65" table:formula="of:=[.AY17]*[.$B$21]" office:value-type="float" office:value="309.493670886076" calcext:value-type="float">
            <text:p>309.4936708861</text:p>
          </table:table-cell>
          <table:table-cell table:formula="of:=[.AZ17]*[.$B$22]" office:value-type="float" office:value="353.138976377953" calcext:value-type="float">
            <text:p>353.138976378</text:p>
          </table:table-cell>
          <table:table-cell table:formula="of:=2*[.BE17]*[.BF17]*[.$B$5]/[.$G$4]" office:value-type="float" office:value="0.00136617847665205" calcext:value-type="float">
            <text:p>0.0013661785</text:p>
          </table:table-cell>
          <table:table-cell table:style-name="ce68" table:formula="of:=[.BA17]-[.BG17]" office:value-type="float" office:value="117.998633821523" calcext:value-type="float">
            <text:p>117.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formula="of:=SQRT((2*[.$B$5]/[.$G$4])^2*([.BE17]^2*[.BJ17]^2+[.BF17]^2*[.BJ17]^2))" office:value-type="float" office:value="0.000202048814862161" calcext:value-type="float">
            <text:p>0.0002020488</text:p>
          </table:table-cell>
          <table:table-cell table:style-name="ce55" table:formula="of:=SQRT([.BK17]*[.BK17]+[.BD17]*[.BD17])" office:value-type="float" office:value="10.8627804930793" calcext:value-type="float">
            <text:p>10.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style-name="ce68"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style-name="ce55"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style-name="ce68"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formula="of:=2*[.AA18]*[.AB18]*[.$B$5]/[.$G$4]" office:value-type="float" office:value="0.0137554734505577" calcext:value-type="float">
            <text:p>0.0137554735</text:p>
          </table:table-cell>
          <table:table-cell table:style-name="ce68"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style-name="ce55"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style-name="ce68"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formula="of:=2*[.AP18]*[.AQ18]*[.$B$5]/[.$G$4]" office:value-type="float" office:value="0.0135396266536429" calcext:value-type="float">
            <text:p>0.0135396267</text:p>
          </table:table-cell>
          <table:table-cell table:style-name="ce68"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style-name="ce55"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style-name="ce68" table:formula="of:=SQRT([.BA18])" office:value-type="float" office:value="10.0995049383621" calcext:value-type="float">
            <text:p>10.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.4681102362</text:p>
          </table:table-cell>
          <table:table-cell table:formula="of:=2*[.BE18]*[.BF18]*[.$B$5]/[.$G$4]" office:value-type="float" office:value="0.00128425541338583" calcext:value-type="float">
            <text:p>0.0012842554</text:p>
          </table:table-cell>
          <table:table-cell table:style-name="ce68" table:formula="of:=[.BA18]-[.BG18]" office:value-type="float" office:value="101.998715744587" calcext:value-type="float">
            <text:p>101.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formula="of:=SQRT((2*[.$B$5]/[.$G$4])^2*([.BE18]^2*[.BJ18]^2+[.BF18]^2*[.BJ18]^2))" office:value-type="float" office:value="0.000191463349683398" calcext:value-type="float">
            <text:p>0.0001914633</text:p>
          </table:table-cell>
          <table:table-cell table:style-name="ce55" table:formula="of:=SQRT([.BK18]*[.BK18]+[.BD18]*[.BD18])" office:value-type="float" office:value="10.0995049401769" calcext:value-type="float">
            <text:p>10.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style-name="ce68"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style-name="ce55"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style-name="ce68"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formula="of:=2*[.AA19]*[.AB19]*[.$B$5]/[.$G$4]" office:value-type="float" office:value="0.0136690612463456" calcext:value-type="float">
            <text:p>0.0136690612</text:p>
          </table:table-cell>
          <table:table-cell table:style-name="ce68"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style-name="ce55"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formula="of:=2*[.AP19]*[.AQ19]*[.$B$5]/[.$G$4]" office:value-type="float" office:value="0.0138902123563756" calcext:value-type="float">
            <text:p>0.0138902124</text:p>
          </table:table-cell>
          <table:table-cell table:style-name="ce68"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style-name="ce55"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style-name="ce68" table:formula="of:=SQRT([.BA19])" office:value-type="float" office:value="9.1104335791443" calcext:value-type="float">
            <text:p>9.1104335791</text:p>
          </table:table-cell>
          <table:table-cell table:style-name="ce65" table:formula="of:=[.AY19]*[.$B$21]" office:value-type="float" office:value="296.582278481013" calcext:value-type="float">
            <text:p>296.582278481</text:p>
          </table:table-cell>
          <table:table-cell table:formula="of:=[.AZ19]*[.$B$22]" office:value-type="float" office:value="330.463385826772" calcext:value-type="float">
            <text:p>330.4633858268</text:p>
          </table:table-cell>
          <table:table-cell table:formula="of:=2*[.BE19]*[.BF19]*[.$B$5]/[.$G$4]" office:value-type="float" office:value="0.00122511979903817" calcext:value-type="float">
            <text:p>0.0012251198</text:p>
          </table:table-cell>
          <table:table-cell table:style-name="ce68" table:formula="of:=[.BA19]-[.BG19]" office:value-type="float" office:value="82.998774880201" calcext:value-type="float">
            <text:p>82.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formula="of:=SQRT((2*[.$B$5]/[.$G$4])^2*([.BE19]^2*[.BJ19]^2+[.BF19]^2*[.BJ19]^2))" office:value-type="float" office:value="0.000181846708492259" calcext:value-type="float">
            <text:p>0.0001818467</text:p>
          </table:table-cell>
          <table:table-cell table:style-name="ce55" table:formula="of:=SQRT([.BK19]*[.BK19]+[.BD19]*[.BD19])" office:value-type="float" office:value="9.11043358095915" calcext:value-type="float">
            <text:p>9.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style-name="ce68"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style-name="ce55"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style-name="ce68"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formula="of:=2*[.AA20]*[.AB20]*[.$B$5]/[.$G$4]" office:value-type="float" office:value="0.0146294826254376" calcext:value-type="float">
            <text:p>0.0146294826</text:p>
          </table:table-cell>
          <table:table-cell table:style-name="ce68"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style-name="ce55"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style-name="ce68"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formula="of:=2*[.AP20]*[.AQ20]*[.$B$5]/[.$G$4]" office:value-type="float" office:value="0.0139361541212281" calcext:value-type="float">
            <text:p>0.0139361541</text:p>
          </table:table-cell>
          <table:table-cell table:style-name="ce68"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style-name="ce55"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style-name="ce68" table:formula="of:=SQRT([.BA20])" office:value-type="float" office:value="8.71779788708135" calcext:value-type="float">
            <text:p>8.7177978871</text:p>
          </table:table-cell>
          <table:table-cell table:style-name="ce65" table:formula="of:=[.AY20]*[.$B$21]" office:value-type="float" office:value="297.341772151899" calcext:value-type="float">
            <text:p>297.3417721519</text:p>
          </table:table-cell>
          <table:table-cell table:formula="of:=[.AZ20]*[.$B$22]" office:value-type="float" office:value="341.801181102362" calcext:value-type="float">
            <text:p>341.8011811024</text:p>
          </table:table-cell>
          <table:table-cell table:formula="of:=2*[.BE20]*[.BF20]*[.$B$5]/[.$G$4]" office:value-type="float" office:value="0.00127039711140736" calcext:value-type="float">
            <text:p>0.0012703971</text:p>
          </table:table-cell>
          <table:table-cell table:style-name="ce68" table:formula="of:=[.BA20]-[.BG20]" office:value-type="float" office:value="75.9987296028886" calcext:value-type="float">
            <text:p>75.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formula="of:=SQRT((2*[.$B$5]/[.$G$4])^2*([.BE20]^2*[.BJ20]^2+[.BF20]^2*[.BJ20]^2))" office:value-type="float" office:value="0.000190240393392993" calcext:value-type="float">
            <text:p>0.0001902404</text:p>
          </table:table-cell>
          <table:table-cell table:style-name="ce55" table:formula="of:=SQRT([.BK20]*[.BK20]+[.BD20]*[.BD20])" office:value-type="float" office:value="8.71779788915707" calcext:value-type="float">
            <text:p>8.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.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.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style-name="ce68"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style-name="ce55"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formula="of:=2*[.AA21]*[.AB21]*[.$B$5]/[.$G$4]" office:value-type="float" office:value="0.0132911656796145" calcext:value-type="float">
            <text:p>0.0132911657</text:p>
          </table:table-cell>
          <table:table-cell table:style-name="ce68"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style-name="ce55"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formula="of:=2*[.AP21]*[.AQ21]*[.$B$5]/[.$G$4]" office:value-type="float" office:value="0.0139004201528995" calcext:value-type="float">
            <text:p>0.0139004202</text:p>
          </table:table-cell>
          <table:table-cell table:style-name="ce68"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style-name="ce55"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style-name="ce68" table:formula="of:=SQRT([.BA21])" office:value-type="float" office:value="6.557438524302" calcext:value-type="float">
            <text:p>6.5574385243</text:p>
          </table:table-cell>
          <table:table-cell table:style-name="ce65" table:formula="of:=[.AY21]*[.$B$21]" office:value-type="float" office:value="304.936708860759" calcext:value-type="float">
            <text:p>304.9367088608</text:p>
          </table:table-cell>
          <table:table-cell table:formula="of:=[.AZ21]*[.$B$22]" office:value-type="float" office:value="341.801181102362" calcext:value-type="float">
            <text:p>341.8011811024</text:p>
          </table:table-cell>
          <table:table-cell table:formula="of:=2*[.BE21]*[.BF21]*[.$B$5]/[.$G$4]" office:value-type="float" office:value="0.00130284659062593" calcext:value-type="float">
            <text:p>0.0013028466</text:p>
          </table:table-cell>
          <table:table-cell table:style-name="ce68" table:formula="of:=[.BA21]-[.BG21]" office:value-type="float" office:value="42.9986971534094" calcext:value-type="float">
            <text:p>42.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formula="of:=SQRT((2*[.$B$5]/[.$G$4])^2*([.BE21]^2*[.BJ21]^2+[.BF21]^2*[.BJ21]^2))" office:value-type="float" office:value="0.000192348691507241" calcext:value-type="float">
            <text:p>0.0001923487</text:p>
          </table:table-cell>
          <table:table-cell table:style-name="ce55" table:formula="of:=SQRT([.BK21]*[.BK21]+[.BD21]*[.BD21])" office:value-type="float" office:value="6.55743852712307" calcext:value-type="float">
            <text:p>6.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.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.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style-name="ce68"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style-name="ce55"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style-name="ce68"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formula="of:=2*[.AA22]*[.AB22]*[.$B$5]/[.$G$4]" office:value-type="float" office:value="0.0144802002817713" calcext:value-type="float">
            <text:p>0.0144802003</text:p>
          </table:table-cell>
          <table:table-cell table:style-name="ce68"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style-name="ce55"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style-name="ce68"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formula="of:=2*[.AP22]*[.AQ22]*[.$B$5]/[.$G$4]" office:value-type="float" office:value="0.0127550225447831" calcext:value-type="float">
            <text:p>0.0127550225</text:p>
          </table:table-cell>
          <table:table-cell table:style-name="ce68"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style-name="ce55"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style-name="ce68" table:formula="of:=SQRT([.BA22])" office:value-type="float" office:value="5.3851648071345" calcext:value-type="float">
            <text:p>5.3851648071</text:p>
          </table:table-cell>
          <table:table-cell table:style-name="ce65" table:formula="of:=[.AY22]*[.$B$21]" office:value-type="float" office:value="304.177215189873" calcext:value-type="float">
            <text:p>304.1772151899</text:p>
          </table:table-cell>
          <table:table-cell table:formula="of:=[.AZ22]*[.$B$22]" office:value-type="float" office:value="323.46062992126" calcext:value-type="float">
            <text:p>323.4606299213</text:p>
          </table:table-cell>
          <table:table-cell table:formula="of:=2*[.BE22]*[.BF22]*[.$B$5]/[.$G$4]" office:value-type="float" office:value="0.00122986692041264" calcext:value-type="float">
            <text:p>0.0012298669</text:p>
          </table:table-cell>
          <table:table-cell table:style-name="ce68" table:formula="of:=[.BA22]-[.BG22]" office:value-type="float" office:value="28.9987701330796" calcext:value-type="float">
            <text:p>28.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formula="of:=SQRT((2*[.$B$5]/[.$G$4])^2*([.BE22]^2*[.BJ22]^2+[.BF22]^2*[.BJ22]^2))" office:value-type="float" office:value="0.000178981876801033" calcext:value-type="float">
            <text:p>0.0001789819</text:p>
          </table:table-cell>
          <table:table-cell table:style-name="ce55" table:formula="of:=SQRT([.BK22]*[.BK22]+[.BD22]*[.BD22])" office:value-type="float" office:value="5.38516481010883" calcext:value-type="float">
            <text:p>5.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style-name="ce68"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style-name="ce55"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style-name="ce68"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formula="of:=2*[.AA23]*[.AB23]*[.$B$5]/[.$G$4]" office:value-type="float" office:value="0.0132786865147542" calcext:value-type="float">
            <text:p>0.0132786865</text:p>
          </table:table-cell>
          <table:table-cell table:style-name="ce68"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style-name="ce55"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formula="of:=2*[.AP23]*[.AQ23]*[.$B$5]/[.$G$4]" office:value-type="float" office:value="0.0144815564222781" calcext:value-type="float">
            <text:p>0.0144815564</text:p>
          </table:table-cell>
          <table:table-cell table:style-name="ce68"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style-name="ce55"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style-name="ce68" table:formula="of:=SQRT([.BA23])" office:value-type="float" office:value="2.23606797749979" calcext:value-type="float">
            <text:p>2.2360679775</text:p>
          </table:table-cell>
          <table:table-cell table:style-name="ce65" table:formula="of:=[.AY23]*[.$B$21]" office:value-type="float" office:value="314.050632911392" calcext:value-type="float">
            <text:p>314.0506329114</text:p>
          </table:table-cell>
          <table:table-cell table:formula="of:=[.AZ23]*[.$B$22]" office:value-type="float" office:value="316.791338582677" calcext:value-type="float">
            <text:p>316.7913385827</text:p>
          </table:table-cell>
          <table:table-cell table:formula="of:=2*[.BE23]*[.BF23]*[.$B$5]/[.$G$4]" office:value-type="float" office:value="0.00124360650478421" calcext:value-type="float">
            <text:p>0.0012436065</text:p>
          </table:table-cell>
          <table:table-cell table:style-name="ce68" table:formula="of:=[.BA23]-[.BG23]" office:value-type="float" office:value="4.99875639349522" calcext:value-type="float">
            <text:p>4.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formula="of:=SQRT((2*[.$B$5]/[.$G$4])^2*([.BE23]^2*[.BJ23]^2+[.BF23]^2*[.BJ23]^2))" office:value-type="float" office:value="0.000177073294007468" calcext:value-type="float">
            <text:p>0.0001770733</text:p>
          </table:table-cell>
          <table:table-cell table:style-name="ce55" table:formula="of:=SQRT([.BK23]*[.BK23]+[.BD23]*[.BD23])" office:value-type="float" office:value="2.23606798451097" calcext:value-type="float">
            <text:p>2.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style-name="ce68"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style-name="ce55"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formula="of:=2*[.AA24]*[.AB24]*[.$B$5]/[.$G$4]" office:value-type="float" office:value="0.0137620470577432" calcext:value-type="float">
            <text:p>0.0137620471</text:p>
          </table:table-cell>
          <table:table-cell table:style-name="ce68"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style-name="ce55"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formula="of:=2*[.AP24]*[.AQ24]*[.$B$5]/[.$G$4]" office:value-type="float" office:value="0.012151366326398" calcext:value-type="float">
            <text:p>0.0121513663</text:p>
          </table:table-cell>
          <table:table-cell table:style-name="ce68"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style-name="ce55"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style-name="ce68" table:formula="of:=SQRT([.BA24])" office:value-type="float" office:value="1.73205080756888" calcext:value-type="float">
            <text:p>1.7320508076</text:p>
          </table:table-cell>
          <table:table-cell table:style-name="ce65" table:formula="of:=[.AY24]*[.$B$21]" office:value-type="float" office:value="291.645569620253" calcext:value-type="float">
            <text:p>291.6455696203</text:p>
          </table:table-cell>
          <table:table-cell table:formula="of:=[.AZ24]*[.$B$22]" office:value-type="float" office:value="303.452755905512" calcext:value-type="float">
            <text:p>303.4527559055</text:p>
          </table:table-cell>
          <table:table-cell table:formula="of:=2*[.BE24]*[.BF24]*[.$B$5]/[.$G$4]" office:value-type="float" office:value="0.00110625814811123" calcext:value-type="float">
            <text:p>0.0011062581</text:p>
          </table:table-cell>
          <table:table-cell table:style-name="ce68" table:formula="of:=[.BA24]-[.BG24]" office:value-type="float" office:value="2.99889374185189" calcext:value-type="float">
            <text:p>2.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formula="of:=SQRT((2*[.$B$5]/[.$G$4])^2*([.BE24]^2*[.BJ24]^2+[.BF24]^2*[.BJ24]^2))" office:value-type="float" office:value="0.000161886927505832" calcext:value-type="float">
            <text:p>0.0001618869</text:p>
          </table:table-cell>
          <table:table-cell table:style-name="ce55" table:formula="of:=SQRT([.BK24]*[.BK24]+[.BD24]*[.BD24])" office:value-type="float" office:value="1.7320508151343" calcext:value-type="float">
            <text:p>1.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style-name="ce68"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style-name="ce55"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style-name="ce68"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formula="of:=2*[.AA25]*[.AB25]*[.$B$5]/[.$G$4]" office:value-type="float" office:value="0.0130443881903531" calcext:value-type="float">
            <text:p>0.0130443882</text:p>
          </table:table-cell>
          <table:table-cell table:style-name="ce68"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style-name="ce55"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style-name="ce68"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formula="of:=2*[.AP25]*[.AQ25]*[.$B$5]/[.$G$4]" office:value-type="float" office:value="0.0129067766716391" calcext:value-type="float">
            <text:p>0.0129067767</text:p>
          </table:table-cell>
          <table:table-cell table:style-name="ce68"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style-name="ce55"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.7341772152</text:p>
          </table:table-cell>
          <table:table-cell table:formula="of:=[.AZ25]*[.$B$22]" office:value-type="float" office:value="315.79094488189" calcext:value-type="float">
            <text:p>315.7909448819</text:p>
          </table:table-cell>
          <table:table-cell table:formula="of:=2*[.BE25]*[.BF25]*[.$B$5]/[.$G$4]" office:value-type="float" office:value="0.00121869321925147" calcext:value-type="float">
            <text:p>0.0012186932</text:p>
          </table:table-cell>
          <table:table-cell table:style-name="ce68" table:formula="of:=[.BA25]-[.BG25]" office:value-type="float" office:value="0.998781306780749" calcext:value-type="float">
            <text:p>0.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formula="of:=SQRT((2*[.$B$5]/[.$G$4])^2*([.BE25]^2*[.BJ25]^2+[.BF25]^2*[.BJ25]^2))" office:value-type="float" office:value="0.000174902488388905" calcext:value-type="float">
            <text:p>0.0001749025</text:p>
          </table:table-cell>
          <table:table-cell table:style-name="ce55" table:formula="of:=SQRT([.BK25]*[.BK25]+[.BD25]*[.BD25])" office:value-type="float" office:value="1.00000001529544" calcext:value-type="float">
            <text:p>1.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style-name="ce68"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style-name="ce55"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formula="of:=2*[.AA26]*[.AB26]*[.$B$5]/[.$G$4]" office:value-type="float" office:value="0.0126355151678098" calcext:value-type="float">
            <text:p>0.0126355152</text:p>
          </table:table-cell>
          <table:table-cell table:style-name="ce68"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style-name="ce55"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style-name="ce68"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formula="of:=2*[.AP26]*[.AQ26]*[.$B$5]/[.$G$4]" office:value-type="float" office:value="0.0125750900895648" calcext:value-type="float">
            <text:p>0.0125750901</text:p>
          </table:table-cell>
          <table:table-cell table:style-name="ce68"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style-name="ce55"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.7215189873</text:p>
          </table:table-cell>
          <table:table-cell table:formula="of:=[.AZ26]*[.$B$22]" office:value-type="float" office:value="298.117322834646" calcext:value-type="float">
            <text:p>298.1173228346</text:p>
          </table:table-cell>
          <table:table-cell table:formula="of:=2*[.BE26]*[.BF26]*[.$B$5]/[.$G$4]" office:value-type="float" office:value="0.00122124327344762" calcext:value-type="float">
            <text:p>0.0012212433</text:p>
          </table:table-cell>
          <table:table-cell table:style-name="ce68" table:formula="of:=[.BA26]-[.BG26]" office:value-type="float" office:value="0.998778756726552" calcext:value-type="float">
            <text:p>0.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formula="of:=SQRT((2*[.$B$5]/[.$G$4])^2*([.BE26]^2*[.BJ26]^2+[.BF26]^2*[.BJ26]^2))" office:value-type="float" office:value="0.000168216634418232" calcext:value-type="float">
            <text:p>0.0001682166</text:p>
          </table:table-cell>
          <table:table-cell table:style-name="ce55" table:formula="of:=SQRT([.BK26]*[.BK26]+[.BD26]*[.BD26])" office:value-type="float" office:value="1.00000001414842" calcext:value-type="float">
            <text:p>1.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style-name="ce68"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style-name="ce55"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style-name="ce68"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formula="of:=2*[.AA27]*[.AB27]*[.$B$5]/[.$G$4]" office:value-type="float" office:value="0.0136679589646529" calcext:value-type="float">
            <text:p>0.013667959</text:p>
          </table:table-cell>
          <table:table-cell table:style-name="ce68"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style-name="ce55"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style-name="ce68"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formula="of:=2*[.AP27]*[.AQ27]*[.$B$5]/[.$G$4]" office:value-type="float" office:value="0.0126290016850802" calcext:value-type="float">
            <text:p>0.0126290017</text:p>
          </table:table-cell>
          <table:table-cell table:style-name="ce68"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style-name="ce55"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.0506329114</text:p>
          </table:table-cell>
          <table:table-cell table:formula="of:=[.AZ27]*[.$B$22]" office:value-type="float" office:value="287.779921259842" calcext:value-type="float">
            <text:p>287.7799212598</text:p>
          </table:table-cell>
          <table:table-cell table:formula="of:=2*[.BE27]*[.BF27]*[.$B$5]/[.$G$4]" office:value-type="float" office:value="0.00112971833013555" calcext:value-type="float">
            <text:p>0.0011297183</text:p>
          </table:table-cell>
          <table:table-cell table:style-name="ce68" table:formula="of:=[.BA27]-[.BG27]" office:value-type="float" office:value="-0.00112971833013555" calcext:value-type="float">
            <text:p>-0.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formula="of:=SQRT((2*[.$B$5]/[.$G$4])^2*([.BE27]^2*[.BJ27]^2+[.BF27]^2*[.BJ27]^2))" office:value-type="float" office:value="0.000157646783143037" calcext:value-type="float">
            <text:p>0.0001576468</text:p>
          </table:table-cell>
          <table:table-cell table:style-name="ce55" table:formula="of:=SQRT([.BK27]*[.BK27]+[.BD27]*[.BD27])" office:value-type="float" office:value="0.000157646783143037" calcext:value-type="float">
            <text:p>0.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style-name="ce68"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style-name="ce55"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formula="of:=2*[.AA28]*[.AB28]*[.$B$5]/[.$G$4]" office:value-type="float" office:value="0.0135976734756297" calcext:value-type="float">
            <text:p>0.0135976735</text:p>
          </table:table-cell>
          <table:table-cell table:style-name="ce68"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style-name="ce55"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formula="of:=2*[.AP28]*[.AQ28]*[.$B$5]/[.$G$4]" office:value-type="float" office:value="0.0124269768325422" calcext:value-type="float">
            <text:p>0.0124269768</text:p>
          </table:table-cell>
          <table:table-cell table:style-name="ce68"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style-name="ce55"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.4430379747</text:p>
          </table:table-cell>
          <table:table-cell table:formula="of:=[.AZ28]*[.$B$22]" office:value-type="float" office:value="291.114566929134" calcext:value-type="float">
            <text:p>291.1145669291</text:p>
          </table:table-cell>
          <table:table-cell table:formula="of:=2*[.BE28]*[.BF28]*[.$B$5]/[.$G$4]" office:value-type="float" office:value="0.0012934330758497" calcext:value-type="float">
            <text:p>0.0012934331</text:p>
          </table:table-cell>
          <table:table-cell table:style-name="ce68" table:formula="of:=[.BA28]-[.BG28]" office:value-type="float" office:value="0.99870656692415" calcext:value-type="float">
            <text:p>0.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formula="of:=SQRT((2*[.$B$5]/[.$G$4])^2*([.BE28]^2*[.BJ28]^2+[.BF28]^2*[.BJ28]^2))" office:value-type="float" office:value="0.000171461914031832" calcext:value-type="float">
            <text:p>0.0001714619</text:p>
          </table:table-cell>
          <table:table-cell table:style-name="ce55" table:formula="of:=SQRT([.BK28]*[.BK28]+[.BD28]*[.BD28])" office:value-type="float" office:value="1.00000001469959" calcext:value-type="float">
            <text:p>1.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style-name="ce68"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style-name="ce55"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style-name="ce68"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formula="of:=2*[.AA29]*[.AB29]*[.$B$5]/[.$G$4]" office:value-type="float" office:value="0.0136070462102651" calcext:value-type="float">
            <text:p>0.0136070462</text:p>
          </table:table-cell>
          <table:table-cell table:style-name="ce68"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style-name="ce55"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formula="of:=2*[.AP29]*[.AQ29]*[.$B$5]/[.$G$4]" office:value-type="float" office:value="0.0125168428527248" calcext:value-type="float">
            <text:p>0.0125168429</text:p>
          </table:table-cell>
          <table:table-cell table:style-name="ce68"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style-name="ce55"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.1012658228</text:p>
          </table:table-cell>
          <table:table-cell table:formula="of:=[.AZ29]*[.$B$22]" office:value-type="float" office:value="276.775590551181" calcext:value-type="float">
            <text:p>276.7755905512</text:p>
          </table:table-cell>
          <table:table-cell table:formula="of:=2*[.BE29]*[.BF29]*[.$B$5]/[.$G$4]" office:value-type="float" office:value="0.00123892111656533" calcext:value-type="float">
            <text:p>0.0012389211</text:p>
          </table:table-cell>
          <table:table-cell table:style-name="ce68" table:formula="of:=[.BA29]-[.BG29]" office:value-type="float" office:value="0.998761078883435" calcext:value-type="float">
            <text:p>0.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formula="of:=SQRT((2*[.$B$5]/[.$G$4])^2*([.BE29]^2*[.BJ29]^2+[.BF29]^2*[.BJ29]^2))" office:value-type="float" office:value="0.000162858264517375" calcext:value-type="float">
            <text:p>0.0001628583</text:p>
          </table:table-cell>
          <table:table-cell table:style-name="ce55" table:formula="of:=SQRT([.BK29]*[.BK29]+[.BD29]*[.BD29])" office:value-type="float" office:value="1.00000001326141" calcext:value-type="float">
            <text:p>1.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style-name="ce68"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style-name="ce55"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style-name="ce68"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formula="of:=2*[.AA30]*[.AB30]*[.$B$5]/[.$G$4]" office:value-type="float" office:value="0.013632084705927" calcext:value-type="float">
            <text:p>0.0136320847</text:p>
          </table:table-cell>
          <table:table-cell table:style-name="ce68"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style-name="ce55"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style-name="ce68"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formula="of:=2*[.AP30]*[.AQ30]*[.$B$5]/[.$G$4]" office:value-type="float" office:value="0.0124338443815125" calcext:value-type="float">
            <text:p>0.0124338444</text:p>
          </table:table-cell>
          <table:table-cell table:style-name="ce68"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style-name="ce55"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style-name="ce68" table:formula="of:=SQRT([.BA30])" office:value-type="float" office:value="2.64575131106459" calcext:value-type="float">
            <text:p>2.6457513111</text:p>
          </table:table-cell>
          <table:table-cell table:style-name="ce65" table:formula="of:=[.AY30]*[.$B$21]" office:value-type="float" office:value="361.898734177215" calcext:value-type="float">
            <text:p>361.8987341772</text:p>
          </table:table-cell>
          <table:table-cell table:formula="of:=[.AZ30]*[.$B$22]" office:value-type="float" office:value="270.773228346457" calcext:value-type="float">
            <text:p>270.7732283465</text:p>
          </table:table-cell>
          <table:table-cell table:formula="of:=2*[.BE30]*[.BF30]*[.$B$5]/[.$G$4]" office:value-type="float" office:value="0.00122490610734576" calcext:value-type="float">
            <text:p>0.0012249061</text:p>
          </table:table-cell>
          <table:table-cell table:style-name="ce68" table:formula="of:=[.BA30]-[.BG30]" office:value-type="float" office:value="6.99877509389265" calcext:value-type="float">
            <text:p>6.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formula="of:=SQRT((2*[.$B$5]/[.$G$4])^2*([.BE30]^2*[.BJ30]^2+[.BF30]^2*[.BJ30]^2))" office:value-type="float" office:value="0.000160100271897567" calcext:value-type="float">
            <text:p>0.0001601003</text:p>
          </table:table-cell>
          <table:table-cell table:style-name="ce55" table:formula="of:=SQRT([.BK30]*[.BK30]+[.BD30]*[.BD30])" office:value-type="float" office:value="2.6457513159086" calcext:value-type="float">
            <text:p>2.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style-name="ce68"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style-name="ce55"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style-name="ce68"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formula="of:=2*[.AA31]*[.AB31]*[.$B$5]/[.$G$4]" office:value-type="float" office:value="0.0138760630677385" calcext:value-type="float">
            <text:p>0.0138760631</text:p>
          </table:table-cell>
          <table:table-cell table:style-name="ce68"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style-name="ce55"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formula="of:=2*[.AP31]*[.AQ31]*[.$B$5]/[.$G$4]" office:value-type="float" office:value="0.013690017959497" calcext:value-type="float">
            <text:p>0.013690018</text:p>
          </table:table-cell>
          <table:table-cell table:style-name="ce68"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style-name="ce55"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style-name="ce68" table:formula="of:=SQRT([.BA31])" office:value-type="float" office:value="4.58257569495584" calcext:value-type="float">
            <text:p>4.582575695</text:p>
          </table:table-cell>
          <table:table-cell table:style-name="ce65" table:formula="of:=[.AY31]*[.$B$21]" office:value-type="float" office:value="379.367088607595" calcext:value-type="float">
            <text:p>379.3670886076</text:p>
          </table:table-cell>
          <table:table-cell table:formula="of:=[.AZ31]*[.$B$22]" office:value-type="float" office:value="266.438188976378" calcext:value-type="float">
            <text:p>266.4381889764</text:p>
          </table:table-cell>
          <table:table-cell table:formula="of:=2*[.BE31]*[.BF31]*[.$B$5]/[.$G$4]" office:value-type="float" office:value="0.00126347350057311" calcext:value-type="float">
            <text:p>0.0012634735</text:p>
          </table:table-cell>
          <table:table-cell table:style-name="ce68" table:formula="of:=[.BA31]-[.BG31]" office:value-type="float" office:value="20.9987365264994" calcext:value-type="float">
            <text:p>20.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formula="of:=SQRT((2*[.$B$5]/[.$G$4])^2*([.BE31]^2*[.BJ31]^2+[.BF31]^2*[.BJ31]^2))" office:value-type="float" office:value="0.0001623246683731" calcext:value-type="float">
            <text:p>0.0001623247</text:p>
          </table:table-cell>
          <table:table-cell table:style-name="ce55" table:formula="of:=SQRT([.BK31]*[.BK31]+[.BD31]*[.BD31])" office:value-type="float" office:value="4.58257569783078" calcext:value-type="float">
            <text:p>4.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style-name="ce68"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style-name="ce55"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style-name="ce68"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formula="of:=2*[.AA32]*[.AB32]*[.$B$5]/[.$G$4]" office:value-type="float" office:value="0.0140049431793473" calcext:value-type="float">
            <text:p>0.0140049432</text:p>
          </table:table-cell>
          <table:table-cell table:style-name="ce68"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style-name="ce55"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style-name="ce68"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formula="of:=2*[.AP32]*[.AQ32]*[.$B$5]/[.$G$4]" office:value-type="float" office:value="0.013830622340019" calcext:value-type="float">
            <text:p>0.0138306223</text:p>
          </table:table-cell>
          <table:table-cell table:style-name="ce68"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style-name="ce55"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style-name="ce68" table:formula="of:=SQRT([.BA32])" office:value-type="float" office:value="5.65685424949238" calcext:value-type="float">
            <text:p>5.6568542495</text:p>
          </table:table-cell>
          <table:table-cell table:style-name="ce65" table:formula="of:=[.AY32]*[.$B$21]" office:value-type="float" office:value="354.303797468354" calcext:value-type="float">
            <text:p>354.3037974684</text:p>
          </table:table-cell>
          <table:table-cell table:formula="of:=[.AZ32]*[.$B$22]" office:value-type="float" office:value="283.444881889764" calcext:value-type="float">
            <text:p>283.4448818898</text:p>
          </table:table-cell>
          <table:table-cell table:formula="of:=2*[.BE32]*[.BF32]*[.$B$5]/[.$G$4]" office:value-type="float" office:value="0.00125531997533141" calcext:value-type="float">
            <text:p>0.00125532</text:p>
          </table:table-cell>
          <table:table-cell table:style-name="ce68" table:formula="of:=[.BA32]-[.BG32]" office:value-type="float" office:value="31.9987446800247" calcext:value-type="float">
            <text:p>31.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formula="of:=SQRT((2*[.$B$5]/[.$G$4])^2*([.BE32]^2*[.BJ32]^2+[.BF32]^2*[.BJ32]^2))" office:value-type="float" office:value="0.000166091644226178" calcext:value-type="float">
            <text:p>0.0001660916</text:p>
          </table:table-cell>
          <table:table-cell table:style-name="ce55" table:formula="of:=SQRT([.BK32]*[.BK32]+[.BD32]*[.BD32])" office:value-type="float" office:value="5.6568542519307" calcext:value-type="float">
            <text:p>5.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style-name="ce68"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style-name="ce55"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style-name="ce68"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formula="of:=2*[.AA33]*[.AB33]*[.$B$5]/[.$G$4]" office:value-type="float" office:value="0.0130662734923244" calcext:value-type="float">
            <text:p>0.0130662735</text:p>
          </table:table-cell>
          <table:table-cell table:style-name="ce68"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style-name="ce55"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style-name="ce68"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formula="of:=2*[.AP33]*[.AQ33]*[.$B$5]/[.$G$4]" office:value-type="float" office:value="0.014046415692973" calcext:value-type="float">
            <text:p>0.0140464157</text:p>
          </table:table-cell>
          <table:table-cell table:style-name="ce68"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style-name="ce55"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style-name="ce68" table:formula="of:=SQRT([.BA33])" office:value-type="float" office:value="8.18535277187245" calcext:value-type="float">
            <text:p>8.1853527719</text:p>
          </table:table-cell>
          <table:table-cell table:style-name="ce65" table:formula="of:=[.AY33]*[.$B$21]" office:value-type="float" office:value="377.088607594937" calcext:value-type="float">
            <text:p>377.0886075949</text:p>
          </table:table-cell>
          <table:table-cell table:formula="of:=[.AZ33]*[.$B$22]" office:value-type="float" office:value="264.437401574803" calcext:value-type="float">
            <text:p>264.4374015748</text:p>
          </table:table-cell>
          <table:table-cell table:formula="of:=2*[.BE33]*[.BF33]*[.$B$5]/[.$G$4]" office:value-type="float" office:value="0.00124645414444832" calcext:value-type="float">
            <text:p>0.0012464541</text:p>
          </table:table-cell>
          <table:table-cell table:style-name="ce68" table:formula="of:=[.BA33]-[.BG33]" office:value-type="float" office:value="66.9987535458556" calcext:value-type="float">
            <text:p>66.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formula="of:=SQRT((2*[.$B$5]/[.$G$4])^2*([.BE33]^2*[.BJ33]^2+[.BF33]^2*[.BJ33]^2))" office:value-type="float" office:value="0.000160404005441294" calcext:value-type="float">
            <text:p>0.000160404</text:p>
          </table:table-cell>
          <table:table-cell table:style-name="ce55" table:formula="of:=SQRT([.BK33]*[.BK33]+[.BD33]*[.BD33])" office:value-type="float" office:value="8.18535277344413" calcext:value-type="float">
            <text:p>8.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style-name="ce68"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style-name="ce55"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style-name="ce68"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formula="of:=2*[.AA34]*[.AB34]*[.$B$5]/[.$G$4]" office:value-type="float" office:value="0.0135059569583024" calcext:value-type="float">
            <text:p>0.013505957</text:p>
          </table:table-cell>
          <table:table-cell table:style-name="ce68"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style-name="ce55"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style-name="ce68"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formula="of:=2*[.AP34]*[.AQ34]*[.$B$5]/[.$G$4]" office:value-type="float" office:value="0.013880832941245" calcext:value-type="float">
            <text:p>0.0138808329</text:p>
          </table:table-cell>
          <table:table-cell table:style-name="ce68"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style-name="ce55"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style-name="ce68" table:formula="of:=SQRT([.BA34])" office:value-type="float" office:value="9.2736184954957" calcext:value-type="float">
            <text:p>9.2736184955</text:p>
          </table:table-cell>
          <table:table-cell table:style-name="ce65" table:formula="of:=[.AY34]*[.$B$21]" office:value-type="float" office:value="384.303797468354" calcext:value-type="float">
            <text:p>384.3037974684</text:p>
          </table:table-cell>
          <table:table-cell table:formula="of:=[.AZ34]*[.$B$22]" office:value-type="float" office:value="280.777165354331" calcext:value-type="float">
            <text:p>280.7771653543</text:p>
          </table:table-cell>
          <table:table-cell table:formula="of:=2*[.BE34]*[.BF34]*[.$B$5]/[.$G$4]" office:value-type="float" office:value="0.00134879663610087" calcext:value-type="float">
            <text:p>0.0013487966</text:p>
          </table:table-cell>
          <table:table-cell table:style-name="ce68" table:formula="of:=[.BA34]-[.BG34]" office:value-type="float" office:value="85.9986512033639" calcext:value-type="float">
            <text:p>85.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formula="of:=SQRT((2*[.$B$5]/[.$G$4])^2*([.BE34]^2*[.BJ34]^2+[.BF34]^2*[.BJ34]^2))" office:value-type="float" office:value="0.000173039682585789" calcext:value-type="float">
            <text:p>0.0001730397</text:p>
          </table:table-cell>
          <table:table-cell table:style-name="ce55" table:formula="of:=SQRT([.BK34]*[.BK34]+[.BD34]*[.BD34])" office:value-type="float" office:value="9.27361849711011" calcext:value-type="float">
            <text:p>9.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style-name="ce68"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style-name="ce55"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style-name="ce68"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formula="of:=2*[.AA35]*[.AB35]*[.$B$5]/[.$G$4]" office:value-type="float" office:value="0.0136223178220803" calcext:value-type="float">
            <text:p>0.0136223178</text:p>
          </table:table-cell>
          <table:table-cell table:style-name="ce68"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style-name="ce55"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style-name="ce68"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formula="of:=2*[.AP35]*[.AQ35]*[.$B$5]/[.$G$4]" office:value-type="float" office:value="0.0136442432070222" calcext:value-type="float">
            <text:p>0.0136442432</text:p>
          </table:table-cell>
          <table:table-cell table:style-name="ce68"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style-name="ce55"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style-name="ce68" table:formula="of:=SQRT([.BA35])" office:value-type="float" office:value="10.0995049383621" calcext:value-type="float">
            <text:p>10.0995049384</text:p>
          </table:table-cell>
          <table:table-cell table:style-name="ce65" table:formula="of:=[.AY35]*[.$B$21]" office:value-type="float" office:value="388.101265822785" calcext:value-type="float">
            <text:p>388.1012658228</text:p>
          </table:table-cell>
          <table:table-cell table:formula="of:=[.AZ35]*[.$B$22]" office:value-type="float" office:value="244.096062992126" calcext:value-type="float">
            <text:p>244.0960629921</text:p>
          </table:table-cell>
          <table:table-cell table:formula="of:=2*[.BE35]*[.BF35]*[.$B$5]/[.$G$4]" office:value-type="float" office:value="0.00118417488787003" calcext:value-type="float">
            <text:p>0.0011841749</text:p>
          </table:table-cell>
          <table:table-cell table:style-name="ce68" table:formula="of:=[.BA35]-[.BG35]" office:value-type="float" office:value="101.998815825112" calcext:value-type="float">
            <text:p>101.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formula="of:=SQRT((2*[.$B$5]/[.$G$4])^2*([.BE35]^2*[.BJ35]^2+[.BF35]^2*[.BJ35]^2))" office:value-type="float" office:value="0.000150876396728556" calcext:value-type="float">
            <text:p>0.0001508764</text:p>
          </table:table-cell>
          <table:table-cell table:style-name="ce55" table:formula="of:=SQRT([.BK35]*[.BK35]+[.BD35]*[.BD35])" office:value-type="float" office:value="10.099504939489" calcext:value-type="float">
            <text:p>10.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style-name="ce68"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style-name="ce55"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style-name="ce68"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formula="of:=2*[.AA36]*[.AB36]*[.$B$5]/[.$G$4]" office:value-type="float" office:value="0.0146501654382896" calcext:value-type="float">
            <text:p>0.0146501654</text:p>
          </table:table-cell>
          <table:table-cell table:style-name="ce68"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style-name="ce55"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style-name="ce68"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formula="of:=2*[.AP36]*[.AQ36]*[.$B$5]/[.$G$4]" office:value-type="float" office:value="0.0136442432070222" calcext:value-type="float">
            <text:p>0.0136442432</text:p>
          </table:table-cell>
          <table:table-cell table:style-name="ce68"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style-name="ce55"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style-name="ce68" table:formula="of:=SQRT([.BA36])" office:value-type="float" office:value="11.6619037896906" calcext:value-type="float">
            <text:p>11.6619037897</text:p>
          </table:table-cell>
          <table:table-cell table:style-name="ce65" table:formula="of:=[.AY36]*[.$B$21]" office:value-type="float" office:value="392.278481012658" calcext:value-type="float">
            <text:p>392.2784810127</text:p>
          </table:table-cell>
          <table:table-cell table:formula="of:=[.AZ36]*[.$B$22]" office:value-type="float" office:value="259.768897637795" calcext:value-type="float">
            <text:p>259.7688976378</text:p>
          </table:table-cell>
          <table:table-cell table:formula="of:=2*[.BE36]*[.BF36]*[.$B$5]/[.$G$4]" office:value-type="float" office:value="0.00127377185724609" calcext:value-type="float">
            <text:p>0.0012737719</text:p>
          </table:table-cell>
          <table:table-cell table:style-name="ce68" table:formula="of:=[.BA36]-[.BG36]" office:value-type="float" office:value="135.998726228143" calcext:value-type="float">
            <text:p>135.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formula="of:=SQRT((2*[.$B$5]/[.$G$4])^2*([.BE36]^2*[.BJ36]^2+[.BF36]^2*[.BJ36]^2))" office:value-type="float" office:value="0.000161794840470882" calcext:value-type="float">
            <text:p>0.0001617948</text:p>
          </table:table-cell>
          <table:table-cell table:style-name="ce55" table:formula="of:=SQRT([.BK36]*[.BK36]+[.BD36]*[.BD36])" office:value-type="float" office:value="11.661903790813" calcext:value-type="float">
            <text:p>11.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style-name="ce68"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style-name="ce55"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style-name="ce68"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formula="of:=2*[.AA37]*[.AB37]*[.$B$5]/[.$G$4]" office:value-type="float" office:value="0.0141460819994779" calcext:value-type="float">
            <text:p>0.014146082</text:p>
          </table:table-cell>
          <table:table-cell table:style-name="ce68"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style-name="ce55"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style-name="ce68"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formula="of:=2*[.AP37]*[.AQ37]*[.$B$5]/[.$G$4]" office:value-type="float" office:value="0.0134150287393978" calcext:value-type="float">
            <text:p>0.0134150287</text:p>
          </table:table-cell>
          <table:table-cell table:style-name="ce68"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style-name="ce55"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style-name="ce68" table:formula="of:=SQRT([.BA37])" office:value-type="float" office:value="10.3440804327886" calcext:value-type="float">
            <text:p>10.3440804328</text:p>
          </table:table-cell>
          <table:table-cell table:style-name="ce65" table:formula="of:=[.AY37]*[.$B$21]" office:value-type="float" office:value="382.025316455696" calcext:value-type="float">
            <text:p>382.0253164557</text:p>
          </table:table-cell>
          <table:table-cell table:formula="of:=[.AZ37]*[.$B$22]" office:value-type="float" office:value="271.773622047244" calcext:value-type="float">
            <text:p>271.7736220472</text:p>
          </table:table-cell>
          <table:table-cell table:formula="of:=2*[.BE37]*[.BF37]*[.$B$5]/[.$G$4]" office:value-type="float" office:value="0.00129780504958637" calcext:value-type="float">
            <text:p>0.001297805</text:p>
          </table:table-cell>
          <table:table-cell table:style-name="ce68" table:formula="of:=[.BA37]-[.BG37]" office:value-type="float" office:value="106.99870219495" calcext:value-type="float">
            <text:p>106.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formula="of:=SQRT((2*[.$B$5]/[.$G$4])^2*([.BE37]^2*[.BJ37]^2+[.BF37]^2*[.BJ37]^2))" office:value-type="float" office:value="0.000166507962415563" calcext:value-type="float">
            <text:p>0.000166508</text:p>
          </table:table-cell>
          <table:table-cell table:style-name="ce55" table:formula="of:=SQRT([.BK37]*[.BK37]+[.BD37]*[.BD37])" office:value-type="float" office:value="10.3440804341287" calcext:value-type="float">
            <text:p>10.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style-name="ce68"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style-name="ce55"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style-name="ce68"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formula="of:=2*[.AA38]*[.AB38]*[.$B$5]/[.$G$4]" office:value-type="float" office:value="0.0140299616335239" calcext:value-type="float">
            <text:p>0.0140299616</text:p>
          </table:table-cell>
          <table:table-cell table:style-name="ce68"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style-name="ce55"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style-name="ce68"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formula="of:=2*[.AP38]*[.AQ38]*[.$B$5]/[.$G$4]" office:value-type="float" office:value="0.0139329207615962" calcext:value-type="float">
            <text:p>0.0139329208</text:p>
          </table:table-cell>
          <table:table-cell table:style-name="ce68"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style-name="ce55"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style-name="ce68" table:formula="of:=SQRT([.BA38])" office:value-type="float" office:value="8.24621125123532" calcext:value-type="float">
            <text:p>8.2462112512</text:p>
          </table:table-cell>
          <table:table-cell table:style-name="ce65" table:formula="of:=[.AY38]*[.$B$21]" office:value-type="float" office:value="356.582278481013" calcext:value-type="float">
            <text:p>356.582278481</text:p>
          </table:table-cell>
          <table:table-cell table:formula="of:=[.AZ38]*[.$B$22]" office:value-type="float" office:value="254.766929133858" calcext:value-type="float">
            <text:p>254.7669291339</text:p>
          </table:table-cell>
          <table:table-cell table:formula="of:=2*[.BE38]*[.BF38]*[.$B$5]/[.$G$4]" office:value-type="float" office:value="0.00113556715090202" calcext:value-type="float">
            <text:p>0.0011355672</text:p>
          </table:table-cell>
          <table:table-cell table:style-name="ce68" table:formula="of:=[.BA38]-[.BG38]" office:value-type="float" office:value="67.9988644328491" calcext:value-type="float">
            <text:p>67.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formula="of:=SQRT((2*[.$B$5]/[.$G$4])^2*([.BE38]^2*[.BJ38]^2+[.BF38]^2*[.BJ38]^2))" office:value-type="float" office:value="0.000148639517031581" calcext:value-type="float">
            <text:p>0.0001486395</text:p>
          </table:table-cell>
          <table:table-cell table:style-name="ce55" table:formula="of:=SQRT([.BK38]*[.BK38]+[.BD38]*[.BD38])" office:value-type="float" office:value="8.24621125257495" calcext:value-type="float">
            <text:p>8.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style-name="ce68"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style-name="ce55"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style-name="ce68"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formula="of:=2*[.AA39]*[.AB39]*[.$B$5]/[.$G$4]" office:value-type="float" office:value="0.0140992784507566" calcext:value-type="float">
            <text:p>0.0140992785</text:p>
          </table:table-cell>
          <table:table-cell table:style-name="ce68"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style-name="ce55"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style-name="ce68"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formula="of:=2*[.AP39]*[.AQ39]*[.$B$5]/[.$G$4]" office:value-type="float" office:value="0.0139692359329991" calcext:value-type="float">
            <text:p>0.0139692359</text:p>
          </table:table-cell>
          <table:table-cell table:style-name="ce68"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style-name="ce55"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style-name="ce68" table:formula="of:=SQRT([.BA39])" office:value-type="float" office:value="5.56776436283002" calcext:value-type="float">
            <text:p>5.5677643628</text:p>
          </table:table-cell>
          <table:table-cell table:style-name="ce65" table:formula="of:=[.AY39]*[.$B$21]" office:value-type="float" office:value="361.139240506329" calcext:value-type="float">
            <text:p>361.1392405063</text:p>
          </table:table-cell>
          <table:table-cell table:formula="of:=[.AZ39]*[.$B$22]" office:value-type="float" office:value="266.104724409449" calcext:value-type="float">
            <text:p>266.1047244094</text:p>
          </table:table-cell>
          <table:table-cell table:formula="of:=2*[.BE39]*[.BF39]*[.$B$5]/[.$G$4]" office:value-type="float" office:value="0.00120126072585468" calcext:value-type="float">
            <text:p>0.0012012607</text:p>
          </table:table-cell>
          <table:table-cell table:style-name="ce68" table:formula="of:=[.BA39]-[.BG39]" office:value-type="float" office:value="30.9987987392741" calcext:value-type="float">
            <text:p>30.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formula="of:=SQRT((2*[.$B$5]/[.$G$4])^2*([.BE39]^2*[.BJ39]^2+[.BF39]^2*[.BJ39]^2))" office:value-type="float" office:value="0.000156934735402001" calcext:value-type="float">
            <text:p>0.0001569347</text:p>
          </table:table-cell>
          <table:table-cell table:style-name="ce55" table:formula="of:=SQRT([.BK39]*[.BK39]+[.BD39]*[.BD39])" office:value-type="float" office:value="5.56776436504173" calcext:value-type="float">
            <text:p>5.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style-name="ce68"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style-name="ce55"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style-name="ce68"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formula="of:=2*[.AA40]*[.AB40]*[.$B$5]/[.$G$4]" office:value-type="float" office:value="0.0136447041611846" calcext:value-type="float">
            <text:p>0.0136447042</text:p>
          </table:table-cell>
          <table:table-cell table:style-name="ce68"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style-name="ce55"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style-name="ce68"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formula="of:=2*[.AP40]*[.AQ40]*[.$B$5]/[.$G$4]" office:value-type="float" office:value="0.0134363729212654" calcext:value-type="float">
            <text:p>0.0134363729</text:p>
          </table:table-cell>
          <table:table-cell table:style-name="ce68"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style-name="ce55"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style-name="ce68" table:formula="of:=SQRT([.BA40])" office:value-type="float" office:value="4.12310562561766" calcext:value-type="float">
            <text:p>4.1231056256</text:p>
          </table:table-cell>
          <table:table-cell table:style-name="ce65" table:formula="of:=[.AY40]*[.$B$21]" office:value-type="float" office:value="356.582278481013" calcext:value-type="float">
            <text:p>356.582278481</text:p>
          </table:table-cell>
          <table:table-cell table:formula="of:=[.AZ40]*[.$B$22]" office:value-type="float" office:value="255.433858267717" calcext:value-type="float">
            <text:p>255.4338582677</text:p>
          </table:table-cell>
          <table:table-cell table:formula="of:=2*[.BE40]*[.BF40]*[.$B$5]/[.$G$4]" office:value-type="float" office:value="0.00113853983977873" calcext:value-type="float">
            <text:p>0.0011385398</text:p>
          </table:table-cell>
          <table:table-cell table:style-name="ce68" table:formula="of:=[.BA40]-[.BG40]" office:value-type="float" office:value="16.9988614601602" calcext:value-type="float">
            <text:p>16.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formula="of:=SQRT((2*[.$B$5]/[.$G$4])^2*([.BE40]^2*[.BJ40]^2+[.BF40]^2*[.BJ40]^2))" office:value-type="float" office:value="0.000149047067464908" calcext:value-type="float">
            <text:p>0.0001490471</text:p>
          </table:table-cell>
          <table:table-cell table:style-name="ce55" table:formula="of:=SQRT([.BK40]*[.BK40]+[.BD40]*[.BD40])" office:value-type="float" office:value="4.12310562831163" calcext:value-type="float">
            <text:p>4.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style-name="ce68"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style-name="ce55"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style-name="ce68"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formula="of:=2*[.AA41]*[.AB41]*[.$B$5]/[.$G$4]" office:value-type="float" office:value="0.0137910871699744" calcext:value-type="float">
            <text:p>0.0137910872</text:p>
          </table:table-cell>
          <table:table-cell table:style-name="ce68"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style-name="ce55"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style-name="ce68"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formula="of:=2*[.AP41]*[.AQ41]*[.$B$5]/[.$G$4]" office:value-type="float" office:value="0.0132401400579854" calcext:value-type="float">
            <text:p>0.0132401401</text:p>
          </table:table-cell>
          <table:table-cell table:style-name="ce68"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style-name="ce55"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style-name="ce68" table:formula="of:=SQRT([.BA41])" office:value-type="float" office:value="2.44948974278318" calcext:value-type="float">
            <text:p>2.4494897428</text:p>
          </table:table-cell>
          <table:table-cell table:style-name="ce65" table:formula="of:=[.AY41]*[.$B$21]" office:value-type="float" office:value="356.962025316456" calcext:value-type="float">
            <text:p>356.9620253165</text:p>
          </table:table-cell>
          <table:table-cell table:formula="of:=[.AZ41]*[.$B$22]" office:value-type="float" office:value="277.775984251969" calcext:value-type="float">
            <text:p>277.775984252</text:p>
          </table:table-cell>
          <table:table-cell table:formula="of:=2*[.BE41]*[.BF41]*[.$B$5]/[.$G$4]" office:value-type="float" office:value="0.00123944347403568" calcext:value-type="float">
            <text:p>0.0012394435</text:p>
          </table:table-cell>
          <table:table-cell table:style-name="ce68" table:formula="of:=[.BA41]-[.BG41]" office:value-type="float" office:value="5.99876055652597" calcext:value-type="float">
            <text:p>5.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formula="of:=SQRT((2*[.$B$5]/[.$G$4])^2*([.BE41]^2*[.BJ41]^2+[.BF41]^2*[.BJ41]^2))" office:value-type="float" office:value="0.000163177679638617" calcext:value-type="float">
            <text:p>0.0001631777</text:p>
          </table:table-cell>
          <table:table-cell table:style-name="ce55" table:formula="of:=SQRT([.BK41]*[.BK41]+[.BD41]*[.BD41])" office:value-type="float" office:value="2.44948974821838" calcext:value-type="float">
            <text:p>2.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style-name="ce68"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style-name="ce55"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style-name="ce68"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formula="of:=2*[.AA42]*[.AB42]*[.$B$5]/[.$G$4]" office:value-type="float" office:value="0.013104125177602" calcext:value-type="float">
            <text:p>0.0131041252</text:p>
          </table:table-cell>
          <table:table-cell table:style-name="ce68"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style-name="ce55"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formula="of:=2*[.AP42]*[.AQ42]*[.$B$5]/[.$G$4]" office:value-type="float" office:value="0.0124614214653151" calcext:value-type="float">
            <text:p>0.0124614215</text:p>
          </table:table-cell>
          <table:table-cell table:style-name="ce68"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style-name="ce55"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.5443037975</text:p>
          </table:table-cell>
          <table:table-cell table:formula="of:=[.AZ42]*[.$B$22]" office:value-type="float" office:value="269.772834645669" calcext:value-type="float">
            <text:p>269.7728346457</text:p>
          </table:table-cell>
          <table:table-cell table:formula="of:=2*[.BE42]*[.BF42]*[.$B$5]/[.$G$4]" office:value-type="float" office:value="0.00109104329961128" calcext:value-type="float">
            <text:p>0.0010910433</text:p>
          </table:table-cell>
          <table:table-cell table:style-name="ce68" table:formula="of:=[.BA42]-[.BG42]" office:value-type="float" office:value="-0.00109104329961128" calcext:value-type="float">
            <text:p>-0.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formula="of:=SQRT((2*[.$B$5]/[.$G$4])^2*([.BE42]^2*[.BJ42]^2+[.BF42]^2*[.BJ42]^2))" office:value-type="float" office:value="0.000148822013845133" calcext:value-type="float">
            <text:p>0.000148822</text:p>
          </table:table-cell>
          <table:table-cell table:style-name="ce55" table:formula="of:=SQRT([.BK42]*[.BK42]+[.BD42]*[.BD42])" office:value-type="float" office:value="0.000148822013845133" calcext:value-type="float">
            <text:p>0.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style-name="ce68"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style-name="ce55"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style-name="ce68"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formula="of:=2*[.AA43]*[.AB43]*[.$B$5]/[.$G$4]" office:value-type="float" office:value="0.0134095173309343" calcext:value-type="float">
            <text:p>0.0134095173</text:p>
          </table:table-cell>
          <table:table-cell table:style-name="ce68"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style-name="ce55"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formula="of:=2*[.AP43]*[.AQ43]*[.$B$5]/[.$G$4]" office:value-type="float" office:value="0.0132901769663386" calcext:value-type="float">
            <text:p>0.013290177</text:p>
          </table:table-cell>
          <table:table-cell table:style-name="ce68"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style-name="ce55"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style-name="ce68" table:formula="of:=SQRT([.BA43])" office:value-type="float" office:value="1.73205080756888" calcext:value-type="float">
            <text:p>1.7320508076</text:p>
          </table:table-cell>
          <table:table-cell table:style-name="ce65" table:formula="of:=[.AY43]*[.$B$21]" office:value-type="float" office:value="336.835443037975" calcext:value-type="float">
            <text:p>336.835443038</text:p>
          </table:table-cell>
          <table:table-cell table:formula="of:=[.AZ43]*[.$B$22]" office:value-type="float" office:value="269.772834645669" calcext:value-type="float">
            <text:p>269.7728346457</text:p>
          </table:table-cell>
          <table:table-cell table:formula="of:=2*[.BE43]*[.BF43]*[.$B$5]/[.$G$4]" office:value-type="float" office:value="0.00113586315346855" calcext:value-type="float">
            <text:p>0.0011358632</text:p>
          </table:table-cell>
          <table:table-cell table:style-name="ce68" table:formula="of:=[.BA43]-[.BG43]" office:value-type="float" office:value="2.99886413684653" calcext:value-type="float">
            <text:p>2.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formula="of:=SQRT((2*[.$B$5]/[.$G$4])^2*([.BE43]^2*[.BJ43]^2+[.BF43]^2*[.BJ43]^2))" office:value-type="float" office:value="0.000152458011994521" calcext:value-type="float">
            <text:p>0.000152458</text:p>
          </table:table-cell>
          <table:table-cell table:style-name="ce55" table:formula="of:=SQRT([.BK43]*[.BK43]+[.BD43]*[.BD43])" office:value-type="float" office:value="1.73205081427868" calcext:value-type="float">
            <text:p>1.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.2827037646</text:p>
          </table:table-cell>
          <table:table-cell table:style-name="ce57" table:formula="of:=SQRT([.G44])" office:value-type="float" office:value="38.9101529166874" calcext:value-type="float">
            <text:p>38.9101529167</text:p>
          </table:table-cell>
          <table:table-cell table:style-name="ce69" table:formula="of:=SQRT([.H44])" office:value-type="float" office:value="14.0712472794703" calcext:value-type="float">
            <text:p>14.0712472795</text:p>
          </table:table-cell>
          <table:table-cell table:style-name="ce57" table:formula="of:=[.F44]*[.$B$6]" office:value-type="float" office:value="991.324996674205" calcext:value-type="float">
            <text:p>991.3249966742</text:p>
          </table:table-cell>
          <table:table-cell table:style-name="ce57" table:formula="of:=[.G44]*[.$B$7]" office:value-type="float" office:value="1134.54899497487" calcext:value-type="float">
            <text:p>1134.5489949749</text:p>
          </table:table-cell>
          <table:table-cell table:style-name="ce66" table:formula="of:=2*[.L44]*[.M44]*[.$B$5]/[.$G$4]" office:value-type="float" office:value="0.0140588347333774" calcext:value-type="float">
            <text:p>0.0140588347</text:p>
          </table:table-cell>
          <table:table-cell table:style-name="ce69" table:formula="of:=[.H44]-[.N44]" office:value-type="float" office:value="197.985941165267" calcext:value-type="float">
            <text:p>197.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style-name="ce67" table:formula="of:=SQRT([.R44]*[.R44]+[.K44]*[.K44])" office:value-type="float" office:value="14.0712473053895" calcext:value-type="float">
            <text:p>14.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.6196668472</text:p>
          </table:table-cell>
          <table:table-cell table:style-name="ce57" table:formula="of:=SQRT([.V44])" office:value-type="float" office:value="38.3014360044111" calcext:value-type="float">
            <text:p>38.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.3790075828</text:p>
          </table:table-cell>
          <table:table-cell table:style-name="ce57" table:formula="of:=[.V44]*[.$B$7]" office:value-type="float" office:value="1099.32851758794" calcext:value-type="float">
            <text:p>1099.3285175879</text:p>
          </table:table-cell>
          <table:table-cell table:style-name="ce57" table:formula="of:=2*[.AA44]*[.AB44]*[.$B$5]/[.$G$4]" office:value-type="float" office:value="0.013142183958228" calcext:value-type="float">
            <text:p>0.013142184</text:p>
          </table:table-cell>
          <table:table-cell table:style-name="ce69" table:formula="of:=[.W44]-[.AC44]" office:value-type="float" office:value="3.98685781604177" calcext:value-type="float">
            <text:p>3.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style-name="ce67" table:formula="of:=SQRT([.AG44]*[.AG44]+[.Z44]*[.Z44])" office:value-type="float" office:value="2.00000016226438" calcext:value-type="float">
            <text:p>2.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.0270171631</text:p>
          </table:table-cell>
          <table:table-cell table:style-name="ce57" table:formula="of:=SQRT([.AK44])" office:value-type="float" office:value="37.4699879903904" calcext:value-type="float">
            <text:p>37.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.7745111082</text:p>
          </table:table-cell>
          <table:table-cell table:style-name="ce57" table:formula="of:=[.AK44]*[.$B$7]" office:value-type="float" office:value="1052.11809045226" calcext:value-type="float">
            <text:p>1052.1180904523</text:p>
          </table:table-cell>
          <table:table-cell table:style-name="ce57" table:formula="of:=2*[.AP44]*[.AQ44]*[.$B$5]/[.$G$4]" office:value-type="float" office:value="0.0128591781440001" calcext:value-type="float">
            <text:p>0.0128591781</text:p>
          </table:table-cell>
          <table:table-cell table:style-name="ce69" table:formula="of:=[.AL44]-[.AR44]" office:value-type="float" office:value="0.987140821856" calcext:value-type="float">
            <text:p>0.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style-name="ce67" table:formula="of:=SQRT([.AV44]*[.AV44]+[.AO44]*[.AO44])" office:value-type="float" office:value="1.00000029428407" calcext:value-type="float">
            <text:p>1.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.9499582637</text:p>
          </table:table-cell>
          <table:table-cell table:style-name="ce57" table:formula="of:=SQRT([.AZ44])" office:value-type="float" office:value="28.2488937836511" calcext:value-type="float">
            <text:p>28.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.6329113924</text:p>
          </table:table-cell>
          <table:table-cell table:style-name="ce57" table:formula="of:=[.AZ44]*[.$B$22]" office:value-type="float" office:value="266.104724409449" calcext:value-type="float">
            <text:p>266.1047244094</text:p>
          </table:table-cell>
          <table:table-cell table:style-name="ce57" table:formula="of:=2*[.BE44]*[.BF44]*[.$B$5]/[.$G$4]" office:value-type="float" office:value="0.0011330503376358" calcext:value-type="float">
            <text:p>0.0011330503</text:p>
          </table:table-cell>
          <table:table-cell table:style-name="ce69" table:formula="of:=[.BA44]-[.BG44]" office:value-type="float" office:value="-0.0011330503376358" calcext:value-type="float">
            <text:p>-0.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.0001512192</text:p>
          </table:table-cell>
          <table:table-cell table:style-name="ce67" table:formula="of:=SQRT([.BK44]*[.BK44]+[.BD44]*[.BD44])" office:value-type="float" office:value="0.000151219229782687" calcext:value-type="float">
            <text:p>0.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style-name="ce68" table:formula="of:=[.S8]/[.$G$4]" office:value-type="float" office:value="0.34731110032579" calcext:value-type="float">
            <text:p>0.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.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.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.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.0164527072</text:p>
          </table:table-cell>
          <table:table-cell table:style-name="ce71" table:formula="of:=[.AQ8]/[.$G$4]" office:value-type="float" office:value="27.0335898241206" calcext:value-type="float">
            <text:p>27.0335898241</text:p>
          </table:table-cell>
          <table:table-cell table:style-name="ce71" table:formula="of:=[.AS8]/[.$G$4]" office:value-type="float" office:value="0.0246753745342416" calcext:value-type="float">
            <text:p>0.0246753745</text:p>
          </table:table-cell>
          <table:table-cell table:style-name="ce71" table:formula="of:=[.AT8]/[.$G$4]" office:value-type="float" office:value="1.03207095219675" calcext:value-type="float">
            <text:p>1.0320709522</text:p>
          </table:table-cell>
          <table:table-cell table:style-name="ce71" table:formula="of:=[.AU8]/[.$G$4]" office:value-type="float" office:value="1.09151426663534" calcext:value-type="float">
            <text:p>1.0915142666</text:p>
          </table:table-cell>
          <table:table-cell table:style-name="ce71" table:formula="of:=[.AW8]/[.$G$4]" office:value-type="float" office:value="0.0250000077894238" calcext:value-type="float">
            <text:p>0.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.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.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.5569620253</text:p>
          </table:table-cell>
          <table:table-cell table:style-name="ce71" table:formula="of:=[.BF8]/[.$AZ$5]" office:value-type="float" office:value="3.13086176727909" calcext:value-type="float">
            <text:p>3.1308617673</text:p>
          </table:table-cell>
          <table:table-cell table:style-name="ce71" table:formula="of:=[.BH8]/[.$AZ$5]" office:value-type="float" office:value="-0.0000125284009643178" calcext:value-type="float">
            <text:p>-1.25284009643178E-005</text:p>
          </table:table-cell>
          <table:table-cell table:style-name="ce71" table:formula="of:=[.BI8]/[.$AZ$5]" office:value-type="float" office:value="0.319711426356666" calcext:value-type="float">
            <text:p>0.3197114264</text:p>
          </table:table-cell>
          <table:table-cell table:style-name="ce71" table:formula="of:=[.BJ8]/[.$AZ$5]" office:value-type="float" office:value="0.324002377266015" calcext:value-type="float">
            <text:p>0.3240023773</text:p>
          </table:table-cell>
          <table:table-cell table:style-name="ce71" table:formula="of:=[.BL8]/[.$AZ$5]" office:value-type="float" office:value="0.00000172723023056858" calcext:value-type="float">
            <text:p>1.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.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.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style-name="ce68" table:formula="of:=[.S9]/[.$G$4]" office:value-type="float" office:value="0.369120577075331" calcext:value-type="float">
            <text:p>0.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.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.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.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.4641350211</text:p>
          </table:table-cell>
          <table:table-cell table:formula="of:=[.BF9]/[.$AZ$5]" office:value-type="float" office:value="3.30500437445319" calcext:value-type="float">
            <text:p>3.3050043745</text:p>
          </table:table-cell>
          <table:table-cell table:formula="of:=[.BH9]/[.$AZ$5]" office:value-type="float" office:value="-0.000012880104073225" calcext:value-type="float">
            <text:p>-1.2880104073225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181495806216526" calcext:value-type="float">
            <text:p>0.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.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style-name="ce68" table:formula="of:=[.S10]/[.$G$4]" office:value-type="float" office:value="0.368272997191585" calcext:value-type="float">
            <text:p>0.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.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.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.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.4894514768</text:p>
          </table:table-cell>
          <table:table-cell table:formula="of:=[.BF10]/[.$AZ$5]" office:value-type="float" office:value="3.24942694663167" calcext:value-type="float">
            <text:p>3.2494269466</text:p>
          </table:table-cell>
          <table:table-cell table:formula="of:=[.BH10]/[.$AZ$5]" office:value-type="float" office:value="0.0110983550537463" calcext:value-type="float">
            <text:p>0.0110983551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2545481" calcext:value-type="float">
            <text:p>0.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style-name="ce68" table:formula="of:=[.S11]/[.$G$4]" office:value-type="float" office:value="0.383242743514584" calcext:value-type="float">
            <text:p>0.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.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.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.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.4767932489</text:p>
          </table:table-cell>
          <table:table-cell table:formula="of:=[.BF11]/[.$AZ$5]" office:value-type="float" office:value="3.41986439195101" calcext:value-type="float">
            <text:p>3.419864392</text:p>
          </table:table-cell>
          <table:table-cell table:formula="of:=[.BH11]/[.$AZ$5]" office:value-type="float" office:value="0.0444310680128354" calcext:value-type="float">
            <text:p>0.044431068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303052" calcext:value-type="float">
            <text:p>0.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.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style-name="ce68" table:formula="of:=[.S12]/[.$G$4]" office:value-type="float" office:value="0.382426464143288" calcext:value-type="float">
            <text:p>0.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.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.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.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.3333333333</text:p>
          </table:table-cell>
          <table:table-cell table:formula="of:=[.BF12]/[.$AZ$5]" office:value-type="float" office:value="3.64587926509186" calcext:value-type="float">
            <text:p>3.6458792651</text:p>
          </table:table-cell>
          <table:table-cell table:formula="of:=[.BH12]/[.$AZ$5]" office:value-type="float" office:value="0.0999863279527559" calcext:value-type="float">
            <text:p>0.099986328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3940856" calcext:value-type="float">
            <text:p>0.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.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style-name="ce68" table:formula="of:=[.S13]/[.$G$4]" office:value-type="float" office:value="0.41003048720977" calcext:value-type="float">
            <text:p>0.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.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.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.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.2869198312</text:p>
          </table:table-cell>
          <table:table-cell table:formula="of:=[.BF13]/[.$AZ$5]" office:value-type="float" office:value="3.63846894138233" calcext:value-type="float">
            <text:p>3.6384689414</text:p>
          </table:table-cell>
          <table:table-cell table:formula="of:=[.BH13]/[.$AZ$5]" office:value-type="float" office:value="0.255542101280372" calcext:value-type="float">
            <text:p>0.255542101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69630249" calcext:value-type="float">
            <text:p>0.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.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style-name="ce68" table:formula="of:=[.S14]/[.$G$4]" office:value-type="float" office:value="0.434453680459694" calcext:value-type="float">
            <text:p>0.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.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.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.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.3122362869</text:p>
          </table:table-cell>
          <table:table-cell table:formula="of:=[.BF14]/[.$AZ$5]" office:value-type="float" office:value="3.84595800524934" calcext:value-type="float">
            <text:p>3.8459580052</text:p>
          </table:table-cell>
          <table:table-cell table:formula="of:=[.BH14]/[.$AZ$5]" office:value-type="float" office:value="0.344430113382574" calcext:value-type="float">
            <text:p>0.3444301134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5133022" calcext:value-type="float">
            <text:p>0.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style-name="ce68" table:formula="of:=[.S15]/[.$G$4]" office:value-type="float" office:value="0.469041576574453" calcext:value-type="float">
            <text:p>0.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.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.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.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.0421940928</text:p>
          </table:table-cell>
          <table:table-cell table:formula="of:=[.BF15]/[.$AZ$5]" office:value-type="float" office:value="3.71998250218723" calcext:value-type="float">
            <text:p>3.7199825022</text:p>
          </table:table-cell>
          <table:table-cell table:formula="of:=[.BH15]/[.$AZ$5]" office:value-type="float" office:value="0.711098379588718" calcext:value-type="float">
            <text:p>0.7110983796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111004" calcext:value-type="float">
            <text:p>0.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.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style-name="ce68" table:formula="of:=[.S16]/[.$G$4]" office:value-type="float" office:value="0.494342998950518" calcext:value-type="float">
            <text:p>0.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.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.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.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.3037974684</text:p>
          </table:table-cell>
          <table:table-cell table:formula="of:=[.BF16]/[.$AZ$5]" office:value-type="float" office:value="3.64587926509186" calcext:value-type="float">
            <text:p>3.6458792651</text:p>
          </table:table-cell>
          <table:table-cell table:formula="of:=[.BH16]/[.$AZ$5]" office:value-type="float" office:value="1.14443089354192" calcext:value-type="float">
            <text:p>1.1444308935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852172" calcext:value-type="float">
            <text:p>0.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.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style-name="ce68" table:formula="of:=[.S17]/[.$G$4]" office:value-type="float" office:value="0.506211418863884" calcext:value-type="float">
            <text:p>0.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.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.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.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.4388185654</text:p>
          </table:table-cell>
          <table:table-cell table:formula="of:=[.BF17]/[.$AZ$5]" office:value-type="float" office:value="3.92376640419948" calcext:value-type="float">
            <text:p>3.9237664042</text:p>
          </table:table-cell>
          <table:table-cell table:formula="of:=[.BH17]/[.$AZ$5]" office:value-type="float" office:value="1.31109593135026" calcext:value-type="float">
            <text:p>1.3110959314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034214" calcext:value-type="float">
            <text:p>0.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.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style-name="ce68" table:formula="of:=[.S18]/[.$G$4]" office:value-type="float" office:value="0.48153400768126" calcext:value-type="float">
            <text:p>0.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.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.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.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.3333333333</text:p>
          </table:table-cell>
          <table:table-cell table:formula="of:=[.BF18]/[.$AZ$5]" office:value-type="float" office:value="3.80520122484689" calcext:value-type="float">
            <text:p>3.8052012248</text:p>
          </table:table-cell>
          <table:table-cell table:formula="of:=[.BH18]/[.$AZ$5]" office:value-type="float" office:value="1.13331906382874" calcext:value-type="float">
            <text:p>1.1333190638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557521" calcext:value-type="float">
            <text:p>0.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style-name="ce68" table:formula="of:=[.S19]/[.$G$4]" office:value-type="float" office:value="0.483476990775397" calcext:value-type="float">
            <text:p>0.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.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.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.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.2953586498</text:p>
          </table:table-cell>
          <table:table-cell table:formula="of:=[.BF19]/[.$AZ$5]" office:value-type="float" office:value="3.67181539807524" calcext:value-type="float">
            <text:p>3.6718153981</text:p>
          </table:table-cell>
          <table:table-cell table:formula="of:=[.BH19]/[.$AZ$5]" office:value-type="float" office:value="0.922208609780011" calcext:value-type="float">
            <text:p>0.9222086098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788435" calcext:value-type="float">
            <text:p>0.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.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style-name="ce68" table:formula="of:=[.S20]/[.$G$4]" office:value-type="float" office:value="0.455521679484701" calcext:value-type="float">
            <text:p>0.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.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.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.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.3037974684</text:p>
          </table:table-cell>
          <table:table-cell table:formula="of:=[.BF20]/[.$AZ$5]" office:value-type="float" office:value="3.79779090113736" calcext:value-type="float">
            <text:p>3.7977909011</text:p>
          </table:table-cell>
          <table:table-cell table:formula="of:=[.BH20]/[.$AZ$5]" office:value-type="float" office:value="0.844430328920984" calcext:value-type="float">
            <text:p>0.8444303289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09906341" calcext:value-type="float">
            <text:p>0.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.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style-name="ce68" table:formula="of:=[.S21]/[.$G$4]" office:value-type="float" office:value="0.414578099380604" calcext:value-type="float">
            <text:p>0.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.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.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.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.388185654</text:p>
          </table:table-cell>
          <table:table-cell table:formula="of:=[.BF21]/[.$AZ$5]" office:value-type="float" office:value="3.79779090113736" calcext:value-type="float">
            <text:p>3.7977909011</text:p>
          </table:table-cell>
          <table:table-cell table:formula="of:=[.BH21]/[.$AZ$5]" office:value-type="float" office:value="0.477763301704549" calcext:value-type="float">
            <text:p>0.4777633017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0791453" calcext:value-type="float">
            <text:p>0.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.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style-name="ce68" table:formula="of:=[.S22]/[.$G$4]" office:value-type="float" office:value="0.389711432296739" calcext:value-type="float">
            <text:p>0.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.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.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.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.3797468354</text:p>
          </table:table-cell>
          <table:table-cell table:formula="of:=[.BF22]/[.$AZ$5]" office:value-type="float" office:value="3.59400699912511" calcext:value-type="float">
            <text:p>3.5940069991</text:p>
          </table:table-cell>
          <table:table-cell table:formula="of:=[.BH22]/[.$AZ$5]" office:value-type="float" office:value="0.322208557034218" calcext:value-type="float">
            <text:p>0.322208557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5567648" calcext:value-type="float">
            <text:p>0.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.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style-name="ce68" table:formula="of:=[.S23]/[.$G$4]" office:value-type="float" office:value="0.361420808069718" calcext:value-type="float">
            <text:p>0.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.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.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.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.4894514768</text:p>
          </table:table-cell>
          <table:table-cell table:formula="of:=[.BF23]/[.$AZ$5]" office:value-type="float" office:value="3.51990376202975" calcext:value-type="float">
            <text:p>3.519903762</text:p>
          </table:table-cell>
          <table:table-cell table:formula="of:=[.BH23]/[.$AZ$5]" office:value-type="float" office:value="0.0555417377055024" calcext:value-type="float">
            <text:p>0.0555417377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1998278997" calcext:value-type="float">
            <text:p>0.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.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style-name="ce68" table:formula="of:=[.S24]/[.$G$4]" office:value-type="float" office:value="0.348209707572712" calcext:value-type="float">
            <text:p>0.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.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.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.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.2405063291</text:p>
          </table:table-cell>
          <table:table-cell table:formula="of:=[.BF24]/[.$AZ$5]" office:value-type="float" office:value="3.37169728783902" calcext:value-type="float">
            <text:p>3.3716972878</text:p>
          </table:table-cell>
          <table:table-cell table:formula="of:=[.BH24]/[.$AZ$5]" office:value-type="float" office:value="0.0333210415761321" calcext:value-type="float">
            <text:p>0.0333210416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0570477" calcext:value-type="float">
            <text:p>0.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.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style-name="ce68" table:formula="of:=[.S25]/[.$G$4]" office:value-type="float" office:value="0.340036763351025" calcext:value-type="float">
            <text:p>0.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.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.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.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.4303797468</text:p>
          </table:table-cell>
          <table:table-cell table:formula="of:=[.BF25]/[.$AZ$5]" office:value-type="float" office:value="3.50878827646544" calcext:value-type="float">
            <text:p>3.5087882765</text:p>
          </table:table-cell>
          <table:table-cell table:formula="of:=[.BH25]/[.$AZ$5]" office:value-type="float" office:value="0.0110975700753417" calcext:value-type="float">
            <text:p>0.0110975701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2810604" calcext:value-type="float">
            <text:p>0.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style-name="ce68" table:formula="of:=[.S26]/[.$G$4]" office:value-type="float" office:value="0.328823661590996" calcext:value-type="float">
            <text:p>0.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.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.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.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.641350211</text:p>
          </table:table-cell>
          <table:table-cell table:formula="of:=[.BF26]/[.$AZ$5]" office:value-type="float" office:value="3.31241469816273" calcext:value-type="float">
            <text:p>3.3124146982</text:p>
          </table:table-cell>
          <table:table-cell table:formula="of:=[.BH26]/[.$AZ$5]" office:value-type="float" office:value="0.0110975417414061" calcext:value-type="float">
            <text:p>0.0110975417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2683158" calcext:value-type="float">
            <text:p>0.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style-name="ce68" table:formula="of:=[.S27]/[.$G$4]" office:value-type="float" office:value="0.336340601794203" calcext:value-type="float">
            <text:p>0.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.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.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.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.4894514768</text:p>
          </table:table-cell>
          <table:table-cell table:formula="of:=[.BF27]/[.$AZ$5]" office:value-type="float" office:value="3.19755468066492" calcext:value-type="float">
            <text:p>3.1975546807</text:p>
          </table:table-cell>
          <table:table-cell table:formula="of:=[.BH27]/[.$AZ$5]" office:value-type="float" office:value="-0.000012552425890395" calcext:value-type="float">
            <text:p>-1.2552425890395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175163092381152" calcext:value-type="float">
            <text:p>1.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.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style-name="ce68" table:formula="of:=[.S28]/[.$G$4]" office:value-type="float" office:value="0.328823661563251" calcext:value-type="float">
            <text:p>0.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.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.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.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.9493670886</text:p>
          </table:table-cell>
          <table:table-cell table:formula="of:=[.BF28]/[.$AZ$5]" office:value-type="float" office:value="3.2346062992126" calcext:value-type="float">
            <text:p>3.2346062992</text:p>
          </table:table-cell>
          <table:table-cell table:formula="of:=[.BH28]/[.$AZ$5]" office:value-type="float" office:value="0.0110967396324906" calcext:value-type="float">
            <text:p>0.011096739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2744399" calcext:value-type="float">
            <text:p>0.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style-name="ce68" table:formula="of:=[.S29]/[.$G$4]" office:value-type="float" office:value="0.356195171767386" calcext:value-type="float">
            <text:p>0.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.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.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.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.9789029536</text:p>
          </table:table-cell>
          <table:table-cell table:formula="of:=[.BF29]/[.$AZ$5]" office:value-type="float" office:value="3.07528433945757" calcext:value-type="float">
            <text:p>3.0752843395</text:p>
          </table:table-cell>
          <table:table-cell table:formula="of:=[.BH29]/[.$AZ$5]" office:value-type="float" office:value="0.0110973453209271" calcext:value-type="float">
            <text:p>0.0110973453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2584601" calcext:value-type="float">
            <text:p>0.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style-name="ce68" table:formula="of:=[.S30]/[.$G$4]" office:value-type="float" office:value="0.379967104341429" calcext:value-type="float">
            <text:p>0.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.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.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.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.0210970464</text:p>
          </table:table-cell>
          <table:table-cell table:formula="of:=[.BF30]/[.$AZ$5]" office:value-type="float" office:value="3.00859142607174" calcext:value-type="float">
            <text:p>3.0085914261</text:p>
          </table:table-cell>
          <table:table-cell table:formula="of:=[.BH30]/[.$AZ$5]" office:value-type="float" office:value="0.0777641677099184" calcext:value-type="float">
            <text:p>0.07776416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68434289" calcext:value-type="float">
            <text:p>0.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.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style-name="ce68" table:formula="of:=[.S31]/[.$G$4]" office:value-type="float" office:value="0.41155194128727" calcext:value-type="float">
            <text:p>0.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.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.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.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.2151898734</text:p>
          </table:table-cell>
          <table:table-cell table:formula="of:=[.BF31]/[.$AZ$5]" office:value-type="float" office:value="2.96042432195975" calcext:value-type="float">
            <text:p>2.960424322</text:p>
          </table:table-cell>
          <table:table-cell table:formula="of:=[.BH31]/[.$AZ$5]" office:value-type="float" office:value="0.233319294738882" calcext:value-type="float">
            <text:p>0.23331929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7536754" calcext:value-type="float">
            <text:p>0.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.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style-name="ce68" table:formula="of:=[.S32]/[.$G$4]" office:value-type="float" office:value="0.45276925738829" calcext:value-type="float">
            <text:p>0.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.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.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.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.9367088608</text:p>
          </table:table-cell>
          <table:table-cell table:formula="of:=[.BF32]/[.$AZ$5]" office:value-type="float" office:value="3.14938757655293" calcext:value-type="float">
            <text:p>3.1493875766</text:p>
          </table:table-cell>
          <table:table-cell table:formula="of:=[.BH32]/[.$AZ$5]" office:value-type="float" office:value="0.35554160755583" calcext:value-type="float">
            <text:p>0.3555416076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1325633" calcext:value-type="float">
            <text:p>0.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.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style-name="ce68" table:formula="of:=[.S33]/[.$G$4]" office:value-type="float" office:value="0.453458929025411" calcext:value-type="float">
            <text:p>0.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.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.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.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.1898734177</text:p>
          </table:table-cell>
          <table:table-cell table:formula="of:=[.BF33]/[.$AZ$5]" office:value-type="float" office:value="2.93819335083115" calcext:value-type="float">
            <text:p>2.9381933508</text:p>
          </table:table-cell>
          <table:table-cell table:formula="of:=[.BH33]/[.$AZ$5]" office:value-type="float" office:value="0.744430594953951" calcext:value-type="float">
            <text:p>0.744430595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1493792" calcext:value-type="float">
            <text:p>0.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.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style-name="ce68" table:formula="of:=[.S34]/[.$G$4]" office:value-type="float" office:value="0.488620507485322" calcext:value-type="float">
            <text:p>0.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.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.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.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.2700421941</text:p>
          </table:table-cell>
          <table:table-cell table:formula="of:=[.BF34]/[.$AZ$5]" office:value-type="float" office:value="3.11974628171479" calcext:value-type="float">
            <text:p>3.1197462817</text:p>
          </table:table-cell>
          <table:table-cell table:formula="of:=[.BH34]/[.$AZ$5]" office:value-type="float" office:value="0.955540568926266" calcext:value-type="float">
            <text:p>0.9555405689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23446" calcext:value-type="float">
            <text:p>0.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.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style-name="ce68" table:formula="of:=[.S35]/[.$G$4]" office:value-type="float" office:value="0.475657440114483" calcext:value-type="float">
            <text:p>0.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.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.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.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.3122362869</text:p>
          </table:table-cell>
          <table:table-cell table:formula="of:=[.BF35]/[.$AZ$5]" office:value-type="float" office:value="2.71217847769029" calcext:value-type="float">
            <text:p>2.7121784777</text:p>
          </table:table-cell>
          <table:table-cell table:formula="of:=[.BH35]/[.$AZ$5]" office:value-type="float" office:value="1.13332017583458" calcext:value-type="float">
            <text:p>1.1333201758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49878" calcext:value-type="float">
            <text:p>0.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style-name="ce68" table:formula="of:=[.S36]/[.$G$4]" office:value-type="float" office:value="0.484767986110477" calcext:value-type="float">
            <text:p>0.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.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.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.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.358649789</text:p>
          </table:table-cell>
          <table:table-cell table:formula="of:=[.BF36]/[.$AZ$5]" office:value-type="float" office:value="2.88632108486439" calcext:value-type="float">
            <text:p>2.8863210849</text:p>
          </table:table-cell>
          <table:table-cell table:formula="of:=[.BH36]/[.$AZ$5]" office:value-type="float" office:value="1.51109695809048" calcext:value-type="float">
            <text:p>1.5110969581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786811" calcext:value-type="float">
            <text:p>0.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.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style-name="ce68" table:formula="of:=[.S37]/[.$G$4]" office:value-type="float" office:value="0.506828373719747" calcext:value-type="float">
            <text:p>0.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.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.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.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.2447257384</text:p>
          </table:table-cell>
          <table:table-cell table:formula="of:=[.BF37]/[.$AZ$5]" office:value-type="float" office:value="3.01970691163605" calcext:value-type="float">
            <text:p>3.0197069116</text:p>
          </table:table-cell>
          <table:table-cell table:formula="of:=[.BH37]/[.$AZ$5]" office:value-type="float" office:value="1.18887446883278" calcext:value-type="float">
            <text:p>1.1888744688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45875" calcext:value-type="float">
            <text:p>0.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.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style-name="ce68" table:formula="of:=[.S38]/[.$G$4]" office:value-type="float" office:value="0.473022198633798" calcext:value-type="float">
            <text:p>0.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.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.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.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.9620253165</text:p>
          </table:table-cell>
          <table:table-cell table:formula="of:=[.BF38]/[.$AZ$5]" office:value-type="float" office:value="2.83074365704287" calcext:value-type="float">
            <text:p>2.830743657</text:p>
          </table:table-cell>
          <table:table-cell table:formula="of:=[.BH38]/[.$AZ$5]" office:value-type="float" office:value="0.755542938142768" calcext:value-type="float">
            <text:p>0.7555429381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473055" calcext:value-type="float">
            <text:p>0.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.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style-name="ce68" table:formula="of:=[.S39]/[.$G$4]" office:value-type="float" office:value="0.420565096404682" calcext:value-type="float">
            <text:p>0.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.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.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.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.0126582278</text:p>
          </table:table-cell>
          <table:table-cell table:formula="of:=[.BF39]/[.$AZ$5]" office:value-type="float" office:value="2.95671916010499" calcext:value-type="float">
            <text:p>2.9567191601</text:p>
          </table:table-cell>
          <table:table-cell table:formula="of:=[.BH39]/[.$AZ$5]" office:value-type="float" office:value="0.344431097103046" calcext:value-type="float">
            <text:p>0.3444310971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004636" calcext:value-type="float">
            <text:p>0.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style-name="ce68" table:formula="of:=[.S40]/[.$G$4]" office:value-type="float" office:value="0.39131189651004" calcext:value-type="float">
            <text:p>0.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.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.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.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.9620253165</text:p>
          </table:table-cell>
          <table:table-cell table:formula="of:=[.BF40]/[.$AZ$5]" office:value-type="float" office:value="2.83815398075241" calcext:value-type="float">
            <text:p>2.8381539808</text:p>
          </table:table-cell>
          <table:table-cell table:formula="of:=[.BH40]/[.$AZ$5]" office:value-type="float" office:value="0.188876238446225" calcext:value-type="float">
            <text:p>0.1888762384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7590181" calcext:value-type="float">
            <text:p>0.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.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style-name="ce68" table:formula="of:=[.S41]/[.$G$4]" office:value-type="float" office:value="0.385681215985441" calcext:value-type="float">
            <text:p>0.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.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.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.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.9662447257</text:p>
          </table:table-cell>
          <table:table-cell table:formula="of:=[.BF41]/[.$AZ$5]" office:value-type="float" office:value="3.08639982502187" calcext:value-type="float">
            <text:p>3.086399825</text:p>
          </table:table-cell>
          <table:table-cell table:formula="of:=[.BH41]/[.$AZ$5]" office:value-type="float" office:value="0.0666528950725107" calcext:value-type="float">
            <text:p>0.0666528951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757982" calcext:value-type="float">
            <text:p>0.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.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style-name="ce68" table:formula="of:=[.S42]/[.$G$4]" office:value-type="float" office:value="0.369120577010042" calcext:value-type="float">
            <text:p>0.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.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.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.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.5949367089</text:p>
          </table:table-cell>
          <table:table-cell table:formula="of:=[.BF42]/[.$AZ$5]" office:value-type="float" office:value="2.99747594050744" calcext:value-type="float">
            <text:p>2.9974759405</text:p>
          </table:table-cell>
          <table:table-cell table:formula="of:=[.BH42]/[.$AZ$5]" office:value-type="float" office:value="-0.0000121227033290143" calcext:value-type="float">
            <text:p>-1.21227033290143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165357793161259" calcext:value-type="float">
            <text:p>1.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.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style-name="ce68" table:formula="of:=[.S43]/[.$G$4]" office:value-type="float" office:value="0.354436172550384" calcext:value-type="float">
            <text:p>0.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.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.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.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.7426160338</text:p>
          </table:table-cell>
          <table:table-cell table:formula="of:=[.BF43]/[.$AZ$5]" office:value-type="float" office:value="2.99747594050744" calcext:value-type="float">
            <text:p>2.9974759405</text:p>
          </table:table-cell>
          <table:table-cell table:formula="of:=[.BH43]/[.$AZ$5]" office:value-type="float" office:value="0.0333207126316281" calcext:value-type="float">
            <text:p>0.0333207126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0475409" calcext:value-type="float">
            <text:p>0.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.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.7831249169</text:p>
          </table:table-cell>
          <table:table-cell table:style-name="ce57" table:formula="of:=[.M44]/[.$G$4]" office:value-type="float" office:value="28.3637248743719" calcext:value-type="float">
            <text:p>28.3637248744</text:p>
          </table:table-cell>
          <table:table-cell table:style-name="ce57" table:formula="of:=[.O44]/[.$G$4]" office:value-type="float" office:value="4.94964852913167" calcext:value-type="float">
            <text:p>4.9496485291</text:p>
          </table:table-cell>
          <table:table-cell table:style-name="ce57" table:formula="of:=[.P44]/[.$G$4]" office:value-type="float" office:value="1.05837448041214" calcext:value-type="float">
            <text:p>1.0583744804</text:p>
          </table:table-cell>
          <table:table-cell table:style-name="ce57" table:formula="of:=[.Q44]/[.$G$4]" office:value-type="float" office:value="1.13374769143731" calcext:value-type="float">
            <text:p>1.1337476914</text:p>
          </table:table-cell>
          <table:table-cell table:style-name="ce69" table:formula="of:=[.S44]/[.$G$4]" office:value-type="float" office:value="0.351781182634738" calcext:value-type="float">
            <text:p>0.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.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.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.9094751896</text:p>
          </table:table-cell>
          <table:table-cell table:style-name="ce57" table:formula="of:=[.AB44]/[.$G$4]" office:value-type="float" office:value="27.4832129396985" calcext:value-type="float">
            <text:p>27.4832129397</text:p>
          </table:table-cell>
          <table:table-cell table:style-name="ce57" table:formula="of:=[.AD44]/[.$G$4]" office:value-type="float" office:value="0.0996714454010443" calcext:value-type="float">
            <text:p>0.0996714454</text:p>
          </table:table-cell>
          <table:table-cell table:style-name="ce57" table:formula="of:=[.AE44]/[.$G$4]" office:value-type="float" office:value="1.02839738640977" calcext:value-type="float">
            <text:p>1.0283973864</text:p>
          </table:table-cell>
          <table:table-cell table:style-name="ce57" table:formula="of:=[.AF44]/[.$G$4]" office:value-type="float" office:value="1.10580304608164" calcext:value-type="float">
            <text:p>1.1058030461</text:p>
          </table:table-cell>
          <table:table-cell table:style-name="ce57" table:formula="of:=[.AH44]/[.$G$4]" office:value-type="float" office:value="0.0500000040566095" calcext:value-type="float">
            <text:p>0.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.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.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.4443627777</text:p>
          </table:table-cell>
          <table:table-cell table:style-name="ce57" table:formula="of:=[.AQ44]/[.$G$4]" office:value-type="float" office:value="26.3029522613065" calcext:value-type="float">
            <text:p>26.3029522613</text:p>
          </table:table-cell>
          <table:table-cell table:style-name="ce57" table:formula="of:=[.AS44]/[.$G$4]" office:value-type="float" office:value="0.0246785205464" calcext:value-type="float">
            <text:p>0.0246785205</text:p>
          </table:table-cell>
          <table:table-cell table:style-name="ce57" table:formula="of:=[.AT44]/[.$G$4]" office:value-type="float" office:value="1.04675702901218" calcext:value-type="float">
            <text:p>1.046757029</text:p>
          </table:table-cell>
          <table:table-cell table:style-name="ce57" table:formula="of:=[.AU44]/[.$G$4]" office:value-type="float" office:value="1.06826565930117" calcext:value-type="float">
            <text:p>1.0682656593</text:p>
          </table:table-cell>
          <table:table-cell table:style-name="ce57" table:formula="of:=[.AW44]/[.$G$4]" office:value-type="float" office:value="0.0250000073571018" calcext:value-type="float">
            <text:p>0.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.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.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.7848101266</text:p>
          </table:table-cell>
          <table:table-cell table:style-name="ce57" table:formula="of:=[.BF44]/[.$AZ$5]" office:value-type="float" office:value="2.95671916010499" calcext:value-type="float">
            <text:p>2.9567191601</text:p>
          </table:table-cell>
          <table:table-cell table:style-name="ce57" table:formula="of:=[.BH44]/[.$AZ$5]" office:value-type="float" office:value="-0.0000125894481959534" calcext:value-type="float">
            <text:p>-1.25894481959534E-005</text:p>
          </table:table-cell>
          <table:table-cell table:style-name="ce57" table:formula="of:=[.BI44]/[.$AZ$5]" office:value-type="float" office:value="0.334846154067511" calcext:value-type="float">
            <text:p>0.3348461541</text:p>
          </table:table-cell>
          <table:table-cell table:style-name="ce57" table:formula="of:=[.BJ44]/[.$AZ$5]" office:value-type="float" office:value="0.310968686337484" calcext:value-type="float">
            <text:p>0.3109686863</text:p>
          </table:table-cell>
          <table:table-cell table:style-name="ce57" table:formula="of:=[.BL44]/[.$AZ$5]" office:value-type="float" office:value="0.00000168021366425208" calcext:value-type="float">
            <text:p>1.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.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.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50873919148862" calcext:value-type="float">
            <text:p>0.0150873919</text:p>
          </table:table-cell>
          <table:table-cell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100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formula="of:=SUMPRODUCT([.C84:.C102];[.B5:.B23])/SUM([.B5:.B23])/[.D84]^1.5" office:value-type="float" office:value="-0.00306550368935413" calcext:value-type="float">
            <text:p>-0.0030655037</text:p>
          </table:table-cell>
          <table:table-cell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100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100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formula="of:=SUMPRODUCT([.S84:.S102];[.R5:.R23])/SUM([.R5:.R23])/[.T84]^1.5" office:value-type="float" office:value="-0.0204401170621637" calcext:value-type="float">
            <text:p>-0.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.569775087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100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100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100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.140</text:p>
          </table:table-cell>
          <table:table-cell table:style-name="ce27" table:formula="of:=[.I4]/50" office:value-type="float" office:value="1.24" calcext:value-type="float">
            <text:p>1.240</text:p>
          </table:table-cell>
          <table:table-cell table:style-name="ce27" table:formula="of:=[.M4]/50" office:value-type="float" office:value="0.56" calcext:value-type="float">
            <text:p>0.560</text:p>
          </table:table-cell>
          <table:table-cell table:style-name="ce27" table:formula="of:=[.Q4]/50" office:value-type="float" office:value="0.24" calcext:value-type="float">
            <text:p>0.240</text:p>
          </table:table-cell>
          <table:table-cell table:style-name="ce27" table:formula="of:=[.U4]/50" office:value-type="float" office:value="1.4" calcext:value-type="float">
            <text:p>1.400</text:p>
          </table:table-cell>
          <table:table-cell table:style-name="ce27" table:formula="of:=[.Y4]/50" office:value-type="float" office:value="4.4" calcext:value-type="float">
            <text:p>4.400</text:p>
          </table:table-cell>
          <table:table-cell table:style-name="ce27" table:formula="of:=[.AC4]/50" office:value-type="float" office:value="7.5" calcext:value-type="float">
            <text:p>7.500</text:p>
          </table:table-cell>
          <table:table-cell table:style-name="ce27" table:formula="of:=[.AG4]/50" office:value-type="float" office:value="0.58" calcext:value-type="float">
            <text:p>0.580</text:p>
          </table:table-cell>
          <table:table-cell table:style-name="ce27" table:formula="of:=[.AK4]/50" office:value-type="float" office:value="1.24" calcext:value-type="float">
            <text:p>1.240</text:p>
          </table:table-cell>
          <table:table-cell table:style-name="ce27" table:formula="of:=[.AO4]/50" office:value-type="float" office:value="0.3" calcext:value-type="float">
            <text:p>0.300</text:p>
          </table:table-cell>
          <table:table-cell table:style-name="ce27" table:formula="of:=[.AS4]/50" office:value-type="float" office:value="0.66" calcext:value-type="float">
            <text:p>0.660</text:p>
          </table:table-cell>
          <table:table-cell table:style-name="ce27" table:formula="of:=[.AW4]/50" office:value-type="float" office:value="1.14" calcext:value-type="float">
            <text:p>1.140</text:p>
          </table:table-cell>
          <table:table-cell table:style-name="ce27" table:formula="of:=[.BA4]/50" office:value-type="float" office:value="1.26" calcext:value-type="float">
            <text:p>1.260</text:p>
          </table:table-cell>
          <table:table-cell table:style-name="ce27" table:formula="of:=[.BE4]/50" office:value-type="float" office:value="0.98" calcext:value-type="float">
            <text:p>0.980</text:p>
          </table:table-cell>
          <table:table-cell table:style-name="ce27" table:formula="of:=[.BI4]/50" office:value-type="float" office:value="0.9" calcext:value-type="float">
            <text:p>0.900</text:p>
          </table:table-cell>
          <table:table-cell table:style-name="ce27" table:formula="of:=[.BM4]/50" office:value-type="float" office:value="0.42" calcext:value-type="float">
            <text:p>0.420</text:p>
          </table:table-cell>
          <table:table-cell table:style-name="ce27" table:formula="of:=[.BQ4]/40" office:value-type="float" office:value="1.225" calcext:value-type="float">
            <text:p>1.225</text:p>
          </table:table-cell>
          <table:table-cell table:style-name="ce27" table:formula="of:=[.BU4]/40" office:value-type="float" office:value="1.425" calcext:value-type="float">
            <text:p>1.425</text:p>
          </table:table-cell>
          <table:table-cell table:style-name="ce27" table:formula="of:=[.BY4]/40" office:value-type="float" office:value="8.05" calcext:value-type="float">
            <text:p>8.050</text:p>
          </table:table-cell>
          <table:table-cell table:style-name="ce27" table:formula="of:=[.CC4]/30" office:value-type="float" office:value="5.5" calcext:value-type="float">
            <text:p>5.500</text:p>
          </table:table-cell>
          <table:table-cell table:style-name="ce27" table:formula="of:=[.CG4]/30" office:value-type="float" office:value="1.33333333333333" calcext:value-type="float">
            <text:p>1.333</text:p>
          </table:table-cell>
          <table:table-cell table:style-name="ce27" table:formula="of:=[.CK4]/30" office:value-type="float" office:value="0.233333333333333" calcext:value-type="float">
            <text:p>0.233</text:p>
          </table:table-cell>
          <table:table-cell table:style-name="ce27" table:formula="of:=[.CO4]/30" office:value-type="float" office:value="0.7" calcext:value-type="float">
            <text:p>0.700</text:p>
          </table:table-cell>
          <table:table-cell table:style-name="ce27" table:formula="of:=[.CS4]/30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.080</text:p>
          </table:table-cell>
          <table:table-cell table:style-name="ce27" table:formula="of:=[.I5]/50" office:value-type="float" office:value="0.3" calcext:value-type="float">
            <text:p>0.300</text:p>
          </table:table-cell>
          <table:table-cell table:style-name="ce27" table:formula="of:=[.M5]/50" office:value-type="float" office:value="0.52" calcext:value-type="float">
            <text:p>0.520</text:p>
          </table:table-cell>
          <table:table-cell table:style-name="ce27" table:formula="of:=[.Q5]/50" office:value-type="float" office:value="2.24" calcext:value-type="float">
            <text:p>2.240</text:p>
          </table:table-cell>
          <table:table-cell table:style-name="ce27" table:formula="of:=[.U5]/50" office:value-type="float" office:value="5.64" calcext:value-type="float">
            <text:p>5.640</text:p>
          </table:table-cell>
          <table:table-cell table:style-name="ce27" table:formula="of:=[.Y5]/50" office:value-type="float" office:value="7.5" calcext:value-type="float">
            <text:p>7.500</text:p>
          </table:table-cell>
          <table:table-cell table:style-name="ce27" table:formula="of:=[.AC5]/50" office:value-type="float" office:value="3.18" calcext:value-type="float">
            <text:p>3.180</text:p>
          </table:table-cell>
          <table:table-cell table:style-name="ce27" table:formula="of:=[.AG5]/50" office:value-type="float" office:value="0.46" calcext:value-type="float">
            <text:p>0.460</text:p>
          </table:table-cell>
          <table:table-cell table:style-name="ce27" table:formula="of:=[.AK5]/50" office:value-type="float" office:value="0.2" calcext:value-type="float">
            <text:p>0.200</text:p>
          </table:table-cell>
          <table:table-cell table:style-name="ce27" table:formula="of:=[.AO5]/50" office:value-type="float" office:value="0.06" calcext:value-type="float">
            <text:p>0.060</text:p>
          </table:table-cell>
          <table:table-cell table:style-name="ce27" table:formula="of:=[.AS5]/50" office:value-type="float" office:value="0.04" calcext:value-type="float">
            <text:p>0.040</text:p>
          </table:table-cell>
          <table:table-cell table:style-name="ce27" table:formula="of:=[.AW5]/50" office:value-type="float" office:value="1.08" calcext:value-type="float">
            <text:p>1.080</text:p>
          </table:table-cell>
          <table:table-cell table:style-name="ce27" table:formula="of:=[.BA5]/50" office:value-type="float" office:value="0.9" calcext:value-type="float">
            <text:p>0.900</text:p>
          </table:table-cell>
          <table:table-cell table:style-name="ce27" table:formula="of:=[.BE5]/50" office:value-type="float" office:value="1.44" calcext:value-type="float">
            <text:p>1.440</text:p>
          </table:table-cell>
          <table:table-cell table:style-name="ce27" table:formula="of:=[.BI5]/50" office:value-type="float" office:value="1.22" calcext:value-type="float">
            <text:p>1.220</text:p>
          </table:table-cell>
          <table:table-cell table:style-name="ce27" table:formula="of:=[.BM5]/50" office:value-type="float" office:value="1.02" calcext:value-type="float">
            <text:p>1.020</text:p>
          </table:table-cell>
          <table:table-cell table:style-name="ce27" table:formula="of:=[.BQ5]/40" office:value-type="float" office:value="0.675" calcext:value-type="float">
            <text:p>0.675</text:p>
          </table:table-cell>
          <table:table-cell table:style-name="ce27" table:formula="of:=[.BU5]/40" office:value-type="float" office:value="1.55" calcext:value-type="float">
            <text:p>1.550</text:p>
          </table:table-cell>
          <table:table-cell table:style-name="ce27" table:formula="of:=[.BY5]/40" office:value-type="float" office:value="5.45" calcext:value-type="float">
            <text:p>5.450</text:p>
          </table:table-cell>
          <table:table-cell table:style-name="ce27" table:formula="of:=[.CC5]/30" office:value-type="float" office:value="6.96666666666667" calcext:value-type="float">
            <text:p>6.967</text:p>
          </table:table-cell>
          <table:table-cell table:style-name="ce27" table:formula="of:=[.CG5]/30" office:value-type="float" office:value="4.96666666666667" calcext:value-type="float">
            <text:p>4.967</text:p>
          </table:table-cell>
          <table:table-cell table:style-name="ce27" table:formula="of:=[.CK5]/30" office:value-type="float" office:value="2.4" calcext:value-type="float">
            <text:p>2.400</text:p>
          </table:table-cell>
          <table:table-cell table:style-name="ce27" table:formula="of:=[.CO5]/30" office:value-type="float" office:value="2.03333333333333" calcext:value-type="float">
            <text:p>2.033</text:p>
          </table:table-cell>
          <table:table-cell table:style-name="ce27" table:formula="of:=[.CS5]/30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.180</text:p>
          </table:table-cell>
          <table:table-cell table:style-name="ce27" table:formula="of:=[.I6]/50" office:value-type="float" office:value="2.58" calcext:value-type="float">
            <text:p>2.580</text:p>
          </table:table-cell>
          <table:table-cell table:style-name="ce27" table:formula="of:=[.M6]/50" office:value-type="float" office:value="4.64" calcext:value-type="float">
            <text:p>4.640</text:p>
          </table:table-cell>
          <table:table-cell table:style-name="ce27" table:formula="of:=[.Q6]/50" office:value-type="float" office:value="7" calcext:value-type="float">
            <text:p>7.000</text:p>
          </table:table-cell>
          <table:table-cell table:style-name="ce27" table:formula="of:=[.U6]/50" office:value-type="float" office:value="6.94" calcext:value-type="float">
            <text:p>6.940</text:p>
          </table:table-cell>
          <table:table-cell table:style-name="ce27" table:formula="of:=[.Y6]/50" office:value-type="float" office:value="2.78" calcext:value-type="float">
            <text:p>2.780</text:p>
          </table:table-cell>
          <table:table-cell table:style-name="ce27" table:formula="of:=[.AC6]/50" office:value-type="float" office:value="0.18" calcext:value-type="float">
            <text:p>0.180</text:p>
          </table:table-cell>
          <table:table-cell table:style-name="ce27" table:formula="of:=[.AG6]/50" office:value-type="float" office:value="0.1" calcext:value-type="float">
            <text:p>0.100</text:p>
          </table:table-cell>
          <table:table-cell table:style-name="ce27" table:formula="of:=[.AK6]/50" office:value-type="float" office:value="0.08" calcext:value-type="float">
            <text:p>0.080</text:p>
          </table:table-cell>
          <table:table-cell table:style-name="ce27" table:formula="of:=[.AO6]/50" office:value-type="float" office:value="0.08" calcext:value-type="float">
            <text:p>0.080</text:p>
          </table:table-cell>
          <table:table-cell table:style-name="ce27" table:formula="of:=[.AS6]/50" office:value-type="float" office:value="0.04" calcext:value-type="float">
            <text:p>0.040</text:p>
          </table:table-cell>
          <table:table-cell table:style-name="ce27" table:formula="of:=[.AW6]/50" office:value-type="float" office:value="0.48" calcext:value-type="float">
            <text:p>0.480</text:p>
          </table:table-cell>
          <table:table-cell table:style-name="ce27" table:formula="of:=[.BA6]/50" office:value-type="float" office:value="0.18" calcext:value-type="float">
            <text:p>0.180</text:p>
          </table:table-cell>
          <table:table-cell table:style-name="ce27" table:formula="of:=[.BE6]/50" office:value-type="float" office:value="0.74" calcext:value-type="float">
            <text:p>0.740</text:p>
          </table:table-cell>
          <table:table-cell table:style-name="ce27" table:formula="of:=[.BI6]/50" office:value-type="float" office:value="1.16" calcext:value-type="float">
            <text:p>1.160</text:p>
          </table:table-cell>
          <table:table-cell table:style-name="ce27" table:formula="of:=[.BM6]/50" office:value-type="float" office:value="1.34" calcext:value-type="float">
            <text:p>1.340</text:p>
          </table:table-cell>
          <table:table-cell table:style-name="ce27" table:formula="of:=[.BQ6]/40" office:value-type="float" office:value="1.175" calcext:value-type="float">
            <text:p>1.175</text:p>
          </table:table-cell>
          <table:table-cell table:style-name="ce27" table:formula="of:=[.BU6]/40" office:value-type="float" office:value="0.85" calcext:value-type="float">
            <text:p>0.850</text:p>
          </table:table-cell>
          <table:table-cell table:style-name="ce27" table:formula="of:=[.BY6]/40" office:value-type="float" office:value="2.475" calcext:value-type="float">
            <text:p>2.475</text:p>
          </table:table-cell>
          <table:table-cell table:style-name="ce27" table:formula="of:=[.CC6]/30" office:value-type="float" office:value="6.76666666666667" calcext:value-type="float">
            <text:p>6.767</text:p>
          </table:table-cell>
          <table:table-cell table:style-name="ce27" table:formula="of:=[.CG6]/30" office:value-type="float" office:value="6.7" calcext:value-type="float">
            <text:p>6.700</text:p>
          </table:table-cell>
          <table:table-cell table:style-name="ce27" table:formula="of:=[.CK6]/30" office:value-type="float" office:value="6.4" calcext:value-type="float">
            <text:p>6.400</text:p>
          </table:table-cell>
          <table:table-cell table:style-name="ce27" table:formula="of:=[.CO6]/30" office:value-type="float" office:value="5.16666666666667" calcext:value-type="float">
            <text:p>5.167</text:p>
          </table:table-cell>
          <table:table-cell table:style-name="ce27" table:formula="of:=[.CS6]/30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.720</text:p>
          </table:table-cell>
          <table:table-cell table:style-name="ce27" table:formula="of:=[.I7]/50" office:value-type="float" office:value="7.26" calcext:value-type="float">
            <text:p>7.260</text:p>
          </table:table-cell>
          <table:table-cell table:style-name="ce27" table:formula="of:=[.M7]/50" office:value-type="float" office:value="7.56" calcext:value-type="float">
            <text:p>7.560</text:p>
          </table:table-cell>
          <table:table-cell table:style-name="ce27" table:formula="of:=[.Q7]/50" office:value-type="float" office:value="5.38" calcext:value-type="float">
            <text:p>5.380</text:p>
          </table:table-cell>
          <table:table-cell table:style-name="ce27" table:formula="of:=[.U7]/50" office:value-type="float" office:value="2.04" calcext:value-type="float">
            <text:p>2.040</text:p>
          </table:table-cell>
          <table:table-cell table:style-name="ce27" table:formula="of:=[.Y7]/50" office:value-type="float" office:value="0.08" calcext:value-type="float">
            <text:p>0.080</text:p>
          </table:table-cell>
          <table:table-cell table:style-name="ce27" table:formula="of:=[.AC7]/50" office:value-type="float" office:value="0.1" calcext:value-type="float">
            <text:p>0.100</text:p>
          </table:table-cell>
          <table:table-cell table:style-name="ce27" table:formula="of:=[.AG7]/50" office:value-type="float" office:value="0.02" calcext:value-type="float">
            <text:p>0.020</text:p>
          </table:table-cell>
          <table:table-cell table:style-name="ce27" table:formula="of:=[.AK7]/50" office:value-type="float" office:value="0.02" calcext:value-type="float">
            <text:p>0.020</text:p>
          </table:table-cell>
          <table:table-cell table:style-name="ce27" table:formula="of:=[.AO7]/50" office:value-type="float" office:value="0.02" calcext:value-type="float">
            <text:p>0.020</text:p>
          </table:table-cell>
          <table:table-cell table:style-name="ce27" table:formula="of:=[.AS7]/50" office:value-type="float" office:value="0.08" calcext:value-type="float">
            <text:p>0.080</text:p>
          </table:table-cell>
          <table:table-cell table:style-name="ce27" table:formula="of:=[.AW7]/50" office:value-type="float" office:value="0.04" calcext:value-type="float">
            <text:p>0.040</text:p>
          </table:table-cell>
          <table:table-cell table:style-name="ce27" table:formula="of:=[.BA7]/50" office:value-type="float" office:value="0.02" calcext:value-type="float">
            <text:p>0.020</text:p>
          </table:table-cell>
          <table:table-cell table:style-name="ce27" table:formula="of:=[.BE7]/50" office:value-type="float" office:value="0.12" calcext:value-type="float">
            <text:p>0.120</text:p>
          </table:table-cell>
          <table:table-cell table:style-name="ce27" table:formula="of:=[.BI7]/50" office:value-type="float" office:value="0.42" calcext:value-type="float">
            <text:p>0.420</text:p>
          </table:table-cell>
          <table:table-cell table:style-name="ce27" table:formula="of:=[.BM7]/50" office:value-type="float" office:value="0.8" calcext:value-type="float">
            <text:p>0.800</text:p>
          </table:table-cell>
          <table:table-cell table:style-name="ce27" table:formula="of:=[.BQ7]/40" office:value-type="float" office:value="1.275" calcext:value-type="float">
            <text:p>1.275</text:p>
          </table:table-cell>
          <table:table-cell table:style-name="ce27" table:formula="of:=[.BU7]/40" office:value-type="float" office:value="0.85" calcext:value-type="float">
            <text:p>0.850</text:p>
          </table:table-cell>
          <table:table-cell table:style-name="ce27" table:formula="of:=[.BY7]/40" office:value-type="float" office:value="1.5" calcext:value-type="float">
            <text:p>1.500</text:p>
          </table:table-cell>
          <table:table-cell table:style-name="ce27" table:formula="of:=[.CC7]/30" office:value-type="float" office:value="2.36666666666667" calcext:value-type="float">
            <text:p>2.367</text:p>
          </table:table-cell>
          <table:table-cell table:style-name="ce27" table:formula="of:=[.CG7]/30" office:value-type="float" office:value="5.73333333333333" calcext:value-type="float">
            <text:p>5.733</text:p>
          </table:table-cell>
          <table:table-cell table:style-name="ce27" table:formula="of:=[.CK7]/30" office:value-type="float" office:value="7.56666666666667" calcext:value-type="float">
            <text:p>7.567</text:p>
          </table:table-cell>
          <table:table-cell table:style-name="ce27" table:formula="of:=[.CO7]/30" office:value-type="float" office:value="7.73333333333333" calcext:value-type="float">
            <text:p>7.733</text:p>
          </table:table-cell>
          <table:table-cell table:style-name="ce27" table:formula="of:=[.CS7]/30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.820</text:p>
          </table:table-cell>
          <table:table-cell table:style-name="ce27" table:formula="of:=[.I8]/50" office:value-type="float" office:value="6.3" calcext:value-type="float">
            <text:p>6.300</text:p>
          </table:table-cell>
          <table:table-cell table:style-name="ce27" table:formula="of:=[.M8]/50" office:value-type="float" office:value="4" calcext:value-type="float">
            <text:p>4.000</text:p>
          </table:table-cell>
          <table:table-cell table:style-name="ce27" table:formula="of:=[.Q8]/50" office:value-type="float" office:value="0.94" calcext:value-type="float">
            <text:p>0.940</text:p>
          </table:table-cell>
          <table:table-cell table:style-name="ce27" table:formula="of:=[.U8]/50" office:value-type="float" office:value="0.02" calcext:value-type="float">
            <text:p>0.020</text:p>
          </table:table-cell>
          <table:table-cell table:style-name="ce27" table:formula="of:=[.Y8]/50" office:value-type="float" office:value="0.06" calcext:value-type="float">
            <text:p>0.060</text:p>
          </table:table-cell>
          <table:table-cell table:style-name="ce27" table:formula="of:=[.AC8]/50" office:value-type="float" office:value="0.02" calcext:value-type="float">
            <text:p>0.020</text:p>
          </table:table-cell>
          <table:table-cell table:style-name="ce27" table:formula="of:=[.AG8]/50" office:value-type="float" office:value="0.02" calcext:value-type="float">
            <text:p>0.020</text:p>
          </table:table-cell>
          <table:table-cell table:style-name="ce27" table:formula="of:=[.AK8]/50" office:value-type="float" office:value="0.02" calcext:value-type="float">
            <text:p>0.020</text:p>
          </table:table-cell>
          <table:table-cell table:style-name="ce27" table:formula="of:=[.AO8]/50" office:value-type="float" office:value="0" calcext:value-type="float">
            <text:p>0.000</text:p>
          </table:table-cell>
          <table:table-cell table:style-name="ce27" table:formula="of:=[.AS8]/50" office:value-type="float" office:value="0.04" calcext:value-type="float">
            <text:p>0.040</text:p>
          </table:table-cell>
          <table:table-cell table:style-name="ce27" table:formula="of:=[.AW8]/50" office:value-type="float" office:value="0.02" calcext:value-type="float">
            <text:p>0.020</text:p>
          </table:table-cell>
          <table:table-cell table:style-name="ce27" table:formula="of:=[.BA8]/50" office:value-type="float" office:value="0.02" calcext:value-type="float">
            <text:p>0.020</text:p>
          </table:table-cell>
          <table:table-cell table:style-name="ce27" table:formula="of:=[.BE8]/50" office:value-type="float" office:value="0.02" calcext:value-type="float">
            <text:p>0.020</text:p>
          </table:table-cell>
          <table:table-cell table:style-name="ce27" table:formula="of:=[.BI8]/50" office:value-type="float" office:value="0.08" calcext:value-type="float">
            <text:p>0.080</text:p>
          </table:table-cell>
          <table:table-cell table:style-name="ce27" table:formula="of:=[.BM8]/50" office:value-type="float" office:value="0.16" calcext:value-type="float">
            <text:p>0.160</text:p>
          </table:table-cell>
          <table:table-cell table:style-name="ce27" table:formula="of:=[.BQ8]/40" office:value-type="float" office:value="0.275" calcext:value-type="float">
            <text:p>0.275</text:p>
          </table:table-cell>
          <table:table-cell table:style-name="ce27" table:formula="of:=[.BU8]/40" office:value-type="float" office:value="0.425" calcext:value-type="float">
            <text:p>0.425</text:p>
          </table:table-cell>
          <table:table-cell table:style-name="ce27" table:formula="of:=[.BY8]/40" office:value-type="float" office:value="0.425" calcext:value-type="float">
            <text:p>0.425</text:p>
          </table:table-cell>
          <table:table-cell table:style-name="ce27" table:formula="of:=[.CC8]/30" office:value-type="float" office:value="0.233333333333333" calcext:value-type="float">
            <text:p>0.233</text:p>
          </table:table-cell>
          <table:table-cell table:style-name="ce27" table:formula="of:=[.CG8]/30" office:value-type="float" office:value="1.7" calcext:value-type="float">
            <text:p>1.700</text:p>
          </table:table-cell>
          <table:table-cell table:style-name="ce27" table:formula="of:=[.CK8]/30" office:value-type="float" office:value="4.9" calcext:value-type="float">
            <text:p>4.900</text:p>
          </table:table-cell>
          <table:table-cell table:style-name="ce27" table:formula="of:=[.CO8]/30" office:value-type="float" office:value="5.96666666666667" calcext:value-type="float">
            <text:p>5.967</text:p>
          </table:table-cell>
          <table:table-cell table:style-name="ce27" table:formula="of:=[.CS8]/30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.300</text:p>
          </table:table-cell>
          <table:table-cell table:style-name="ce27" table:formula="of:=[.I9]/50" office:value-type="float" office:value="1.54" calcext:value-type="float">
            <text:p>1.540</text:p>
          </table:table-cell>
          <table:table-cell table:style-name="ce27" table:formula="of:=[.M9]/50" office:value-type="float" office:value="0.18" calcext:value-type="float">
            <text:p>0.180</text:p>
          </table:table-cell>
          <table:table-cell table:style-name="ce27" table:formula="of:=[.Q9]/50" office:value-type="float" office:value="0.06" calcext:value-type="float">
            <text:p>0.060</text:p>
          </table:table-cell>
          <table:table-cell table:style-name="ce27" table:formula="of:=[.U9]/50" office:value-type="float" office:value="0.02" calcext:value-type="float">
            <text:p>0.020</text:p>
          </table:table-cell>
          <table:table-cell table:style-name="ce27" table:formula="of:=[.Y9]/50" office:value-type="float" office:value="0.06" calcext:value-type="float">
            <text:p>0.060</text:p>
          </table:table-cell>
          <table:table-cell table:style-name="ce27" table:formula="of:=[.AC9]/50" office:value-type="float" office:value="0" calcext:value-type="float">
            <text:p>0.000</text:p>
          </table:table-cell>
          <table:table-cell table:style-name="ce27" table:formula="of:=[.AG9]/50" office:value-type="float" office:value="0" calcext:value-type="float">
            <text:p>0.000</text:p>
          </table:table-cell>
          <table:table-cell table:style-name="ce27" table:formula="of:=[.AK9]/50" office:value-type="float" office:value="0.02" calcext:value-type="float">
            <text:p>0.020</text:p>
          </table:table-cell>
          <table:table-cell table:style-name="ce27" table:formula="of:=[.AO9]/50" office:value-type="float" office:value="0.06" calcext:value-type="float">
            <text:p>0.060</text:p>
          </table:table-cell>
          <table:table-cell table:style-name="ce27" table:formula="of:=[.AS9]/50" office:value-type="float" office:value="0.02" calcext:value-type="float">
            <text:p>0.020</text:p>
          </table:table-cell>
          <table:table-cell table:style-name="ce27" table:formula="of:=[.AW9]/50" office:value-type="float" office:value="0" calcext:value-type="float">
            <text:p>0.000</text:p>
          </table:table-cell>
          <table:table-cell table:style-name="ce27" table:formula="of:=[.BA9]/50" office:value-type="float" office:value="0.02" calcext:value-type="float">
            <text:p>0.020</text:p>
          </table:table-cell>
          <table:table-cell table:style-name="ce27" table:formula="of:=[.BE9]/50" office:value-type="float" office:value="0" calcext:value-type="float">
            <text:p>0.000</text:p>
          </table:table-cell>
          <table:table-cell table:style-name="ce27" table:formula="of:=[.BI9]/50" office:value-type="float" office:value="0.02" calcext:value-type="float">
            <text:p>0.020</text:p>
          </table:table-cell>
          <table:table-cell table:style-name="ce27" table:formula="of:=[.BM9]/50" office:value-type="float" office:value="0.08" calcext:value-type="float">
            <text:p>0.080</text:p>
          </table:table-cell>
          <table:table-cell table:style-name="ce27" table:formula="of:=[.BQ9]/40" office:value-type="float" office:value="0.075" calcext:value-type="float">
            <text:p>0.075</text:p>
          </table:table-cell>
          <table:table-cell table:style-name="ce27" table:formula="of:=[.BU9]/40" office:value-type="float" office:value="0.125" calcext:value-type="float">
            <text:p>0.125</text:p>
          </table:table-cell>
          <table:table-cell table:style-name="ce27" table:formula="of:=[.BY9]/40" office:value-type="float" office:value="0.125" calcext:value-type="float">
            <text:p>0.125</text:p>
          </table:table-cell>
          <table:table-cell table:style-name="ce27" table:formula="of:=[.CC9]/30" office:value-type="float" office:value="0.1" calcext:value-type="float">
            <text:p>0.100</text:p>
          </table:table-cell>
          <table:table-cell table:style-name="ce27" table:formula="of:=[.CG9]/30" office:value-type="float" office:value="0.1" calcext:value-type="float">
            <text:p>0.100</text:p>
          </table:table-cell>
          <table:table-cell table:style-name="ce27" table:formula="of:=[.CK9]/30" office:value-type="float" office:value="0.533333333333333" calcext:value-type="float">
            <text:p>0.533</text:p>
          </table:table-cell>
          <table:table-cell table:style-name="ce27" table:formula="of:=[.CO9]/30" office:value-type="float" office:value="2.3" calcext:value-type="float">
            <text:p>2.300</text:p>
          </table:table-cell>
          <table:table-cell table:style-name="ce27" table:formula="of:=[.CS9]/30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.520</text:p>
          </table:table-cell>
          <table:table-cell table:style-name="ce27" table:formula="of:=[.I10]/50" office:value-type="float" office:value="0.94" calcext:value-type="float">
            <text:p>0.940</text:p>
          </table:table-cell>
          <table:table-cell table:style-name="ce27" table:formula="of:=[.M10]/50" office:value-type="float" office:value="1.38" calcext:value-type="float">
            <text:p>1.380</text:p>
          </table:table-cell>
          <table:table-cell table:style-name="ce27" table:formula="of:=[.Q10]/50" office:value-type="float" office:value="0.94" calcext:value-type="float">
            <text:p>0.940</text:p>
          </table:table-cell>
          <table:table-cell table:style-name="ce27" table:formula="of:=[.U10]/50" office:value-type="float" office:value="0.82" calcext:value-type="float">
            <text:p>0.820</text:p>
          </table:table-cell>
          <table:table-cell table:style-name="ce27" table:formula="of:=[.Y10]/50" office:value-type="float" office:value="1.04" calcext:value-type="float">
            <text:p>1.040</text:p>
          </table:table-cell>
          <table:table-cell table:style-name="ce27" table:formula="of:=[.AC10]/50" office:value-type="float" office:value="3.6" calcext:value-type="float">
            <text:p>3.600</text:p>
          </table:table-cell>
          <table:table-cell table:style-name="ce27" table:formula="of:=[.AG10]/50" office:value-type="float" office:value="7.34" calcext:value-type="float">
            <text:p>7.340</text:p>
          </table:table-cell>
          <table:table-cell table:style-name="ce27" table:formula="of:=[.AK10]/50" office:value-type="float" office:value="5.92" calcext:value-type="float">
            <text:p>5.920</text:p>
          </table:table-cell>
          <table:table-cell table:style-name="ce27" table:formula="of:=[.AO10]/50" office:value-type="float" office:value="3.02" calcext:value-type="float">
            <text:p>3.020</text:p>
          </table:table-cell>
          <table:table-cell table:style-name="ce27" table:formula="of:=[.AS10]/50" office:value-type="float" office:value="1.82" calcext:value-type="float">
            <text:p>1.820</text:p>
          </table:table-cell>
          <table:table-cell table:style-name="ce27" table:formula="of:=[.AW10]/50" office:value-type="float" office:value="1.38" calcext:value-type="float">
            <text:p>1.380</text:p>
          </table:table-cell>
          <table:table-cell table:style-name="ce27" table:formula="of:=[.BA10]/50" office:value-type="float" office:value="1.3" calcext:value-type="float">
            <text:p>1.300</text:p>
          </table:table-cell>
          <table:table-cell table:style-name="ce27" table:formula="of:=[.BE10]/50" office:value-type="float" office:value="0.64" calcext:value-type="float">
            <text:p>0.640</text:p>
          </table:table-cell>
          <table:table-cell table:style-name="ce27" table:formula="of:=[.BI10]/50" office:value-type="float" office:value="0.54" calcext:value-type="float">
            <text:p>0.540</text:p>
          </table:table-cell>
          <table:table-cell table:style-name="ce27" table:formula="of:=[.BM10]/50" office:value-type="float" office:value="1.72" calcext:value-type="float">
            <text:p>1.720</text:p>
          </table:table-cell>
          <table:table-cell table:style-name="ce27" table:formula="of:=[.BQ10]/40" office:value-type="float" office:value="5.325" calcext:value-type="float">
            <text:p>5.325</text:p>
          </table:table-cell>
          <table:table-cell table:style-name="ce27" table:formula="of:=[.BU10]/40" office:value-type="float" office:value="8.625" calcext:value-type="float">
            <text:p>8.625</text:p>
          </table:table-cell>
          <table:table-cell table:style-name="ce27" table:formula="of:=[.BY10]/40" office:value-type="float" office:value="6.15" calcext:value-type="float">
            <text:p>6.150</text:p>
          </table:table-cell>
          <table:table-cell table:style-name="ce27" table:formula="of:=[.CC10]/30" office:value-type="float" office:value="1.4" calcext:value-type="float">
            <text:p>1.400</text:p>
          </table:table-cell>
          <table:table-cell table:style-name="ce27" table:formula="of:=[.CG10]/30" office:value-type="float" office:value="0.0666666666666667" calcext:value-type="float">
            <text:p>0.067</text:p>
          </table:table-cell>
          <table:table-cell table:style-name="ce27" table:formula="of:=[.CK10]/30" office:value-type="float" office:value="0.0666666666666667" calcext:value-type="float">
            <text:p>0.067</text:p>
          </table:table-cell>
          <table:table-cell table:style-name="ce27" table:formula="of:=[.CO10]/30" office:value-type="float" office:value="0.0333333333333333" calcext:value-type="float">
            <text:p>0.033</text:p>
          </table:table-cell>
          <table:table-cell table:style-name="ce27" table:formula="of:=[.CS10]/30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.020</text:p>
          </table:table-cell>
          <table:table-cell table:style-name="ce27" table:formula="of:=[.I11]/50" office:value-type="float" office:value="0.32" calcext:value-type="float">
            <text:p>0.320</text:p>
          </table:table-cell>
          <table:table-cell table:style-name="ce27" table:formula="of:=[.M11]/50" office:value-type="float" office:value="0.78" calcext:value-type="float">
            <text:p>0.780</text:p>
          </table:table-cell>
          <table:table-cell table:style-name="ce27" table:formula="of:=[.Q11]/50" office:value-type="float" office:value="1.14" calcext:value-type="float">
            <text:p>1.140</text:p>
          </table:table-cell>
          <table:table-cell table:style-name="ce27" table:formula="of:=[.U11]/50" office:value-type="float" office:value="1.36" calcext:value-type="float">
            <text:p>1.360</text:p>
          </table:table-cell>
          <table:table-cell table:style-name="ce27" table:formula="of:=[.Y11]/50" office:value-type="float" office:value="1.16" calcext:value-type="float">
            <text:p>1.160</text:p>
          </table:table-cell>
          <table:table-cell table:style-name="ce27" table:formula="of:=[.AC11]/50" office:value-type="float" office:value="1.42" calcext:value-type="float">
            <text:p>1.420</text:p>
          </table:table-cell>
          <table:table-cell table:style-name="ce27" table:formula="of:=[.AG11]/50" office:value-type="float" office:value="3.44" calcext:value-type="float">
            <text:p>3.440</text:p>
          </table:table-cell>
          <table:table-cell table:style-name="ce27" table:formula="of:=[.AK11]/50" office:value-type="float" office:value="6.7" calcext:value-type="float">
            <text:p>6.700</text:p>
          </table:table-cell>
          <table:table-cell table:style-name="ce27" table:formula="of:=[.AO11]/50" office:value-type="float" office:value="7.06" calcext:value-type="float">
            <text:p>7.060</text:p>
          </table:table-cell>
          <table:table-cell table:style-name="ce27" table:formula="of:=[.AS11]/50" office:value-type="float" office:value="5.78" calcext:value-type="float">
            <text:p>5.780</text:p>
          </table:table-cell>
          <table:table-cell table:style-name="ce27" table:formula="of:=[.AW11]/50" office:value-type="float" office:value="3.02" calcext:value-type="float">
            <text:p>3.020</text:p>
          </table:table-cell>
          <table:table-cell table:style-name="ce27" table:formula="of:=[.BA11]/50" office:value-type="float" office:value="2.52" calcext:value-type="float">
            <text:p>2.520</text:p>
          </table:table-cell>
          <table:table-cell table:style-name="ce27" table:formula="of:=[.BE11]/50" office:value-type="float" office:value="2.22" calcext:value-type="float">
            <text:p>2.220</text:p>
          </table:table-cell>
          <table:table-cell table:style-name="ce27" table:formula="of:=[.BI11]/50" office:value-type="float" office:value="3.24" calcext:value-type="float">
            <text:p>3.240</text:p>
          </table:table-cell>
          <table:table-cell table:style-name="ce27" table:formula="of:=[.BM11]/50" office:value-type="float" office:value="5.64" calcext:value-type="float">
            <text:p>5.640</text:p>
          </table:table-cell>
          <table:table-cell table:style-name="ce27" table:formula="of:=[.BQ11]/40" office:value-type="float" office:value="7.925" calcext:value-type="float">
            <text:p>7.925</text:p>
          </table:table-cell>
          <table:table-cell table:style-name="ce27" table:formula="of:=[.BU11]/40" office:value-type="float" office:value="5.7" calcext:value-type="float">
            <text:p>5.700</text:p>
          </table:table-cell>
          <table:table-cell table:style-name="ce27" table:formula="of:=[.BY11]/40" office:value-type="float" office:value="2.3" calcext:value-type="float">
            <text:p>2.300</text:p>
          </table:table-cell>
          <table:table-cell table:style-name="ce27" table:formula="of:=[.CC11]/30" office:value-type="float" office:value="0.1" calcext:value-type="float">
            <text:p>0.100</text:p>
          </table:table-cell>
          <table:table-cell table:style-name="ce27" table:formula="of:=[.CG11]/30" office:value-type="float" office:value="0.0333333333333333" calcext:value-type="float">
            <text:p>0.033</text:p>
          </table:table-cell>
          <table:table-cell table:style-name="ce27" table:formula="of:=[.CK11]/30" office:value-type="float" office:value="0.0333333333333333" calcext:value-type="float">
            <text:p>0.033</text:p>
          </table:table-cell>
          <table:table-cell table:style-name="ce27" table:formula="of:=[.CO11]/30" office:value-type="float" office:value="0" calcext:value-type="float">
            <text:p>0.000</text:p>
          </table:table-cell>
          <table:table-cell table:style-name="ce27" table:formula="of:=[.CS11]/30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.000</text:p>
          </table:table-cell>
          <table:table-cell table:style-name="ce27" table:formula="of:=[.I12]/50" office:value-type="float" office:value="0.06" calcext:value-type="float">
            <text:p>0.060</text:p>
          </table:table-cell>
          <table:table-cell table:style-name="ce27" table:formula="of:=[.M12]/50" office:value-type="float" office:value="0.1" calcext:value-type="float">
            <text:p>0.100</text:p>
          </table:table-cell>
          <table:table-cell table:style-name="ce27" table:formula="of:=[.Q12]/50" office:value-type="float" office:value="0.48" calcext:value-type="float">
            <text:p>0.480</text:p>
          </table:table-cell>
          <table:table-cell table:style-name="ce27" table:formula="of:=[.U12]/50" office:value-type="float" office:value="1.02" calcext:value-type="float">
            <text:p>1.020</text:p>
          </table:table-cell>
          <table:table-cell table:style-name="ce27" table:formula="of:=[.Y12]/50" office:value-type="float" office:value="0.78" calcext:value-type="float">
            <text:p>0.780</text:p>
          </table:table-cell>
          <table:table-cell table:style-name="ce27" table:formula="of:=[.AC12]/50" office:value-type="float" office:value="0.94" calcext:value-type="float">
            <text:p>0.940</text:p>
          </table:table-cell>
          <table:table-cell table:style-name="ce27" table:formula="of:=[.AG12]/50" office:value-type="float" office:value="1.18" calcext:value-type="float">
            <text:p>1.180</text:p>
          </table:table-cell>
          <table:table-cell table:style-name="ce27" table:formula="of:=[.AK12]/50" office:value-type="float" office:value="2.84" calcext:value-type="float">
            <text:p>2.840</text:p>
          </table:table-cell>
          <table:table-cell table:style-name="ce27" table:formula="of:=[.AO12]/50" office:value-type="float" office:value="4.9" calcext:value-type="float">
            <text:p>4.900</text:p>
          </table:table-cell>
          <table:table-cell table:style-name="ce27" table:formula="of:=[.AS12]/50" office:value-type="float" office:value="7.76" calcext:value-type="float">
            <text:p>7.760</text:p>
          </table:table-cell>
          <table:table-cell table:style-name="ce27" table:formula="of:=[.AW12]/50" office:value-type="float" office:value="8.08" calcext:value-type="float">
            <text:p>8.080</text:p>
          </table:table-cell>
          <table:table-cell table:style-name="ce27" table:formula="of:=[.BA12]/50" office:value-type="float" office:value="6.42" calcext:value-type="float">
            <text:p>6.420</text:p>
          </table:table-cell>
          <table:table-cell table:style-name="ce27" table:formula="of:=[.BE12]/50" office:value-type="float" office:value="6" calcext:value-type="float">
            <text:p>6.000</text:p>
          </table:table-cell>
          <table:table-cell table:style-name="ce27" table:formula="of:=[.BI12]/50" office:value-type="float" office:value="7.24" calcext:value-type="float">
            <text:p>7.240</text:p>
          </table:table-cell>
          <table:table-cell table:style-name="ce27" table:formula="of:=[.BM12]/50" office:value-type="float" office:value="7.76" calcext:value-type="float">
            <text:p>7.760</text:p>
          </table:table-cell>
          <table:table-cell table:style-name="ce27" table:formula="of:=[.BQ12]/40" office:value-type="float" office:value="5.6" calcext:value-type="float">
            <text:p>5.600</text:p>
          </table:table-cell>
          <table:table-cell table:style-name="ce27" table:formula="of:=[.BU12]/40" office:value-type="float" office:value="2.4" calcext:value-type="float">
            <text:p>2.400</text:p>
          </table:table-cell>
          <table:table-cell table:style-name="ce27" table:formula="of:=[.BY12]/40" office:value-type="float" office:value="0.2" calcext:value-type="float">
            <text:p>0.200</text:p>
          </table:table-cell>
          <table:table-cell table:style-name="ce27" table:formula="of:=[.CC12]/30" office:value-type="float" office:value="0.0333333333333333" calcext:value-type="float">
            <text:p>0.033</text:p>
          </table:table-cell>
          <table:table-cell table:style-name="ce27" table:formula="of:=[.CG12]/30" office:value-type="float" office:value="0" calcext:value-type="float">
            <text:p>0.000</text:p>
          </table:table-cell>
          <table:table-cell table:style-name="ce27" table:formula="of:=[.CK12]/30" office:value-type="float" office:value="0.0333333333333333" calcext:value-type="float">
            <text:p>0.033</text:p>
          </table:table-cell>
          <table:table-cell table:style-name="ce27" table:formula="of:=[.CO12]/30" office:value-type="float" office:value="0" calcext:value-type="float">
            <text:p>0.000</text:p>
          </table:table-cell>
          <table:table-cell table:style-name="ce27" table:formula="of:=[.CS12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.040</text:p>
          </table:table-cell>
          <table:table-cell table:style-name="ce27" table:formula="of:=[.I13]/50" office:value-type="float" office:value="0.02" calcext:value-type="float">
            <text:p>0.020</text:p>
          </table:table-cell>
          <table:table-cell table:style-name="ce27" table:formula="of:=[.M13]/50" office:value-type="float" office:value="0.04" calcext:value-type="float">
            <text:p>0.040</text:p>
          </table:table-cell>
          <table:table-cell table:style-name="ce27" table:formula="of:=[.Q13]/50" office:value-type="float" office:value="0.06" calcext:value-type="float">
            <text:p>0.060</text:p>
          </table:table-cell>
          <table:table-cell table:style-name="ce27" table:formula="of:=[.U13]/50" office:value-type="float" office:value="0.16" calcext:value-type="float">
            <text:p>0.160</text:p>
          </table:table-cell>
          <table:table-cell table:style-name="ce27" table:formula="of:=[.Y13]/50" office:value-type="float" office:value="0.3" calcext:value-type="float">
            <text:p>0.300</text:p>
          </table:table-cell>
          <table:table-cell table:style-name="ce27" table:formula="of:=[.AC13]/50" office:value-type="float" office:value="0.42" calcext:value-type="float">
            <text:p>0.420</text:p>
          </table:table-cell>
          <table:table-cell table:style-name="ce27" table:formula="of:=[.AG13]/50" office:value-type="float" office:value="0.4" calcext:value-type="float">
            <text:p>0.400</text:p>
          </table:table-cell>
          <table:table-cell table:style-name="ce27" table:formula="of:=[.AK13]/50" office:value-type="float" office:value="0.48" calcext:value-type="float">
            <text:p>0.480</text:p>
          </table:table-cell>
          <table:table-cell table:style-name="ce27" table:formula="of:=[.AO13]/50" office:value-type="float" office:value="1.04" calcext:value-type="float">
            <text:p>1.040</text:p>
          </table:table-cell>
          <table:table-cell table:style-name="ce27" table:formula="of:=[.AS13]/50" office:value-type="float" office:value="3.4" calcext:value-type="float">
            <text:p>3.400</text:p>
          </table:table-cell>
          <table:table-cell table:style-name="ce27" table:formula="of:=[.AW13]/50" office:value-type="float" office:value="5.2" calcext:value-type="float">
            <text:p>5.200</text:p>
          </table:table-cell>
          <table:table-cell table:style-name="ce27" table:formula="of:=[.BA13]/50" office:value-type="float" office:value="6.98" calcext:value-type="float">
            <text:p>6.980</text:p>
          </table:table-cell>
          <table:table-cell table:style-name="ce27" table:formula="of:=[.BE13]/50" office:value-type="float" office:value="6.66" calcext:value-type="float">
            <text:p>6.660</text:p>
          </table:table-cell>
          <table:table-cell table:style-name="ce27" table:formula="of:=[.BI13]/50" office:value-type="float" office:value="6.12" calcext:value-type="float">
            <text:p>6.120</text:p>
          </table:table-cell>
          <table:table-cell table:style-name="ce27" table:formula="of:=[.BM13]/50" office:value-type="float" office:value="4.78" calcext:value-type="float">
            <text:p>4.780</text:p>
          </table:table-cell>
          <table:table-cell table:style-name="ce27" table:formula="of:=[.BQ13]/40" office:value-type="float" office:value="1.825" calcext:value-type="float">
            <text:p>1.825</text:p>
          </table:table-cell>
          <table:table-cell table:style-name="ce27" table:formula="of:=[.BU13]/40" office:value-type="float" office:value="0.15" calcext:value-type="float">
            <text:p>0.150</text:p>
          </table:table-cell>
          <table:table-cell table:style-name="ce27" table:formula="of:=[.BY13]/40" office:value-type="float" office:value="0.1" calcext:value-type="float">
            <text:p>0.100</text:p>
          </table:table-cell>
          <table:table-cell table:style-name="ce27" table:formula="of:=[.CC13]/30" office:value-type="float" office:value="0.0333333333333333" calcext:value-type="float">
            <text:p>0.033</text:p>
          </table:table-cell>
          <table:table-cell table:style-name="ce27" table:formula="of:=[.CG13]/30" office:value-type="float" office:value="0.1" calcext:value-type="float">
            <text:p>0.100</text:p>
          </table:table-cell>
          <table:table-cell table:style-name="ce27" table:formula="of:=[.CK13]/30" office:value-type="float" office:value="0.0666666666666667" calcext:value-type="float">
            <text:p>0.067</text:p>
          </table:table-cell>
          <table:table-cell table:style-name="ce27" table:formula="of:=[.CO13]/30" office:value-type="float" office:value="0.0333333333333333" calcext:value-type="float">
            <text:p>0.033</text:p>
          </table:table-cell>
          <table:table-cell table:style-name="ce27" table:formula="of:=[.CS13]/30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.020</text:p>
          </table:table-cell>
          <table:table-cell table:style-name="ce27" table:formula="of:=[.I14]/50" office:value-type="float" office:value="0" calcext:value-type="float">
            <text:p>0.000</text:p>
          </table:table-cell>
          <table:table-cell table:style-name="ce27" table:formula="of:=[.M14]/50" office:value-type="float" office:value="0" calcext:value-type="float">
            <text:p>0.000</text:p>
          </table:table-cell>
          <table:table-cell table:style-name="ce27" table:formula="of:=[.Q14]/50" office:value-type="float" office:value="0.02" calcext:value-type="float">
            <text:p>0.020</text:p>
          </table:table-cell>
          <table:table-cell table:style-name="ce27" table:formula="of:=[.U14]/50" office:value-type="float" office:value="0.02" calcext:value-type="float">
            <text:p>0.020</text:p>
          </table:table-cell>
          <table:table-cell table:style-name="ce27" table:formula="of:=[.Y14]/50" office:value-type="float" office:value="0.08" calcext:value-type="float">
            <text:p>0.080</text:p>
          </table:table-cell>
          <table:table-cell table:style-name="ce27" table:formula="of:=[.AC14]/50" office:value-type="float" office:value="0.08" calcext:value-type="float">
            <text:p>0.080</text:p>
          </table:table-cell>
          <table:table-cell table:style-name="ce27" table:formula="of:=[.AG14]/50" office:value-type="float" office:value="0.08" calcext:value-type="float">
            <text:p>0.080</text:p>
          </table:table-cell>
          <table:table-cell table:style-name="ce27" table:formula="of:=[.AK14]/50" office:value-type="float" office:value="0.04" calcext:value-type="float">
            <text:p>0.040</text:p>
          </table:table-cell>
          <table:table-cell table:style-name="ce27" table:formula="of:=[.AO14]/50" office:value-type="float" office:value="0.08" calcext:value-type="float">
            <text:p>0.080</text:p>
          </table:table-cell>
          <table:table-cell table:style-name="ce27" table:formula="of:=[.AS14]/50" office:value-type="float" office:value="0.18" calcext:value-type="float">
            <text:p>0.180</text:p>
          </table:table-cell>
          <table:table-cell table:style-name="ce27" table:formula="of:=[.AW14]/50" office:value-type="float" office:value="1.24" calcext:value-type="float">
            <text:p>1.240</text:p>
          </table:table-cell>
          <table:table-cell table:style-name="ce27" table:formula="of:=[.BA14]/50" office:value-type="float" office:value="2.32" calcext:value-type="float">
            <text:p>2.320</text:p>
          </table:table-cell>
          <table:table-cell table:style-name="ce27" table:formula="of:=[.BE14]/50" office:value-type="float" office:value="0.18" calcext:value-type="float">
            <text:p>0.180</text:p>
          </table:table-cell>
          <table:table-cell table:style-name="ce27" table:formula="of:=[.BI14]/50" office:value-type="float" office:value="2.38" calcext:value-type="float">
            <text:p>2.380</text:p>
          </table:table-cell>
          <table:table-cell table:style-name="ce27" table:formula="of:=[.BM14]/50" office:value-type="float" office:value="1.08" calcext:value-type="float">
            <text:p>1.080</text:p>
          </table:table-cell>
          <table:table-cell table:style-name="ce27" table:formula="of:=[.BQ14]/40" office:value-type="float" office:value="0.075" calcext:value-type="float">
            <text:p>0.075</text:p>
          </table:table-cell>
          <table:table-cell table:style-name="ce27" table:formula="of:=[.BU14]/40" office:value-type="float" office:value="0.075" calcext:value-type="float">
            <text:p>0.075</text:p>
          </table:table-cell>
          <table:table-cell table:style-name="ce27" table:formula="of:=[.BY14]/40" office:value-type="float" office:value="0.075" calcext:value-type="float">
            <text:p>0.075</text:p>
          </table:table-cell>
          <table:table-cell table:style-name="ce27" table:formula="of:=[.CC14]/30" office:value-type="float" office:value="0" calcext:value-type="float">
            <text:p>0.000</text:p>
          </table:table-cell>
          <table:table-cell table:style-name="ce27" table:formula="of:=[.CG14]/30" office:value-type="float" office:value="0.0333333333333333" calcext:value-type="float">
            <text:p>0.033</text:p>
          </table:table-cell>
          <table:table-cell table:style-name="ce27" table:formula="of:=[.CK14]/30" office:value-type="float" office:value="0.0333333333333333" calcext:value-type="float">
            <text:p>0.033</text:p>
          </table:table-cell>
          <table:table-cell table:style-name="ce27" table:formula="of:=[.CO14]/30" office:value-type="float" office:value="0" calcext:value-type="float">
            <text:p>0.000</text:p>
          </table:table-cell>
          <table:table-cell table:style-name="ce27" table:formula="of:=[.CS14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.240</text:p>
          </table:table-cell>
          <table:table-cell table:style-name="ce27" table:formula="of:=[.I15]/50" office:value-type="float" office:value="0.06" calcext:value-type="float">
            <text:p>0.060</text:p>
          </table:table-cell>
          <table:table-cell table:style-name="ce27" table:formula="of:=[.M15]/50" office:value-type="float" office:value="0.08" calcext:value-type="float">
            <text:p>0.080</text:p>
          </table:table-cell>
          <table:table-cell table:style-name="ce27" table:formula="of:=[.Q15]/50" office:value-type="float" office:value="0.04" calcext:value-type="float">
            <text:p>0.040</text:p>
          </table:table-cell>
          <table:table-cell table:style-name="ce27" table:formula="of:=[.U15]/50" office:value-type="float" office:value="0" calcext:value-type="float">
            <text:p>0.000</text:p>
          </table:table-cell>
          <table:table-cell table:style-name="ce27" table:formula="of:=[.Y15]/50" office:value-type="float" office:value="0.04" calcext:value-type="float">
            <text:p>0.040</text:p>
          </table:table-cell>
          <table:table-cell table:style-name="ce27" table:formula="of:=[.AC15]/50" office:value-type="float" office:value="0.02" calcext:value-type="float">
            <text:p>0.020</text:p>
          </table:table-cell>
          <table:table-cell table:style-name="ce27" table:formula="of:=[.AG15]/50" office:value-type="float" office:value="0.02" calcext:value-type="float">
            <text:p>0.020</text:p>
          </table:table-cell>
          <table:table-cell table:style-name="ce27" table:formula="of:=[.AK15]/50" office:value-type="float" office:value="0" calcext:value-type="float">
            <text:p>0.000</text:p>
          </table:table-cell>
          <table:table-cell table:style-name="ce27" table:formula="of:=[.AO15]/50" office:value-type="float" office:value="0.02" calcext:value-type="float">
            <text:p>0.020</text:p>
          </table:table-cell>
          <table:table-cell table:style-name="ce27" table:formula="of:=[.AS15]/50" office:value-type="float" office:value="0" calcext:value-type="float">
            <text:p>0.000</text:p>
          </table:table-cell>
          <table:table-cell table:style-name="ce27" table:formula="of:=[.AW15]/50" office:value-type="float" office:value="0" calcext:value-type="float">
            <text:p>0.000</text:p>
          </table:table-cell>
          <table:table-cell table:style-name="ce27" table:formula="of:=[.BA15]/50" office:value-type="float" office:value="0" calcext:value-type="float">
            <text:p>0.000</text:p>
          </table:table-cell>
          <table:table-cell table:style-name="ce27" table:formula="of:=[.BE15]/50" office:value-type="float" office:value="0.02" calcext:value-type="float">
            <text:p>0.020</text:p>
          </table:table-cell>
          <table:table-cell table:style-name="ce27" table:formula="of:=[.BI15]/50" office:value-type="float" office:value="0.02" calcext:value-type="float">
            <text:p>0.020</text:p>
          </table:table-cell>
          <table:table-cell table:style-name="ce27" table:formula="of:=[.BM15]/50" office:value-type="float" office:value="0.04" calcext:value-type="float">
            <text:p>0.040</text:p>
          </table:table-cell>
          <table:table-cell table:style-name="ce27" table:formula="of:=[.BQ15]/40" office:value-type="float" office:value="0.1" calcext:value-type="float">
            <text:p>0.100</text:p>
          </table:table-cell>
          <table:table-cell table:style-name="ce27" table:formula="of:=[.BU15]/40" office:value-type="float" office:value="0.05" calcext:value-type="float">
            <text:p>0.050</text:p>
          </table:table-cell>
          <table:table-cell table:style-name="ce27" table:formula="of:=[.BY15]/40" office:value-type="float" office:value="0.025" calcext:value-type="float">
            <text:p>0.025</text:p>
          </table:table-cell>
          <table:table-cell table:style-name="ce27" table:formula="of:=[.CC15]/30" office:value-type="float" office:value="0.0333333333333333" calcext:value-type="float">
            <text:p>0.033</text:p>
          </table:table-cell>
          <table:table-cell table:style-name="ce27" table:formula="of:=[.CG15]/30" office:value-type="float" office:value="0.0333333333333333" calcext:value-type="float">
            <text:p>0.033</text:p>
          </table:table-cell>
          <table:table-cell table:style-name="ce27" table:formula="of:=[.CK15]/30" office:value-type="float" office:value="0.1" calcext:value-type="float">
            <text:p>0.100</text:p>
          </table:table-cell>
          <table:table-cell table:style-name="ce27" table:formula="of:=[.CO15]/30" office:value-type="float" office:value="0.166666666666667" calcext:value-type="float">
            <text:p>0.167</text:p>
          </table:table-cell>
          <table:table-cell table:style-name="ce27" table:formula="of:=[.CS15]/30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.000</text:p>
          </table:table-cell>
          <table:table-cell table:style-name="ce27" table:formula="of:=[.I16]/50" office:value-type="float" office:value="0.02" calcext:value-type="float">
            <text:p>0.020</text:p>
          </table:table-cell>
          <table:table-cell table:style-name="ce27" table:formula="of:=[.M16]/50" office:value-type="float" office:value="0.02" calcext:value-type="float">
            <text:p>0.020</text:p>
          </table:table-cell>
          <table:table-cell table:style-name="ce27" table:formula="of:=[.Q16]/50" office:value-type="float" office:value="0.02" calcext:value-type="float">
            <text:p>0.020</text:p>
          </table:table-cell>
          <table:table-cell table:style-name="ce27" table:formula="of:=[.U16]/50" office:value-type="float" office:value="0.02" calcext:value-type="float">
            <text:p>0.020</text:p>
          </table:table-cell>
          <table:table-cell table:style-name="ce27" table:formula="of:=[.Y16]/50" office:value-type="float" office:value="0.02" calcext:value-type="float">
            <text:p>0.020</text:p>
          </table:table-cell>
          <table:table-cell table:style-name="ce27" table:formula="of:=[.AC16]/50" office:value-type="float" office:value="0.04" calcext:value-type="float">
            <text:p>0.040</text:p>
          </table:table-cell>
          <table:table-cell table:style-name="ce27" table:formula="of:=[.AG16]/50" office:value-type="float" office:value="0" calcext:value-type="float">
            <text:p>0.000</text:p>
          </table:table-cell>
          <table:table-cell table:style-name="ce27" table:formula="of:=[.AK16]/50" office:value-type="float" office:value="0.02" calcext:value-type="float">
            <text:p>0.020</text:p>
          </table:table-cell>
          <table:table-cell table:style-name="ce27" table:formula="of:=[.AO16]/50" office:value-type="float" office:value="0.02" calcext:value-type="float">
            <text:p>0.020</text:p>
          </table:table-cell>
          <table:table-cell table:style-name="ce27" table:formula="of:=[.AS16]/50" office:value-type="float" office:value="0.2" calcext:value-type="float">
            <text:p>0.200</text:p>
          </table:table-cell>
          <table:table-cell table:style-name="ce27" table:formula="of:=[.AW16]/50" office:value-type="float" office:value="0.04" calcext:value-type="float">
            <text:p>0.040</text:p>
          </table:table-cell>
          <table:table-cell table:style-name="ce27" table:formula="of:=[.BA16]/50" office:value-type="float" office:value="0.12" calcext:value-type="float">
            <text:p>0.120</text:p>
          </table:table-cell>
          <table:table-cell table:style-name="ce27" table:formula="of:=[.BE16]/50" office:value-type="float" office:value="0.06" calcext:value-type="float">
            <text:p>0.060</text:p>
          </table:table-cell>
          <table:table-cell table:style-name="ce27" table:formula="of:=[.BI16]/50" office:value-type="float" office:value="0.26" calcext:value-type="float">
            <text:p>0.260</text:p>
          </table:table-cell>
          <table:table-cell table:style-name="ce27" table:formula="of:=[.BM16]/50" office:value-type="float" office:value="0.06" calcext:value-type="float">
            <text:p>0.060</text:p>
          </table:table-cell>
          <table:table-cell table:style-name="ce27" table:formula="of:=[.BQ16]/40" office:value-type="float" office:value="0.025" calcext:value-type="float">
            <text:p>0.025</text:p>
          </table:table-cell>
          <table:table-cell table:style-name="ce27" table:formula="of:=[.BU16]/40" office:value-type="float" office:value="0.025" calcext:value-type="float">
            <text:p>0.025</text:p>
          </table:table-cell>
          <table:table-cell table:style-name="ce27" table:formula="of:=[.BY16]/40" office:value-type="float" office:value="0.05" calcext:value-type="float">
            <text:p>0.050</text:p>
          </table:table-cell>
          <table:table-cell table:style-name="ce27" table:formula="of:=[.CC16]/30" office:value-type="float" office:value="0.0333333333333333" calcext:value-type="float">
            <text:p>0.033</text:p>
          </table:table-cell>
          <table:table-cell table:style-name="ce27" table:formula="of:=[.CG16]/30" office:value-type="float" office:value="0.0333333333333333" calcext:value-type="float">
            <text:p>0.033</text:p>
          </table:table-cell>
          <table:table-cell table:style-name="ce27" table:formula="of:=[.CK16]/30" office:value-type="float" office:value="0.0333333333333333" calcext:value-type="float">
            <text:p>0.033</text:p>
          </table:table-cell>
          <table:table-cell table:style-name="ce27" table:formula="of:=[.CO16]/30" office:value-type="float" office:value="0.0333333333333333" calcext:value-type="float">
            <text:p>0.033</text:p>
          </table:table-cell>
          <table:table-cell table:style-name="ce27" table:formula="of:=[.CS16]/30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56" calcext:value-type="float">
            <text:p>0.56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1.4" calcext:value-type="float">
            <text:p>1.400</text:p>
          </table:table-cell>
          <table:table-cell table:style-name="ce112" office:value-type="float" office:value="4.4" calcext:value-type="float">
            <text:p>4.40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0.58" calcext:value-type="float">
            <text:p>0.5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66" calcext:value-type="float">
            <text:p>0.66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6" calcext:value-type="float">
            <text:p>1.260</text:p>
          </table:table-cell>
          <table:table-cell table:style-name="ce112" office:value-type="float" office:value="0.98" calcext:value-type="float">
            <text:p>0.9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1.225" calcext:value-type="float">
            <text:p>1.225</text:p>
          </table:table-cell>
          <table:table-cell table:style-name="ce112" office:value-type="float" office:value="1.425" calcext:value-type="float">
            <text:p>1.425</text:p>
          </table:table-cell>
          <table:table-cell table:style-name="ce112" office:value-type="float" office:value="8.05" calcext:value-type="float">
            <text:p>8.050</text:p>
          </table:table-cell>
          <table:table-cell table:style-name="ce112" office:value-type="float" office:value="5.5" calcext:value-type="float">
            <text:p>5.500</text:p>
          </table:table-cell>
          <table:table-cell table:style-name="ce112" office:value-type="float" office:value="1.33333333333333" calcext:value-type="float">
            <text:p>1.333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0.7" calcext:value-type="float">
            <text:p>0.700</text:p>
          </table:table-cell>
          <table:table-cell table:style-name="ce112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2.24" calcext:value-type="float">
            <text:p>2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3.18" calcext:value-type="float">
            <text:p>3.18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1.44" calcext:value-type="float">
            <text:p>1.440</text:p>
          </table:table-cell>
          <table:table-cell table:style-name="ce112" office:value-type="float" office:value="1.22" calcext:value-type="float">
            <text:p>1.22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675" calcext:value-type="float">
            <text:p>0.675</text:p>
          </table:table-cell>
          <table:table-cell table:style-name="ce112" office:value-type="float" office:value="1.55" calcext:value-type="float">
            <text:p>1.550</text:p>
          </table:table-cell>
          <table:table-cell table:style-name="ce112" office:value-type="float" office:value="5.45" calcext:value-type="float">
            <text:p>5.450</text:p>
          </table:table-cell>
          <table:table-cell table:style-name="ce112" office:value-type="float" office:value="6.96666666666667" calcext:value-type="float">
            <text:p>6.967</text:p>
          </table:table-cell>
          <table:table-cell table:style-name="ce112" office:value-type="float" office:value="4.96666666666667" calcext:value-type="float">
            <text:p>4.967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2.03333333333333" calcext:value-type="float">
            <text:p>2.033</text:p>
          </table:table-cell>
          <table:table-cell table:style-name="ce112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.180</text:p>
          </table:table-cell>
          <table:table-cell table:style-name="ce112" office:value-type="float" office:value="2.58" calcext:value-type="float">
            <text:p>2.580</text:p>
          </table:table-cell>
          <table:table-cell table:style-name="ce112" office:value-type="float" office:value="4.64" calcext:value-type="float">
            <text:p>4.640</text:p>
          </table:table-cell>
          <table:table-cell table:style-name="ce112" office:value-type="float" office:value="7" calcext:value-type="float">
            <text:p>7.000</text:p>
          </table:table-cell>
          <table:table-cell table:style-name="ce112" office:value-type="float" office:value="6.94" calcext:value-type="float">
            <text:p>6.940</text:p>
          </table:table-cell>
          <table:table-cell table:style-name="ce112" office:value-type="float" office:value="2.78" calcext:value-type="float">
            <text:p>2.7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74" calcext:value-type="float">
            <text:p>0.74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34" calcext:value-type="float">
            <text:p>1.340</text:p>
          </table:table-cell>
          <table:table-cell table:style-name="ce112" office:value-type="float" office:value="1.175" calcext:value-type="float">
            <text:p>1.1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2.475" calcext:value-type="float">
            <text:p>2.475</text:p>
          </table:table-cell>
          <table:table-cell table:style-name="ce112" office:value-type="float" office:value="6.76666666666667" calcext:value-type="float">
            <text:p>6.767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6.4" calcext:value-type="float">
            <text:p>6.400</text:p>
          </table:table-cell>
          <table:table-cell table:style-name="ce112" office:value-type="float" office:value="5.16666666666667" calcext:value-type="float">
            <text:p>5.167</text:p>
          </table:table-cell>
          <table:table-cell table:style-name="ce112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.720</text:p>
          </table:table-cell>
          <table:table-cell table:style-name="ce112" office:value-type="float" office:value="7.26" calcext:value-type="float">
            <text:p>7.260</text:p>
          </table:table-cell>
          <table:table-cell table:style-name="ce112" office:value-type="float" office:value="7.56" calcext:value-type="float">
            <text:p>7.560</text:p>
          </table:table-cell>
          <table:table-cell table:style-name="ce112" office:value-type="float" office:value="5.38" calcext:value-type="float">
            <text:p>5.380</text:p>
          </table:table-cell>
          <table:table-cell table:style-name="ce112" office:value-type="float" office:value="2.04" calcext:value-type="float">
            <text:p>2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8" calcext:value-type="float">
            <text:p>0.800</text:p>
          </table:table-cell>
          <table:table-cell table:style-name="ce112" office:value-type="float" office:value="1.275" calcext:value-type="float">
            <text:p>1.2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1.5" calcext:value-type="float">
            <text:p>1.500</text:p>
          </table:table-cell>
          <table:table-cell table:style-name="ce112" office:value-type="float" office:value="2.36666666666667" calcext:value-type="float">
            <text:p>2.367</text:p>
          </table:table-cell>
          <table:table-cell table:style-name="ce112" office:value-type="float" office:value="5.73333333333333" calcext:value-type="float">
            <text:p>5.733</text:p>
          </table:table-cell>
          <table:table-cell table:style-name="ce112" office:value-type="float" office:value="7.56666666666667" calcext:value-type="float">
            <text:p>7.567</text:p>
          </table:table-cell>
          <table:table-cell table:style-name="ce112" office:value-type="float" office:value="7.73333333333333" calcext:value-type="float">
            <text:p>7.733</text:p>
          </table:table-cell>
          <table:table-cell table:style-name="ce112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.820</text:p>
          </table:table-cell>
          <table:table-cell table:style-name="ce112" office:value-type="float" office:value="6.3" calcext:value-type="float">
            <text:p>6.300</text:p>
          </table:table-cell>
          <table:table-cell table:style-name="ce112" office:value-type="float" office:value="4" calcext:value-type="float">
            <text:p>4.00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275" calcext:value-type="float">
            <text:p>0.275</text:p>
          </table:table-cell>
          <table:table-cell table:number-columns-repeated="2" table:style-name="ce112" office:value-type="float" office:value="0.425" calcext:value-type="float">
            <text:p>0.425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1.7" calcext:value-type="float">
            <text:p>1.70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5.96666666666667" calcext:value-type="float">
            <text:p>5.967</text:p>
          </table:table-cell>
          <table:table-cell table:style-name="ce112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.300</text:p>
          </table:table-cell>
          <table:table-cell table:style-name="ce112" office:value-type="float" office:value="1.54" calcext:value-type="float">
            <text:p>1.54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75" calcext:value-type="float">
            <text:p>0.075</text:p>
          </table:table-cell>
          <table:table-cell table:number-columns-repeated="2" table:style-name="ce112" office:value-type="float" office:value="0.125" calcext:value-type="float">
            <text:p>0.125</text:p>
          </table:table-cell>
          <table:table-cell table:number-columns-repeated="2" table:style-name="ce112" office:value-type="float" office:value="0.1" calcext:value-type="float">
            <text:p>0.100</text:p>
          </table:table-cell>
          <table:table-cell table:style-name="ce112" office:value-type="float" office:value="0.533333333333333" calcext:value-type="float">
            <text:p>0.533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5" calcext:value-type="float">
            <text:p>0.050</text:p>
          </table:table-cell>
          <table:table-cell table:style-name="ce112" office:value-type="float" office:value="0.025" calcext:value-type="float">
            <text:p>0.025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style-name="ce112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82" calcext:value-type="float">
            <text:p>0.82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6" calcext:value-type="float">
            <text:p>3.600</text:p>
          </table:table-cell>
          <table:table-cell table:style-name="ce112" office:value-type="float" office:value="7.34" calcext:value-type="float">
            <text:p>7.340</text:p>
          </table:table-cell>
          <table:table-cell table:style-name="ce112" office:value-type="float" office:value="5.92" calcext:value-type="float">
            <text:p>5.92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1.82" calcext:value-type="float">
            <text:p>1.82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1.3" calcext:value-type="float">
            <text:p>1.300</text:p>
          </table:table-cell>
          <table:table-cell table:style-name="ce112" office:value-type="float" office:value="0.64" calcext:value-type="float">
            <text:p>0.640</text:p>
          </table:table-cell>
          <table:table-cell table:style-name="ce112" office:value-type="float" office:value="0.54" calcext:value-type="float">
            <text:p>0.540</text:p>
          </table:table-cell>
          <table:table-cell table:style-name="ce112" office:value-type="float" office:value="1.72" calcext:value-type="float">
            <text:p>1.720</text:p>
          </table:table-cell>
          <table:table-cell table:style-name="ce112" office:value-type="float" office:value="5.325" calcext:value-type="float">
            <text:p>5.325</text:p>
          </table:table-cell>
          <table:table-cell table:style-name="ce112" office:value-type="float" office:value="8.625" calcext:value-type="float">
            <text:p>8.625</text:p>
          </table:table-cell>
          <table:table-cell table:style-name="ce112" office:value-type="float" office:value="6.15" calcext:value-type="float">
            <text:p>6.150</text:p>
          </table:table-cell>
          <table:table-cell table:style-name="ce112" office:value-type="float" office:value="1.4" calcext:value-type="float">
            <text:p>1.400</text:p>
          </table:table-cell>
          <table:table-cell table:number-columns-repeated="2"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32" calcext:value-type="float">
            <text:p>0.3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36" calcext:value-type="float">
            <text:p>1.36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42" calcext:value-type="float">
            <text:p>1.420</text:p>
          </table:table-cell>
          <table:table-cell table:style-name="ce112" office:value-type="float" office:value="3.44" calcext:value-type="float">
            <text:p>3.440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7.06" calcext:value-type="float">
            <text:p>7.060</text:p>
          </table:table-cell>
          <table:table-cell table:style-name="ce112" office:value-type="float" office:value="5.78" calcext:value-type="float">
            <text:p>5.78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2.52" calcext:value-type="float">
            <text:p>2.520</text:p>
          </table:table-cell>
          <table:table-cell table:style-name="ce112" office:value-type="float" office:value="2.22" calcext:value-type="float">
            <text:p>2.220</text:p>
          </table:table-cell>
          <table:table-cell table:style-name="ce112" office:value-type="float" office:value="3.24" calcext:value-type="float">
            <text:p>3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925" calcext:value-type="float">
            <text:p>7.925</text:p>
          </table:table-cell>
          <table:table-cell table:style-name="ce112" office:value-type="float" office:value="5.7" calcext:value-type="float">
            <text:p>5.700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18" calcext:value-type="float">
            <text:p>1.180</text:p>
          </table:table-cell>
          <table:table-cell table:style-name="ce112" office:value-type="float" office:value="2.84" calcext:value-type="float">
            <text:p>2.84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8.08" calcext:value-type="float">
            <text:p>8.080</text:p>
          </table:table-cell>
          <table:table-cell table:style-name="ce112" office:value-type="float" office:value="6.42" calcext:value-type="float">
            <text:p>6.420</text:p>
          </table:table-cell>
          <table:table-cell table:style-name="ce112" office:value-type="float" office:value="6" calcext:value-type="float">
            <text:p>6.000</text:p>
          </table:table-cell>
          <table:table-cell table:style-name="ce112" office:value-type="float" office:value="7.24" calcext:value-type="float">
            <text:p>7.24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5.6" calcext:value-type="float">
            <text:p>5.600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4" calcext:value-type="float">
            <text:p>0.4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4" calcext:value-type="float">
            <text:p>3.400</text:p>
          </table:table-cell>
          <table:table-cell table:style-name="ce112" office:value-type="float" office:value="5.2" calcext:value-type="float">
            <text:p>5.200</text:p>
          </table:table-cell>
          <table:table-cell table:style-name="ce112" office:value-type="float" office:value="6.98" calcext:value-type="float">
            <text:p>6.980</text:p>
          </table:table-cell>
          <table:table-cell table:style-name="ce112" office:value-type="float" office:value="6.66" calcext:value-type="float">
            <text:p>6.660</text:p>
          </table:table-cell>
          <table:table-cell table:style-name="ce112" office:value-type="float" office:value="6.12" calcext:value-type="float">
            <text:p>6.120</text:p>
          </table:table-cell>
          <table:table-cell table:style-name="ce112" office:value-type="float" office:value="4.78" calcext:value-type="float">
            <text:p>4.780</text:p>
          </table:table-cell>
          <table:table-cell table:style-name="ce112" office:value-type="float" office:value="1.825" calcext:value-type="float">
            <text:p>1.825</text:p>
          </table:table-cell>
          <table:table-cell table:style-name="ce112" office:value-type="float" office:value="0.15" calcext:value-type="float">
            <text:p>0.15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2.32" calcext:value-type="float">
            <text:p>2.32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2.38" calcext:value-type="float">
            <text:p>2.380</text:p>
          </table:table-cell>
          <table:table-cell table:style-name="ce112" office:value-type="float" office:value="1.08" calcext:value-type="float">
            <text:p>1.080</text:p>
          </table:table-cell>
          <table:table-cell table:number-columns-repeated="3" table:style-name="ce112" office:value-type="float" office:value="0.075" calcext:value-type="float">
            <text:p>0.075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5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26" calcext:value-type="float">
            <text:p>0.26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.025" calcext:value-type="float">
            <text:p>0.025</text:p>
          </table:table-cell>
          <table:table-cell table:style-name="ce112" office:value-type="float" office:value="0.05" calcext:value-type="float">
            <text:p>0.050</text:p>
          </table:table-cell>
          <table:table-cell table:number-columns-repeated="4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5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26" calcext:value-type="float">
            <text:p>0.26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.025" calcext:value-type="float">
            <text:p>0.025</text:p>
          </table:table-cell>
          <table:table-cell table:style-name="ce113" office:value-type="float" office:value="0.05" calcext:value-type="float">
            <text:p>0.050</text:p>
          </table:table-cell>
          <table:table-cell table:number-columns-repeated="4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2.32" calcext:value-type="float">
            <text:p>2.32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2.38" calcext:value-type="float">
            <text:p>2.380</text:p>
          </table:table-cell>
          <table:table-cell table:style-name="ce113" office:value-type="float" office:value="1.08" calcext:value-type="float">
            <text:p>1.080</text:p>
          </table:table-cell>
          <table:table-cell table:number-columns-repeated="3" table:style-name="ce113" office:value-type="float" office:value="0.075" calcext:value-type="float">
            <text:p>0.075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4" calcext:value-type="float">
            <text:p>0.4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4" calcext:value-type="float">
            <text:p>3.400</text:p>
          </table:table-cell>
          <table:table-cell table:style-name="ce113" office:value-type="float" office:value="5.2" calcext:value-type="float">
            <text:p>5.200</text:p>
          </table:table-cell>
          <table:table-cell table:style-name="ce113" office:value-type="float" office:value="6.98" calcext:value-type="float">
            <text:p>6.980</text:p>
          </table:table-cell>
          <table:table-cell table:style-name="ce113" office:value-type="float" office:value="6.66" calcext:value-type="float">
            <text:p>6.660</text:p>
          </table:table-cell>
          <table:table-cell table:style-name="ce113" office:value-type="float" office:value="6.12" calcext:value-type="float">
            <text:p>6.120</text:p>
          </table:table-cell>
          <table:table-cell table:style-name="ce113" office:value-type="float" office:value="4.78" calcext:value-type="float">
            <text:p>4.780</text:p>
          </table:table-cell>
          <table:table-cell table:style-name="ce113" office:value-type="float" office:value="1.825" calcext:value-type="float">
            <text:p>1.825</text:p>
          </table:table-cell>
          <table:table-cell table:style-name="ce113" office:value-type="float" office:value="0.15" calcext:value-type="float">
            <text:p>0.15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18" calcext:value-type="float">
            <text:p>1.180</text:p>
          </table:table-cell>
          <table:table-cell table:style-name="ce113" office:value-type="float" office:value="2.84" calcext:value-type="float">
            <text:p>2.84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8.08" calcext:value-type="float">
            <text:p>8.080</text:p>
          </table:table-cell>
          <table:table-cell table:style-name="ce113" office:value-type="float" office:value="6.42" calcext:value-type="float">
            <text:p>6.420</text:p>
          </table:table-cell>
          <table:table-cell table:style-name="ce113" office:value-type="float" office:value="6" calcext:value-type="float">
            <text:p>6.000</text:p>
          </table:table-cell>
          <table:table-cell table:style-name="ce113" office:value-type="float" office:value="7.24" calcext:value-type="float">
            <text:p>7.24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5.6" calcext:value-type="float">
            <text:p>5.600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32" calcext:value-type="float">
            <text:p>0.3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36" calcext:value-type="float">
            <text:p>1.36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42" calcext:value-type="float">
            <text:p>1.420</text:p>
          </table:table-cell>
          <table:table-cell table:style-name="ce113" office:value-type="float" office:value="3.44" calcext:value-type="float">
            <text:p>3.440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7.06" calcext:value-type="float">
            <text:p>7.060</text:p>
          </table:table-cell>
          <table:table-cell table:style-name="ce113" office:value-type="float" office:value="5.78" calcext:value-type="float">
            <text:p>5.78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2.52" calcext:value-type="float">
            <text:p>2.520</text:p>
          </table:table-cell>
          <table:table-cell table:style-name="ce113" office:value-type="float" office:value="2.22" calcext:value-type="float">
            <text:p>2.220</text:p>
          </table:table-cell>
          <table:table-cell table:style-name="ce113" office:value-type="float" office:value="3.24" calcext:value-type="float">
            <text:p>3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925" calcext:value-type="float">
            <text:p>7.925</text:p>
          </table:table-cell>
          <table:table-cell table:style-name="ce113" office:value-type="float" office:value="5.7" calcext:value-type="float">
            <text:p>5.700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82" calcext:value-type="float">
            <text:p>0.82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6" calcext:value-type="float">
            <text:p>3.600</text:p>
          </table:table-cell>
          <table:table-cell table:style-name="ce113" office:value-type="float" office:value="7.34" calcext:value-type="float">
            <text:p>7.340</text:p>
          </table:table-cell>
          <table:table-cell table:style-name="ce113" office:value-type="float" office:value="5.92" calcext:value-type="float">
            <text:p>5.92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1.82" calcext:value-type="float">
            <text:p>1.82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1.3" calcext:value-type="float">
            <text:p>1.300</text:p>
          </table:table-cell>
          <table:table-cell table:style-name="ce113" office:value-type="float" office:value="0.64" calcext:value-type="float">
            <text:p>0.640</text:p>
          </table:table-cell>
          <table:table-cell table:style-name="ce113" office:value-type="float" office:value="0.54" calcext:value-type="float">
            <text:p>0.540</text:p>
          </table:table-cell>
          <table:table-cell table:style-name="ce113" office:value-type="float" office:value="1.72" calcext:value-type="float">
            <text:p>1.720</text:p>
          </table:table-cell>
          <table:table-cell table:style-name="ce113" office:value-type="float" office:value="5.325" calcext:value-type="float">
            <text:p>5.325</text:p>
          </table:table-cell>
          <table:table-cell table:style-name="ce113" office:value-type="float" office:value="8.625" calcext:value-type="float">
            <text:p>8.625</text:p>
          </table:table-cell>
          <table:table-cell table:style-name="ce113" office:value-type="float" office:value="6.15" calcext:value-type="float">
            <text:p>6.150</text:p>
          </table:table-cell>
          <table:table-cell table:style-name="ce113" office:value-type="float" office:value="1.4" calcext:value-type="float">
            <text:p>1.400</text:p>
          </table:table-cell>
          <table:table-cell table:number-columns-repeated="2"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56" calcext:value-type="float">
            <text:p>0.56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1.4" calcext:value-type="float">
            <text:p>1.400</text:p>
          </table:table-cell>
          <table:table-cell table:style-name="ce113" office:value-type="float" office:value="4.4" calcext:value-type="float">
            <text:p>4.40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0.58" calcext:value-type="float">
            <text:p>0.5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66" calcext:value-type="float">
            <text:p>0.66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6" calcext:value-type="float">
            <text:p>1.260</text:p>
          </table:table-cell>
          <table:table-cell table:style-name="ce113" office:value-type="float" office:value="0.98" calcext:value-type="float">
            <text:p>0.9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1.225" calcext:value-type="float">
            <text:p>1.225</text:p>
          </table:table-cell>
          <table:table-cell table:style-name="ce113" office:value-type="float" office:value="1.425" calcext:value-type="float">
            <text:p>1.425</text:p>
          </table:table-cell>
          <table:table-cell table:style-name="ce113" office:value-type="float" office:value="8.05" calcext:value-type="float">
            <text:p>8.050</text:p>
          </table:table-cell>
          <table:table-cell table:style-name="ce113" office:value-type="float" office:value="5.5" calcext:value-type="float">
            <text:p>5.500</text:p>
          </table:table-cell>
          <table:table-cell table:style-name="ce113" office:value-type="float" office:value="1.33333333333333" calcext:value-type="float">
            <text:p>1.333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0.7" calcext:value-type="float">
            <text:p>0.700</text:p>
          </table:table-cell>
          <table:table-cell table:style-name="ce113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2.24" calcext:value-type="float">
            <text:p>2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3.18" calcext:value-type="float">
            <text:p>3.180</text:p>
          </table:table-cell>
          <table:table-cell table:style-name="ce113" office:value-type="float" office:value="0.46" calcext:value-type="float">
            <text:p>0.46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1.44" calcext:value-type="float">
            <text:p>1.440</text:p>
          </table:table-cell>
          <table:table-cell table:style-name="ce113" office:value-type="float" office:value="1.22" calcext:value-type="float">
            <text:p>1.22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675" calcext:value-type="float">
            <text:p>0.675</text:p>
          </table:table-cell>
          <table:table-cell table:style-name="ce113" office:value-type="float" office:value="1.55" calcext:value-type="float">
            <text:p>1.550</text:p>
          </table:table-cell>
          <table:table-cell table:style-name="ce113" office:value-type="float" office:value="5.45" calcext:value-type="float">
            <text:p>5.450</text:p>
          </table:table-cell>
          <table:table-cell table:style-name="ce113" office:value-type="float" office:value="6.96666666666667" calcext:value-type="float">
            <text:p>6.967</text:p>
          </table:table-cell>
          <table:table-cell table:style-name="ce113" office:value-type="float" office:value="4.96666666666667" calcext:value-type="float">
            <text:p>4.967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2.03333333333333" calcext:value-type="float">
            <text:p>2.033</text:p>
          </table:table-cell>
          <table:table-cell table:style-name="ce113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.180</text:p>
          </table:table-cell>
          <table:table-cell table:style-name="ce113" office:value-type="float" office:value="2.58" calcext:value-type="float">
            <text:p>2.580</text:p>
          </table:table-cell>
          <table:table-cell table:style-name="ce113" office:value-type="float" office:value="4.64" calcext:value-type="float">
            <text:p>4.640</text:p>
          </table:table-cell>
          <table:table-cell table:style-name="ce113" office:value-type="float" office:value="7" calcext:value-type="float">
            <text:p>7.000</text:p>
          </table:table-cell>
          <table:table-cell table:style-name="ce113" office:value-type="float" office:value="6.94" calcext:value-type="float">
            <text:p>6.940</text:p>
          </table:table-cell>
          <table:table-cell table:style-name="ce113" office:value-type="float" office:value="2.78" calcext:value-type="float">
            <text:p>2.7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74" calcext:value-type="float">
            <text:p>0.74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34" calcext:value-type="float">
            <text:p>1.340</text:p>
          </table:table-cell>
          <table:table-cell table:style-name="ce113" office:value-type="float" office:value="1.175" calcext:value-type="float">
            <text:p>1.1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2.475" calcext:value-type="float">
            <text:p>2.475</text:p>
          </table:table-cell>
          <table:table-cell table:style-name="ce113" office:value-type="float" office:value="6.76666666666667" calcext:value-type="float">
            <text:p>6.767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6.4" calcext:value-type="float">
            <text:p>6.400</text:p>
          </table:table-cell>
          <table:table-cell table:style-name="ce113" office:value-type="float" office:value="5.16666666666667" calcext:value-type="float">
            <text:p>5.167</text:p>
          </table:table-cell>
          <table:table-cell table:style-name="ce113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.720</text:p>
          </table:table-cell>
          <table:table-cell table:style-name="ce113" office:value-type="float" office:value="7.26" calcext:value-type="float">
            <text:p>7.260</text:p>
          </table:table-cell>
          <table:table-cell table:style-name="ce113" office:value-type="float" office:value="7.56" calcext:value-type="float">
            <text:p>7.560</text:p>
          </table:table-cell>
          <table:table-cell table:style-name="ce113" office:value-type="float" office:value="5.38" calcext:value-type="float">
            <text:p>5.380</text:p>
          </table:table-cell>
          <table:table-cell table:style-name="ce113" office:value-type="float" office:value="2.04" calcext:value-type="float">
            <text:p>2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8" calcext:value-type="float">
            <text:p>0.800</text:p>
          </table:table-cell>
          <table:table-cell table:style-name="ce113" office:value-type="float" office:value="1.275" calcext:value-type="float">
            <text:p>1.2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1.5" calcext:value-type="float">
            <text:p>1.500</text:p>
          </table:table-cell>
          <table:table-cell table:style-name="ce113" office:value-type="float" office:value="2.36666666666667" calcext:value-type="float">
            <text:p>2.367</text:p>
          </table:table-cell>
          <table:table-cell table:style-name="ce113" office:value-type="float" office:value="5.73333333333333" calcext:value-type="float">
            <text:p>5.733</text:p>
          </table:table-cell>
          <table:table-cell table:style-name="ce113" office:value-type="float" office:value="7.56666666666667" calcext:value-type="float">
            <text:p>7.567</text:p>
          </table:table-cell>
          <table:table-cell table:style-name="ce113" office:value-type="float" office:value="7.73333333333333" calcext:value-type="float">
            <text:p>7.733</text:p>
          </table:table-cell>
          <table:table-cell table:style-name="ce113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.820</text:p>
          </table:table-cell>
          <table:table-cell table:style-name="ce113" office:value-type="float" office:value="6.3" calcext:value-type="float">
            <text:p>6.300</text:p>
          </table:table-cell>
          <table:table-cell table:style-name="ce113" office:value-type="float" office:value="4" calcext:value-type="float">
            <text:p>4.00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275" calcext:value-type="float">
            <text:p>0.275</text:p>
          </table:table-cell>
          <table:table-cell table:number-columns-repeated="2" table:style-name="ce113" office:value-type="float" office:value="0.425" calcext:value-type="float">
            <text:p>0.425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1.7" calcext:value-type="float">
            <text:p>1.70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5.96666666666667" calcext:value-type="float">
            <text:p>5.967</text:p>
          </table:table-cell>
          <table:table-cell table:style-name="ce113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.300</text:p>
          </table:table-cell>
          <table:table-cell table:style-name="ce113" office:value-type="float" office:value="1.54" calcext:value-type="float">
            <text:p>1.54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75" calcext:value-type="float">
            <text:p>0.075</text:p>
          </table:table-cell>
          <table:table-cell table:number-columns-repeated="2" table:style-name="ce113" office:value-type="float" office:value="0.125" calcext:value-type="float">
            <text:p>0.125</text:p>
          </table:table-cell>
          <table:table-cell table:number-columns-repeated="2" table:style-name="ce113" office:value-type="float" office:value="0.1" calcext:value-type="float">
            <text:p>0.100</text:p>
          </table:table-cell>
          <table:table-cell table:style-name="ce113" office:value-type="float" office:value="0.533333333333333" calcext:value-type="float">
            <text:p>0.533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5" calcext:value-type="float">
            <text:p>0.050</text:p>
          </table:table-cell>
          <table:table-cell table:style-name="ce113" office:value-type="float" office:value="0.025" calcext:value-type="float">
            <text:p>0.025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style-name="ce113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9" table:default-cell-style-name="Default"/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7"/>
        </table:table-row>
        <table:table-row table:style-name="ro9">
          <table:table-cell table:number-columns-repeated="9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  <table:table-cell table:number-columns-repeated="2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[.D5]/[.B5]" office:value-type="float" office:value="3.94455267495879" calcext:value-type="float">
            <text:p>3.944552675</text:p>
          </table:table-cell>
          <table:table-cell table:number-columns-repeated="2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D6]/[.B6]" office:value-type="float" office:value="3.94508020588676" calcext:value-type="float">
            <text:p>3.9450802059</text:p>
          </table:table-cell>
          <table:table-cell table:number-columns-repeated="2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D7]/[.B7]" office:value-type="float" office:value="3.94463148771626" calcext:value-type="float">
            <text:p>3.9446314877</text:p>
          </table:table-cell>
          <table:table-cell table:number-columns-repeated="2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D8]/[.B8]" office:value-type="float" office:value="3.94473618404601" calcext:value-type="float">
            <text:p>3.944736184</text:p>
          </table:table-cell>
          <table:table-cell table:number-columns-repeated="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D9]/[.B9]" office:value-type="float" office:value="3.94581625512346" calcext:value-type="float">
            <text:p>3.9458162551</text:p>
          </table:table-cell>
          <table:table-cell table:number-columns-repeated="2"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D10]/[.B10]" office:value-type="float" office:value="3.33333333333333" calcext:value-type="float">
            <text:p>3.3333333333</text:p>
          </table:table-cell>
          <table:table-cell table:number-columns-repeated="2"/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D11]/[.B11]" office:value-type="float" office:value="3.948" calcext:value-type="float">
            <text:p>3.948</text:p>
          </table:table-cell>
          <table:table-cell table:number-columns-repeated="2"/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D12]/[.B12]" office:value-type="float" office:value="3.9555178776243" calcext:value-type="float">
            <text:p>3.9555178776</text:p>
          </table:table-cell>
          <table:table-cell table:number-columns-repeated="2"/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D13]/[.B13]" office:value-type="float" office:value="3.95766068634957" calcext:value-type="float">
            <text:p>3.9576606863</text:p>
          </table:table-cell>
          <table:table-cell table:number-columns-repeated="2"/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D14]/[.B14]" office:value-type="float" office:value="4.08378729571693" calcext:value-type="float">
            <text:p>4.0837872957</text:p>
          </table:table-cell>
          <table:table-cell table:number-columns-repeated="2"/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[.D15]/[.B15]" office:value-type="float" office:value="3.96018428758457" calcext:value-type="float">
            <text:p>3.9601842876</text:p>
          </table:table-cell>
          <table:table-cell table:number-columns-repeated="2"/>
        </table:table-row>
        <table:table-row table:style-name="ro7">
          <table:table-cell table:number-columns-repeated="9"/>
        </table:table-row>
        <table:table-row table:style-name="ro7">
          <table:table-cell/>
          <table:table-cell office:value-type="float" office:value="10.0095" calcext:value-type="float">
            <text:p>10.0095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  <table:table-cell table:formula="of:=-1*[.B17]" office:value-type="float" office:value="-10.0095" calcext:value-type="float">
            <text:p>-10.0095</text:p>
          </table:table-cell>
        </table:table-row>
        <table:table-row table:style-name="ro7">
          <table:table-cell/>
          <table:table-cell office:value-type="float" office:value="8.0044" calcext:value-type="float">
            <text:p>8.0044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formula="of:=-1*[.B18]" office:value-type="float" office:value="-8.0044" calcext:value-type="float">
            <text:p>-8.0044</text:p>
          </table:table-cell>
        </table:table-row>
        <table:table-row table:style-name="ro7">
          <table:table-cell/>
          <table:table-cell office:value-type="float" office:value="5.9998" calcext:value-type="float">
            <text:p>5.9998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formula="of:=-1*[.B19]" office:value-type="float" office:value="-5.9998" calcext:value-type="float">
            <text:p>-5.9998</text:p>
          </table:table-cell>
        </table:table-row>
        <table:table-row table:style-name="ro7">
          <table:table-cell/>
          <table:table-cell office:value-type="float" office:value="3.999" calcext:value-type="float">
            <text:p>3.999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formula="of:=-1*[.B20]" office:value-type="float" office:value="-3.999" calcext:value-type="float">
            <text:p>-3.999</text:p>
          </table:table-cell>
        </table:table-row>
        <table:table-row table:style-name="ro7">
          <table:table-cell/>
          <table:table-cell office:value-type="float" office:value="2.0006" calcext:value-type="float">
            <text:p>2.0006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formula="of:=-1*[.B21]" office:value-type="float" office:value="-2.0006" calcext:value-type="float">
            <text:p>-2.0006</text:p>
          </table:table-cell>
        </table:table-row>
        <table:table-row table:style-name="ro7">
          <table:table-cell/>
          <table:table-cell office:value-type="float" office:value="-0.0003" calcext:value-type="float">
            <text:p>-0.0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formula="of:=-1*[.B22]" office:value-type="float" office:value="0.0003" calcext:value-type="float">
            <text:p>0.0003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formula="of:=-1*[.B23]" office:value-type="float" office:value="2" calcext:value-type="float">
            <text:p>2</text:p>
          </table:table-cell>
        </table:table-row>
        <table:table-row table:style-name="ro7">
          <table:table-cell/>
          <table:table-cell office:value-type="float" office:value="-4.0106" calcext:value-type="float">
            <text:p>-4.0106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formula="of:=-1*[.B24]" office:value-type="float" office:value="4.0106" calcext:value-type="float">
            <text:p>4.0106</text:p>
          </table:table-cell>
        </table:table-row>
        <table:table-row table:style-name="ro7">
          <table:table-cell/>
          <table:table-cell office:value-type="float" office:value="-6.0086" calcext:value-type="float">
            <text:p>-6.0086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formula="of:=-1*[.B25]" office:value-type="float" office:value="6.0086" calcext:value-type="float">
            <text:p>6.0086</text:p>
          </table:table-cell>
        </table:table-row>
        <table:table-row table:style-name="ro7">
          <table:table-cell/>
          <table:table-cell office:value-type="float" office:value="-8.0036" calcext:value-type="float">
            <text:p>-8.0036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table:formula="of:=-1*[.B26]" office:value-type="float" office:value="8.0036" calcext:value-type="float">
            <text:p>8.0036</text:p>
          </table:table-cell>
        </table:table-row>
        <table:table-row table:style-name="ro7">
          <table:table-cell/>
          <table:table-cell office:value-type="float" office:value="-10.0061" calcext:value-type="float">
            <text:p>-10.0061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  <table:table-cell table:formula="of:=-1*[.B27]" office:value-type="float" office:value="10.0061" calcext:value-type="float">
            <text:p>10.0061</text:p>
          </table:table-cell>
        </table:table-row>
        <table:table-row table:style-name="ro7" table:number-rows-repeated="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83" calcext:value-type="float">
            <text:p>10.0083</text:p>
          </table:table-cell>
          <table:table-cell office:value-type="float" office:value="0.0001" calcext:value-type="float">
            <text:p>0.0001</text:p>
          </table:table-cell>
          <table:table-cell table:formula="of:=-0.648*10^3" office:value-type="float" office:value="-648" calcext:value-type="float">
            <text:p>-648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4]/[.B4])" office:value-type="float" office:value="64.7462606036989" calcext:value-type="float">
            <text:p>64.7462606037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54" calcext:value-type="float">
            <text:p>8.0054</text:p>
          </table:table-cell>
          <table:table-cell office:value-type="float" office:value="0.0001" calcext:value-type="float">
            <text:p>0.0001</text:p>
          </table:table-cell>
          <table:table-cell table:formula="of:=-0.51793*10^3" office:value-type="float" office:value="-517.93" calcext:value-type="float">
            <text:p>-517.93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5]/[.B5])" office:value-type="float" office:value="64.6975791340845" calcext:value-type="float">
            <text:p>64.6975791341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" calcext:value-type="float">
            <text:p>5.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87.87" calcext:value-type="float">
            <text:p>-387.8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6]/[.B6])" office:value-type="float" office:value="64.6557759626604" calcext:value-type="float">
            <text:p>64.6557759627</text:p>
          </table:table-cell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  <table:table-cell office:value-type="float" office:value="0.0001" calcext:value-type="float">
            <text:p>0.0001</text:p>
          </table:table-cell>
          <table:table-cell table:formula="of:=-(0.2585)*10^3" office:value-type="float" office:value="-258.5" calcext:value-type="float">
            <text:p>-258.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7]/[.B7])" office:value-type="float" office:value="64.625" calcext:value-type="float">
            <text:p>64.6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14" calcext:value-type="float">
            <text:p>2.0014</text:p>
          </table:table-cell>
          <table:table-cell office:value-type="float" office:value="0.0001" calcext:value-type="float">
            <text:p>0.0001</text:p>
          </table:table-cell>
          <table:table-cell table:formula="of:=(-0.1293)*10^3" office:value-type="float" office:value="-129.3" calcext:value-type="float">
            <text:p>-129.3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8]/[.B8])" office:value-type="float" office:value="64.6047766563406" calcext:value-type="float">
            <text:p>64.6047766563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table:formula="of:=-0.018" office:value-type="float" office:value="-0.018" calcext:value-type="float">
            <text:p>-0.01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9]/[.B9])" office:value-type="float" office:value="60" calcext:value-type="float">
            <text:p>60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2.0004" calcext:value-type="float">
            <text:p>-2.0004</text:p>
          </table:table-cell>
          <table:table-cell office:value-type="float" office:value="0.0001" calcext:value-type="float">
            <text:p>0.0001</text:p>
          </table:table-cell>
          <table:table-cell table:formula="of:=0.12924*10^3" office:value-type="float" office:value="129.24" calcext:value-type="float">
            <text:p>129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10]/[.B10])" office:value-type="float" office:value="64.6070785842831" calcext:value-type="float">
            <text:p>64.607078584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58.46" calcext:value-type="float">
            <text:p>-258.4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11]/[.B11])" office:value-type="float" office:value="64.6230778847356" calcext:value-type="float">
            <text:p>64.6230778847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94" calcext:value-type="float">
            <text:p>-6.0094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88.52" calcext:value-type="float">
            <text:p>-388.5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12]/[.B12])" office:value-type="float" office:value="64.6520451292974" calcext:value-type="float">
            <text:p>64.652045129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47" calcext:value-type="float">
            <text:p>-8.0047</text:p>
          </table:table-cell>
          <table:table-cell office:value-type="float" office:value="0.0001" calcext:value-type="float">
            <text:p>0.0001</text:p>
          </table:table-cell>
          <table:table-cell office:value-type="float" office:value="-517.84" calcext:value-type="float">
            <text:p>-517.8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13]/[.B13])" office:value-type="float" office:value="64.6919934538459" calcext:value-type="float">
            <text:p>64.6919934538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59" calcext:value-type="float">
            <text:p>-9.9959</text:p>
          </table:table-cell>
          <table:table-cell office:value-type="float" office:value="0.0001" calcext:value-type="float">
            <text:p>0.0001</text:p>
          </table:table-cell>
          <table:table-cell table:style-name="ce114" office:value-type="float" office:value="-647.17" calcext:value-type="float">
            <text:p>-647.17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14]/[.B14])" office:value-type="float" office:value="64.7435448533899" calcext:value-type="float">
            <text:p>64.7435448534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.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576.19" calcext:value-type="float">
            <text:p>-576.19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19]/[.B19])" office:value-type="float" office:value="57.5269568690096" calcext:value-type="float">
            <text:p>57.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.00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460.102" calcext:value-type="float">
            <text:p>-460.102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20]/[.B20])" office:value-type="float" office:value="57.4897540983607" calcext:value-type="float">
            <text:p>57.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.00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45.36" calcext:value-type="float">
            <text:p>-345.3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BS([.D21]/[.B21])" office:value-type="float" office:value="57.4680511182109" calcext:value-type="float">
            <text:p>57.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.009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0.356" calcext:value-type="float">
            <text:p>-230.356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22]/[.B22])" office:value-type="float" office:value="57.455416157434" calcext:value-type="float">
            <text:p>57.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-115.693" calcext:value-type="float">
            <text:p>-115.693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23]/[.B23])" office:value-type="float" office:value="57.8204807836474" calcext:value-type="float">
            <text:p>57.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table:formula="of:=0.0035" office:value-type="float" office:value="0.0035" calcext:value-type="float">
            <text:p>0.0035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24]/[.B24])" office:value-type="float" office:value="11.6666666666667" calcext:value-type="float">
            <text:p>11.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.9997</text:p>
          </table:table-cell>
          <table:table-cell office:value-type="float" office:value="0.0001" calcext:value-type="float">
            <text:p>0.0001</text:p>
          </table:table-cell>
          <table:table-cell table:formula="of:=116.2347" office:value-type="float" office:value="116.2347" calcext:value-type="float">
            <text:p>116.234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25]/[.B25])" office:value-type="float" office:value="58.1260689103365" calcext:value-type="float">
            <text:p>58.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.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0.227" calcext:value-type="float">
            <text:p>230.227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26]/[.B26])" office:value-type="float" office:value="57.4275380394113" calcext:value-type="float">
            <text:p>57.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.007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45.038" calcext:value-type="float">
            <text:p>345.038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27]/[.B27])" office:value-type="float" office:value="57.4335841267728" calcext:value-type="float">
            <text:p>57.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.0026</text:p>
          </table:table-cell>
          <table:table-cell office:value-type="float" office:value="0.0001" calcext:value-type="float">
            <text:p>0.0001</text:p>
          </table:table-cell>
          <table:table-cell office:value-type="float" office:value="459.804" calcext:value-type="float">
            <text:p>459.804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ABS([.D28]/[.B28])" office:value-type="float" office:value="57.4568265313773" calcext:value-type="float">
            <text:p>57.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.99934</text:p>
          </table:table-cell>
          <table:table-cell office:value-type="float" office:value="0.0001" calcext:value-type="float">
            <text:p>0.0001</text:p>
          </table:table-cell>
          <table:table-cell table:style-name="ce114" office:value-type="float" office:value="574.575" calcext:value-type="float">
            <text:p>574.575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ABS([.D29]/[.B29])" office:value-type="float" office:value="57.4612924453014" calcext:value-type="float">
            <text:p>57.4612924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9:13:03.633168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23T20:24:03.371473901</dc:date>
    <meta:editing-cycles>155</meta:editing-cycles>
    <meta:editing-duration>PT19H6M33S</meta:editing-duration>
    <meta:document-statistic meta:table-count="10" meta:cell-count="11998" meta:object-count="0"/>
    <meta:user-defined meta:name="qrichtext">1</meta:user-defined>
  </office:meta>
</office:document-meta>
</file>